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dParitePropre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9" table:default-cell-style-name="ce2"/>
        <table:table-row table:style-name="ro1">
          <table:table-cell office:value-type="string" calcext:value-type="string">
            <text:p>Idcountry</text:p>
          </table:table-cell>
          <table:table-cell office:value-type="string" calcext:value-type="string">
            <text:p>country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,6</text:p>
          </table:table-cell>
          <table:table-cell office:value-type="float" office:value="21.1" calcext:value-type="float">
            <text:p>21,1</text:p>
          </table:table-cell>
          <table:table-cell office:value-type="float" office:value="22.7" calcext:value-type="float">
            <text:p>22,7</text:p>
          </table:table-cell>
          <table:table-cell office:value-type="float" office:value="24.3" calcext:value-type="float">
            <text:p>24,3</text:p>
          </table:table-cell>
          <table:table-cell office:value-type="float" office:value="25.9" calcext:value-type="float">
            <text:p>25,9</text:p>
          </table:table-cell>
          <table:table-cell office:value-type="float" office:value="26.3" calcext:value-type="float">
            <text:p>26,3</text:p>
          </table:table-cell>
          <table:table-cell office:value-type="float" office:value="26.6" calcext:value-type="float">
            <text:p>26,6</text:p>
          </table:table-cell>
          <table:table-cell office:value-type="float" office:value="26.9" calcext:value-type="float">
            <text:p>26,9</text:p>
          </table:table-cell>
          <table:table-cell office:value-type="float" office:value="27.3" calcext:value-type="float">
            <text:p>27,3</text:p>
          </table:table-cell>
          <table:table-cell office:value-type="float" office:value="27.6" calcext:value-type="float">
            <text:p>27,6</text:p>
          </table:table-cell>
          <table:table-cell table:number-columns-repeated="5" office:value-type="float" office:value="27.4" calcext:value-type="float">
            <text:p>27,4</text:p>
          </table:table-cell>
          <table:table-cell office:value-type="float" office:value="27.7" calcext:value-type="float">
            <text:p>27,7</text:p>
          </table:table-cell>
          <table:table-cell office:value-type="float" office:value="27.8" calcext:value-type="float">
            <text:p>27,8</text:p>
          </table:table-cell>
          <table:table-cell office:value-type="float" office:value="27.9" calcext:value-type="float">
            <text:p>27,9</text:p>
          </table:table-cell>
          <table:table-cell table:number-columns-repeated="2"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table:number-columns-repeated="2" office:value-type="float" office:value="30.3" calcext:value-type="float">
            <text:p>30,3</text:p>
          </table:table-cell>
          <table:table-cell table:number-columns-repeated="3" office:value-type="float" office:value="30.4" calcext:value-type="float">
            <text:p>30,4</text:p>
          </table:table-cell>
          <table:table-cell office:value-type="float" office:value="32.7" calcext:value-type="float">
            <text:p>32,7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,5</text:p>
          </table:table-cell>
          <table:table-cell office:value-type="float" office:value="40.2" calcext:value-type="float">
            <text:p>40,2</text:p>
          </table:table-cell>
          <table:table-cell office:value-type="float" office:value="43.1" calcext:value-type="float">
            <text:p>43,1</text:p>
          </table:table-cell>
          <table:table-cell office:value-type="float" office:value="42.6" calcext:value-type="float">
            <text:p>42,6</text:p>
          </table:table-cell>
          <table:table-cell office:value-type="float" office:value="42.1" calcext:value-type="float">
            <text:p>42,1</text:p>
          </table:table-cell>
          <table:table-cell office:value-type="float" office:value="41.7" calcext:value-type="float">
            <text:p>41,7</text:p>
          </table:table-cell>
          <table:table-cell office:value-type="float" office:value="41.2" calcext:value-type="float">
            <text:p>41,2</text:p>
          </table:table-cell>
          <table:table-cell office:value-type="float" office:value="40.8" calcext:value-type="float">
            <text:p>40,8</text:p>
          </table:table-cell>
          <table:table-cell office:value-type="float" office:value="41.3" calcext:value-type="float">
            <text:p>41,3</text:p>
          </table:table-cell>
          <table:table-cell office:value-type="float" office:value="41.9" calcext:value-type="float">
            <text:p>41,9</text:p>
          </table:table-cell>
          <table:table-cell office:value-type="float" office:value="42.8" calcext:value-type="float">
            <text:p>42,8</text:p>
          </table:table-cell>
          <table:table-cell office:value-type="float" office:value="43.9" calcext:value-type="float">
            <text:p>43,9</text:p>
          </table:table-cell>
          <table:table-cell office:value-type="float" office:value="45.3" calcext:value-type="float">
            <text:p>45,3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float" office:value="7" calcext:value-type="float">
            <text:p>7</text:p>
          </table:table-cell>
          <table:table-cell office:value-type="float" office:value="5.71" calcext:value-type="float">
            <text:p>5,71</text:p>
          </table:table-cell>
          <table:table-cell office:value-type="float" office:value="6.07" calcext:value-type="float">
            <text:p>6,07</text:p>
          </table:table-cell>
          <table:table-cell office:value-type="float" office:value="6.43" calcext:value-type="float">
            <text:p>6,43</text:p>
          </table:table-cell>
          <table:table-cell office:value-type="float" office:value="6.79" calcext:value-type="float">
            <text:p>6,79</text:p>
          </table:table-cell>
          <table:table-cell office:value-type="float" office:value="7.14" calcext:value-type="float">
            <text:p>7,14</text:p>
          </table:table-cell>
          <table:table-cell office:value-type="float" office:value="9.46" calcext:value-type="float">
            <text:p>9,46</text:p>
          </table:table-cell>
          <table:table-cell office:value-type="float" office:value="11.8" calcext:value-type="float">
            <text:p>11,8</text:p>
          </table:table-cell>
          <table:table-cell office:value-type="float" office:value="14.1" calcext:value-type="float">
            <text:p>14,1</text:p>
          </table:table-cell>
          <table:table-cell office:value-type="float" office:value="16.4" calcext:value-type="float">
            <text:p>16,4</text:p>
          </table:table-cell>
          <table:table-cell office:value-type="float" office:value="16.3" calcext:value-type="float">
            <text:p>16,3</text:p>
          </table:table-cell>
          <table:table-cell office:value-type="float" office:value="16.1" calcext:value-type="float">
            <text:p>16,1</text:p>
          </table:table-cell>
          <table:table-cell office:value-type="float" office:value="15.9" calcext:value-type="float">
            <text:p>15,9</text:p>
          </table:table-cell>
          <table:table-cell office:value-type="float" office:value="15.7" calcext:value-type="float">
            <text:p>15,7</text:p>
          </table:table-cell>
          <table:table-cell office:value-type="float" office:value="18.8" calcext:value-type="float">
            <text:p>18,8</text:p>
          </table:table-cell>
          <table:table-cell office:value-type="float" office:value="21.8" calcext:value-type="float">
            <text:p>21,8</text:p>
          </table:table-cell>
          <table:table-cell office:value-type="float" office:value="24.8" calcext:value-type="float">
            <text:p>24,8</text:p>
          </table:table-cell>
          <table:table-cell office:value-type="float" office:value="27.9" calcext:value-type="float">
            <text:p>27,9</text:p>
          </table:table-cell>
          <table:table-cell office:value-type="float" office:value="28.6" calcext:value-type="float">
            <text:p>28,6</text:p>
          </table:table-cell>
          <table:table-cell table:number-columns-repeated="2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6.22" calcext:value-type="float">
            <text:p>6,22</text:p>
          </table:table-cell>
          <table:table-cell office:value-type="float" office:value="6.19" calcext:value-type="float">
            <text:p>6,19</text:p>
          </table:table-cell>
          <table:table-cell office:value-type="float" office:value="6.17" calcext:value-type="float">
            <text:p>6,17</text:p>
          </table:table-cell>
          <table:table-cell office:value-type="float" office:value="19.4" calcext:value-type="float">
            <text:p>19,4</text:p>
          </table:table-cell>
          <table:table-cell office:value-type="float" office:value="14.4" calcext:value-type="float">
            <text:p>14,4</text:p>
          </table:table-cell>
          <table:table-cell office:value-type="float" office:value="8.96" calcext:value-type="float">
            <text:p>8,96</text:p>
          </table:table-cell>
          <table:table-cell office:value-type="float" office:value="3.1" calcext:value-type="float">
            <text:p>3,1</text:p>
          </table:table-cell>
          <table:table-cell office:value-type="float" office:value="7.46" calcext:value-type="float">
            <text:p>7,46</text:p>
          </table:table-cell>
          <table:table-cell office:value-type="float" office:value="7.11" calcext:value-type="float">
            <text:p>7,11</text:p>
          </table:table-cell>
          <table:table-cell office:value-type="float" office:value="5.15" calcext:value-type="float">
            <text:p>5,15</text:p>
          </table:table-cell>
          <table:table-cell office:value-type="float" office:value="19.4" calcext:value-type="float">
            <text:p>19,4</text:p>
          </table:table-cell>
          <table:table-cell office:value-type="float" office:value="23.7" calcext:value-type="float">
            <text:p>23,7</text:p>
          </table:table-cell>
          <table:table-cell office:value-type="float" office:value="25.8" calcext:value-type="float">
            <text:p>25,8</text:p>
          </table:table-cell>
          <table:table-cell office:value-type="float" office:value="23.8" calcext:value-type="float">
            <text:p>23,8</text:p>
          </table:table-cell>
          <table:table-cell office:value-type="float" office:value="19.7" calcext:value-type="float">
            <text:p>19,7</text:p>
          </table:table-cell>
          <table:table-cell office:value-type="float" office:value="6.94" calcext:value-type="float">
            <text:p>6,94</text:p>
          </table:table-cell>
          <table:table-cell office:value-type="float" office:value="21.3" calcext:value-type="float">
            <text:p>21,3</text:p>
          </table:table-cell>
          <table:table-cell office:value-type="float" office:value="25.8" calcext:value-type="float">
            <text:p>25,8</text:p>
          </table:table-cell>
          <table:table-cell office:value-type="float" office:value="6.82" calcext:value-type="float">
            <text:p>6,82</text:p>
          </table:table-cell>
          <table:table-cell office:value-type="float" office:value="21.6" calcext:value-type="float">
            <text:p>21,6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float" office:value="31.5" calcext:value-type="float">
            <text:p>31,5</text:p>
          </table:table-cell>
          <table:table-cell office:value-type="float" office:value="31.8" calcext:value-type="float">
            <text:p>31,8</text:p>
          </table:table-cell>
          <table:table-cell office:value-type="float" office:value="32.2" calcext:value-type="float">
            <text:p>32,2</text:p>
          </table:table-cell>
          <table:table-cell office:value-type="float" office:value="32" calcext:value-type="float">
            <text:p>32</text:p>
          </table:table-cell>
          <table:table-cell office:value-type="float" office:value="31.9" calcext:value-type="float">
            <text:p>31,9</text:p>
          </table:table-cell>
          <table:table-cell office:value-type="float" office:value="31.8" calcext:value-type="float">
            <text:p>31,8</text:p>
          </table:table-cell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,3</text:p>
          </table:table-cell>
          <table:table-cell office:value-type="float" office:value="32.5" calcext:value-type="float">
            <text:p>32,5</text:p>
          </table:table-cell>
          <table:table-cell office:value-type="float" office:value="32.8" calcext:value-type="float">
            <text:p>32,8</text:p>
          </table:table-cell>
          <table:table-cell office:value-type="float" office:value="33.3" calcext:value-type="float">
            <text:p>33,3</text:p>
          </table:table-cell>
          <table:table-cell office:value-type="float" office:value="33.6" calcext:value-type="float">
            <text:p>33,6</text:p>
          </table:table-cell>
          <table:table-cell office:value-type="float" office:value="33.7" calcext:value-type="float">
            <text:p>33,7</text:p>
          </table:table-cell>
          <table:table-cell office:value-type="float" office:value="33.9" calcext:value-type="float">
            <text:p>33,9</text:p>
          </table:table-cell>
          <table:table-cell office:value-type="float" office:value="33.5" calcext:value-type="float">
            <text:p>33,5</text:p>
          </table:table-cell>
          <table:table-cell office:value-type="float" office:value="33" calcext:value-type="float">
            <text:p>33</text:p>
          </table:table-cell>
          <table:table-cell office:value-type="float" office:value="32.2" calcext:value-type="float">
            <text:p>32,2</text:p>
          </table:table-cell>
          <table:table-cell office:value-type="float" office:value="30.8" calcext:value-type="float">
            <text:p>30,8</text:p>
          </table:table-cell>
          <table:table-cell office:value-type="float" office:value="31.2" calcext:value-type="float">
            <text:p>31,2</text:p>
          </table:table-cell>
          <table:table-cell table:number-columns-repeated="2"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a</text:p>
          </table:table-cell>
          <table:table-cell office:value-type="float" office:value="10.2" calcext:value-type="float">
            <text:p>10,2</text:p>
          </table:table-cell>
          <table:table-cell office:value-type="float" office:value="10.7" calcext:value-type="float">
            <text:p>10,7</text:p>
          </table:table-cell>
          <table:table-cell office:value-type="float" office:value="13.8" calcext:value-type="float">
            <text:p>13,8</text:p>
          </table:table-cell>
          <table:table-cell office:value-type="float" office:value="17.9" calcext:value-type="float">
            <text:p>17,9</text:p>
          </table:table-cell>
          <table:table-cell office:value-type="float" office:value="23.6" calcext:value-type="float">
            <text:p>23,6</text:p>
          </table:table-cell>
          <table:table-cell office:value-type="float" office:value="32.1" calcext:value-type="float">
            <text:p>32,1</text:p>
          </table:table-cell>
          <table:table-cell office:value-type="float" office:value="32.9" calcext:value-type="float">
            <text:p>32,9</text:p>
          </table:table-cell>
          <table:table-cell office:value-type="float" office:value="33.3" calcext:value-type="float">
            <text:p>33,3</text:p>
          </table:table-cell>
          <table:table-cell office:value-type="float" office:value="33.7" calcext:value-type="float">
            <text:p>33,7</text:p>
          </table:table-cell>
          <table:table-cell office:value-type="float" office:value="33.9" calcext:value-type="float">
            <text:p>33,9</text:p>
          </table:table-cell>
          <table:table-cell office:value-type="float" office:value="42.9" calcext:value-type="float">
            <text:p>42,9</text:p>
          </table:table-cell>
          <table:table-cell office:value-type="float" office:value="51.8" calcext:value-type="float">
            <text:p>51,8</text:p>
          </table:table-cell>
          <table:table-cell office:value-type="float" office:value="50" calcext:value-type="float">
            <text:p>50</text:p>
          </table:table-cell>
          <table:table-cell office:value-type="float" office:value="47.6" calcext:value-type="float">
            <text:p>47,6</text:p>
          </table:table-cell>
          <table:table-cell office:value-type="float" office:value="44.3" calcext:value-type="float">
            <text:p>44,3</text:p>
          </table:table-cell>
          <table:table-cell office:value-type="float" office:value="39.3" calcext:value-type="float">
            <text:p>39,3</text:p>
          </table:table-cell>
          <table:table-cell office:value-type="float" office:value="41.1" calcext:value-type="float">
            <text:p>41,1</text:p>
          </table:table-cell>
          <table:table-cell office:value-type="float" office:value="42.9" calcext:value-type="float">
            <text:p>42,9</text:p>
          </table:table-cell>
          <table:table-cell office:value-type="float" office:value="44.6" calcext:value-type="float">
            <text:p>44,6</text:p>
          </table:table-cell>
          <table:table-cell table:number-columns-repeated="2"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float" office:value="23.4" calcext:value-type="float">
            <text:p>23,4</text:p>
          </table:table-cell>
          <table:table-cell office:value-type="float" office:value="25.1" calcext:value-type="float">
            <text:p>25,1</text:p>
          </table:table-cell>
          <table:table-cell office:value-type="float" office:value="26.9" calcext:value-type="float">
            <text:p>26,9</text:p>
          </table:table-cell>
          <table:table-cell office:value-type="float" office:value="28.6" calcext:value-type="float">
            <text:p>28,6</text:p>
          </table:table-cell>
          <table:table-cell office:value-type="float" office:value="30.3" calcext:value-type="float">
            <text:p>30,3</text:p>
          </table:table-cell>
          <table:table-cell office:value-type="float" office:value="32.1" calcext:value-type="float">
            <text:p>32,1</text:p>
          </table:table-cell>
          <table:table-cell office:value-type="float" office:value="33.8" calcext:value-type="float">
            <text:p>33,8</text:p>
          </table:table-cell>
          <table:table-cell office:value-type="float" office:value="35.5" calcext:value-type="float">
            <text:p>35,5</text:p>
          </table:table-cell>
          <table:table-cell office:value-type="float" office:value="37.3" calcext:value-type="float">
            <text:p>37,3</text:p>
          </table:table-cell>
          <table:table-cell office:value-type="float" office:value="36.5" calcext:value-type="float">
            <text:p>36,5</text:p>
          </table:table-cell>
          <table:table-cell office:value-type="float" office:value="35.7" calcext:value-type="float">
            <text:p>35,7</text:p>
          </table:table-cell>
          <table:table-cell office:value-type="float" office:value="34.9" calcext:value-type="float">
            <text:p>34,9</text:p>
          </table:table-cell>
          <table:table-cell office:value-type="float" office:value="34.1" calcext:value-type="float">
            <text:p>34,1</text:p>
          </table:table-cell>
          <table:table-cell office:value-type="float" office:value="33.5" calcext:value-type="float">
            <text:p>33,5</text:p>
          </table:table-cell>
          <table:table-cell office:value-type="float" office:value="32.8" calcext:value-type="float">
            <text:p>32,8</text:p>
          </table:table-cell>
          <table:table-cell office:value-type="float" office:value="32.2" calcext:value-type="float">
            <text:p>32,2</text:p>
          </table:table-cell>
          <table:table-cell office:value-type="float" office:value="31.6" calcext:value-type="float">
            <text:p>31,6</text:p>
          </table:table-cell>
          <table:table-cell office:value-type="float" office:value="30.9" calcext:value-type="float">
            <text:p>30,9</text:p>
          </table:table-cell>
          <table:table-cell office:value-type="float" office:value="30.4" calcext:value-type="float">
            <text:p>30,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ua and Barbuda</text:p>
          </table:table-cell>
          <table:table-cell office:value-type="float" office:value="9.44" calcext:value-type="float">
            <text:p>9,44</text:p>
          </table:table-cell>
          <table:table-cell office:value-type="float" office:value="10.6" calcext:value-type="float">
            <text:p>10,6</text:p>
          </table:table-cell>
          <table:table-cell office:value-type="float" office:value="11.7" calcext:value-type="float">
            <text:p>11,7</text:p>
          </table:table-cell>
          <table:table-cell office:value-type="float" office:value="12.8" calcext:value-type="float">
            <text:p>12,8</text:p>
          </table:table-cell>
          <table:table-cell office:value-type="float" office:value="13.9" calcext:value-type="float">
            <text:p>13,9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7.2" calcext:value-type="float">
            <text:p>17,2</text:p>
          </table:table-cell>
          <table:table-cell office:value-type="float" office:value="18.3" calcext:value-type="float">
            <text:p>18,3</text:p>
          </table:table-cell>
          <table:table-cell office:value-type="float" office:value="19.4" calcext:value-type="float">
            <text:p>19,4</text:p>
          </table:table-cell>
          <table:table-cell office:value-type="float" office:value="19.8" calcext:value-type="float">
            <text:p>19,8</text:p>
          </table:table-cell>
          <table:table-cell office:value-type="float" office:value="20.1" calcext:value-type="float">
            <text:p>20,1</text:p>
          </table:table-cell>
          <table:table-cell office:value-type="float" office:value="20.5" calcext:value-type="float">
            <text:p>20,5</text:p>
          </table:table-cell>
          <table:table-cell office:value-type="float" office:value="20.8" calcext:value-type="float">
            <text:p>20,8</text:p>
          </table:table-cell>
          <table:table-cell office:value-type="float" office:value="21.2" calcext:value-type="float">
            <text:p>21,2</text:p>
          </table:table-cell>
          <table:table-cell office:value-type="float" office:value="23.9" calcext:value-type="float">
            <text:p>23,9</text:p>
          </table:table-cell>
          <table:table-cell office:value-type="float" office:value="26.5" calcext:value-type="float">
            <text:p>26,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udi Arabi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,67</text:p>
          </table:table-cell>
          <table:table-cell office:value-type="float" office:value="11.3" calcext:value-type="float">
            <text:p>11,3</text:p>
          </table:table-cell>
          <table:table-cell office:value-type="float" office:value="17" calcext:value-type="float">
            <text:p>17</text:p>
          </table:table-cell>
          <table:table-cell office:value-type="float" office:value="22.7" calcext:value-type="float">
            <text:p>22,7</text:p>
          </table:table-cell>
          <table:table-cell office:value-type="float" office:value="22" calcext:value-type="float">
            <text:p>22</text:p>
          </table:table-cell>
          <table:table-cell office:value-type="float" office:value="21.3" calcext:value-type="float">
            <text:p>21,3</text:p>
          </table:table-cell>
          <table:table-cell office:value-type="float" office:value="20.6" calcext:value-type="float">
            <text:p>20,6</text:p>
          </table:table-cell>
          <table:table-cell table:number-columns-repeated="8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float" office:value="26.3" calcext:value-type="float">
            <text:p>26,3</text:p>
          </table:table-cell>
          <table:table-cell office:value-type="float" office:value="31.3" calcext:value-type="float">
            <text:p>31,3</text:p>
          </table:table-cell>
          <table:table-cell office:value-type="float" office:value="32.8" calcext:value-type="float">
            <text:p>32,8</text:p>
          </table:table-cell>
          <table:table-cell office:value-type="float" office:value="34.4" calcext:value-type="float">
            <text:p>34,4</text:p>
          </table:table-cell>
          <table:table-cell office:value-type="float" office:value="35.9" calcext:value-type="float">
            <text:p>35,9</text:p>
          </table:table-cell>
          <table:table-cell office:value-type="float" office:value="37.4" calcext:value-type="float">
            <text:p>37,4</text:p>
          </table:table-cell>
          <table:table-cell office:value-type="float" office:value="38.6" calcext:value-type="float">
            <text:p>38,6</text:p>
          </table:table-cell>
          <table:table-cell office:value-type="float" office:value="39.8" calcext:value-type="float">
            <text:p>39,8</text:p>
          </table:table-cell>
          <table:table-cell office:value-type="float" office:value="39.4" calcext:value-type="float">
            <text:p>39,4</text:p>
          </table:table-cell>
          <table:table-cell office:value-type="float" office:value="39.3" calcext:value-type="float">
            <text:p>39,3</text:p>
          </table:table-cell>
          <table:table-cell office:value-type="float" office:value="38.7" calcext:value-type="float">
            <text:p>38,7</text:p>
          </table:table-cell>
          <table:table-cell table:number-columns-repeated="3" office:value-type="float" office:value="37.7" calcext:value-type="float">
            <text:p>37,7</text:p>
          </table:table-cell>
          <table:table-cell office:value-type="float" office:value="37.4" calcext:value-type="float">
            <text:p>37,4</text:p>
          </table:table-cell>
          <table:table-cell office:value-type="float" office:value="37.1" calcext:value-type="float">
            <text:p>37,1</text:p>
          </table:table-cell>
          <table:table-cell office:value-type="float" office:value="38" calcext:value-type="float">
            <text:p>38</text:p>
          </table:table-cell>
          <table:table-cell office:value-type="float" office:value="38.9" calcext:value-type="float">
            <text:p>38,9</text:p>
          </table:table-cell>
          <table:table-cell office:value-type="float" office:value="39.4" calcext:value-type="float">
            <text:p>39,4</text:p>
          </table:table-cell>
          <table:table-cell office:value-type="float" office:value="39.9" calcext:value-type="float">
            <text:p>39,9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office:value-type="float" office:value="3.44" calcext:value-type="float">
            <text:p>3,44</text:p>
          </table:table-cell>
          <table:table-cell office:value-type="float" office:value="3.82" calcext:value-type="float">
            <text:p>3,82</text:p>
          </table:table-cell>
          <table:table-cell office:value-type="float" office:value="4.2" calcext:value-type="float">
            <text:p>4,2</text:p>
          </table:table-cell>
          <table:table-cell office:value-type="float" office:value="4.58" calcext:value-type="float">
            <text:p>4,58</text:p>
          </table:table-cell>
          <table:table-cell office:value-type="float" office:value="6.42" calcext:value-type="float">
            <text:p>6,42</text:p>
          </table:table-cell>
          <table:table-cell office:value-type="float" office:value="7.65" calcext:value-type="float">
            <text:p>7,65</text:p>
          </table:table-cell>
          <table:table-cell office:value-type="float" office:value="8.53" calcext:value-type="float">
            <text:p>8,53</text:p>
          </table:table-cell>
          <table:table-cell office:value-type="float" office:value="9.2" calcext:value-type="float">
            <text:p>9,2</text:p>
          </table:table-cell>
          <table:table-cell office:value-type="float" office:value="9.36" calcext:value-type="float">
            <text:p>9,36</text:p>
          </table:table-cell>
          <table:table-cell office:value-type="float" office:value="9.57" calcext:value-type="float">
            <text:p>9,57</text:p>
          </table:table-cell>
          <table:table-cell office:value-type="float" office:value="9.84" calcext:value-type="float">
            <text:p>9,84</text:p>
          </table:table-cell>
          <table:table-cell office:value-type="float" office:value="10.2" calcext:value-type="float">
            <text:p>10,2</text:p>
          </table:table-cell>
          <table:table-cell office:value-type="float" office:value="10.7" calcext:value-type="float">
            <text:p>10,7</text:p>
          </table:table-cell>
          <table:table-cell office:value-type="float" office:value="11.8" calcext:value-type="float">
            <text:p>11,8</text:p>
          </table:table-cell>
          <table:table-cell office:value-type="float" office:value="12.9" calcext:value-type="float">
            <text:p>12,9</text:p>
          </table:table-cell>
          <table:table-cell office:value-type="float" office:value="14.2" calcext:value-type="float">
            <text:p>14,2</text:p>
          </table:table-cell>
          <table:table-cell office:value-type="float" office:value="15.6" calcext:value-type="float">
            <text:p>15,6</text:p>
          </table:table-cell>
          <table:table-cell office:value-type="float" office:value="17.1" calcext:value-type="float">
            <text:p>17,1</text:p>
          </table:table-cell>
          <table:table-cell office:value-type="float" office:value="24.2" calcext:value-type="float">
            <text:p>24,2</text:p>
          </table:table-cell>
          <table:table-cell table:number-columns-repeated="2"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alia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7.4" calcext:value-type="float">
            <text:p>27,4</text:p>
          </table:table-cell>
          <table:table-cell office:value-type="float" office:value="27.9" calcext:value-type="float">
            <text:p>27,9</text:p>
          </table:table-cell>
          <table:table-cell office:value-type="float" office:value="28.3" calcext:value-type="float">
            <text:p>28,3</text:p>
          </table:table-cell>
          <table:table-cell office:value-type="float" office:value="28.8" calcext:value-type="float">
            <text:p>28,8</text:p>
          </table:table-cell>
          <table:table-cell office:value-type="float" office:value="29.2" calcext:value-type="float">
            <text:p>29,2</text:p>
          </table:table-cell>
          <table:table-cell office:value-type="float" office:value="29.6" calcext:value-type="float">
            <text:p>29,6</text:p>
          </table:table-cell>
          <table:table-cell office:value-type="float" office:value="29.5" calcext:value-type="float">
            <text:p>29,5</text:p>
          </table:table-cell>
          <table:table-cell office:value-type="float" office:value="29.4" calcext:value-type="float">
            <text:p>29,4</text:p>
          </table:table-cell>
          <table:table-cell office:value-type="float" office:value="29.2" calcext:value-type="float">
            <text:p>29,2</text:p>
          </table:table-cell>
          <table:table-cell office:value-type="float" office:value="30.4" calcext:value-type="float">
            <text:p>30,4</text:p>
          </table:table-cell>
          <table:table-cell office:value-type="float" office:value="31.4" calcext:value-type="float">
            <text:p>31,4</text:p>
          </table:table-cell>
          <table:table-cell office:value-type="float" office:value="32.2" calcext:value-type="float">
            <text:p>32,2</text:p>
          </table:table-cell>
          <table:table-cell office:value-type="float" office:value="31.2" calcext:value-type="float">
            <text:p>31,2</text:p>
          </table:table-cell>
          <table:table-cell office:value-type="float" office:value="30.3" calcext:value-type="float">
            <text:p>30,3</text:p>
          </table:table-cell>
          <table:table-cell office:value-type="float" office:value="29.5" calcext:value-type="float">
            <text:p>29,5</text:p>
          </table:table-cell>
          <table:table-cell office:value-type="float" office:value="31.1" calcext:value-type="float">
            <text:p>31,1</text:p>
          </table:table-cell>
          <table:table-cell office:value-type="float" office:value="33.4" calcext:value-type="float">
            <text:p>33,4</text:p>
          </table:table-cell>
          <table:table-cell office:value-type="float" office:value="36.6" calcext:value-type="float">
            <text:p>36,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table:number-columns-repeated="2" office:value-type="float" office:value="14.3" calcext:value-type="float">
            <text:p>14,3</text:p>
          </table:table-cell>
          <table:table-cell office:value-type="float" office:value="31.8" calcext:value-type="float">
            <text:p>31,8</text:p>
          </table:table-cell>
          <table:table-cell office:value-type="float" office:value="25.8" calcext:value-type="float">
            <text:p>25,8</text:p>
          </table:table-cell>
          <table:table-cell office:value-type="float" office:value="27.4" calcext:value-type="float">
            <text:p>27,4</text:p>
          </table:table-cell>
          <table:table-cell office:value-type="float" office:value="25.8" calcext:value-type="float">
            <text:p>25,8</text:p>
          </table:table-cell>
          <table:table-cell office:value-type="float" office:value="31.6" calcext:value-type="float">
            <text:p>31,6</text:p>
          </table:table-cell>
          <table:table-cell office:value-type="float" office:value="24.6" calcext:value-type="float">
            <text:p>24,6</text:p>
          </table:table-cell>
          <table:table-cell office:value-type="float" office:value="27.8" calcext:value-type="float">
            <text:p>27,8</text:p>
          </table:table-cell>
          <table:table-cell office:value-type="float" office:value="29.5" calcext:value-type="float">
            <text:p>29,5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33.1" calcext:value-type="float">
            <text:p>33,1</text:p>
          </table:table-cell>
          <table:table-cell office:value-type="float" office:value="35.8" calcext:value-type="float">
            <text:p>35,8</text:p>
          </table:table-cell>
          <table:table-cell table:number-columns-repeated="2"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table:number-columns-repeated="19"/>
          <table:table-cell office:value-type="float" office:value="16.8" calcext:value-type="float">
            <text:p>16,8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hamas</text:p>
          </table:table-cell>
          <table:table-cell table:number-columns-repeated="19"/>
          <table:table-cell table:number-columns-repeated="2"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hrain</text:p>
          </table:table-cell>
          <table:table-cell table:number-columns-repeated="19"/>
          <table:table-cell table:number-columns-repeated="2"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table:number-columns-repeated="19"/>
          <table:table-cell office:value-type="float" office:value="20.6" calcext:value-type="float">
            <text:p>20,6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rbados</text:p>
          </table:table-cell>
          <table:table-cell table:number-columns-repeated="13"/>
          <table:table-cell office:value-type="float" office:value="28.6" calcext:value-type="float">
            <text:p>28,6</text:p>
          </table:table-cell>
          <table:table-cell office:value-type="float" office:value="28.1" calcext:value-type="float">
            <text:p>28,1</text:p>
          </table:table-cell>
          <table:table-cell office:value-type="float" office:value="27.9" calcext:value-type="float">
            <text:p>27,9</text:p>
          </table:table-cell>
          <table:table-cell office:value-type="float" office:value="27.7" calcext:value-type="float">
            <text:p>27,7</text:p>
          </table:table-cell>
          <table:table-cell office:value-type="float" office:value="27.6" calcext:value-type="float">
            <text:p>27,6</text:p>
          </table:table-cell>
          <table:table-cell office:value-type="float" office:value="27.4" calcext:value-type="float">
            <text:p>27,4</text:p>
          </table:table-cell>
          <table:table-cell table:number-columns-repeated="2"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larus</text:p>
          </table:table-cell>
          <table:table-cell office:value-type="float" office:value="17.6" calcext:value-type="float">
            <text:p>17,6</text:p>
          </table:table-cell>
          <table:table-cell office:value-type="float" office:value="22" calcext:value-type="float">
            <text:p>22</text:p>
          </table:table-cell>
          <table:table-cell office:value-type="float" office:value="25.2" calcext:value-type="float">
            <text:p>25,2</text:p>
          </table:table-cell>
          <table:table-cell office:value-type="float" office:value="27.7" calcext:value-type="float">
            <text:p>27,7</text:p>
          </table:table-cell>
          <table:table-cell office:value-type="float" office:value="29.7" calcext:value-type="float">
            <text:p>29,7</text:p>
          </table:table-cell>
          <table:table-cell office:value-type="float" office:value="30.1" calcext:value-type="float">
            <text:p>30,1</text:p>
          </table:table-cell>
          <table:table-cell office:value-type="float" office:value="30.8" calcext:value-type="float">
            <text:p>30,8</text:p>
          </table:table-cell>
          <table:table-cell office:value-type="float" office:value="31.5" calcext:value-type="float">
            <text:p>31,5</text:p>
          </table:table-cell>
          <table:table-cell office:value-type="float" office:value="32.5" calcext:value-type="float">
            <text:p>32,5</text:p>
          </table:table-cell>
          <table:table-cell office:value-type="float" office:value="31.8" calcext:value-type="float">
            <text:p>31,8</text:p>
          </table:table-cell>
          <table:table-cell office:value-type="float" office:value="31" calcext:value-type="float">
            <text:p>31</text:p>
          </table:table-cell>
          <table:table-cell office:value-type="float" office:value="30.3" calcext:value-type="float">
            <text:p>30,3</text:p>
          </table:table-cell>
          <table:table-cell office:value-type="float" office:value="29.5" calcext:value-type="float">
            <text:p>29,5</text:p>
          </table:table-cell>
          <table:table-cell office:value-type="float" office:value="30.1" calcext:value-type="float">
            <text:p>30,1</text:p>
          </table:table-cell>
          <table:table-cell office:value-type="float" office:value="30.6" calcext:value-type="float">
            <text:p>30,6</text:p>
          </table:table-cell>
          <table:table-cell office:value-type="float" office:value="31" calcext:value-type="float">
            <text:p>31</text:p>
          </table:table-cell>
          <table:table-cell office:value-type="float" office:value="31.3" calcext:value-type="float">
            <text:p>31,3</text:p>
          </table:table-cell>
          <table:table-cell office:value-type="float" office:value="32.1" calcext:value-type="float">
            <text:p>32,1</text:p>
          </table:table-cell>
          <table:table-cell office:value-type="float" office:value="33.3" calcext:value-type="float">
            <text:p>33,3</text:p>
          </table:table-cell>
          <table:table-cell office:value-type="float" office:value="34.9" calcext:value-type="float">
            <text:p>34,9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office:value-type="float" office:value="25" calcext:value-type="float">
            <text:p>25</text:p>
          </table:table-cell>
          <table:table-cell office:value-type="float" office:value="26.7" calcext:value-type="float">
            <text:p>26,7</text:p>
          </table:table-cell>
          <table:table-cell office:value-type="float" office:value="29.4" calcext:value-type="float">
            <text:p>29,4</text:p>
          </table:table-cell>
          <table:table-cell office:value-type="float" office:value="34.4" calcext:value-type="float">
            <text:p>34,4</text:p>
          </table:table-cell>
          <table:table-cell office:value-type="float" office:value="34.6" calcext:value-type="float">
            <text:p>34,6</text:p>
          </table:table-cell>
          <table:table-cell office:value-type="float" office:value="34.9" calcext:value-type="float">
            <text:p>34,9</text:p>
          </table:table-cell>
          <table:table-cell office:value-type="float" office:value="35.1" calcext:value-type="float">
            <text:p>35,1</text:p>
          </table:table-cell>
          <table:table-cell office:value-type="float" office:value="35.3" calcext:value-type="float">
            <text:p>35,3</text:p>
          </table:table-cell>
          <table:table-cell office:value-type="float" office:value="36.3" calcext:value-type="float">
            <text:p>36,3</text:p>
          </table:table-cell>
          <table:table-cell office:value-type="float" office:value="37.5" calcext:value-type="float">
            <text:p>37,5</text:p>
          </table:table-cell>
          <table:table-cell office:value-type="float" office:value="38.9" calcext:value-type="float">
            <text:p>38,9</text:p>
          </table:table-cell>
          <table:table-cell office:value-type="float" office:value="39.9" calcext:value-type="float">
            <text:p>39,9</text:p>
          </table:table-cell>
          <table:table-cell office:value-type="float" office:value="40.9" calcext:value-type="float">
            <text:p>40,9</text:p>
          </table:table-cell>
          <table:table-cell office:value-type="float" office:value="41.9" calcext:value-type="float">
            <text:p>41,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3.1" calcext:value-type="float">
            <text:p>43,1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3" calcext:value-type="float">
            <text:p>43,3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ze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10.1" calcext:value-type="float">
            <text:p>10,1</text:p>
          </table:table-cell>
          <table:table-cell office:value-type="float" office:value="9.3" calcext:value-type="float">
            <text:p>9,3</text:p>
          </table:table-cell>
          <table:table-cell office:value-type="float" office:value="11.6" calcext:value-type="float">
            <text:p>11,6</text:p>
          </table:table-cell>
          <table:table-cell office:value-type="float" office:value="13.5" calcext:value-type="float">
            <text:p>13,5</text:p>
          </table:table-cell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,3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8" calcext:value-type="float">
            <text:p>15,8</text:p>
          </table:table-cell>
          <table:table-cell office:value-type="float" office:value="14.7" calcext:value-type="float">
            <text:p>14,7</text:p>
          </table:table-cell>
          <table:table-cell office:value-type="float" office:value="13.3" calcext:value-type="float">
            <text:p>13,3</text:p>
          </table:table-cell>
          <table:table-cell office:value-type="float" office:value="11.9" calcext:value-type="float">
            <text:p>11,9</text:p>
          </table:table-cell>
          <table:table-cell office:value-type="float" office:value="10.5" calcext:value-type="float">
            <text:p>10,5</text:p>
          </table:table-cell>
          <table:table-cell office:value-type="float" office:value="9.09" calcext:value-type="float">
            <text:p>9,09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nin</text:p>
          </table:table-cell>
          <table:table-cell office:value-type="float" office:value="6.33" calcext:value-type="float">
            <text:p>6,33</text:p>
          </table:table-cell>
          <table:table-cell office:value-type="float" office:value="6.63" calcext:value-type="float">
            <text:p>6,63</text:p>
          </table:table-cell>
          <table:table-cell office:value-type="float" office:value="6.93" calcext:value-type="float">
            <text:p>6,93</text:p>
          </table:table-cell>
          <table:table-cell office:value-type="float" office:value="7.23" calcext:value-type="float">
            <text:p>7,23</text:p>
          </table:table-cell>
          <table:table-cell office:value-type="float" office:value="8.13" calcext:value-type="float">
            <text:p>8,13</text:p>
          </table:table-cell>
          <table:table-cell office:value-type="float" office:value="9.04" calcext:value-type="float">
            <text:p>9,04</text:p>
          </table:table-cell>
          <table:table-cell office:value-type="float" office:value="9.94" calcext:value-type="float">
            <text:p>9,94</text:p>
          </table:table-cell>
          <table:table-cell office:value-type="float" office:value="10.8" calcext:value-type="float">
            <text:p>10,8</text:p>
          </table:table-cell>
          <table:table-cell office:value-type="float" office:value="10.2" calcext:value-type="float">
            <text:p>10,2</text:p>
          </table:table-cell>
          <table:table-cell office:value-type="float" office:value="9.64" calcext:value-type="float">
            <text:p>9,64</text:p>
          </table:table-cell>
          <table:table-cell office:value-type="float" office:value="9.04" calcext:value-type="float">
            <text:p>9,04</text:p>
          </table:table-cell>
          <table:table-cell office:value-type="float" office:value="8.43" calcext:value-type="float">
            <text:p>8,43</text:p>
          </table:table-cell>
          <table:table-cell office:value-type="float" office:value="8.13" calcext:value-type="float">
            <text:p>8,13</text:p>
          </table:table-cell>
          <table:table-cell office:value-type="float" office:value="7.83" calcext:value-type="float">
            <text:p>7,83</text:p>
          </table:table-cell>
          <table:table-cell office:value-type="float" office:value="7.53" calcext:value-type="float">
            <text:p>7,53</text:p>
          </table:table-cell>
          <table:table-cell table:number-columns-repeated="6" office:value-type="float" office:value="7.23" calcext:value-type="float">
            <text:p>7,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Bermuda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hutan</text:p>
          </table:table-cell>
          <table:table-cell office:value-type="float" office:value="8.03" calcext:value-type="float">
            <text:p>8,03</text:p>
          </table:table-cell>
          <table:table-cell office:value-type="float" office:value="8.89" calcext:value-type="float">
            <text:p>8,8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12.6" calcext:value-type="float">
            <text:p>12,6</text:p>
          </table:table-cell>
          <table:table-cell office:value-type="float" office:value="14.4" calcext:value-type="float">
            <text:p>14,4</text:p>
          </table:table-cell>
          <table:table-cell office:value-type="float" office:value="16.8" calcext:value-type="float">
            <text:p>16,8</text:p>
          </table:table-cell>
          <table:table-cell office:value-type="float" office:value="20" calcext:value-type="float">
            <text:p>20</text:p>
          </table:table-cell>
          <table:table-cell office:value-type="float" office:value="13.9" calcext:value-type="float">
            <text:p>13,9</text:p>
          </table:table-cell>
          <table:table-cell office:value-type="float" office:value="12.5" calcext:value-type="float">
            <text:p>12,5</text:p>
          </table:table-cell>
          <table:table-cell office:value-type="float" office:value="11.1" calcext:value-type="float">
            <text:p>11,1</text:p>
          </table:table-cell>
          <table:table-cell office:value-type="float" office:value="9.72" calcext:value-type="float">
            <text:p>9,72</text:p>
          </table:table-cell>
          <table:table-cell office:value-type="float" office:value="8.33" calcext:value-type="float">
            <text:p>8,33</text:p>
          </table:table-cell>
          <table:table-cell office:value-type="float" office:value="6.94" calcext:value-type="float">
            <text:p>6,94</text:p>
          </table:table-cell>
          <table:table-cell office:value-type="float" office:value="8.61" calcext:value-type="float">
            <text:p>8,61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13.6" calcext:value-type="float">
            <text:p>13,6</text:p>
          </table:table-cell>
          <table:table-cell table:number-columns-repeated="3"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livia</text:p>
          </table:table-cell>
          <table:table-cell office:value-type="float" office:value="13.3" calcext:value-type="float">
            <text:p>13,3</text:p>
          </table:table-cell>
          <table:table-cell office:value-type="float" office:value="15.5" calcext:value-type="float">
            <text:p>15,5</text:p>
          </table:table-cell>
          <table:table-cell office:value-type="float" office:value="17.8" calcext:value-type="float">
            <text:p>17,8</text:p>
          </table:table-cell>
          <table:table-cell office:value-type="float" office:value="16.8" calcext:value-type="float">
            <text:p>16,8</text:p>
          </table:table-cell>
          <table:table-cell office:value-type="float" office:value="15.7" calcext:value-type="float">
            <text:p>15,7</text:p>
          </table:table-cell>
          <table:table-cell office:value-type="float" office:value="14.7" calcext:value-type="float">
            <text:p>14,7</text:p>
          </table:table-cell>
          <table:table-cell office:value-type="float" office:value="17.7" calcext:value-type="float">
            <text:p>17,7</text:p>
          </table:table-cell>
          <table:table-cell office:value-type="float" office:value="20.7" calcext:value-type="float">
            <text:p>20,7</text:p>
          </table:table-cell>
          <table:table-cell office:value-type="float" office:value="23.7" calcext:value-type="float">
            <text:p>23,7</text:p>
          </table:table-cell>
          <table:table-cell office:value-type="float" office:value="26.5" calcext:value-type="float">
            <text:p>26,5</text:p>
          </table:table-cell>
          <table:table-cell office:value-type="float" office:value="31.6" calcext:value-type="float">
            <text:p>31,6</text:p>
          </table:table-cell>
          <table:table-cell office:value-type="float" office:value="36.6" calcext:value-type="float">
            <text:p>36,6</text:p>
          </table:table-cell>
          <table:table-cell office:value-type="float" office:value="41.7" calcext:value-type="float">
            <text:p>41,7</text:p>
          </table:table-cell>
          <table:table-cell office:value-type="float" office:value="46.8" calcext:value-type="float">
            <text:p>46,8</text:p>
          </table:table-cell>
          <table:table-cell table:number-columns-repeated="7"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snia and Herzegovina</text:p>
          </table:table-cell>
          <table:table-cell office:value-type="float" office:value="7.14" calcext:value-type="float">
            <text:p>7,14</text:p>
          </table:table-cell>
          <table:table-cell office:value-type="float" office:value="10.1" calcext:value-type="float">
            <text:p>10,1</text:p>
          </table:table-cell>
          <table:table-cell office:value-type="float" office:value="12.3" calcext:value-type="float">
            <text:p>12,3</text:p>
          </table:table-cell>
          <table:table-cell office:value-type="float" office:value="12.7" calcext:value-type="float">
            <text:p>12,7</text:p>
          </table:table-cell>
          <table:table-cell office:value-type="float" office:value="13.1" calcext:value-type="float">
            <text:p>13,1</text:p>
          </table:table-cell>
          <table:table-cell office:value-type="float" office:value="13.7" calcext:value-type="float">
            <text:p>13,7</text:p>
          </table:table-cell>
          <table:table-cell office:value-type="float" office:value="14.3" calcext:value-type="float">
            <text:p>14,3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16.2" calcext:value-type="float">
            <text:p>16,2</text:p>
          </table:table-cell>
          <table:table-cell office:value-type="float" office:value="16.7" calcext:value-type="float">
            <text:p>16,7</text:p>
          </table:table-cell>
          <table:table-cell office:value-type="float" office:value="13.3" calcext:value-type="float">
            <text:p>13,3</text:p>
          </table:table-cell>
          <table:table-cell office:value-type="float" office:value="18.1" calcext:value-type="float">
            <text:p>18,1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 office:value-type="float" office:value="13.3" calcext:value-type="float">
            <text:p>13,3</text:p>
          </table:table-cell>
          <table:table-cell office:value-type="float" office:value="18.1" calcext:value-type="float">
            <text:p>18,1</text:p>
          </table:table-cell>
          <table:table-cell office:value-type="float" office:value="20.2" calcext:value-type="float">
            <text:p>20,2</text:p>
          </table:table-cell>
          <table:table-cell office:value-type="float" office:value="21.4" calcext:value-type="float">
            <text:p>21,4</text:p>
          </table:table-cell>
          <table:table-cell table:number-columns-repeated="2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office:value-type="float" office:value="15.5" calcext:value-type="float">
            <text:p>15,5</text:p>
          </table:table-cell>
          <table:table-cell office:value-type="float" office:value="14.2" calcext:value-type="float">
            <text:p>14,2</text:p>
          </table:table-cell>
          <table:table-cell office:value-type="float" office:value="13.1" calcext:value-type="float">
            <text:p>13,1</text:p>
          </table:table-cell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,1</text:p>
          </table:table-cell>
          <table:table-cell office:value-type="float" office:value="10.5" calcext:value-type="float">
            <text:p>10,5</text:p>
          </table:table-cell>
          <table:table-cell office:value-type="float" office:value="9.84" calcext:value-type="float">
            <text:p>9,84</text:p>
          </table:table-cell>
          <table:table-cell office:value-type="float" office:value="9.21" calcext:value-type="float">
            <text:p>9,21</text:p>
          </table:table-cell>
          <table:table-cell office:value-type="float" office:value="8.57" calcext:value-type="float">
            <text:p>8,57</text:p>
          </table:table-cell>
          <table:table-cell office:value-type="float" office:value="7.94" calcext:value-type="float">
            <text:p>7,94</text:p>
          </table:table-cell>
          <table:table-cell office:value-type="float" office:value="8.25" calcext:value-type="float">
            <text:p>8,25</text:p>
          </table:table-cell>
          <table:table-cell office:value-type="float" office:value="8.57" calcext:value-type="float">
            <text:p>8,57</text:p>
          </table:table-cell>
          <table:table-cell office:value-type="float" office:value="8.89" calcext:value-type="float">
            <text:p>8,89</text:p>
          </table:table-cell>
          <table:table-cell office:value-type="float" office:value="9.21" calcext:value-type="float">
            <text:p>9,21</text:p>
          </table:table-cell>
          <table:table-cell office:value-type="float" office:value="9.52" calcext:value-type="float">
            <text:p>9,52</text:p>
          </table:table-cell>
          <table:table-cell office:value-type="float" office:value="9.78" calcext:value-type="float">
            <text:p>9,78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office:value-type="float" office:value="7.49" calcext:value-type="float">
            <text:p>7,49</text:p>
          </table:table-cell>
          <table:table-cell office:value-type="float" office:value="8.29" calcext:value-type="float">
            <text:p>8,29</text:p>
          </table:table-cell>
          <table:table-cell office:value-type="float" office:value="9.09" calcext:value-type="float">
            <text:p>9,09</text:p>
          </table:table-cell>
          <table:table-cell office:value-type="float" office:value="6.24" calcext:value-type="float">
            <text:p>6,24</text:p>
          </table:table-cell>
          <table:table-cell office:value-type="float" office:value="7.7" calcext:value-type="float">
            <text:p>7,7</text:p>
          </table:table-cell>
          <table:table-cell office:value-type="float" office:value="8.91" calcext:value-type="float">
            <text:p>8,91</text:p>
          </table:table-cell>
          <table:table-cell office:value-type="float" office:value="9.93" calcext:value-type="float">
            <text:p>9,93</text:p>
          </table:table-cell>
          <table:table-cell office:value-type="float" office:value="9.85" calcext:value-type="float">
            <text:p>9,85</text:p>
          </table:table-cell>
          <table:table-cell office:value-type="float" office:value="9.77" calcext:value-type="float">
            <text:p>9,77</text:p>
          </table:table-cell>
          <table:table-cell office:value-type="float" office:value="9.69" calcext:value-type="float">
            <text:p>9,69</text:p>
          </table:table-cell>
          <table:table-cell office:value-type="float" office:value="9.6" calcext:value-type="float">
            <text:p>9,6</text:p>
          </table:table-cell>
          <table:table-cell office:value-type="float" office:value="9.81" calcext:value-type="float">
            <text:p>9,81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runei Darussalam</text:p>
          </table:table-cell>
          <table:table-cell table:number-columns-repeated="16"/>
          <table:table-cell office:value-type="float" office:value="6.45" calcext:value-type="float">
            <text:p>6,45</text:p>
          </table:table-cell>
          <table:table-cell table:number-columns-repeated="4" office:value-type="float" office:value="9.09" calcext:value-type="float">
            <text:p>9,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office:value-type="float" office:value="22.4" calcext:value-type="float">
            <text:p>22,4</text:p>
          </table:table-cell>
          <table:table-cell office:value-type="float" office:value="26.3" calcext:value-type="float">
            <text:p>26,3</text:p>
          </table:table-cell>
          <table:table-cell office:value-type="float" office:value="24.9" calcext:value-type="float">
            <text:p>24,9</text:p>
          </table:table-cell>
          <table:table-cell office:value-type="float" office:value="23.5" calcext:value-type="float">
            <text:p>23,5</text:p>
          </table:table-cell>
          <table:table-cell office:value-type="float" office:value="22.2" calcext:value-type="float">
            <text:p>22,2</text:p>
          </table:table-cell>
          <table:table-cell table:number-columns-repeated="5" office:value-type="float" office:value="20.8" calcext:value-type="float">
            <text:p>20,8</text:p>
          </table:table-cell>
          <table:table-cell office:value-type="float" office:value="22" calcext:value-type="float">
            <text:p>22</text:p>
          </table:table-cell>
          <table:table-cell office:value-type="float" office:value="22.8" calcext:value-type="float">
            <text:p>22,8</text:p>
          </table:table-cell>
          <table:table-cell office:value-type="float" office:value="23.3" calcext:value-type="float">
            <text:p>23,3</text:p>
          </table:table-cell>
          <table:table-cell office:value-type="float" office:value="23.8" calcext:value-type="float">
            <text:p>23,8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,3</text:p>
          </table:table-cell>
          <table:table-cell office:value-type="float" office:value="22.5" calcext:value-type="float">
            <text:p>22,5</text:p>
          </table:table-cell>
          <table:table-cell office:value-type="float" office:value="23.8" calcext:value-type="float">
            <text:p>23,8</text:p>
          </table:table-cell>
          <table:table-cell office:value-type="float" office:value="24.8" calcext:value-type="float">
            <text:p>24,8</text:p>
          </table:table-cell>
          <table:table-cell office:value-type="float" office:value="25.8" calcext:value-type="float">
            <text:p>25,8</text:p>
          </table:table-cell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office:value-type="float" office:value="9.07" calcext:value-type="float">
            <text:p>9,07</text:p>
          </table:table-cell>
          <table:table-cell office:value-type="float" office:value="9.49" calcext:value-type="float">
            <text:p>9,49</text:p>
          </table:table-cell>
          <table:table-cell office:value-type="float" office:value="9.91" calcext:value-type="float">
            <text:p>9,91</text:p>
          </table:table-cell>
          <table:table-cell office:value-type="float" office:value="11.7" calcext:value-type="float">
            <text:p>11,7</text:p>
          </table:table-cell>
          <table:table-cell office:value-type="float" office:value="12.6" calcext:value-type="float">
            <text:p>12,6</text:p>
          </table:table-cell>
          <table:table-cell office:value-type="float" office:value="13.5" calcext:value-type="float">
            <text:p>13,5</text:p>
          </table:table-cell>
          <table:table-cell office:value-type="float" office:value="14.4" calcext:value-type="float">
            <text:p>14,4</text:p>
          </table:table-cell>
          <table:table-cell office:value-type="float" office:value="15.3" calcext:value-type="float">
            <text:p>15,3</text:p>
          </table:table-cell>
          <table:table-cell office:value-type="float" office:value="15.4" calcext:value-type="float">
            <text:p>15,4</text:p>
          </table:table-cell>
          <table:table-cell office:value-type="float" office:value="15.5" calcext:value-type="float">
            <text:p>15,5</text:p>
          </table:table-cell>
          <table:table-cell office:value-type="float" office:value="15.6" calcext:value-type="float">
            <text:p>15,6</text:p>
          </table:table-cell>
          <table:table-cell office:value-type="float" office:value="15.7" calcext:value-type="float">
            <text:p>15,7</text:p>
          </table:table-cell>
          <table:table-cell office:value-type="float" office:value="15.8" calcext:value-type="float">
            <text:p>15,8</text:p>
          </table:table-cell>
          <table:table-cell office:value-type="float" office:value="13.7" calcext:value-type="float">
            <text:p>13,7</text:p>
          </table:table-cell>
          <table:table-cell office:value-type="float" office:value="11.6" calcext:value-type="float">
            <text:p>11,6</text:p>
          </table:table-cell>
          <table:table-cell office:value-type="float" office:value="9.45" calcext:value-type="float">
            <text:p>9,45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office:value-type="float" office:value="26.8" calcext:value-type="float">
            <text:p>26,8</text:p>
          </table:table-cell>
          <table:table-cell office:value-type="float" office:value="27.9" calcext:value-type="float">
            <text:p>27,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0.9" calcext:value-type="float">
            <text:p>30,9</text:p>
          </table:table-cell>
          <table:table-cell office:value-type="float" office:value="31.7" calcext:value-type="float">
            <text:p>31,7</text:p>
          </table:table-cell>
          <table:table-cell office:value-type="float" office:value="32.3" calcext:value-type="float">
            <text:p>32,3</text:p>
          </table:table-cell>
          <table:table-cell office:value-type="float" office:value="32.8" calcext:value-type="float">
            <text:p>32,8</text:p>
          </table:table-cell>
          <table:table-cell office:value-type="float" office:value="33.4" calcext:value-type="float">
            <text:p>33,4</text:p>
          </table:table-cell>
          <table:table-cell office:value-type="float" office:value="34" calcext:value-type="float">
            <text:p>34</text:p>
          </table:table-cell>
          <table:table-cell office:value-type="float" office:value="34.7" calcext:value-type="float">
            <text:p>34,7</text:p>
          </table:table-cell>
          <table:table-cell office:value-type="float" office:value="35.4" calcext:value-type="float">
            <text:p>35,4</text:p>
          </table:table-cell>
          <table:table-cell office:value-type="float" office:value="36" calcext:value-type="float">
            <text:p>36</text:p>
          </table:table-cell>
          <table:table-cell office:value-type="float" office:value="36.6" calcext:value-type="float">
            <text:p>36,6</text:p>
          </table:table-cell>
          <table:table-cell office:value-type="float" office:value="37.2" calcext:value-type="float">
            <text:p>37,2</text:p>
          </table:table-cell>
          <table:table-cell office:value-type="float" office:value="37.8" calcext:value-type="float">
            <text:p>37,8</text:p>
          </table:table-cell>
          <table:table-cell office:value-type="float" office:value="38" calcext:value-type="float">
            <text:p>38</text:p>
          </table:table-cell>
          <table:table-cell office:value-type="float" office:value="38.3" calcext:value-type="float">
            <text:p>38,3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bo Verde</text:p>
          </table:table-cell>
          <table:table-cell table:number-columns-repeated="2" office:value-type="float" office:value="11.1" calcext:value-type="float">
            <text:p>11,1</text:p>
          </table:table-cell>
          <table:table-cell office:value-type="float" office:value="11.9" calcext:value-type="float">
            <text:p>11,9</text:p>
          </table:table-cell>
          <table:table-cell office:value-type="float" office:value="12.8" calcext:value-type="float">
            <text:p>12,8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5.3" calcext:value-type="float">
            <text:p>15,3</text:p>
          </table:table-cell>
          <table:table-cell office:value-type="float" office:value="16.4" calcext:value-type="float">
            <text:p>16,4</text:p>
          </table:table-cell>
          <table:table-cell office:value-type="float" office:value="17.5" calcext:value-type="float">
            <text:p>17,5</text:p>
          </table:table-cell>
          <table:table-cell office:value-type="float" office:value="18.6" calcext:value-type="float">
            <text:p>18,6</text:p>
          </table:table-cell>
          <table:table-cell office:value-type="float" office:value="19.7" calcext:value-type="float">
            <text:p>19,7</text:p>
          </table:table-cell>
          <table:table-cell office:value-type="float" office:value="20.8" calcext:value-type="float">
            <text:p>20,8</text:p>
          </table:table-cell>
          <table:table-cell office:value-type="float" office:value="21.3" calcext:value-type="float">
            <text:p>21,3</text:p>
          </table:table-cell>
          <table:table-cell office:value-type="float" office:value="21.6" calcext:value-type="float">
            <text:p>21,6</text:p>
          </table:table-cell>
          <table:table-cell office:value-type="float" office:value="21.9" calcext:value-type="float">
            <text:p>21,9</text:p>
          </table:table-cell>
          <table:table-cell office:value-type="float" office:value="22.1" calcext:value-type="float">
            <text:p>22,1</text:p>
          </table:table-cell>
          <table:table-cell office:value-type="float" office:value="22.2" calcext:value-type="float">
            <text:p>22,2</text:p>
          </table:table-cell>
          <table:table-cell office:value-type="float" office:value="22.5" calcext:value-type="float">
            <text:p>22,5</text:p>
          </table:table-cell>
          <table:table-cell office:value-type="float" office:value="22.9" calcext:value-type="float">
            <text:p>22,9</text:p>
          </table:table-cell>
          <table:table-cell office:value-type="float" office:value="23.6" calcext:value-type="float">
            <text:p>23,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bodia</text:p>
          </table:table-cell>
          <table:table-cell office:value-type="float" office:value="11.8" calcext:value-type="float">
            <text:p>11,8</text:p>
          </table:table-cell>
          <table:table-cell office:value-type="float" office:value="10.9" calcext:value-type="float">
            <text:p>10,9</text:p>
          </table:table-cell>
          <table:table-cell office:value-type="float" office:value="10.2" calcext:value-type="float">
            <text:p>10,2</text:p>
          </table:table-cell>
          <table:table-cell office:value-type="float" office:value="9.76" calcext:value-type="float">
            <text:p>9,76</text:p>
          </table:table-cell>
          <table:table-cell office:value-type="float" office:value="11.2" calcext:value-type="float">
            <text:p>11,2</text:p>
          </table:table-cell>
          <table:table-cell office:value-type="float" office:value="12.7" calcext:value-type="float">
            <text:p>12,7</text:p>
          </table:table-cell>
          <table:table-cell office:value-type="float" office:value="14.2" calcext:value-type="float">
            <text:p>14,2</text:p>
          </table:table-cell>
          <table:table-cell office:value-type="float" office:value="15.2" calcext:value-type="float">
            <text:p>15,2</text:p>
          </table:table-cell>
          <table:table-cell office:value-type="float" office:value="16.3" calcext:value-type="float">
            <text:p>16,3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8.7" calcext:value-type="float">
            <text:p>18,7</text:p>
          </table:table-cell>
          <table:table-cell office:value-type="float" office:value="19.5" calcext:value-type="float">
            <text:p>19,5</text:p>
          </table:table-cell>
          <table:table-cell office:value-type="float" office:value="20.3" calcext:value-type="float">
            <text:p>20,3</text:p>
          </table:table-cell>
          <table:table-cell office:value-type="float" office:value="19.1" calcext:value-type="float">
            <text:p>19,1</text:p>
          </table:table-cell>
          <table:table-cell office:value-type="float" office:value="18.2" calcext:value-type="float">
            <text:p>18,2</text:p>
          </table:table-cell>
          <table:table-cell office:value-type="float" office:value="17.4" calcext:value-type="float">
            <text:p>17,4</text:p>
          </table:table-cell>
          <table:table-cell office:value-type="float" office:value="16.6" calcext:value-type="float">
            <text:p>16,6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,3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meroon</text:p>
          </table:table-cell>
          <table:table-cell table:number-columns-repeated="3" office:value-type="float" office:value="8.89" calcext:value-type="float">
            <text:p>8,89</text:p>
          </table:table-cell>
          <table:table-cell office:value-type="float" office:value="10.6" calcext:value-type="float">
            <text:p>10,6</text:p>
          </table:table-cell>
          <table:table-cell office:value-type="float" office:value="11.9" calcext:value-type="float">
            <text:p>11,9</text:p>
          </table:table-cell>
          <table:table-cell office:value-type="float" office:value="12.9" calcext:value-type="float">
            <text:p>12,9</text:p>
          </table:table-cell>
          <table:table-cell office:value-type="float" office:value="13.7" calcext:value-type="float">
            <text:p>13,7</text:p>
          </table:table-cell>
          <table:table-cell office:value-type="float" office:value="14.3" calcext:value-type="float">
            <text:p>14,3</text:p>
          </table:table-cell>
          <table:table-cell office:value-type="float" office:value="14.6" calcext:value-type="float">
            <text:p>14,6</text:p>
          </table:table-cell>
          <table:table-cell office:value-type="float" office:value="15" calcext:value-type="float">
            <text:p>15</text:p>
          </table:table-cell>
          <table:table-cell office:value-type="float" office:value="15.6" calcext:value-type="float">
            <text:p>15,6</text:p>
          </table:table-cell>
          <table:table-cell office:value-type="float" office:value="16.4" calcext:value-type="float">
            <text:p>16,4</text:p>
          </table:table-cell>
          <table:table-cell office:value-type="float" office:value="17.7" calcext:value-type="float">
            <text:p>17,7</text:p>
          </table:table-cell>
          <table:table-cell office:value-type="float" office:value="20" calcext:value-type="float">
            <text:p>20</text:p>
          </table:table-cell>
          <table:table-cell office:value-type="float" office:value="21.2" calcext:value-type="float">
            <text:p>21,2</text:p>
          </table:table-cell>
          <table:table-cell office:value-type="float" office:value="22.4" calcext:value-type="float">
            <text:p>22,4</text:p>
          </table:table-cell>
          <table:table-cell office:value-type="float" office:value="23.6" calcext:value-type="float">
            <text:p>23,6</text:p>
          </table:table-cell>
          <table:table-cell office:value-type="float" office:value="24.8" calcext:value-type="float">
            <text:p>24,8</text:p>
          </table:table-cell>
          <table:table-cell office:value-type="float" office:value="26" calcext:value-type="float">
            <text:p>26</text:p>
          </table:table-cell>
          <table:table-cell office:value-type="float" office:value="29.3" calcext:value-type="float">
            <text:p>29,3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office:value-type="float" office:value="22.1" calcext:value-type="float">
            <text:p>22,1</text:p>
          </table:table-cell>
          <table:table-cell table:number-columns-repeated="3" office:value-type="float" office:value="35.5" calcext:value-type="float">
            <text:p>35,5</text:p>
          </table:table-cell>
          <table:table-cell office:value-type="float" office:value="24.6" calcext:value-type="float">
            <text:p>24,6</text:p>
          </table:table-cell>
          <table:table-cell office:value-type="float" office:value="35.5" calcext:value-type="float">
            <text:p>35,5</text:p>
          </table:table-cell>
          <table:table-cell office:value-type="float" office:value="26.6" calcext:value-type="float">
            <text:p>26,6</text:p>
          </table:table-cell>
          <table:table-cell office:value-type="float" office:value="34.4" calcext:value-type="float">
            <text:p>34,4</text:p>
          </table:table-cell>
          <table:table-cell office:value-type="float" office:value="25.3" calcext:value-type="float">
            <text:p>25,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7.5" calcext:value-type="float">
            <text:p>27,5</text:p>
          </table:table-cell>
          <table:table-cell office:value-type="float" office:value="35.9" calcext:value-type="float">
            <text:p>35,9</text:p>
          </table:table-cell>
          <table:table-cell office:value-type="float" office:value="37.9" calcext:value-type="float">
            <text:p>37,9</text:p>
          </table:table-cell>
          <table:table-cell office:value-type="float" office:value="39.6" calcext:value-type="float">
            <text:p>39,6</text:p>
          </table:table-cell>
          <table:table-cell office:value-type="float" office:value="27.9" calcext:value-type="float">
            <text:p>27,9</text:p>
          </table:table-cell>
          <table:table-cell office:value-type="float" office:value="42.2" calcext:value-type="float">
            <text:p>42,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3.2" calcext:value-type="float">
            <text:p>33,2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le</text:p>
          </table:table-cell>
          <table:table-cell table:number-columns-repeated="19"/>
          <table:table-cell table:number-columns-repeated="2"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ina</text:p>
          </table:table-cell>
          <table:table-cell table:number-columns-repeated="19"/>
          <table:table-cell table:number-columns-repeated="2"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yprus</text:p>
          </table:table-cell>
          <table:table-cell office:value-type="float" office:value="9.64" calcext:value-type="float">
            <text:p>9,64</text:p>
          </table:table-cell>
          <table:table-cell office:value-type="float" office:value="10.7" calcext:value-type="float">
            <text:p>10,7</text:p>
          </table:table-cell>
          <table:table-cell office:value-type="float" office:value="11.4" calcext:value-type="float">
            <text:p>11,4</text:p>
          </table:table-cell>
          <table:table-cell office:value-type="float" office:value="12.1" calcext:value-type="float">
            <text:p>12,1</text:p>
          </table:table-cell>
          <table:table-cell office:value-type="float" office:value="12.9" calcext:value-type="float">
            <text:p>12,9</text:p>
          </table:table-cell>
          <table:table-cell office:value-type="float" office:value="13.6" calcext:value-type="float">
            <text:p>13,6</text:p>
          </table:table-cell>
          <table:table-cell office:value-type="float" office:value="14.3" calcext:value-type="float">
            <text:p>14,3</text:p>
          </table:table-cell>
          <table:table-cell office:value-type="float" office:value="13.6" calcext:value-type="float">
            <text:p>13,6</text:p>
          </table:table-cell>
          <table:table-cell office:value-type="float" office:value="12.9" calcext:value-type="float">
            <text:p>12,9</text:p>
          </table:table-cell>
          <table:table-cell office:value-type="float" office:value="12.1" calcext:value-type="float">
            <text:p>12,1</text:p>
          </table:table-cell>
          <table:table-cell office:value-type="float" office:value="11.4" calcext:value-type="float">
            <text:p>11,4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14.7" calcext:value-type="float">
            <text:p>14,7</text:p>
          </table:table-cell>
          <table:table-cell office:value-type="float" office:value="15.6" calcext:value-type="float">
            <text:p>15,6</text:p>
          </table:table-cell>
          <table:table-cell office:value-type="float" office:value="16.2" calcext:value-type="float">
            <text:p>16,2</text:p>
          </table:table-cell>
          <table:table-cell office:value-type="float" office:value="16.7" calcext:value-type="float">
            <text:p>16,7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7.9" calcext:value-type="float">
            <text:p>17,9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ombia</text:p>
          </table:table-cell>
          <table:table-cell office:value-type="float" office:value="11.5" calcext:value-type="float">
            <text:p>11,5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office:value-type="float" office:value="10.3" calcext:value-type="float">
            <text:p>10,3</text:p>
          </table:table-cell>
          <table:table-cell office:value-type="float" office:value="9.98" calcext:value-type="float">
            <text:p>9,98</text:p>
          </table:table-cell>
          <table:table-cell office:value-type="float" office:value="9.7" calcext:value-type="float">
            <text:p>9,7</text:p>
          </table:table-cell>
          <table:table-cell office:value-type="float" office:value="10.7" calcext:value-type="float">
            <text:p>10,7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3.8" calcext:value-type="float">
            <text:p>13,8</text:p>
          </table:table-cell>
          <table:table-cell office:value-type="float" office:value="15.6" calcext:value-type="float">
            <text:p>15,6</text:p>
          </table:table-cell>
          <table:table-cell office:value-type="float" office:value="17.4" calcext:value-type="float">
            <text:p>17,4</text:p>
          </table:table-cell>
          <table:table-cell office:value-type="float" office:value="19.1" calcext:value-type="float">
            <text:p>19,1</text:p>
          </table:table-cell>
          <table:table-cell office:value-type="float" office:value="20.9" calcext:value-type="float">
            <text:p>20,9</text:p>
          </table:table-cell>
          <table:table-cell office:value-type="float" office:value="20.6" calcext:value-type="float">
            <text:p>20,6</text:p>
          </table:table-cell>
          <table:table-cell office:value-type="float" office:value="20.3" calcext:value-type="float">
            <text:p>20,3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  <table:table-cell table:number-columns-repeated="2"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oros</text:p>
          </table:table-cell>
          <table:table-cell office:value-type="float" office:value="1.32" calcext:value-type="float">
            <text:p>1,32</text:p>
          </table:table-cell>
          <table:table-cell office:value-type="float" office:value="1.7" calcext:value-type="float">
            <text:p>1,7</text:p>
          </table:table-cell>
          <table:table-cell office:value-type="float" office:value="2.11" calcext:value-type="float">
            <text:p>2,11</text:p>
          </table:table-cell>
          <table:table-cell office:value-type="float" office:value="2.55" calcext:value-type="float">
            <text:p>2,55</text:p>
          </table:table-cell>
          <table:table-cell office:value-type="float" office:value="3.03" calcext:value-type="float">
            <text:p>3,03</text:p>
          </table:table-cell>
          <table:table-cell office:value-type="float" office:value="2.42" calcext:value-type="float">
            <text:p>2,42</text:p>
          </table:table-cell>
          <table:table-cell office:value-type="float" office:value="1.82" calcext:value-type="float">
            <text:p>1,82</text:p>
          </table:table-cell>
          <table:table-cell office:value-type="float" office:value="1.21" calcext:value-type="float">
            <text:p>1,21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1.01" calcext:value-type="float">
            <text:p>1,01</text:p>
          </table:table-cell>
          <table:table-cell office:value-type="float" office:value="1.52" calcext:value-type="float">
            <text:p>1,52</text:p>
          </table:table-cell>
          <table:table-cell office:value-type="float" office:value="2.02" calcext:value-type="float">
            <text:p>2,02</text:p>
          </table:table-cell>
          <table:table-cell office:value-type="float" office:value="2.53" calcext:value-type="float">
            <text:p>2,53</text:p>
          </table:table-cell>
          <table:table-cell office:value-type="float" office:value="3.03" calcext:value-type="float">
            <text:p>3,03</text:p>
          </table:table-cell>
          <table:table-cell office:value-type="float" office:value="3.79" calcext:value-type="float">
            <text:p>3,79</text:p>
          </table:table-cell>
          <table:table-cell office:value-type="float" office:value="4.55" calcext:value-type="float">
            <text:p>4,55</text:p>
          </table:table-cell>
          <table:table-cell office:value-type="float" office:value="5.3" calcext:value-type="float">
            <text:p>5,3</text:p>
          </table:table-cell>
          <table:table-cell office:value-type="float" office:value="6.06" calcext:value-type="float">
            <text:p>6,06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go</text:p>
          </table:table-cell>
          <table:table-cell office:value-type="float" office:value="9.04" calcext:value-type="float">
            <text:p>9,04</text:p>
          </table:table-cell>
          <table:table-cell office:value-type="float" office:value="10.1" calcext:value-type="float">
            <text:p>10,1</text:p>
          </table:table-cell>
          <table:table-cell office:value-type="float" office:value="11.1" calcext:value-type="float">
            <text:p>11,1</text:p>
          </table:table-cell>
          <table:table-cell office:value-type="float" office:value="11.4" calcext:value-type="float">
            <text:p>11,4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,3</text:p>
          </table:table-cell>
          <table:table-cell office:value-type="float" office:value="9.23" calcext:value-type="float">
            <text:p>9,23</text:p>
          </table:table-cell>
          <table:table-cell office:value-type="float" office:value="7.41" calcext:value-type="float">
            <text:p>7,41</text:p>
          </table:table-cell>
          <table:table-cell office:value-type="float" office:value="7.3" calcext:value-type="float">
            <text:p>7,3</text:p>
          </table:table-cell>
          <table:table-cell office:value-type="float" office:value="8.67" calcext:value-type="float">
            <text:p>8,67</text:p>
          </table:table-cell>
          <table:table-cell office:value-type="float" office:value="10.7" calcext:value-type="float">
            <text:p>10,7</text:p>
          </table:table-cell>
          <table:table-cell office:value-type="float" office:value="13.9" calcext:value-type="float">
            <text:p>13,9</text:p>
          </table:table-cell>
          <table:table-cell office:value-type="float" office:value="7.35" calcext:value-type="float">
            <text:p>7,35</text:p>
          </table:table-cell>
          <table:table-cell office:value-type="float" office:value="11.5" calcext:value-type="float">
            <text:p>11,5</text:p>
          </table:table-cell>
          <table:table-cell office:value-type="float" office:value="19.4" calcext:value-type="float">
            <text:p>19,4</text:p>
          </table:table-cell>
          <table:table-cell office:value-type="float" office:value="16.1" calcext:value-type="float">
            <text:p>16,1</text:p>
          </table:table-cell>
          <table:table-cell office:value-type="float" office:value="14.7" calcext:value-type="float">
            <text:p>14,7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Democratic Republic of the Congo</text:p>
          </table:table-cell>
          <table:table-cell office:value-type="float" office:value="8.24" calcext:value-type="float">
            <text:p>8,24</text:p>
          </table:table-cell>
          <table:table-cell office:value-type="float" office:value="8.85" calcext:value-type="float">
            <text:p>8,85</text:p>
          </table:table-cell>
          <table:table-cell office:value-type="float" office:value="9.49" calcext:value-type="float">
            <text:p>9,49</text:p>
          </table:table-cell>
          <table:table-cell office:value-type="float" office:value="10.2" calcext:value-type="float">
            <text:p>10,2</text:p>
          </table:table-cell>
          <table:table-cell office:value-type="float" office:value="9.66" calcext:value-type="float">
            <text:p>9,66</text:p>
          </table:table-cell>
          <table:table-cell office:value-type="float" office:value="9.07" calcext:value-type="float">
            <text:p>9,07</text:p>
          </table:table-cell>
          <table:table-cell office:value-type="float" office:value="8.4" calcext:value-type="float">
            <text:p>8,4</text:p>
          </table:table-cell>
          <table:table-cell office:value-type="float" office:value="4.63" calcext:value-type="float">
            <text:p>4,63</text:p>
          </table:table-cell>
          <table:table-cell office:value-type="float" office:value="7.23" calcext:value-type="float">
            <text:p>7,23</text:p>
          </table:table-cell>
          <table:table-cell office:value-type="float" office:value="8.17" calcext:value-type="float">
            <text:p>8,17</text:p>
          </table:table-cell>
          <table:table-cell office:value-type="float" office:value="8.65" calcext:value-type="float">
            <text:p>8,65</text:p>
          </table:table-cell>
          <table:table-cell office:value-type="float" office:value="8.94" calcext:value-type="float">
            <text:p>8,94</text:p>
          </table:table-cell>
          <table:table-cell office:value-type="float" office:value="9.1" calcext:value-type="float">
            <text:p>9,1</text:p>
          </table:table-cell>
          <table:table-cell office:value-type="float" office:value="9.25" calcext:value-type="float">
            <text:p>9,25</text:p>
          </table:table-cell>
          <table:table-cell office:value-type="float" office:value="9.4" calcext:value-type="float">
            <text:p>9,4</text:p>
          </table:table-cell>
          <table:table-cell office:value-type="float" office:value="9.55" calcext:value-type="float">
            <text:p>9,55</text:p>
          </table:table-cell>
          <table:table-cell office:value-type="float" office:value="9.7" calcext:value-type="float">
            <text:p>9,7</text:p>
          </table:table-cell>
          <table:table-cell office:value-type="float" office:value="9.85" calcext:value-type="float">
            <text:p>9,8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uth Korea</text:p>
          </table:table-cell>
          <table:table-cell office:value-type="float" office:value="4.5" calcext:value-type="float">
            <text:p>4,5</text:p>
          </table:table-cell>
          <table:table-cell office:value-type="float" office:value="5.41" calcext:value-type="float">
            <text:p>5,41</text:p>
          </table:table-cell>
          <table:table-cell office:value-type="float" office:value="6.5" calcext:value-type="float">
            <text:p>6,5</text:p>
          </table:table-cell>
          <table:table-cell office:value-type="float" office:value="7.83" calcext:value-type="float">
            <text:p>7,83</text:p>
          </table:table-cell>
          <table:table-cell office:value-type="float" office:value="9.47" calcext:value-type="float">
            <text:p>9,47</text:p>
          </table:table-cell>
          <table:table-cell office:value-type="float" office:value="10.1" calcext:value-type="float">
            <text:p>10,1</text:p>
          </table:table-cell>
          <table:table-cell office:value-type="float" office:value="10.9" calcext:value-type="float">
            <text:p>10,9</text:p>
          </table:table-cell>
          <table:table-cell office:value-type="float" office:value="12.1" calcext:value-type="float">
            <text:p>12,1</text:p>
          </table:table-cell>
          <table:table-cell office:value-type="float" office:value="13.7" calcext:value-type="float">
            <text:p>13,7</text:p>
          </table:table-cell>
          <table:table-cell office:value-type="float" office:value="14.2" calcext:value-type="float">
            <text:p>14,2</text:p>
          </table:table-cell>
          <table:table-cell office:value-type="float" office:value="14.7" calcext:value-type="float">
            <text:p>14,7</text:p>
          </table:table-cell>
          <table:table-cell office:value-type="float" office:value="15.2" calcext:value-type="float">
            <text:p>15,2</text:p>
          </table:table-cell>
          <table:table-cell office:value-type="float" office:value="15.7" calcext:value-type="float">
            <text:p>15,7</text:p>
          </table:table-cell>
          <table:table-cell office:value-type="float" office:value="16.1" calcext:value-type="float">
            <text:p>16,1</text:p>
          </table:table-cell>
          <table:table-cell office:value-type="float" office:value="16.3" calcext:value-type="float">
            <text:p>16,3</text:p>
          </table:table-cell>
          <table:table-cell office:value-type="float" office:value="16.5" calcext:value-type="float">
            <text:p>16,5</text:p>
          </table:table-cell>
          <table:table-cell table:number-columns-repeated="4" office:value-type="float" office:value="16.7" calcext:value-type="float">
            <text:p>16,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rth Korea</text:p>
          </table:table-cell>
          <table:table-cell table:number-columns-repeated="4" office:value-type="float" office:value="20.1" calcext:value-type="float">
            <text:p>20,1</text:p>
          </table:table-cell>
          <table:table-cell office:value-type="float" office:value="19.5" calcext:value-type="float">
            <text:p>19,5</text:p>
          </table:table-cell>
          <table:table-cell office:value-type="float" office:value="18.6" calcext:value-type="float">
            <text:p>18,6</text:p>
          </table:table-cell>
          <table:table-cell office:value-type="float" office:value="17.6" calcext:value-type="float">
            <text:p>17,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,7</text:p>
          </table:table-cell>
          <table:table-cell office:value-type="float" office:value="14.5" calcext:value-type="float">
            <text:p>14,5</text:p>
          </table:table-cell>
          <table:table-cell office:value-type="float" office:value="15.1" calcext:value-type="float">
            <text:p>15,1</text:p>
          </table:table-cell>
          <table:table-cell office:value-type="float" office:value="15.5" calcext:value-type="float">
            <text:p>15,5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16.3" calcext:value-type="float">
            <text:p>16,3</text:p>
          </table:table-cell>
          <table:table-cell office:value-type="float" office:value="16.6" calcext:value-type="float">
            <text:p>16,6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7.4" calcext:value-type="float">
            <text:p>17,4</text:p>
          </table:table-cell>
          <table:table-cell table:number-columns-repeated="2"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sta Rica</text:p>
          </table:table-cell>
          <table:table-cell office:value-type="float" office:value="28.6" calcext:value-type="float">
            <text:p>28,6</text:p>
          </table:table-cell>
          <table:table-cell office:value-type="float" office:value="31.3" calcext:value-type="float">
            <text:p>31,3</text:p>
          </table:table-cell>
          <table:table-cell office:value-type="float" office:value="33.3" calcext:value-type="float">
            <text:p>33,3</text:p>
          </table:table-cell>
          <table:table-cell office:value-type="float" office:value="34.1" calcext:value-type="float">
            <text:p>34,1</text:p>
          </table:table-cell>
          <table:table-cell office:value-type="float" office:value="35.1" calcext:value-type="float">
            <text:p>35,1</text:p>
          </table:table-cell>
          <table:table-cell office:value-type="float" office:value="36.5" calcext:value-type="float">
            <text:p>36,5</text:p>
          </table:table-cell>
          <table:table-cell table:number-columns-repeated="5" office:value-type="float" office:value="38.6" calcext:value-type="float">
            <text:p>38,6</text:p>
          </table:table-cell>
          <table:table-cell office:value-type="float" office:value="37.3" calcext:value-type="float">
            <text:p>37,3</text:p>
          </table:table-cell>
          <table:table-cell office:value-type="float" office:value="36" calcext:value-type="float">
            <text:p>36</text:p>
          </table:table-cell>
          <table:table-cell office:value-type="float" office:value="34.6" calcext:value-type="float">
            <text:p>34,6</text:p>
          </table:table-cell>
          <table:table-cell office:value-type="float" office:value="33.3" calcext:value-type="float">
            <text:p>33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42.5" calcext:value-type="float">
            <text:p>42,5</text:p>
          </table:table-cell>
          <table:table-cell table:number-columns-repeated="3" office:value-type="float" office:value="45.6" calcext:value-type="float">
            <text:p>45,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te d'Ivoire</text:p>
          </table:table-cell>
          <table:table-cell office:value-type="float" office:value="8.52" calcext:value-type="float">
            <text:p>8,52</text:p>
          </table:table-cell>
          <table:table-cell office:value-type="float" office:value="8.78" calcext:value-type="float">
            <text:p>8,78</text:p>
          </table:table-cell>
          <table:table-cell office:value-type="float" office:value="9.03" calcext:value-type="float">
            <text:p>9,03</text:p>
          </table:table-cell>
          <table:table-cell office:value-type="float" office:value="9.27" calcext:value-type="float">
            <text:p>9,27</text:p>
          </table:table-cell>
          <table:table-cell office:value-type="float" office:value="9.51" calcext:value-type="float">
            <text:p>9,51</text:p>
          </table:table-cell>
          <table:table-cell office:value-type="float" office:value="9.74" calcext:value-type="float">
            <text:p>9,74</text:p>
          </table:table-cell>
          <table:table-cell office:value-type="float" office:value="9.97" calcext:value-type="float">
            <text:p>9,97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office:value-type="float" office:value="10.3" calcext:value-type="float">
            <text:p>10,3</text:p>
          </table:table-cell>
          <table:table-cell office:value-type="float" office:value="9.91" calcext:value-type="float">
            <text:p>9,91</text:p>
          </table:table-cell>
          <table:table-cell office:value-type="float" office:value="9.54" calcext:value-type="float">
            <text:p>9,54</text:p>
          </table:table-cell>
          <table:table-cell office:value-type="float" office:value="9.16" calcext:value-type="float">
            <text:p>9,16</text:p>
          </table:table-cell>
          <table:table-cell office:value-type="float" office:value="12" calcext:value-type="float">
            <text:p>12</text:p>
          </table:table-cell>
          <table:table-cell office:value-type="float" office:value="19.2" calcext:value-type="float">
            <text:p>19,2</text:p>
          </table:table-cell>
          <table:table-cell office:value-type="float" office:value="13.3" calcext:value-type="float">
            <text:p>13,3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roatia</text:p>
          </table:table-cell>
          <table:table-cell office:value-type="float" office:value="20.5" calcext:value-type="float">
            <text:p>20,5</text:p>
          </table:table-cell>
          <table:table-cell office:value-type="float" office:value="19.6" calcext:value-type="float">
            <text:p>19,6</text:p>
          </table:table-cell>
          <table:table-cell office:value-type="float" office:value="18.7" calcext:value-type="float">
            <text:p>18,7</text:p>
          </table:table-cell>
          <table:table-cell office:value-type="float" office:value="17.8" calcext:value-type="float">
            <text:p>17,8</text:p>
          </table:table-cell>
          <table:table-cell office:value-type="float" office:value="18.6" calcext:value-type="float">
            <text:p>18,6</text:p>
          </table:table-cell>
          <table:table-cell office:value-type="float" office:value="19.3" calcext:value-type="float">
            <text:p>19,3</text:p>
          </table:table-cell>
          <table:table-cell office:value-type="float" office:value="20.1" calcext:value-type="float">
            <text:p>20,1</text:p>
          </table:table-cell>
          <table:table-cell office:value-type="float" office:value="20.9" calcext:value-type="float">
            <text:p>20,9</text:p>
          </table:table-cell>
          <table:table-cell office:value-type="float" office:value="21.6" calcext:value-type="float">
            <text:p>21,6</text:p>
          </table:table-cell>
          <table:table-cell office:value-type="float" office:value="22.4" calcext:value-type="float">
            <text:p>22,4</text:p>
          </table:table-cell>
          <table:table-cell office:value-type="float" office:value="23.1" calcext:value-type="float">
            <text:p>23,1</text:p>
          </table:table-cell>
          <table:table-cell office:value-type="float" office:value="23.8" calcext:value-type="float">
            <text:p>23,8</text:p>
          </table:table-cell>
          <table:table-cell office:value-type="float" office:value="21.4" calcext:value-type="float">
            <text:p>21,4</text:p>
          </table:table-cell>
          <table:table-cell office:value-type="float" office:value="18.9" calcext:value-type="float">
            <text:p>18,9</text:p>
          </table:table-cell>
          <table:table-cell office:value-type="float" office:value="16.4" calcext:value-type="float">
            <text:p>16,4</text:p>
          </table:table-cell>
          <table:table-cell table:number-columns-repeated="2" office:value-type="float" office:value="13.9" calcext:value-type="float">
            <text:p>13,9</text:p>
          </table:table-cell>
          <table:table-cell office:value-type="float" office:value="15.2" calcext:value-type="float">
            <text:p>15,2</text:p>
          </table:table-cell>
          <table:table-cell office:value-type="float" office:value="17.2" calcext:value-type="float">
            <text:p>17,2</text:p>
          </table:table-cell>
          <table:table-cell office:value-type="float" office:value="20.5" calcext:value-type="float">
            <text:p>20,5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office:value-type="float" office:value="31" calcext:value-type="float">
            <text:p>31</text:p>
          </table:table-cell>
          <table:table-cell office:value-type="float" office:value="32.6" calcext:value-type="float">
            <text:p>32,6</text:p>
          </table:table-cell>
          <table:table-cell office:value-type="float" office:value="34.3" calcext:value-type="float">
            <text:p>34,3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,4</text:p>
          </table:table-cell>
          <table:table-cell office:value-type="float" office:value="38.9" calcext:value-type="float">
            <text:p>38,9</text:p>
          </table:table-cell>
          <table:table-cell office:value-type="float" office:value="40.3" calcext:value-type="float">
            <text:p>40,3</text:p>
          </table:table-cell>
          <table:table-cell office:value-type="float" office:value="41.7" calcext:value-type="float">
            <text:p>41,7</text:p>
          </table:table-cell>
          <table:table-cell office:value-type="float" office:value="43.2" calcext:value-type="float">
            <text:p>43,2</text:p>
          </table:table-cell>
          <table:table-cell office:value-type="float" office:value="44.4" calcext:value-type="float">
            <text:p>44,4</text:p>
          </table:table-cell>
          <table:table-cell office:value-type="float" office:value="45.4" calcext:value-type="float">
            <text:p>45,4</text:p>
          </table:table-cell>
          <table:table-cell office:value-type="float" office:value="46.1" calcext:value-type="float">
            <text:p>46,1</text:p>
          </table:table-cell>
          <table:table-cell office:value-type="float" office:value="46.6" calcext:value-type="float">
            <text:p>46,6</text:p>
          </table:table-cell>
          <table:table-cell office:value-type="float" office:value="47.1" calcext:value-type="float">
            <text:p>47,1</text:p>
          </table:table-cell>
          <table:table-cell office:value-type="float" office:value="47.8" calcext:value-type="float">
            <text:p>47,8</text:p>
          </table:table-cell>
          <table:table-cell office:value-type="float" office:value="48.6" calcext:value-type="float">
            <text:p>48,6</text:p>
          </table:table-cell>
          <table:table-cell office:value-type="float" office:value="49.7" calcext:value-type="float">
            <text:p>49,7</text:p>
          </table:table-cell>
          <table:table-cell office:value-type="float" office:value="51.2" calcext:value-type="float">
            <text:p>51,2</text:p>
          </table:table-cell>
          <table:table-cell table:number-columns-repeated="3"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nmark</text:p>
          </table:table-cell>
          <table:table-cell office:value-type="float" office:value="37.8" calcext:value-type="float">
            <text:p>37,8</text:p>
          </table:table-cell>
          <table:table-cell office:value-type="float" office:value="38" calcext:value-type="float">
            <text:p>38</text:p>
          </table:table-cell>
          <table:table-cell office:value-type="float" office:value="37.7" calcext:value-type="float">
            <text:p>37,7</text:p>
          </table:table-cell>
          <table:table-cell office:value-type="float" office:value="37.4" calcext:value-type="float">
            <text:p>37,4</text:p>
          </table:table-cell>
          <table:table-cell office:value-type="float" office:value="37.1" calcext:value-type="float">
            <text:p>37,1</text:p>
          </table:table-cell>
          <table:table-cell office:value-type="float" office:value="36.9" calcext:value-type="float">
            <text:p>36,9</text:p>
          </table:table-cell>
          <table:table-cell office:value-type="float" office:value="37.1" calcext:value-type="float">
            <text:p>37,1</text:p>
          </table:table-cell>
          <table:table-cell office:value-type="float" office:value="37.4" calcext:value-type="float">
            <text:p>37,4</text:p>
          </table:table-cell>
          <table:table-cell office:value-type="float" office:value="37.9" calcext:value-type="float">
            <text:p>37,9</text:p>
          </table:table-cell>
          <table:table-cell office:value-type="float" office:value="38.3" calcext:value-type="float">
            <text:p>38,3</text:p>
          </table:table-cell>
          <table:table-cell office:value-type="float" office:value="38.7" calcext:value-type="float">
            <text:p>38,7</text:p>
          </table:table-cell>
          <table:table-cell office:value-type="float" office:value="39.1" calcext:value-type="float">
            <text:p>39,1</text:p>
          </table:table-cell>
          <table:table-cell office:value-type="float" office:value="38.7" calcext:value-type="float">
            <text:p>38,7</text:p>
          </table:table-cell>
          <table:table-cell office:value-type="float" office:value="38.3" calcext:value-type="float">
            <text:p>38,3</text:p>
          </table:table-cell>
          <table:table-cell office:value-type="float" office:value="37.9" calcext:value-type="float">
            <text:p>37,9</text:p>
          </table:table-cell>
          <table:table-cell office:value-type="float" office:value="37.4" calcext:value-type="float">
            <text:p>37,4</text:p>
          </table:table-cell>
          <table:table-cell office:value-type="float" office:value="37.9" calcext:value-type="float">
            <text:p>37,9</text:p>
          </table:table-cell>
          <table:table-cell office:value-type="float" office:value="38.3" calcext:value-type="float">
            <text:p>38,3</text:p>
          </table:table-cell>
          <table:table-cell office:value-type="float" office:value="38.7" calcext:value-type="float">
            <text:p>38,7</text:p>
          </table:table-cell>
          <table:table-cell office:value-type="float" office:value="39.1" calcext:value-type="float">
            <text:p>39,1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jibouti</text:p>
          </table:table-cell>
          <table:table-cell office:value-type="float" office:value="5.38" calcext:value-type="float">
            <text:p>5,38</text:p>
          </table:table-cell>
          <table:table-cell office:value-type="float" office:value="7.18" calcext:value-type="float">
            <text:p>7,18</text:p>
          </table:table-cell>
          <table:table-cell office:value-type="float" office:value="8.97" calcext:value-type="float">
            <text:p>8,97</text:p>
          </table:table-cell>
          <table:table-cell office:value-type="float" office:value="10.8" calcext:value-type="float">
            <text:p>10,8</text:p>
          </table:table-cell>
          <table:table-cell office:value-type="float" office:value="11.4" calcext:value-type="float">
            <text:p>11,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,6</text:p>
          </table:table-cell>
          <table:table-cell office:value-type="float" office:value="13.2" calcext:value-type="float">
            <text:p>13,2</text:p>
          </table:table-cell>
          <table:table-cell office:value-type="float" office:value="13.8" calcext:value-type="float">
            <text:p>13,8</text:p>
          </table:table-cell>
          <table:table-cell office:value-type="float" office:value="13.7" calcext:value-type="float">
            <text:p>13,7</text:p>
          </table:table-cell>
          <table:table-cell office:value-type="float" office:value="13.6" calcext:value-type="float">
            <text:p>13,6</text:p>
          </table:table-cell>
          <table:table-cell office:value-type="float" office:value="13.5" calcext:value-type="float">
            <text:p>13,5</text:p>
          </table:table-cell>
          <table:table-cell office:value-type="float" office:value="13.4" calcext:value-type="float">
            <text:p>13,4</text:p>
          </table:table-cell>
          <table:table-cell office:value-type="float" office:value="13.3" calcext:value-type="float">
            <text:p>13,3</text:p>
          </table:table-cell>
          <table:table-cell office:value-type="float" office:value="14.9" calcext:value-type="float">
            <text:p>14,9</text:p>
          </table:table-cell>
          <table:table-cell office:value-type="float" office:value="16.7" calcext:value-type="float">
            <text:p>16,7</text:p>
          </table:table-cell>
          <table:table-cell office:value-type="float" office:value="19.1" calcext:value-type="float">
            <text:p>19,1</text:p>
          </table:table-cell>
          <table:table-cell office:value-type="float" office:value="22.1" calcext:value-type="float">
            <text:p>22,1</text:p>
          </table:table-cell>
          <table:table-cell table:number-columns-repeated="3"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ominican Republic</text:p>
          </table:table-cell>
          <table:table-cell office:value-type="float" office:value="15.5" calcext:value-type="float">
            <text:p>15,5</text:p>
          </table:table-cell>
          <table:table-cell office:value-type="float" office:value="15.7" calcext:value-type="float">
            <text:p>15,7</text:p>
          </table:table-cell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6.4" calcext:value-type="float">
            <text:p>16,4</text:p>
          </table:table-cell>
          <table:table-cell office:value-type="float" office:value="16.7" calcext:value-type="float">
            <text:p>16,7</text:p>
          </table:table-cell>
          <table:table-cell office:value-type="float" office:value="17.1" calcext:value-type="float">
            <text:p>17,1</text:p>
          </table:table-cell>
          <table:table-cell office:value-type="float" office:value="17.6" calcext:value-type="float">
            <text:p>17,6</text:p>
          </table:table-cell>
          <table:table-cell office:value-type="float" office:value="18.1" calcext:value-type="float">
            <text:p>18,1</text:p>
          </table:table-cell>
          <table:table-cell office:value-type="float" office:value="18.6" calcext:value-type="float">
            <text:p>18,6</text:p>
          </table:table-cell>
          <table:table-cell office:value-type="float" office:value="19.1" calcext:value-type="float">
            <text:p>19,1</text:p>
          </table:table-cell>
          <table:table-cell office:value-type="float" office:value="16.6" calcext:value-type="float">
            <text:p>16,6</text:p>
          </table:table-cell>
          <table:table-cell office:value-type="float" office:value="14.7" calcext:value-type="float">
            <text:p>14,7</text:p>
          </table:table-cell>
          <table:table-cell office:value-type="float" office:value="13.2" calcext:value-type="float">
            <text:p>13,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office:value-type="float" office:value="13.2" calcext:value-type="float">
            <text:p>13,2</text:p>
          </table:table-cell>
          <table:table-cell office:value-type="float" office:value="17.6" calcext:value-type="float">
            <text:p>17,6</text:p>
          </table:table-cell>
          <table:table-cell office:value-type="float" office:value="24.3" calcext:value-type="float">
            <text:p>24,3</text:p>
          </table:table-cell>
          <table:table-cell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ominica</text:p>
          </table:table-cell>
          <table:table-cell office:value-type="float" office:value="18.8" calcext:value-type="float">
            <text:p>18,8</text:p>
          </table:table-cell>
          <table:table-cell office:value-type="float" office:value="17.6" calcext:value-type="float">
            <text:p>17,6</text:p>
          </table:table-cell>
          <table:table-cell office:value-type="float" office:value="16.5" calcext:value-type="float">
            <text:p>16,5</text:p>
          </table:table-cell>
          <table:table-cell office:value-type="float" office:value="15.3" calcext:value-type="float">
            <text:p>15,3</text:p>
          </table:table-cell>
          <table:table-cell office:value-type="float" office:value="14.1" calcext:value-type="float">
            <text:p>14,1</text:p>
          </table:table-cell>
          <table:table-cell office:value-type="float" office:value="12.9" calcext:value-type="float">
            <text:p>12,9</text:p>
          </table:table-cell>
          <table:table-cell office:value-type="float" office:value="12.8" calcext:value-type="float">
            <text:p>12,8</text:p>
          </table:table-cell>
          <table:table-cell office:value-type="float" office:value="12.7" calcext:value-type="float">
            <text:p>12,7</text:p>
          </table:table-cell>
          <table:table-cell office:value-type="float" office:value="12.6" calcext:value-type="float">
            <text:p>12,6</text:p>
          </table:table-cell>
          <table:table-cell office:value-type="float" office:value="12.5" calcext:value-type="float">
            <text:p>12,5</text:p>
          </table:table-cell>
          <table:table-cell office:value-type="float" office:value="19.2" calcext:value-type="float">
            <text:p>19,2</text:p>
          </table:table-cell>
          <table:table-cell office:value-type="float" office:value="20" calcext:value-type="float">
            <text:p>20</text:p>
          </table:table-cell>
          <table:table-cell office:value-type="float" office:value="20.7" calcext:value-type="float">
            <text:p>20,7</text:p>
          </table:table-cell>
          <table:table-cell office:value-type="float" office:value="21.3" calcext:value-type="float">
            <text:p>21,3</text:p>
          </table:table-cell>
          <table:table-cell office:value-type="float" office:value="21.9" calcext:value-type="float">
            <text:p>21,9</text:p>
          </table:table-cell>
          <table:table-cell office:value-type="float" office:value="22.5" calcext:value-type="float">
            <text:p>22,5</text:p>
          </table:table-cell>
          <table:table-cell office:value-type="float" office:value="23.1" calcext:value-type="float">
            <text:p>23,1</text:p>
          </table:table-cell>
          <table:table-cell office:value-type="float" office:value="23.8" calcext:value-type="float">
            <text:p>23,8</text:p>
          </table:table-cell>
          <table:table-cell office:value-type="float" office:value="24.4" calcext:value-type="float">
            <text:p>24,4</text:p>
          </table:table-cell>
          <table:table-cell office:value-type="float" office:value="25" calcext:value-type="float">
            <text:p>25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office:value-type="float" office:value="2.42" calcext:value-type="float">
            <text:p>2,42</text:p>
          </table:table-cell>
          <table:table-cell office:value-type="float" office:value="3.14" calcext:value-type="float">
            <text:p>3,14</text:p>
          </table:table-cell>
          <table:table-cell office:value-type="float" office:value="4.04" calcext:value-type="float">
            <text:p>4,04</text:p>
          </table:table-cell>
          <table:table-cell office:value-type="float" office:value="5.22" calcext:value-type="float">
            <text:p>5,22</text:p>
          </table:table-cell>
          <table:table-cell office:value-type="float" office:value="6.82" calcext:value-type="float">
            <text:p>6,82</text:p>
          </table:table-cell>
          <table:table-cell office:value-type="float" office:value="1.98" calcext:value-type="float">
            <text:p>1,98</text:p>
          </table:table-cell>
          <table:table-cell office:value-type="float" office:value="4.89" calcext:value-type="float">
            <text:p>4,89</text:p>
          </table:table-cell>
          <table:table-cell office:value-type="float" office:value="7.39" calcext:value-type="float">
            <text:p>7,39</text:p>
          </table:table-cell>
          <table:table-cell office:value-type="float" office:value="9.12" calcext:value-type="float">
            <text:p>9,12</text:p>
          </table:table-cell>
          <table:table-cell office:value-type="float" office:value="10.9" calcext:value-type="float">
            <text:p>10,9</text:p>
          </table:table-cell>
          <table:table-cell office:value-type="float" office:value="12.7" calcext:value-type="float">
            <text:p>12,7</text:p>
          </table:table-cell>
          <table:table-cell office:value-type="float" office:value="1.97" calcext:value-type="float">
            <text:p>1,97</text:p>
          </table:table-cell>
          <table:table-cell office:value-type="float" office:value="5.61" calcext:value-type="float">
            <text:p>5,61</text:p>
          </table:table-cell>
          <table:table-cell office:value-type="float" office:value="8.97" calcext:value-type="float">
            <text:p>8,97</text:p>
          </table:table-cell>
          <table:table-cell office:value-type="float" office:value="12.1" calcext:value-type="float">
            <text:p>12,1</text:p>
          </table:table-cell>
          <table:table-cell table:number-columns-repeated="5" office:value-type="float" office:value="14.9" calcext:value-type="float">
            <text:p>14,9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lvador</text:p>
          </table:table-cell>
          <table:table-cell office:value-type="float" office:value="9.52" calcext:value-type="float">
            <text:p>9,52</text:p>
          </table:table-cell>
          <table:table-cell office:value-type="float" office:value="9.92" calcext:value-type="float">
            <text:p>9,92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12.7" calcext:value-type="float">
            <text:p>12,7</text:p>
          </table:table-cell>
          <table:table-cell office:value-type="float" office:value="14.7" calcext:value-type="float">
            <text:p>14,7</text:p>
          </table:table-cell>
          <table:table-cell office:value-type="float" office:value="16.7" calcext:value-type="float">
            <text:p>16,7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 office:value-type="float" office:value="19.1" calcext:value-type="float">
            <text:p>19,1</text:p>
          </table:table-cell>
          <table:table-cell office:value-type="float" office:value="21.4" calcext:value-type="float">
            <text:p>21,4</text:p>
          </table:table-cell>
          <table:table-cell office:value-type="float" office:value="23.8" calcext:value-type="float">
            <text:p>23,8</text:p>
          </table:table-cell>
          <table:table-cell office:value-type="float" office:value="26.2" calcext:value-type="float">
            <text:p>26,2</text:p>
          </table:table-cell>
          <table:table-cell office:value-type="float" office:value="28.2" calcext:value-type="float">
            <text:p>28,2</text:p>
          </table:table-cell>
          <table:table-cell office:value-type="float" office:value="30.2" calcext:value-type="float">
            <text:p>30,2</text:p>
          </table:table-cell>
          <table:table-cell office:value-type="float" office:value="32.1" calcext:value-type="float">
            <text:p>32,1</text:p>
          </table:table-cell>
          <table:table-cell office:value-type="float" office:value="31.8" calcext:value-type="float">
            <text:p>31,8</text:p>
          </table:table-cell>
          <table:table-cell office:value-type="float" office:value="31.4" calcext:value-type="float">
            <text:p>31,4</text:p>
          </table:table-cell>
          <table:table-cell table:number-columns-repeated="2" office:value-type="float" office:value="30.9" calcext:value-type="float">
            <text:p>30,9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nited Arab Emira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7.5" calcext:value-type="float">
            <text:p>17,5</text:p>
          </table:table-cell>
          <table:table-cell office:value-type="float" office:value="19.2" calcext:value-type="float">
            <text:p>19,2</text:p>
          </table:table-cell>
          <table:table-cell office:value-type="float" office:value="20.8" calcext:value-type="float">
            <text:p>20,8</text:p>
          </table:table-cell>
          <table:table-cell office:value-type="float" office:value="22.5" calcext:value-type="float">
            <text:p>22,5</text:p>
          </table:table-cell>
          <table:table-cell office:value-type="float" office:value="29.4" calcext:value-type="float">
            <text:p>29,4</text:p>
          </table:table-cell>
          <table:table-cell office:value-type="float" office:value="36.3" calcext:value-type="float">
            <text:p>36,3</text:p>
          </table:table-cell>
          <table:table-cell office:value-type="float" office:value="43.1" calcext:value-type="float">
            <text:p>43,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cuador</text:p>
          </table:table-cell>
          <table:table-cell office:value-type="float" office:value="16.7" calcext:value-type="float">
            <text:p>16,7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18.3" calcext:value-type="float">
            <text:p>18,3</text:p>
          </table:table-cell>
          <table:table-cell office:value-type="float" office:value="20.5" calcext:value-type="float">
            <text:p>20,5</text:p>
          </table:table-cell>
          <table:table-cell office:value-type="float" office:value="22.8" calcext:value-type="float">
            <text:p>22,8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,8</text:p>
          </table:table-cell>
          <table:table-cell office:value-type="float" office:value="30.2" calcext:value-type="float">
            <text:p>30,2</text:p>
          </table:table-cell>
          <table:table-cell office:value-type="float" office:value="32.3" calcext:value-type="float">
            <text:p>32,3</text:p>
          </table:table-cell>
          <table:table-cell office:value-type="float" office:value="33.6" calcext:value-type="float">
            <text:p>33,6</text:p>
          </table:table-cell>
          <table:table-cell office:value-type="float" office:value="34.5" calcext:value-type="float">
            <text:p>34,5</text:p>
          </table:table-cell>
          <table:table-cell office:value-type="float" office:value="35.2" calcext:value-type="float">
            <text:p>35,2</text:p>
          </table:table-cell>
          <table:table-cell office:value-type="float" office:value="35.6" calcext:value-type="float">
            <text:p>35,6</text:p>
          </table:table-cell>
          <table:table-cell office:value-type="float" office:value="36" calcext:value-type="float">
            <text:p>36</text:p>
          </table:table-cell>
          <table:table-cell office:value-type="float" office:value="36.4" calcext:value-type="float">
            <text:p>36,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ritrea</text:p>
          </table:table-cell>
          <table:table-cell table:number-columns-repeated="2" office:value-type="float" office:value="21.3" calcext:value-type="float">
            <text:p>21,3</text:p>
          </table:table-cell>
          <table:table-cell table:number-columns-repeated="2" office:value-type="float" office:value="21.4" calcext:value-type="float">
            <text:p>21,4</text:p>
          </table:table-cell>
          <table:table-cell table:number-columns-repeated="2" office:value-type="float" office:value="21.5" calcext:value-type="float">
            <text:p>21,5</text:p>
          </table:table-cell>
          <table:table-cell table:number-columns-repeated="3" office:value-type="float" office:value="21.6" calcext:value-type="float">
            <text:p>21,6</text:p>
          </table:table-cell>
          <table:table-cell table:number-columns-repeated="3" office:value-type="float" office:value="21.7" calcext:value-type="float">
            <text:p>21,7</text:p>
          </table:table-cell>
          <table:table-cell table:number-columns-repeated="3" office:value-type="float" office:value="21.8" calcext:value-type="float">
            <text:p>21,8</text:p>
          </table:table-cell>
          <table:table-cell table:number-columns-repeated="3" office:value-type="float" office:value="21.9" calcext:value-type="float">
            <text:p>21,9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pain</text:p>
          </table:table-cell>
          <table:table-cell office:value-type="float" office:value="25.9" calcext:value-type="float">
            <text:p>25,9</text:p>
          </table:table-cell>
          <table:table-cell office:value-type="float" office:value="27.1" calcext:value-type="float">
            <text:p>27,1</text:p>
          </table:table-cell>
          <table:table-cell office:value-type="float" office:value="28.2" calcext:value-type="float">
            <text:p>28,2</text:p>
          </table:table-cell>
          <table:table-cell office:value-type="float" office:value="29.4" calcext:value-type="float">
            <text:p>29,4</text:p>
          </table:table-cell>
          <table:table-cell office:value-type="float" office:value="30.5" calcext:value-type="float">
            <text:p>30,5</text:p>
          </table:table-cell>
          <table:table-cell office:value-type="float" office:value="31" calcext:value-type="float">
            <text:p>31</text:p>
          </table:table-cell>
          <table:table-cell office:value-type="float" office:value="31.4" calcext:value-type="float">
            <text:p>31,4</text:p>
          </table:table-cell>
          <table:table-cell office:value-type="float" office:value="31.8" calcext:value-type="float">
            <text:p>31,8</text:p>
          </table:table-cell>
          <table:table-cell office:value-type="float" office:value="32.1" calcext:value-type="float">
            <text:p>32,1</text:p>
          </table:table-cell>
          <table:table-cell office:value-type="float" office:value="32.8" calcext:value-type="float">
            <text:p>32,8</text:p>
          </table:table-cell>
          <table:table-cell office:value-type="float" office:value="33.7" calcext:value-type="float">
            <text:p>33,7</text:p>
          </table:table-cell>
          <table:table-cell office:value-type="float" office:value="34.9" calcext:value-type="float">
            <text:p>34,9</text:p>
          </table:table-cell>
          <table:table-cell office:value-type="float" office:value="36.1" calcext:value-type="float">
            <text:p>36,1</text:p>
          </table:table-cell>
          <table:table-cell office:value-type="float" office:value="37.3" calcext:value-type="float">
            <text:p>37,3</text:p>
          </table:table-cell>
          <table:table-cell office:value-type="float" office:value="38.5" calcext:value-type="float">
            <text:p>38,5</text:p>
          </table:table-cell>
          <table:table-cell office:value-type="float" office:value="39.7" calcext:value-type="float">
            <text:p>39,7</text:p>
          </table:table-cell>
          <table:table-cell office:value-type="float" office:value="38.8" calcext:value-type="float">
            <text:p>38,8</text:p>
          </table:table-cell>
          <table:table-cell office:value-type="float" office:value="39.6" calcext:value-type="float">
            <text:p>39,6</text:p>
          </table:table-cell>
          <table:table-cell office:value-type="float" office:value="40.6" calcext:value-type="float">
            <text:p>40,6</text:p>
          </table:table-cell>
          <table:table-cell table:number-columns-repeated="2"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onia</text:p>
          </table:table-cell>
          <table:table-cell office:value-type="float" office:value="18.1" calcext:value-type="float">
            <text:p>18,1</text:p>
          </table:table-cell>
          <table:table-cell office:value-type="float" office:value="18.3" calcext:value-type="float">
            <text:p>18,3</text:p>
          </table:table-cell>
          <table:table-cell office:value-type="float" office:value="18.6" calcext:value-type="float">
            <text:p>18,6</text:p>
          </table:table-cell>
          <table:table-cell office:value-type="float" office:value="18.8" calcext:value-type="float">
            <text:p>18,8</text:p>
          </table:table-cell>
          <table:table-cell office:value-type="float" office:value="20.5" calcext:value-type="float">
            <text:p>20,5</text:p>
          </table:table-cell>
          <table:table-cell office:value-type="float" office:value="21.3" calcext:value-type="float">
            <text:p>21,3</text:p>
          </table:table-cell>
          <table:table-cell office:value-type="float" office:value="21.8" calcext:value-type="float">
            <text:p>21,8</text:p>
          </table:table-cell>
          <table:table-cell office:value-type="float" office:value="22.1" calcext:value-type="float">
            <text:p>22,1</text:p>
          </table:table-cell>
          <table:table-cell office:value-type="float" office:value="21.9" calcext:value-type="float">
            <text:p>21,9</text:p>
          </table:table-cell>
          <table:table-cell office:value-type="float" office:value="21.5" calcext:value-type="float">
            <text:p>21,5</text:p>
          </table:table-cell>
          <table:table-cell office:value-type="float" office:value="21" calcext:value-type="float">
            <text:p>21</text:p>
          </table:table-cell>
          <table:table-cell office:value-type="float" office:value="19.8" calcext:value-type="float">
            <text:p>19,8</text:p>
          </table:table-cell>
          <table:table-cell office:value-type="float" office:value="20.8" calcext:value-type="float">
            <text:p>20,8</text:p>
          </table:table-cell>
          <table:table-cell office:value-type="float" office:value="21.8" calcext:value-type="float">
            <text:p>21,8</text:p>
          </table:table-cell>
          <table:table-cell office:value-type="float" office:value="22.8" calcext:value-type="float">
            <text:p>22,8</text:p>
          </table:table-cell>
          <table:table-cell office:value-type="float" office:value="23.8" calcext:value-type="float">
            <text:p>23,8</text:p>
          </table:table-cell>
          <table:table-cell office:value-type="float" office:value="25.3" calcext:value-type="float">
            <text:p>25,3</text:p>
          </table:table-cell>
          <table:table-cell office:value-type="float" office:value="26.7" calcext:value-type="float">
            <text:p>26,7</text:p>
          </table:table-cell>
          <table:table-cell office:value-type="float" office:value="28.2" calcext:value-type="float">
            <text:p>28,2</text:p>
          </table:table-cell>
          <table:table-cell office:value-type="float" office:value="29.7" calcext:value-type="float">
            <text:p>29,7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watini</text:p>
          </table:table-cell>
          <table:table-cell office:value-type="float" office:value="10.5" calcext:value-type="float">
            <text:p>10,5</text:p>
          </table:table-cell>
          <table:table-cell office:value-type="float" office:value="12.6" calcext:value-type="float">
            <text:p>12,6</text:p>
          </table:table-cell>
          <table:table-cell office:value-type="float" office:value="14.7" calcext:value-type="float">
            <text:p>14,7</text:p>
          </table:table-cell>
          <table:table-cell office:value-type="float" office:value="16.8" calcext:value-type="float">
            <text:p>16,8</text:p>
          </table:table-cell>
          <table:table-cell office:value-type="float" office:value="17.2" calcext:value-type="float">
            <text:p>17,2</text:p>
          </table:table-cell>
          <table:table-cell office:value-type="float" office:value="17.5" calcext:value-type="float">
            <text:p>17,5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8.1" calcext:value-type="float">
            <text:p>18,1</text:p>
          </table:table-cell>
          <table:table-cell office:value-type="float" office:value="17.7" calcext:value-type="float">
            <text:p>17,7</text:p>
          </table:table-cell>
          <table:table-cell office:value-type="float" office:value="17.2" calcext:value-type="float">
            <text:p>17,2</text:p>
          </table:table-cell>
          <table:table-cell office:value-type="float" office:value="16.5" calcext:value-type="float">
            <text:p>16,5</text:p>
          </table:table-cell>
          <table:table-cell office:value-type="float" office:value="15.7" calcext:value-type="float">
            <text:p>15,7</text:p>
          </table:table-cell>
          <table:table-cell office:value-type="float" office:value="14.7" calcext:value-type="float">
            <text:p>14,7</text:p>
          </table:table-cell>
          <table:table-cell office:value-type="float" office:value="15.4" calcext:value-type="float">
            <text:p>15,4</text:p>
          </table:table-cell>
          <table:table-cell office:value-type="float" office:value="16.2" calcext:value-type="float">
            <text:p>16,2</text:p>
          </table:table-cell>
          <table:table-cell office:value-type="float" office:value="17.5" calcext:value-type="float">
            <text:p>17,5</text:p>
          </table:table-cell>
          <table:table-cell office:value-type="float" office:value="19.5" calcext:value-type="float">
            <text:p>19,5</text:p>
          </table:table-cell>
          <table:table-cell office:value-type="float" office:value="23.3" calcext:value-type="float">
            <text:p>23,3</text:p>
          </table:table-cell>
          <table:table-cell office:value-type="float" office:value="12.1" calcext:value-type="float">
            <text:p>12,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nited States</text:p>
          </table:table-cell>
          <table:table-cell office:value-type="float" office:value="12.9" calcext:value-type="float">
            <text:p>12,9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,4</text:p>
          </table:table-cell>
          <table:table-cell office:value-type="float" office:value="14.8" calcext:value-type="float">
            <text:p>14,8</text:p>
          </table:table-cell>
          <table:table-cell office:value-type="float" office:value="15.5" calcext:value-type="float">
            <text:p>15,5</text:p>
          </table:table-cell>
          <table:table-cell office:value-type="float" office:value="16.3" calcext:value-type="float">
            <text:p>16,3</text:p>
          </table:table-cell>
          <table:table-cell office:value-type="float" office:value="16.8" calcext:value-type="float">
            <text:p>16,8</text:p>
          </table:table-cell>
          <table:table-cell office:value-type="float" office:value="17.3" calcext:value-type="float">
            <text:p>17,3</text:p>
          </table:table-cell>
          <table:table-cell office:value-type="float" office:value="17.1" calcext:value-type="float">
            <text:p>17,1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  <table:table-cell office:value-type="float" office:value="18.4" calcext:value-type="float">
            <text:p>18,4</text:p>
          </table:table-cell>
          <table:table-cell office:value-type="float" office:value="18.9" calcext:value-type="float">
            <text:p>18,9</text:p>
          </table:table-cell>
          <table:table-cell table:number-columns-repeated="2" office:value-type="float" office:value="19.4" calcext:value-type="float">
            <text:p>19,4</text:p>
          </table:table-cell>
          <table:table-cell office:value-type="float" office:value="19.3" calcext:value-type="float">
            <text:p>19,3</text:p>
          </table:table-cell>
          <table:table-cell office:value-type="float" office:value="21.6" calcext:value-type="float">
            <text:p>21,6</text:p>
          </table:table-cell>
          <table:table-cell office:value-type="float" office:value="23.8" calcext:value-type="float">
            <text:p>23,8</text:p>
          </table:table-cell>
          <table:table-cell table:number-columns-repeated="2"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thiopia</text:p>
          </table:table-cell>
          <table:table-cell office:value-type="float" office:value="7.65" calcext:value-type="float">
            <text:p>7,65</text:p>
          </table:table-cell>
          <table:table-cell office:value-type="float" office:value="11.9" calcext:value-type="float">
            <text:p>11,9</text:p>
          </table:table-cell>
          <table:table-cell office:value-type="float" office:value="15.1" calcext:value-type="float">
            <text:p>15,1</text:p>
          </table:table-cell>
          <table:table-cell office:value-type="float" office:value="17.5" calcext:value-type="float">
            <text:p>17,5</text:p>
          </table:table-cell>
          <table:table-cell office:value-type="float" office:value="19.5" calcext:value-type="float">
            <text:p>19,5</text:p>
          </table:table-cell>
          <table:table-cell office:value-type="float" office:value="21.1" calcext:value-type="float">
            <text:p>21,1</text:p>
          </table:table-cell>
          <table:table-cell office:value-type="float" office:value="21.6" calcext:value-type="float">
            <text:p>21,6</text:p>
          </table:table-cell>
          <table:table-cell office:value-type="float" office:value="22.3" calcext:value-type="float">
            <text:p>22,3</text:p>
          </table:table-cell>
          <table:table-cell office:value-type="float" office:value="23.1" calcext:value-type="float">
            <text:p>23,1</text:p>
          </table:table-cell>
          <table:table-cell office:value-type="float" office:value="24.2" calcext:value-type="float">
            <text:p>24,2</text:p>
          </table:table-cell>
          <table:table-cell office:value-type="float" office:value="25.5" calcext:value-type="float">
            <text:p>25,5</text:p>
          </table:table-cell>
          <table:table-cell office:value-type="float" office:value="27.9" calcext:value-type="float">
            <text:p>27,9</text:p>
          </table:table-cell>
          <table:table-cell office:value-type="float" office:value="30.3" calcext:value-type="float">
            <text:p>30,3</text:p>
          </table:table-cell>
          <table:table-cell office:value-type="float" office:value="32.7" calcext:value-type="float">
            <text:p>32,7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Faroe Islands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ji</text:p>
          </table:table-cell>
          <table:table-cell office:value-type="float" office:value="9.71" calcext:value-type="float">
            <text:p>9,71</text:p>
          </table:table-cell>
          <table:table-cell office:value-type="float" office:value="8.74" calcext:value-type="float">
            <text:p>8,74</text:p>
          </table:table-cell>
          <table:table-cell office:value-type="float" office:value="9.65" calcext:value-type="float">
            <text:p>9,65</text:p>
          </table:table-cell>
          <table:table-cell office:value-type="float" office:value="10.5" calcext:value-type="float">
            <text:p>10,5</text:p>
          </table:table-cell>
          <table:table-cell office:value-type="float" office:value="11.2" calcext:value-type="float">
            <text:p>11,2</text:p>
          </table:table-cell>
          <table:table-cell office:value-type="float" office:value="11.9" calcext:value-type="float">
            <text:p>11,9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office:value-type="float" office:value="13" calcext:value-type="float">
            <text:p>13</text:p>
          </table:table-cell>
          <table:table-cell office:value-type="float" office:value="13.3" calcext:value-type="float">
            <text:p>13,3</text:p>
          </table:table-cell>
          <table:table-cell office:value-type="float" office:value="13.6" calcext:value-type="float">
            <text:p>13,6</text:p>
          </table:table-cell>
          <table:table-cell office:value-type="float" office:value="13.9" calcext:value-type="float">
            <text:p>13,9</text:p>
          </table:table-cell>
          <table:table-cell office:value-type="float" office:value="14.4" calcext:value-type="float">
            <text:p>14,4</text:p>
          </table:table-cell>
          <table:table-cell office:value-type="float" office:value="15.1" calcext:value-type="float">
            <text:p>15,1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,9</text:p>
          </table:table-cell>
          <table:table-cell office:value-type="float" office:value="17.8" calcext:value-type="float">
            <text:p>17,8</text:p>
          </table:table-cell>
          <table:table-cell office:value-type="float" office:value="18.7" calcext:value-type="float">
            <text:p>18,7</text:p>
          </table:table-cell>
          <table:table-cell table:number-columns-repeated="3"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nland</text:p>
          </table:table-cell>
          <table:table-cell office:value-type="float" office:value="37.1" calcext:value-type="float">
            <text:p>37,1</text:p>
          </table:table-cell>
          <table:table-cell office:value-type="float" office:value="37.3" calcext:value-type="float">
            <text:p>37,3</text:p>
          </table:table-cell>
          <table:table-cell office:value-type="float" office:value="37.4" calcext:value-type="float">
            <text:p>37,4</text:p>
          </table:table-cell>
          <table:table-cell office:value-type="float" office:value="37.5" calcext:value-type="float">
            <text:p>37,5</text:p>
          </table:table-cell>
          <table:table-cell office:value-type="float" office:value="39.2" calcext:value-type="float">
            <text:p>39,2</text:p>
          </table:table-cell>
          <table:table-cell office:value-type="float" office:value="40.3" calcext:value-type="float">
            <text:p>40,3</text:p>
          </table:table-cell>
          <table:table-cell office:value-type="float" office:value="41.1" calcext:value-type="float">
            <text:p>41,1</text:p>
          </table:table-cell>
          <table:table-cell office:value-type="float" office:value="41.8" calcext:value-type="float">
            <text:p>41,8</text:p>
          </table:table-cell>
          <table:table-cell office:value-type="float" office:value="41.9" calcext:value-type="float">
            <text:p>41,9</text:p>
          </table:table-cell>
          <table:table-cell office:value-type="float" office:value="42" calcext:value-type="float">
            <text:p>42</text:p>
          </table:table-cell>
          <table:table-cell office:value-type="float" office:value="42.2" calcext:value-type="float">
            <text:p>42,2</text:p>
          </table:table-cell>
          <table:table-cell office:value-type="float" office:value="42.5" calcext:value-type="float">
            <text:p>42,5</text:p>
          </table:table-cell>
          <table:table-cell office:value-type="float" office:value="42.3" calcext:value-type="float">
            <text:p>42,3</text:p>
          </table:table-cell>
          <table:table-cell office:value-type="float" office:value="42" calcext:value-type="float">
            <text:p>42</text:p>
          </table:table-cell>
          <table:table-cell office:value-type="float" office:value="41.8" calcext:value-type="float">
            <text:p>41,8</text:p>
          </table:table-cell>
          <table:table-cell office:value-type="float" office:value="41.5" calcext:value-type="float">
            <text:p>41,5</text:p>
          </table:table-cell>
          <table:table-cell office:value-type="float" office:value="42.9" calcext:value-type="float">
            <text:p>42,9</text:p>
          </table:table-cell>
          <table:table-cell office:value-type="float" office:value="44.3" calcext:value-type="float">
            <text:p>44,3</text:p>
          </table:table-cell>
          <table:table-cell office:value-type="float" office:value="45.6" calcext:value-type="float">
            <text:p>45,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office:value-type="float" office:value="9.26" calcext:value-type="float">
            <text:p>9,26</text:p>
          </table:table-cell>
          <table:table-cell office:value-type="float" office:value="10.9" calcext:value-type="float">
            <text:p>10,9</text:p>
          </table:table-cell>
          <table:table-cell office:value-type="float" office:value="12.2" calcext:value-type="float">
            <text:p>12,2</text:p>
          </table:table-cell>
          <table:table-cell office:value-type="float" office:value="12.8" calcext:value-type="float">
            <text:p>12,8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,3</text:p>
          </table:table-cell>
          <table:table-cell office:value-type="float" office:value="16.7" calcext:value-type="float">
            <text:p>16,7</text:p>
          </table:table-cell>
          <table:table-cell office:value-type="float" office:value="18.2" calcext:value-type="float">
            <text:p>18,2</text:p>
          </table:table-cell>
          <table:table-cell office:value-type="float" office:value="21.9" calcext:value-type="float">
            <text:p>21,9</text:p>
          </table:table-cell>
          <table:table-cell office:value-type="float" office:value="20.7" calcext:value-type="float">
            <text:p>20,7</text:p>
          </table:table-cell>
          <table:table-cell office:value-type="float" office:value="20.2" calcext:value-type="float">
            <text:p>20,2</text:p>
          </table:table-cell>
          <table:table-cell office:value-type="float" office:value="19.9" calcext:value-type="float">
            <text:p>19,9</text:p>
          </table:table-cell>
          <table:table-cell office:value-type="float" office:value="26.9" calcext:value-type="float">
            <text:p>26,9</text:p>
          </table:table-cell>
          <table:table-cell office:value-type="float" office:value="26.2" calcext:value-type="float">
            <text:p>26,2</text:p>
          </table:table-cell>
          <table:table-cell office:value-type="float" office:value="25" calcext:value-type="float">
            <text:p>25</text:p>
          </table:table-cell>
          <table:table-cell office:value-type="float" office:value="30.9" calcext:value-type="float">
            <text:p>30,9</text:p>
          </table:table-cell>
          <table:table-cell office:value-type="float" office:value="33.6" calcext:value-type="float">
            <text:p>33,6</text:p>
          </table:table-cell>
          <table:table-cell office:value-type="float" office:value="35.2" calcext:value-type="float">
            <text:p>35,2</text:p>
          </table:table-cell>
          <table:table-cell office:value-type="float" office:value="36" calcext:value-type="float">
            <text:p>36</text:p>
          </table:table-cell>
          <table:table-cell office:value-type="float" office:value="36.9" calcext:value-type="float">
            <text:p>36,9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office:value-type="float" office:value="9.6" calcext:value-type="float">
            <text:p>9,6</text:p>
          </table:table-cell>
          <table:table-cell office:value-type="float" office:value="9.24" calcext:value-type="float">
            <text:p>9,24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12.9" calcext:value-type="float">
            <text:p>12,9</text:p>
          </table:table-cell>
          <table:table-cell office:value-type="float" office:value="12.7" calcext:value-type="float">
            <text:p>12,7</text:p>
          </table:table-cell>
          <table:table-cell office:value-type="float" office:value="12.5" calcext:value-type="float">
            <text:p>12,5</text:p>
          </table:table-cell>
          <table:table-cell office:value-type="float" office:value="13.2" calcext:value-type="float">
            <text:p>13,2</text:p>
          </table:table-cell>
          <table:table-cell office:value-type="float" office:value="13.9" calcext:value-type="float">
            <text:p>13,9</text:p>
          </table:table-cell>
          <table:table-cell office:value-type="float" office:value="14.7" calcext:value-type="float">
            <text:p>14,7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office:value-type="float" office:value="15" calcext:value-type="float">
            <text:p>15</text:p>
          </table:table-cell>
          <table:table-cell office:value-type="float" office:value="16.9" calcext:value-type="float">
            <text:p>16,9</text:p>
          </table:table-cell>
          <table:table-cell office:value-type="float" office:value="19" calcext:value-type="float">
            <text:p>19</text:p>
          </table:table-cell>
          <table:table-cell office:value-type="float" office:value="18.7" calcext:value-type="float">
            <text:p>18,7</text:p>
          </table:table-cell>
          <table:table-cell office:value-type="float" office:value="18.4" calcext:value-type="float">
            <text:p>18,4</text:p>
          </table:table-cell>
          <table:table-cell office:value-type="float" office:value="18.1" calcext:value-type="float">
            <text:p>18,1</text:p>
          </table:table-cell>
          <table:table-cell table:number-columns-repeated="2" office:value-type="float" office:value="17.9" calcext:value-type="float">
            <text:p>17,9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bia</text:p>
          </table:table-cell>
          <table:table-cell office:value-type="float" office:value="8.95" calcext:value-type="float">
            <text:p>8,95</text:p>
          </table:table-cell>
          <table:table-cell office:value-type="float" office:value="11.1" calcext:value-type="float">
            <text:p>11,1</text:p>
          </table:table-cell>
          <table:table-cell office:value-type="float" office:value="13.2" calcext:value-type="float">
            <text:p>13,2</text:p>
          </table:table-cell>
          <table:table-cell office:value-type="float" office:value="12.4" calcext:value-type="float">
            <text:p>12,4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10.2" calcext:value-type="float">
            <text:p>10,2</text:p>
          </table:table-cell>
          <table:table-cell office:value-type="float" office:value="9.43" calcext:value-type="float">
            <text:p>9,43</text:p>
          </table:table-cell>
          <table:table-cell office:value-type="float" office:value="9.06" calcext:value-type="float">
            <text:p>9,06</text:p>
          </table:table-cell>
          <table:table-cell office:value-type="float" office:value="8.68" calcext:value-type="float">
            <text:p>8,68</text:p>
          </table:table-cell>
          <table:table-cell office:value-type="float" office:value="8.3" calcext:value-type="float">
            <text:p>8,3</text:p>
          </table:table-cell>
          <table:table-cell office:value-type="float" office:value="7.92" calcext:value-type="float">
            <text:p>7,92</text:p>
          </table:table-cell>
          <table:table-cell office:value-type="float" office:value="7.55" calcext:value-type="float">
            <text:p>7,55</text:p>
          </table:table-cell>
          <table:table-cell office:value-type="float" office:value="8.15" calcext:value-type="float">
            <text:p>8,15</text:p>
          </table:table-cell>
          <table:table-cell office:value-type="float" office:value="8.73" calcext:value-type="float">
            <text:p>8,73</text:p>
          </table:table-cell>
          <table:table-cell office:value-type="float" office:value="9.29" calcext:value-type="float">
            <text:p>9,29</text:p>
          </table:table-cell>
          <table:table-cell office:value-type="float" office:value="9.82" calcext:value-type="float">
            <text:p>9,82</text:p>
          </table:table-cell>
          <table:table-cell table:number-columns-repeated="3" office:value-type="float" office:value="10.3" calcext:value-type="float">
            <text:p>10,3</text:p>
          </table:table-cell>
          <table:table-cell office:value-type="float" office:value="8.62" calcext:value-type="float">
            <text:p>8,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ia</text:p>
          </table:table-cell>
          <table:table-cell office:value-type="float" office:value="7.59" calcext:value-type="float">
            <text:p>7,59</text:p>
          </table:table-cell>
          <table:table-cell office:value-type="float" office:value="7.84" calcext:value-type="float">
            <text:p>7,84</text:p>
          </table:table-cell>
          <table:table-cell office:value-type="float" office:value="8.03" calcext:value-type="float">
            <text:p>8,03</text:p>
          </table:table-cell>
          <table:table-cell office:value-type="float" office:value="8.18" calcext:value-type="float">
            <text:p>8,18</text:p>
          </table:table-cell>
          <table:table-cell office:value-type="float" office:value="8.3" calcext:value-type="float">
            <text:p>8,3</text:p>
          </table:table-cell>
          <table:table-cell office:value-type="float" office:value="8.08" calcext:value-type="float">
            <text:p>8,08</text:p>
          </table:table-cell>
          <table:table-cell office:value-type="float" office:value="7.74" calcext:value-type="float">
            <text:p>7,74</text:p>
          </table:table-cell>
          <table:table-cell office:value-type="float" office:value="7.17" calcext:value-type="float">
            <text:p>7,17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,6</text:p>
          </table:table-cell>
          <table:table-cell office:value-type="float" office:value="9.83" calcext:value-type="float">
            <text:p>9,83</text:p>
          </table:table-cell>
          <table:table-cell office:value-type="float" office:value="9.4" calcext:value-type="float">
            <text:p>9,4</text:p>
          </table:table-cell>
          <table:table-cell office:value-type="float" office:value="9.11" calcext:value-type="float">
            <text:p>9,11</text:p>
          </table:table-cell>
          <table:table-cell office:value-type="float" office:value="9.91" calcext:value-type="float">
            <text:p>9,91</text:p>
          </table:table-cell>
          <table:table-cell office:value-type="float" office:value="11.4" calcext:value-type="float">
            <text:p>11,4</text:p>
          </table:table-cell>
          <table:table-cell office:value-type="float" office:value="14.8" calcext:value-type="float">
            <text:p>14,8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office:value-type="float" office:value="9" calcext:value-type="float">
            <text:p>9</text:p>
          </table:table-cell>
          <table:table-cell office:value-type="float" office:value="9.52" calcext:value-type="float">
            <text:p>9,52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,4</text:p>
          </table:table-cell>
          <table:table-cell office:value-type="float" office:value="10.9" calcext:value-type="float">
            <text:p>10,9</text:p>
          </table:table-cell>
          <table:table-cell office:value-type="float" office:value="10.1" calcext:value-type="float">
            <text:p>10,1</text:p>
          </table:table-cell>
          <table:table-cell office:value-type="float" office:value="9.39" calcext:value-type="float">
            <text:p>9,39</text:p>
          </table:table-cell>
          <table:table-cell office:value-type="float" office:value="8.64" calcext:value-type="float">
            <text:p>8,64</text:p>
          </table:table-cell>
          <table:table-cell office:value-type="float" office:value="7.89" calcext:value-type="float">
            <text:p>7,89</text:p>
          </table:table-cell>
          <table:table-cell office:value-type="float" office:value="8.34" calcext:value-type="float">
            <text:p>8,34</text:p>
          </table:table-cell>
          <table:table-cell office:value-type="float" office:value="8.76" calcext:value-type="float">
            <text:p>8,76</text:p>
          </table:table-cell>
          <table:table-cell office:value-type="float" office:value="9.16" calcext:value-type="float">
            <text:p>9,16</text:p>
          </table:table-cell>
          <table:table-cell office:value-type="float" office:value="9.54" calcext:value-type="float">
            <text:p>9,54</text:p>
          </table:table-cell>
          <table:table-cell office:value-type="float" office:value="9.91" calcext:value-type="float">
            <text:p>9,91</text:p>
          </table:table-cell>
          <table:table-cell office:value-type="float" office:value="10.3" calcext:value-type="float">
            <text:p>10,3</text:p>
          </table:table-cell>
          <table:table-cell office:value-type="float" office:value="10.6" calcext:value-type="float">
            <text:p>10,6</text:p>
          </table:table-cell>
          <table:table-cell office:value-type="float" office:value="10.9" calcext:value-type="float">
            <text:p>10,9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13.1" calcext:value-type="float">
            <text:p>13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Gibraltar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ce</text:p>
          </table:table-cell>
          <table:table-cell office:value-type="float" office:value="8.67" calcext:value-type="float">
            <text:p>8,67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,3</text:p>
          </table:table-cell>
          <table:table-cell office:value-type="float" office:value="12.7" calcext:value-type="float">
            <text:p>12,7</text:p>
          </table:table-cell>
          <table:table-cell office:value-type="float" office:value="14" calcext:value-type="float">
            <text:p>14</text:p>
          </table:table-cell>
          <table:table-cell office:value-type="float" office:value="14.7" calcext:value-type="float">
            <text:p>14,7</text:p>
          </table:table-cell>
          <table:table-cell office:value-type="float" office:value="15.1" calcext:value-type="float">
            <text:p>15,1</text:p>
          </table:table-cell>
          <table:table-cell office:value-type="float" office:value="15.3" calcext:value-type="float">
            <text:p>15,3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,3</text:p>
          </table:table-cell>
          <table:table-cell office:value-type="float" office:value="18.6" calcext:value-type="float">
            <text:p>18,6</text:p>
          </table:table-cell>
          <table:table-cell office:value-type="float" office:value="19.8" calcext:value-type="float">
            <text:p>19,8</text:p>
          </table:table-cell>
          <table:table-cell office:value-type="float" office:value="21" calcext:value-type="float">
            <text:p>21</text:p>
          </table:table-cell>
          <table:table-cell office:value-type="float" office:value="21.7" calcext:value-type="float">
            <text:p>21,7</text:p>
          </table:table-cell>
          <table:table-cell office:value-type="float" office:value="22.3" calcext:value-type="float">
            <text:p>22,3</text:p>
          </table:table-cell>
          <table:table-cell office:value-type="float" office:value="23" calcext:value-type="float">
            <text:p>23</text:p>
          </table:table-cell>
          <table:table-cell office:value-type="float" office:value="22.4" calcext:value-type="float">
            <text:p>22,4</text:p>
          </table:table-cell>
          <table:table-cell office:value-type="float" office:value="21.8" calcext:value-type="float">
            <text:p>21,8</text:p>
          </table:table-cell>
          <table:table-cell office:value-type="float" office:value="21.3" calcext:value-type="float">
            <text:p>21,3</text:p>
          </table:table-cell>
          <table:table-cell office:value-type="float" office:value="20.7" calcext:value-type="float">
            <text:p>20,7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nada</text:p>
          </table:table-cell>
          <table:table-cell office:value-type="float" office:value="20.5" calcext:value-type="float">
            <text:p>20,5</text:p>
          </table:table-cell>
          <table:table-cell office:value-type="float" office:value="23.2" calcext:value-type="float">
            <text:p>23,2</text:p>
          </table:table-cell>
          <table:table-cell office:value-type="float" office:value="25.9" calcext:value-type="float">
            <text:p>25,9</text:p>
          </table:table-cell>
          <table:table-cell office:value-type="float" office:value="28.6" calcext:value-type="float">
            <text:p>28,6</text:p>
          </table:table-cell>
          <table:table-cell office:value-type="float" office:value="27.1" calcext:value-type="float">
            <text:p>27,1</text:p>
          </table:table-cell>
          <table:table-cell office:value-type="float" office:value="25.7" calcext:value-type="float">
            <text:p>25,7</text:p>
          </table:table-cell>
          <table:table-cell office:value-type="float" office:value="24.3" calcext:value-type="float">
            <text:p>24,3</text:p>
          </table:table-cell>
          <table:table-cell office:value-type="float" office:value="22.9" calcext:value-type="float">
            <text:p>22,9</text:p>
          </table:table-cell>
          <table:table-cell office:value-type="float" office:value="21.4" calcext:value-type="float">
            <text:p>21,4</text:p>
          </table:table-cell>
          <table:table-cell office:value-type="float" office:value="23.2" calcext:value-type="float">
            <text:p>23,2</text:p>
          </table:table-cell>
          <table:table-cell office:value-type="float" office:value="25" calcext:value-type="float">
            <text:p>25</text:p>
          </table:table-cell>
          <table:table-cell office:value-type="float" office:value="26.8" calcext:value-type="float">
            <text:p>26,8</text:p>
          </table:table-cell>
          <table:table-cell office:value-type="float" office:value="28.6" calcext:value-type="float">
            <text:p>28,6</text:p>
          </table:table-cell>
          <table:table-cell office:value-type="float" office:value="30.4" calcext:value-type="float">
            <text:p>30,4</text:p>
          </table:table-cell>
          <table:table-cell office:value-type="float" office:value="32.1" calcext:value-type="float">
            <text:p>32,1</text:p>
          </table:table-cell>
          <table:table-cell office:value-type="float" office:value="33.9" calcext:value-type="float">
            <text:p>33,9</text:p>
          </table:table-cell>
          <table:table-cell office:value-type="float" office:value="35.7" calcext:value-type="float">
            <text:p>35,7</text:p>
          </table:table-cell>
          <table:table-cell office:value-type="float" office:value="37.5" calcext:value-type="float">
            <text:p>37,5</text:p>
          </table:table-cell>
          <table:table-cell table:number-columns-repeated="3"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Greenland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uatemala</text:p>
          </table:table-cell>
          <table:table-cell office:value-type="float" office:value="7.44" calcext:value-type="float">
            <text:p>7,44</text:p>
          </table:table-cell>
          <table:table-cell office:value-type="float" office:value="7.75" calcext:value-type="float">
            <text:p>7,75</text:p>
          </table:table-cell>
          <table:table-cell office:value-type="float" office:value="8.01" calcext:value-type="float">
            <text:p>8,01</text:p>
          </table:table-cell>
          <table:table-cell office:value-type="float" office:value="8.23" calcext:value-type="float">
            <text:p>8,23</text:p>
          </table:table-cell>
          <table:table-cell office:value-type="float" office:value="9.18" calcext:value-type="float">
            <text:p>9,18</text:p>
          </table:table-cell>
          <table:table-cell office:value-type="float" office:value="10.1" calcext:value-type="float">
            <text:p>10,1</text:p>
          </table:table-cell>
          <table:table-cell office:value-type="float" office:value="11.1" calcext:value-type="float">
            <text:p>11,1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,3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office:value-type="float" office:value="13.3" calcext:value-type="float">
            <text:p>13,3</text:p>
          </table:table-cell>
          <table:table-cell office:value-type="float" office:value="13.4" calcext:value-type="float">
            <text:p>13,4</text:p>
          </table:table-cell>
          <table:table-cell office:value-type="float" office:value="13.6" calcext:value-type="float">
            <text:p>13,6</text:p>
          </table:table-cell>
          <table:table-cell office:value-type="float" office:value="13.8" calcext:value-type="float">
            <text:p>13,8</text:p>
          </table:table-cell>
          <table:table-cell office:value-type="float" office:value="13.9" calcext:value-type="float">
            <text:p>13,9</text:p>
          </table:table-cell>
          <table:table-cell office:value-type="float" office:value="15.3" calcext:value-type="float">
            <text:p>15,3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Guernsey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uinea</text:p>
          </table:table-cell>
          <table:table-cell office:value-type="float" office:value="15.8" calcext:value-type="float">
            <text:p>15,8</text:p>
          </table:table-cell>
          <table:table-cell office:value-type="float" office:value="17.5" calcext:value-type="float">
            <text:p>17,5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9.8" calcext:value-type="float">
            <text:p>19,8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,3</text:p>
          </table:table-cell>
          <table:table-cell office:value-type="float" office:value="20.5" calcext:value-type="float">
            <text:p>20,5</text:p>
          </table:table-cell>
          <table:table-cell office:value-type="float" office:value="20.7" calcext:value-type="float">
            <text:p>20,7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,2</text:p>
          </table:table-cell>
          <table:table-cell office:value-type="float" office:value="21.4" calcext:value-type="float">
            <text:p>21,4</text:p>
          </table:table-cell>
          <table:table-cell office:value-type="float" office:value="21.7" calcext:value-type="float">
            <text:p>21,7</text:p>
          </table:table-cell>
          <table:table-cell office:value-type="float" office:value="21.9" calcext:value-type="float">
            <text:p>21,9</text:p>
          </table:table-cell>
          <table:table-cell office:value-type="float" office:value="22.1" calcext:value-type="float">
            <text:p>22,1</text:p>
          </table:table-cell>
          <table:table-cell office:value-type="float" office:value="22.2" calcext:value-type="float">
            <text:p>22,2</text:p>
          </table:table-cell>
          <table:table-cell office:value-type="float" office:value="22.4" calcext:value-type="float">
            <text:p>22,4</text:p>
          </table:table-cell>
          <table:table-cell office:value-type="float" office:value="22.5" calcext:value-type="float">
            <text:p>22,5</text:p>
          </table:table-cell>
          <table:table-cell office:value-type="float" office:value="22.7" calcext:value-type="float">
            <text:p>22,7</text:p>
          </table:table-cell>
          <table:table-cell office:value-type="float" office:value="22.8" calcext:value-type="float">
            <text:p>22,8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quatorial Guinea</text:p>
          </table:table-cell>
          <table:table-cell office:value-type="float" office:value="11.1" calcext:value-type="float">
            <text:p>11,1</text:p>
          </table:table-cell>
          <table:table-cell office:value-type="float" office:value="13.5" calcext:value-type="float">
            <text:p>13,5</text:p>
          </table:table-cell>
          <table:table-cell office:value-type="float" office:value="14.7" calcext:value-type="float">
            <text:p>14,7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,2</text:p>
          </table:table-cell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  <table:table-cell office:value-type="float" office:value="9.82" calcext:value-type="float">
            <text:p>9,82</text:p>
          </table:table-cell>
          <table:table-cell office:value-type="float" office:value="12.8" calcext:value-type="float">
            <text:p>12,8</text:p>
          </table:table-cell>
          <table:table-cell office:value-type="float" office:value="15.2" calcext:value-type="float">
            <text:p>15,2</text:p>
          </table:table-cell>
          <table:table-cell office:value-type="float" office:value="17.2" calcext:value-type="float">
            <text:p>17,2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8.6" calcext:value-type="float">
            <text:p>18,6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nea-Bissau</text:p>
          </table:table-cell>
          <table:table-cell office:value-type="float" office:value="9.06" calcext:value-type="float">
            <text:p>9,06</text:p>
          </table:table-cell>
          <table:table-cell office:value-type="float" office:value="10.3" calcext:value-type="float">
            <text:p>10,3</text:p>
          </table:table-cell>
          <table:table-cell office:value-type="float" office:value="11.5" calcext:value-type="float">
            <text:p>11,5</text:p>
          </table:table-cell>
          <table:table-cell office:value-type="float" office:value="12.8" calcext:value-type="float">
            <text:p>12,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,6</text:p>
          </table:table-cell>
          <table:table-cell office:value-type="float" office:value="11.3" calcext:value-type="float">
            <text:p>11,3</text:p>
          </table:table-cell>
          <table:table-cell office:value-type="float" office:value="11.9" calcext:value-type="float">
            <text:p>11,9</text:p>
          </table:table-cell>
          <table:table-cell office:value-type="float" office:value="12.5" calcext:value-type="float">
            <text:p>12,5</text:p>
          </table:table-cell>
          <table:table-cell office:value-type="float" office:value="13.1" calcext:value-type="float">
            <text:p>13,1</text:p>
          </table:table-cell>
          <table:table-cell table:number-columns-repeated="7"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uyan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.9" calcext:value-type="float">
            <text:p>21,9</text:p>
          </table:table-cell>
          <table:table-cell office:value-type="float" office:value="23.7" calcext:value-type="float">
            <text:p>23,7</text:p>
          </table:table-cell>
          <table:table-cell office:value-type="float" office:value="25.5" calcext:value-type="float">
            <text:p>25,5</text:p>
          </table:table-cell>
          <table:table-cell office:value-type="float" office:value="27.3" calcext:value-type="float">
            <text:p>27,3</text:p>
          </table:table-cell>
          <table:table-cell office:value-type="float" office:value="29" calcext:value-type="float">
            <text:p>29</text:p>
          </table:table-cell>
          <table:table-cell office:value-type="float" office:value="29.4" calcext:value-type="float">
            <text:p>29,4</text:p>
          </table:table-cell>
          <table:table-cell office:value-type="float" office:value="29.9" calcext:value-type="float">
            <text:p>29,9</text:p>
          </table:table-cell>
          <table:table-cell office:value-type="float" office:value="30.4" calcext:value-type="float">
            <text:p>30,4</text:p>
          </table:table-cell>
          <table:table-cell office:value-type="float" office:value="30.9" calcext:value-type="float">
            <text:p>30,9</text:p>
          </table:table-cell>
          <table:table-cell office:value-type="float" office:value="31.3" calcext:value-type="float">
            <text:p>31,3</text:p>
          </table:table-cell>
          <table:table-cell office:value-type="float" office:value="31.1" calcext:value-type="float">
            <text:p>31,1</text:p>
          </table:table-cell>
          <table:table-cell office:value-type="float" office:value="30.9" calcext:value-type="float">
            <text:p>30,9</text:p>
          </table:table-cell>
          <table:table-cell office:value-type="float" office:value="30.7" calcext:value-type="float">
            <text:p>30,7</text:p>
          </table:table-cell>
          <table:table-cell office:value-type="float" office:value="30.4" calcext:value-type="float">
            <text:p>30,4</text:p>
          </table:table-cell>
          <table:table-cell office:value-type="float" office:value="30.8" calcext:value-type="float">
            <text:p>30,8</text:p>
          </table:table-cell>
          <table:table-cell office:value-type="float" office:value="31.2" calcext:value-type="float">
            <text:p>31,2</text:p>
          </table:table-cell>
          <table:table-cell office:value-type="float" office:value="31.5" calcext:value-type="float">
            <text:p>31,5</text:p>
          </table:table-cell>
          <table:table-cell office:value-type="float" office:value="31.9" calcext:value-type="float">
            <text:p>31,9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iti</text:p>
          </table:table-cell>
          <table:table-cell office:value-type="float" office:value="9.09" calcext:value-type="float">
            <text:p>9,09</text:p>
          </table:table-cell>
          <table:table-cell office:value-type="float" office:value="9.52" calcext:value-type="float">
            <text:p>9,5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,7</text:p>
          </table:table-cell>
          <table:table-cell office:value-type="float" office:value="11.4" calcext:value-type="float">
            <text:p>11,4</text:p>
          </table:table-cell>
          <table:table-cell office:value-type="float" office:value="12.3" calcext:value-type="float">
            <text:p>12,3</text:p>
          </table:table-cell>
          <table:table-cell office:value-type="float" office:value="13.6" calcext:value-type="float">
            <text:p>13,6</text:p>
          </table:table-cell>
          <table:table-cell office:value-type="float" office:value="4.08" calcext:value-type="float">
            <text:p>4,08</text:p>
          </table:table-cell>
          <table:table-cell office:value-type="float" office:value="4.72" calcext:value-type="float">
            <text:p>4,72</text:p>
          </table:table-cell>
          <table:table-cell office:value-type="float" office:value="6.9" calcext:value-type="float">
            <text:p>6,9</text:p>
          </table:table-cell>
          <table:table-cell office:value-type="float" office:value="4" calcext:value-type="float">
            <text:p>4</text:p>
          </table:table-cell>
          <table:table-cell office:value-type="float" office:value="3.59" calcext:value-type="float">
            <text:p>3,59</text:p>
          </table:table-cell>
          <table:table-cell office:value-type="float" office:value="3.21" calcext:value-type="float">
            <text:p>3,21</text:p>
          </table:table-cell>
          <table:table-cell office:value-type="float" office:value="2.84" calcext:value-type="float">
            <text:p>2,84</text:p>
          </table:table-cell>
          <table:table-cell office:value-type="float" office:value="2.48" calcext:value-type="float">
            <text:p>2,48</text:p>
          </table:table-cell>
          <table:table-cell office:value-type="float" office:value="2.14" calcext:value-type="float">
            <text:p>2,14</text:p>
          </table:table-cell>
          <table:table-cell office:value-type="float" office:value="2.33" calcext:value-type="float">
            <text:p>2,33</text:p>
          </table:table-cell>
          <table:table-cell office:value-type="float" office:value="2.59" calcext:value-type="float">
            <text:p>2,59</text:p>
          </table:table-cell>
          <table:table-cell office:value-type="float" office:value="2.69" calcext:value-type="float">
            <text:p>2,69</text:p>
          </table:table-cell>
          <table:table-cell office:value-type="float" office:value="2.74" calcext:value-type="float">
            <text:p>2,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duras</text:p>
          </table:table-cell>
          <table:table-cell office:value-type="float" office:value="6.05" calcext:value-type="float">
            <text:p>6,05</text:p>
          </table:table-cell>
          <table:table-cell office:value-type="float" office:value="5.47" calcext:value-type="float">
            <text:p>5,47</text:p>
          </table:table-cell>
          <table:table-cell office:value-type="float" office:value="9.96" calcext:value-type="float">
            <text:p>9,96</text:p>
          </table:table-cell>
          <table:table-cell office:value-type="float" office:value="14.4" calcext:value-type="float">
            <text:p>14,4</text:p>
          </table:table-cell>
          <table:table-cell office:value-type="float" office:value="18.9" calcext:value-type="float">
            <text:p>18,9</text:p>
          </table:table-cell>
          <table:table-cell office:value-type="float" office:value="23.4" calcext:value-type="float">
            <text:p>23,4</text:p>
          </table:table-cell>
          <table:table-cell office:value-type="float" office:value="22.1" calcext:value-type="float">
            <text:p>22,1</text:p>
          </table:table-cell>
          <table:table-cell office:value-type="float" office:value="20.7" calcext:value-type="float">
            <text:p>20,7</text:p>
          </table:table-cell>
          <table:table-cell office:value-type="float" office:value="19.3" calcext:value-type="float">
            <text:p>19,3</text:p>
          </table:table-cell>
          <table:table-cell office:value-type="float" office:value="18" calcext:value-type="float">
            <text:p>18</text:p>
          </table:table-cell>
          <table:table-cell office:value-type="float" office:value="19.9" calcext:value-type="float">
            <text:p>19,9</text:p>
          </table:table-cell>
          <table:table-cell office:value-type="float" office:value="21.9" calcext:value-type="float">
            <text:p>21,9</text:p>
          </table:table-cell>
          <table:table-cell office:value-type="float" office:value="23.8" calcext:value-type="float">
            <text:p>23,8</text:p>
          </table:table-cell>
          <table:table-cell office:value-type="float" office:value="25.8" calcext:value-type="float">
            <text:p>25,8</text:p>
          </table:table-cell>
          <table:table-cell office:value-type="float" office:value="24.6" calcext:value-type="float">
            <text:p>24,6</text:p>
          </table:table-cell>
          <table:table-cell office:value-type="float" office:value="23.4" calcext:value-type="float">
            <text:p>23,4</text:p>
          </table:table-cell>
          <table:table-cell office:value-type="float" office:value="22.3" calcext:value-type="float">
            <text:p>22,3</text:p>
          </table:table-cell>
          <table:table-cell table:number-columns-repeated="4" office:value-type="float" office:value="21.1" calcext:value-type="float">
            <text:p>21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Hong Kong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ungary</text:p>
          </table:table-cell>
          <table:table-cell office:value-type="float" office:value="8.63" calcext:value-type="float">
            <text:p>8,63</text:p>
          </table:table-cell>
          <table:table-cell office:value-type="float" office:value="8.72" calcext:value-type="float">
            <text:p>8,72</text:p>
          </table:table-cell>
          <table:table-cell office:value-type="float" office:value="8.8" calcext:value-type="float">
            <text:p>8,8</text:p>
          </table:table-cell>
          <table:table-cell office:value-type="float" office:value="9.02" calcext:value-type="float">
            <text:p>9,02</text:p>
          </table:table-cell>
          <table:table-cell office:value-type="float" office:value="9.32" calcext:value-type="float">
            <text:p>9,32</text:p>
          </table:table-cell>
          <table:table-cell office:value-type="float" office:value="9.74" calcext:value-type="float">
            <text:p>9,74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,72</text:p>
          </table:table-cell>
          <table:table-cell office:value-type="float" office:value="9.39" calcext:value-type="float">
            <text:p>9,39</text:p>
          </table:table-cell>
          <table:table-cell office:value-type="float" office:value="9.07" calcext:value-type="float">
            <text:p>9,07</text:p>
          </table:table-cell>
          <table:table-cell office:value-type="float" office:value="9.14" calcext:value-type="float">
            <text:p>9,14</text:p>
          </table:table-cell>
          <table:table-cell office:value-type="float" office:value="9.23" calcext:value-type="float">
            <text:p>9,23</text:p>
          </table:table-cell>
          <table:table-cell office:value-type="float" office:value="9.36" calcext:value-type="float">
            <text:p>9,36</text:p>
          </table:table-cell>
          <table:table-cell office:value-type="float" office:value="9.55" calcext:value-type="float">
            <text:p>9,55</text:p>
          </table:table-cell>
          <table:table-cell office:value-type="float" office:value="10.3" calcext:value-type="float">
            <text:p>10,3</text:p>
          </table:table-cell>
          <table:table-cell office:value-type="float" office:value="11.1" calcext:value-type="float">
            <text:p>11,1</text:p>
          </table:table-cell>
          <table:table-cell office:value-type="float" office:value="11.8" calcext:value-type="float">
            <text:p>11,8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office:value-type="float" office:value="8.98" calcext:value-type="float">
            <text:p>8,98</text:p>
          </table:table-cell>
          <table:table-cell office:value-type="float" office:value="9.59" calcext:value-type="float">
            <text:p>9,59</text:p>
          </table:table-cell>
          <table:table-cell office:value-type="float" office:value="10.2" calcext:value-type="float">
            <text:p>10,2</text:p>
          </table:table-cell>
          <table:table-cell office:value-type="float" office:value="9.51" calcext:value-type="float">
            <text:p>9,51</text:p>
          </table:table-cell>
          <table:table-cell office:value-type="float" office:value="9.3" calcext:value-type="float">
            <text:p>9,3</text:p>
          </table:table-cell>
          <table:table-cell office:value-type="float" office:value="9.64" calcext:value-type="float">
            <text:p>9,64</text:p>
          </table:table-cell>
          <table:table-cell office:value-type="float" office:value="10.7" calcext:value-type="float">
            <text:p>10,7</text:p>
          </table:table-cell>
          <table:table-cell table:number-columns-repeated="3"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10.1" calcext:value-type="float">
            <text:p>10,1</text:p>
          </table:table-cell>
          <table:table-cell office:value-type="float" office:value="9.8" calcext:value-type="float">
            <text:p>9,8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11.9" calcext:value-type="float">
            <text:p>11,9</text:p>
          </table:table-cell>
          <table:table-cell office:value-type="float" office:value="11.7" calcext:value-type="float">
            <text:p>11,7</text:p>
          </table:table-cell>
          <table:table-cell office:value-type="float" office:value="11.4" calcext:value-type="float">
            <text:p>11,4</text:p>
          </table:table-cell>
          <table:table-cell office:value-type="float" office:value="13.5" calcext:value-type="float">
            <text:p>13,5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onesia</text:p>
          </table:table-cell>
          <table:table-cell office:value-type="float" office:value="8.71" calcext:value-type="float">
            <text:p>8,71</text:p>
          </table:table-cell>
          <table:table-cell office:value-type="float" office:value="9.38" calcext:value-type="float">
            <text:p>9,38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,7</text:p>
          </table:table-cell>
          <table:table-cell office:value-type="float" office:value="11.3" calcext:value-type="float">
            <text:p>11,3</text:p>
          </table:table-cell>
          <table:table-cell office:value-type="float" office:value="13.3" calcext:value-type="float">
            <text:p>13,3</text:p>
          </table:table-cell>
          <table:table-cell office:value-type="float" office:value="14.7" calcext:value-type="float">
            <text:p>14,7</text:p>
          </table:table-cell>
          <table:table-cell office:value-type="float" office:value="15.8" calcext:value-type="float">
            <text:p>15,8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7.2" calcext:value-type="float">
            <text:p>17,2</text:p>
          </table:table-cell>
          <table:table-cell office:value-type="float" office:value="17.1" calcext:value-type="float">
            <text:p>17,1</text:p>
          </table:table-cell>
          <table:table-cell office:value-type="float" office:value="17" calcext:value-type="float">
            <text:p>17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office:value-type="float" office:value="16.9" calcext:value-type="float">
            <text:p>16,9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,1</text:p>
          </table:table-cell>
          <table:table-cell office:value-type="float" office:value="17.3" calcext:value-type="float">
            <text:p>17,3</text:p>
          </table:table-cell>
          <table:table-cell office:value-type="float" office:value="17.4" calcext:value-type="float">
            <text:p>17,4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ran</text:p>
          </table:table-cell>
          <table:table-cell office:value-type="float" office:value="3.45" calcext:value-type="float">
            <text:p>3,45</text:p>
          </table:table-cell>
          <table:table-cell office:value-type="float" office:value="3.62" calcext:value-type="float">
            <text:p>3,62</text:p>
          </table:table-cell>
          <table:table-cell office:value-type="float" office:value="3.79" calcext:value-type="float">
            <text:p>3,79</text:p>
          </table:table-cell>
          <table:table-cell office:value-type="float" office:value="3.97" calcext:value-type="float">
            <text:p>3,97</text:p>
          </table:table-cell>
          <table:table-cell office:value-type="float" office:value="4.14" calcext:value-type="float">
            <text:p>4,14</text:p>
          </table:table-cell>
          <table:table-cell office:value-type="float" office:value="3.79" calcext:value-type="float">
            <text:p>3,79</text:p>
          </table:table-cell>
          <table:table-cell office:value-type="float" office:value="3.45" calcext:value-type="float">
            <text:p>3,45</text:p>
          </table:table-cell>
          <table:table-cell office:value-type="float" office:value="3.1" calcext:value-type="float">
            <text:p>3,1</text:p>
          </table:table-cell>
          <table:table-cell office:value-type="float" office:value="2.76" calcext:value-type="float">
            <text:p>2,76</text:p>
          </table:table-cell>
          <table:table-cell office:value-type="float" office:value="2.84" calcext:value-type="float">
            <text:p>2,84</text:p>
          </table:table-cell>
          <table:table-cell office:value-type="float" office:value="2.93" calcext:value-type="float">
            <text:p>2,93</text:p>
          </table:table-cell>
          <table:table-cell office:value-type="float" office:value="3.02" calcext:value-type="float">
            <text:p>3,02</text:p>
          </table:table-cell>
          <table:table-cell office:value-type="float" office:value="3.1" calcext:value-type="float">
            <text:p>3,1</text:p>
          </table:table-cell>
          <table:table-cell office:value-type="float" office:value="3.66" calcext:value-type="float">
            <text:p>3,66</text:p>
          </table:table-cell>
          <table:table-cell office:value-type="float" office:value="4.03" calcext:value-type="float">
            <text:p>4,03</text:p>
          </table:table-cell>
          <table:table-cell office:value-type="float" office:value="4.29" calcext:value-type="float">
            <text:p>4,29</text:p>
          </table:table-cell>
          <table:table-cell office:value-type="float" office:value="4.49" calcext:value-type="float">
            <text:p>4,49</text:p>
          </table:table-cell>
          <table:table-cell office:value-type="float" office:value="4.77" calcext:value-type="float">
            <text:p>4,77</text:p>
          </table:table-cell>
          <table:table-cell office:value-type="float" office:value="5.19" calcext:value-type="float">
            <text:p>5,19</text:p>
          </table:table-cell>
          <table:table-cell office:value-type="float" office:value="5.88" calcext:value-type="float">
            <text:p>5,88</text:p>
          </table:table-cell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raq</text:p>
          </table:table-cell>
          <table:table-cell office:value-type="float" office:value="7.6" calcext:value-type="float">
            <text:p>7,6</text:p>
          </table:table-cell>
          <table:table-cell office:value-type="float" office:value="12.7" calcext:value-type="float">
            <text:p>12,7</text:p>
          </table:table-cell>
          <table:table-cell office:value-type="float" office:value="17.7" calcext:value-type="float">
            <text:p>17,7</text:p>
          </table:table-cell>
          <table:table-cell office:value-type="float" office:value="22.4" calcext:value-type="float">
            <text:p>22,4</text:p>
          </table:table-cell>
          <table:table-cell office:value-type="float" office:value="27.1" calcext:value-type="float">
            <text:p>27,1</text:p>
          </table:table-cell>
          <table:table-cell office:value-type="float" office:value="31.5" calcext:value-type="float">
            <text:p>31,5</text:p>
          </table:table-cell>
          <table:table-cell office:value-type="float" office:value="30.1" calcext:value-type="float">
            <text:p>30,1</text:p>
          </table:table-cell>
          <table:table-cell office:value-type="float" office:value="28.7" calcext:value-type="float">
            <text:p>28,7</text:p>
          </table:table-cell>
          <table:table-cell office:value-type="float" office:value="27.5" calcext:value-type="float">
            <text:p>27,5</text:p>
          </table:table-cell>
          <table:table-cell office:value-type="float" office:value="26.3" calcext:value-type="float">
            <text:p>26,3</text:p>
          </table:table-cell>
          <table:table-cell office:value-type="float" office:value="25.2" calcext:value-type="float">
            <text:p>25,2</text:p>
          </table:table-cell>
          <table:table-cell table:number-columns-repeated="7" office:value-type="float" office:value="25.3" calcext:value-type="float">
            <text:p>25,3</text:p>
          </table:table-cell>
          <table:table-cell table:number-columns-repeated="2" office:value-type="float" office:value="25.2" calcext:value-type="float">
            <text:p>25,2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reland</text:p>
          </table:table-cell>
          <table:table-cell office:value-type="float" office:value="13.8" calcext:value-type="float">
            <text:p>13,8</text:p>
          </table:table-cell>
          <table:table-cell table:number-columns-repeated="2" office:value-type="float" office:value="13.9" calcext:value-type="float">
            <text:p>13,9</text:p>
          </table:table-cell>
          <table:table-cell office:value-type="float" office:value="14.1" calcext:value-type="float">
            <text:p>14,1</text:p>
          </table:table-cell>
          <table:table-cell office:value-type="float" office:value="14.3" calcext:value-type="float">
            <text:p>14,3</text:p>
          </table:table-cell>
          <table:table-cell office:value-type="float" office:value="14.6" calcext:value-type="float">
            <text:p>14,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,5</text:p>
          </table:table-cell>
          <table:table-cell office:value-type="float" office:value="16.1" calcext:value-type="float">
            <text:p>16,1</text:p>
          </table:table-cell>
          <table:table-cell office:value-type="float" office:value="16.5" calcext:value-type="float">
            <text:p>16,5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8.1" calcext:value-type="float">
            <text:p>18,1</text:p>
          </table:table-cell>
          <table:table-cell office:value-type="float" office:value="19.2" calcext:value-type="float">
            <text:p>19,2</text:p>
          </table:table-cell>
          <table:table-cell office:value-type="float" office:value="20.4" calcext:value-type="float">
            <text:p>20,4</text:p>
          </table:table-cell>
          <table:table-cell office:value-type="float" office:value="21.6" calcext:value-type="float">
            <text:p>21,6</text:p>
          </table:table-cell>
          <table:table-cell office:value-type="float" office:value="23" calcext:value-type="float">
            <text:p>23</text:p>
          </table:table-cell>
          <table:table-cell office:value-type="float" office:value="23.3" calcext:value-type="float">
            <text:p>23,3</text:p>
          </table:table-cell>
          <table:table-cell office:value-type="float" office:value="23.7" calcext:value-type="float">
            <text:p>23,7</text:p>
          </table:table-cell>
          <table:table-cell office:value-type="float" office:value="24.3" calcext:value-type="float">
            <text:p>24,3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celand</text:p>
          </table:table-cell>
          <table:table-cell office:value-type="float" office:value="33.7" calcext:value-type="float">
            <text:p>33,7</text:p>
          </table:table-cell>
          <table:table-cell office:value-type="float" office:value="32.5" calcext:value-type="float">
            <text:p>32,5</text:p>
          </table:table-cell>
          <table:table-cell office:value-type="float" office:value="31.4" calcext:value-type="float">
            <text:p>31,4</text:p>
          </table:table-cell>
          <table:table-cell office:value-type="float" office:value="30.2" calcext:value-type="float">
            <text:p>30,2</text:p>
          </table:table-cell>
          <table:table-cell office:value-type="float" office:value="31.1" calcext:value-type="float">
            <text:p>31,1</text:p>
          </table:table-cell>
          <table:table-cell office:value-type="float" office:value="31.8" calcext:value-type="float">
            <text:p>31,8</text:p>
          </table:table-cell>
          <table:table-cell office:value-type="float" office:value="32.2" calcext:value-type="float">
            <text:p>32,2</text:p>
          </table:table-cell>
          <table:table-cell office:value-type="float" office:value="32.5" calcext:value-type="float">
            <text:p>32,5</text:p>
          </table:table-cell>
          <table:table-cell office:value-type="float" office:value="36" calcext:value-type="float">
            <text:p>36</text:p>
          </table:table-cell>
          <table:table-cell office:value-type="float" office:value="42.9" calcext:value-type="float">
            <text:p>42,9</text:p>
          </table:table-cell>
          <table:table-cell office:value-type="float" office:value="42.1" calcext:value-type="float">
            <text:p>42,1</text:p>
          </table:table-cell>
          <table:table-cell office:value-type="float" office:value="41.3" calcext:value-type="float">
            <text:p>41,3</text:p>
          </table:table-cell>
          <table:table-cell office:value-type="float" office:value="40.5" calcext:value-type="float">
            <text:p>40,5</text:p>
          </table:table-cell>
          <table:table-cell office:value-type="float" office:value="39.7" calcext:value-type="float">
            <text:p>39,7</text:p>
          </table:table-cell>
          <table:table-cell office:value-type="float" office:value="42.1" calcext:value-type="float">
            <text:p>42,1</text:p>
          </table:table-cell>
          <table:table-cell office:value-type="float" office:value="43.5" calcext:value-type="float">
            <text:p>43,5</text:p>
          </table:table-cell>
          <table:table-cell office:value-type="float" office:value="44.4" calcext:value-type="float">
            <text:p>44,4</text:p>
          </table:table-cell>
          <table:table-cell table:number-columns-repeated="4"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office:value-type="float" office:value="12.5" calcext:value-type="float">
            <text:p>12,5</text:p>
          </table:table-cell>
          <table:table-cell office:value-type="float" office:value="13.3" calcext:value-type="float">
            <text:p>13,3</text:p>
          </table:table-cell>
          <table:table-cell office:value-type="float" office:value="14.2" calcext:value-type="float">
            <text:p>14,2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,7</text:p>
          </table:table-cell>
          <table:table-cell office:value-type="float" office:value="14.4" calcext:value-type="float">
            <text:p>14,4</text:p>
          </table:table-cell>
          <table:table-cell office:value-type="float" office:value="14.2" calcext:value-type="float">
            <text:p>14,2</text:p>
          </table:table-cell>
          <table:table-cell office:value-type="float" office:value="15.3" calcext:value-type="float">
            <text:p>15,3</text:p>
          </table:table-cell>
          <table:table-cell office:value-type="float" office:value="16.4" calcext:value-type="float">
            <text:p>16,4</text:p>
          </table:table-cell>
          <table:table-cell office:value-type="float" office:value="17.5" calcext:value-type="float">
            <text:p>17,5</text:p>
          </table:table-cell>
          <table:table-cell office:value-type="float" office:value="19.3" calcext:value-type="float">
            <text:p>19,3</text:p>
          </table:table-cell>
          <table:table-cell office:value-type="float" office:value="20.6" calcext:value-type="float">
            <text:p>20,6</text:p>
          </table:table-cell>
          <table:table-cell office:value-type="float" office:value="21.4" calcext:value-type="float">
            <text:p>21,4</text:p>
          </table:table-cell>
          <table:table-cell office:value-type="float" office:value="22.1" calcext:value-type="float">
            <text:p>22,1</text:p>
          </table:table-cell>
          <table:table-cell office:value-type="float" office:value="24.1" calcext:value-type="float">
            <text:p>24,1</text:p>
          </table:table-cell>
          <table:table-cell office:value-type="float" office:value="24.8" calcext:value-type="float">
            <text:p>24,8</text:p>
          </table:table-cell>
          <table:table-cell office:value-type="float" office:value="24.7" calcext:value-type="float">
            <text:p>24,7</text:p>
          </table:table-cell>
          <table:table-cell office:value-type="float" office:value="24.6" calcext:value-type="float">
            <text:p>24,6</text:p>
          </table:table-cell>
          <table:table-cell office:value-type="float" office:value="24.3" calcext:value-type="float">
            <text:p>24,3</text:p>
          </table:table-cell>
          <table:table-cell office:value-type="float" office:value="23.3" calcext:value-type="float">
            <text:p>23,3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taly</text:p>
          </table:table-cell>
          <table:table-cell office:value-type="float" office:value="8.97" calcext:value-type="float">
            <text:p>8,97</text:p>
          </table:table-cell>
          <table:table-cell office:value-type="float" office:value="8.77" calcext:value-type="float">
            <text:p>8,77</text:p>
          </table:table-cell>
          <table:table-cell office:value-type="float" office:value="9.92" calcext:value-type="float">
            <text:p>9,92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4.2" calcext:value-type="float">
            <text:p>14,2</text:p>
          </table:table-cell>
          <table:table-cell office:value-type="float" office:value="16.1" calcext:value-type="float">
            <text:p>16,1</text:p>
          </table:table-cell>
          <table:table-cell office:value-type="float" office:value="18.1" calcext:value-type="float">
            <text:p>18,1</text:p>
          </table:table-cell>
          <table:table-cell office:value-type="float" office:value="20.1" calcext:value-type="float">
            <text:p>20,1</text:p>
          </table:table-cell>
          <table:table-cell office:value-type="float" office:value="22.9" calcext:value-type="float">
            <text:p>22,9</text:p>
          </table:table-cell>
          <table:table-cell office:value-type="float" office:value="24.8" calcext:value-type="float">
            <text:p>24,8</text:p>
          </table:table-cell>
          <table:table-cell office:value-type="float" office:value="26.1" calcext:value-type="float">
            <text:p>26,1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,8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30.8" calcext:value-type="float">
            <text:p>30,8</text:p>
          </table:table-cell>
          <table:table-cell office:value-type="float" office:value="32.7" calcext:value-type="float">
            <text:p>32,7</text:p>
          </table:table-cell>
          <table:table-cell office:value-type="float" office:value="35.6" calcext:value-type="float">
            <text:p>35,6</text:p>
          </table:table-cell>
          <table:table-cell table:number-columns-repeated="2"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aica</text:p>
          </table:table-cell>
          <table:table-cell office:value-type="float" office:value="13.1" calcext:value-type="float">
            <text:p>13,1</text:p>
          </table:table-cell>
          <table:table-cell office:value-type="float" office:value="13.3" calcext:value-type="float">
            <text:p>13,3</text:p>
          </table:table-cell>
          <table:table-cell table:number-columns-repeated="6"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12.7" calcext:value-type="float">
            <text:p>12,7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17.3" calcext:value-type="float">
            <text:p>17,3</text:p>
          </table:table-cell>
          <table:table-cell office:value-type="float" office:value="16.7" calcext:value-type="float">
            <text:p>16,7</text:p>
          </table:table-cell>
          <table:table-cell office:value-type="float" office:value="16.3" calcext:value-type="float">
            <text:p>16,3</text:p>
          </table:table-cell>
          <table:table-cell office:value-type="float" office:value="16.9" calcext:value-type="float">
            <text:p>16,9</text:p>
          </table:table-cell>
          <table:table-cell office:value-type="float" office:value="17.8" calcext:value-type="float">
            <text:p>17,8</text:p>
          </table:table-cell>
          <table:table-cell office:value-type="float" office:value="19.1" calcext:value-type="float">
            <text:p>19,1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an</text:p>
          </table:table-cell>
          <table:table-cell office:value-type="float" office:value="7.29" calcext:value-type="float">
            <text:p>7,29</text:p>
          </table:table-cell>
          <table:table-cell office:value-type="float" office:value="15.4" calcext:value-type="float">
            <text:p>15,4</text:p>
          </table:table-cell>
          <table:table-cell office:value-type="float" office:value="9.9" calcext:value-type="float">
            <text:p>9,9</text:p>
          </table:table-cell>
          <table:table-cell office:value-type="float" office:value="7.08" calcext:value-type="float">
            <text:p>7,08</text:p>
          </table:table-cell>
          <table:table-cell office:value-type="float" office:value="13.6" calcext:value-type="float">
            <text:p>13,6</text:p>
          </table:table-cell>
          <table:table-cell office:value-type="float" office:value="8.03" calcext:value-type="float">
            <text:p>8,03</text:p>
          </table:table-cell>
          <table:table-cell office:value-type="float" office:value="11.3" calcext:value-type="float">
            <text:p>11,3</text:p>
          </table:table-cell>
          <table:table-cell office:value-type="float" office:value="17.8" calcext:value-type="float">
            <text:p>17,8</text:p>
          </table:table-cell>
          <table:table-cell office:value-type="float" office:value="14.5" calcext:value-type="float">
            <text:p>14,5</text:p>
          </table:table-cell>
          <table:table-cell office:value-type="float" office:value="11.3" calcext:value-type="float">
            <text:p>11,3</text:p>
          </table:table-cell>
          <table:table-cell office:value-type="float" office:value="18.2" calcext:value-type="float">
            <text:p>18,2</text:p>
          </table:table-cell>
          <table:table-cell office:value-type="float" office:value="11.4" calcext:value-type="float">
            <text:p>11,4</text:p>
          </table:table-cell>
          <table:table-cell office:value-type="float" office:value="7.92" calcext:value-type="float">
            <text:p>7,92</text:p>
          </table:table-cell>
          <table:table-cell office:value-type="float" office:value="17.1" calcext:value-type="float">
            <text:p>17,1</text:p>
          </table:table-cell>
          <table:table-cell office:value-type="float" office:value="9.47" calcext:value-type="float">
            <text:p>9,47</text:p>
          </table:table-cell>
          <table:table-cell office:value-type="float" office:value="13.9" calcext:value-type="float">
            <text:p>13,9</text:p>
          </table:table-cell>
          <table:table-cell office:value-type="float" office:value="18.2" calcext:value-type="float">
            <text:p>18,2</text:p>
          </table:table-cell>
          <table:table-cell office:value-type="float" office:value="16.6" calcext:value-type="float">
            <text:p>16,6</text:p>
          </table:table-cell>
          <table:table-cell office:value-type="float" office:value="15.4" calcext:value-type="float">
            <text:p>15,4</text:p>
          </table:table-cell>
          <table:table-cell office:value-type="float" office:value="14.5" calcext:value-type="float">
            <text:p>14,5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rdan</text:p>
          </table:table-cell>
          <table:table-cell office:value-type="float" office:value="4.38" calcext:value-type="float">
            <text:p>4,38</text:p>
          </table:table-cell>
          <table:table-cell office:value-type="float" office:value="5.47" calcext:value-type="float">
            <text:p>5,47</text:p>
          </table:table-cell>
          <table:table-cell office:value-type="float" office:value="6.63" calcext:value-type="float">
            <text:p>6,63</text:p>
          </table:table-cell>
          <table:table-cell office:value-type="float" office:value="7.88" calcext:value-type="float">
            <text:p>7,88</text:p>
          </table:table-cell>
          <table:table-cell office:value-type="float" office:value="8.64" calcext:value-type="float">
            <text:p>8,64</text:p>
          </table:table-cell>
          <table:table-cell office:value-type="float" office:value="10.9" calcext:value-type="float">
            <text:p>10,9</text:p>
          </table:table-cell>
          <table:table-cell office:value-type="float" office:value="9.09" calcext:value-type="float">
            <text:p>9,09</text:p>
          </table:table-cell>
          <table:table-cell office:value-type="float" office:value="8.48" calcext:value-type="float">
            <text:p>8,48</text:p>
          </table:table-cell>
          <table:table-cell office:value-type="float" office:value="9.8" calcext:value-type="float">
            <text:p>9,8</text:p>
          </table:table-cell>
          <table:table-cell office:value-type="float" office:value="11.1" calcext:value-type="float">
            <text:p>11,1</text:p>
          </table:table-cell>
          <table:table-cell office:value-type="float" office:value="12.2" calcext:value-type="float">
            <text:p>12,2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1" calcext:value-type="float">
            <text:p>12,1</text:p>
          </table:table-cell>
          <table:table-cell office:value-type="float" office:value="12.5" calcext:value-type="float">
            <text:p>12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4.2" calcext:value-type="float">
            <text:p>14,2</text:p>
          </table:table-cell>
          <table:table-cell office:value-type="float" office:value="15.4" calcext:value-type="float">
            <text:p>15,4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azakhstan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7.69" calcext:value-type="float">
            <text:p>7,69</text:p>
          </table:table-cell>
          <table:table-cell office:value-type="float" office:value="9.48" calcext:value-type="float">
            <text:p>9,48</text:p>
          </table:table-cell>
          <table:table-cell office:value-type="float" office:value="10.4" calcext:value-type="float">
            <text:p>10,4</text:p>
          </table:table-cell>
          <table:table-cell office:value-type="float" office:value="5.13" calcext:value-type="float">
            <text:p>5,13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,9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4.05" calcext:value-type="float">
            <text:p>4,05</text:p>
          </table:table-cell>
          <table:table-cell office:value-type="float" office:value="4.26" calcext:value-type="float">
            <text:p>4,26</text:p>
          </table:table-cell>
          <table:table-cell office:value-type="float" office:value="24.3" calcext:value-type="float">
            <text:p>24,3</text:p>
          </table:table-cell>
          <table:table-cell office:value-type="float" office:value="18.8" calcext:value-type="float">
            <text:p>18,8</text:p>
          </table:table-cell>
          <table:table-cell office:value-type="float" office:value="6.38" calcext:value-type="float">
            <text:p>6,38</text:p>
          </table:table-cell>
          <table:table-cell office:value-type="float" office:value="23" calcext:value-type="float">
            <text:p>23</text:p>
          </table:table-cell>
          <table:table-cell office:value-type="float" office:value="26.6" calcext:value-type="float">
            <text:p>26,6</text:p>
          </table:table-cell>
          <table:table-cell office:value-type="float" office:value="10.6" calcext:value-type="float">
            <text:p>10,6</text:p>
          </table:table-cell>
          <table:table-cell office:value-type="float" office:value="19.4" calcext:value-type="float">
            <text:p>19,4</text:p>
          </table:table-cell>
          <table:table-cell office:value-type="float" office:value="22.1" calcext:value-type="float">
            <text:p>22,1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enya</text:p>
          </table:table-cell>
          <table:table-cell office:value-type="float" office:value="5.58" calcext:value-type="float">
            <text:p>5,58</text:p>
          </table:table-cell>
          <table:table-cell office:value-type="float" office:value="6.38" calcext:value-type="float">
            <text:p>6,38</text:p>
          </table:table-cell>
          <table:table-cell office:value-type="float" office:value="7.14" calcext:value-type="float">
            <text:p>7,14</text:p>
          </table:table-cell>
          <table:table-cell office:value-type="float" office:value="7.59" calcext:value-type="float">
            <text:p>7,59</text:p>
          </table:table-cell>
          <table:table-cell office:value-type="float" office:value="8.04" calcext:value-type="float">
            <text:p>8,04</text:p>
          </table:table-cell>
          <table:table-cell office:value-type="float" office:value="8.48" calcext:value-type="float">
            <text:p>8,48</text:p>
          </table:table-cell>
          <table:table-cell office:value-type="float" office:value="8.93" calcext:value-type="float">
            <text:p>8,93</text:p>
          </table:table-cell>
          <table:table-cell office:value-type="float" office:value="9.38" calcext:value-type="float">
            <text:p>9,38</text:p>
          </table:table-cell>
          <table:table-cell office:value-type="float" office:value="10.3" calcext:value-type="float">
            <text:p>10,3</text:p>
          </table:table-cell>
          <table:table-cell office:value-type="float" office:value="11.1" calcext:value-type="float">
            <text:p>11,1</text:p>
          </table:table-cell>
          <table:table-cell office:value-type="float" office:value="11.8" calcext:value-type="float">
            <text:p>11,8</text:p>
          </table:table-cell>
          <table:table-cell office:value-type="float" office:value="12.5" calcext:value-type="float">
            <text:p>12,5</text:p>
          </table:table-cell>
          <table:table-cell office:value-type="float" office:value="13.1" calcext:value-type="float">
            <text:p>13,1</text:p>
          </table:table-cell>
          <table:table-cell office:value-type="float" office:value="13.7" calcext:value-type="float">
            <text:p>13,7</text:p>
          </table:table-cell>
          <table:table-cell office:value-type="float" office:value="16.8" calcext:value-type="float">
            <text:p>16,8</text:p>
          </table:table-cell>
          <table:table-cell office:value-type="float" office:value="19.3" calcext:value-type="float">
            <text:p>19,3</text:p>
          </table:table-cell>
          <table:table-cell office:value-type="float" office:value="21.4" calcext:value-type="float">
            <text:p>21,4</text:p>
          </table:table-cell>
          <table:table-cell table:number-columns-repeated="4"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yrgyzstan</text:p>
          </table:table-cell>
          <table:table-cell office:value-type="float" office:value="2.33" calcext:value-type="float">
            <text:p>2,33</text:p>
          </table:table-cell>
          <table:table-cell office:value-type="float" office:value="1.62" calcext:value-type="float">
            <text:p>1,62</text:p>
          </table:table-cell>
          <table:table-cell office:value-type="float" office:value="1.08" calcext:value-type="float">
            <text:p>1,08</text:p>
          </table:table-cell>
          <table:table-cell office:value-type="float" office:value="0.64" calcext:value-type="float">
            <text:p>0,64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office:value-type="float" office:value="25.6" calcext:value-type="float">
            <text:p>25,6</text:p>
          </table:table-cell>
          <table:table-cell office:value-type="float" office:value="24.7" calcext:value-type="float">
            <text:p>24,7</text:p>
          </table:table-cell>
          <table:table-cell office:value-type="float" office:value="23.9" calcext:value-type="float">
            <text:p>23,9</text:p>
          </table:table-cell>
          <table:table-cell office:value-type="float" office:value="23.3" calcext:value-type="float">
            <text:p>23,3</text:p>
          </table:table-cell>
          <table:table-cell office:value-type="float" office:value="22.5" calcext:value-type="float">
            <text:p>22,5</text:p>
          </table:table-cell>
          <table:table-cell office:value-type="float" office:value="21.7" calcext:value-type="float">
            <text:p>21,7</text:p>
          </table:table-cell>
          <table:table-cell office:value-type="float" office:value="20.8" calcext:value-type="float">
            <text:p>20,8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iribati</text:p>
          </table:table-cell>
          <table:table-cell table:number-columns-repeated="4" office:value-type="float" office:value="4.76" calcext:value-type="float">
            <text:p>4,76</text:p>
          </table:table-cell>
          <table:table-cell office:value-type="float" office:value="4.65" calcext:value-type="float">
            <text:p>4,65</text:p>
          </table:table-cell>
          <table:table-cell office:value-type="float" office:value="4.55" calcext:value-type="float">
            <text:p>4,55</text:p>
          </table:table-cell>
          <table:table-cell office:value-type="float" office:value="4.44" calcext:value-type="float">
            <text:p>4,44</text:p>
          </table:table-cell>
          <table:table-cell office:value-type="float" office:value="4.35" calcext:value-type="float">
            <text:p>4,35</text:p>
          </table:table-cell>
          <table:table-cell office:value-type="float" office:value="5.43" calcext:value-type="float">
            <text:p>5,43</text:p>
          </table:table-cell>
          <table:table-cell office:value-type="float" office:value="6.52" calcext:value-type="float">
            <text:p>6,52</text:p>
          </table:table-cell>
          <table:table-cell office:value-type="float" office:value="7.61" calcext:value-type="float">
            <text:p>7,61</text:p>
          </table:table-cell>
          <table:table-cell office:value-type="float" office:value="8.7" calcext:value-type="float">
            <text:p>8,7</text:p>
          </table:table-cell>
          <table:table-cell office:value-type="float" office:value="8.15" calcext:value-type="float">
            <text:p>8,15</text:p>
          </table:table-cell>
          <table:table-cell office:value-type="float" office:value="7.61" calcext:value-type="float">
            <text:p>7,61</text:p>
          </table:table-cell>
          <table:table-cell office:value-type="float" office:value="7.07" calcext:value-type="float">
            <text:p>7,07</text:p>
          </table:table-cell>
          <table:table-cell table:number-columns-repeated="5" office:value-type="float" office:value="6.52" calcext:value-type="float">
            <text:p>6,52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uwait</text:p>
          </table:table-cell>
          <table:table-cell office:value-type="float" office:value="3.14" calcext:value-type="float">
            <text:p>3,14</text:p>
          </table:table-cell>
          <table:table-cell office:value-type="float" office:value="1.87" calcext:value-type="float">
            <text:p>1,87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1.03" calcext:value-type="float">
            <text:p>1,03</text:p>
          </table:table-cell>
          <table:table-cell office:value-type="float" office:value="1.54" calcext:value-type="float">
            <text:p>1,54</text:p>
          </table:table-cell>
          <table:table-cell office:value-type="float" office:value="2.31" calcext:value-type="float">
            <text:p>2,31</text:p>
          </table:table-cell>
          <table:table-cell office:value-type="float" office:value="3.08" calcext:value-type="float">
            <text:p>3,08</text:p>
          </table:table-cell>
          <table:table-cell office:value-type="float" office:value="7.69" calcext:value-type="float">
            <text:p>7,69</text:p>
          </table:table-cell>
          <table:table-cell office:value-type="float" office:value="5.61" calcext:value-type="float">
            <text:p>5,61</text:p>
          </table:table-cell>
          <table:table-cell office:value-type="float" office:value="4.7" calcext:value-type="float">
            <text:p>4,7</text:p>
          </table:table-cell>
          <table:table-cell office:value-type="float" office:value="4.19" calcext:value-type="float">
            <text:p>4,1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,4</text:p>
          </table:table-cell>
          <table:table-cell office:value-type="float" office:value="1.74" calcext:value-type="float">
            <text:p>1,74</text:p>
          </table:table-cell>
          <table:table-cell office:value-type="float" office:value="2.37" calcext:value-type="float">
            <text:p>2,37</text:p>
          </table:table-cell>
          <table:table-cell office:value-type="float" office:value="3.27" calcext:value-type="float">
            <text:p>3,27</text:p>
          </table:table-cell>
          <table:table-cell office:value-type="float" office:value="4.62" calcext:value-type="float">
            <text:p>4,62</text:p>
          </table:table-cell>
          <table:table-cell office:value-type="float" office:value="6.35" calcext:value-type="float">
            <text:p>6,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o</text:p>
          </table:table-cell>
          <table:table-cell office:value-type="float" office:value="22.3" calcext:value-type="float">
            <text:p>22,3</text:p>
          </table:table-cell>
          <table:table-cell office:value-type="float" office:value="22.6" calcext:value-type="float">
            <text:p>22,6</text:p>
          </table:table-cell>
          <table:table-cell office:value-type="float" office:value="22.9" calcext:value-type="float">
            <text:p>22,9</text:p>
          </table:table-cell>
          <table:table-cell office:value-type="float" office:value="23.5" calcext:value-type="float">
            <text:p>23,5</text:p>
          </table:table-cell>
          <table:table-cell office:value-type="float" office:value="24.1" calcext:value-type="float">
            <text:p>24,1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25.2" calcext:value-type="float">
            <text:p>25,2</text:p>
          </table:table-cell>
          <table:table-cell table:number-columns-repeated="2" office:value-type="float" office:value="25.1" calcext:value-type="float">
            <text:p>25,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6" calcext:value-type="float">
            <text:p>25,6</text:p>
          </table:table-cell>
          <table:table-cell office:value-type="float" office:value="26.1" calcext:value-type="float">
            <text:p>26,1</text:p>
          </table:table-cell>
          <table:table-cell office:value-type="float" office:value="26.6" calcext:value-type="float">
            <text:p>26,6</text:p>
          </table:table-cell>
          <table:table-cell office:value-type="float" office:value="27.1" calcext:value-type="float">
            <text:p>27,1</text:p>
          </table:table-cell>
          <table:table-cell table:number-columns-repeated="5" office:value-type="float" office:value="27.5" calcext:value-type="float">
            <text:p>27,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sotho</text:p>
          </table:table-cell>
          <table:table-cell office:value-type="float" office:value="14.3" calcext:value-type="float">
            <text:p>14,3</text:p>
          </table:table-cell>
          <table:table-cell office:value-type="float" office:value="15.7" calcext:value-type="float">
            <text:p>15,7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,6</text:p>
          </table:table-cell>
          <table:table-cell office:value-type="float" office:value="23.1" calcext:value-type="float">
            <text:p>23,1</text:p>
          </table:table-cell>
          <table:table-cell office:value-type="float" office:value="24.7" calcext:value-type="float">
            <text:p>24,7</text:p>
          </table:table-cell>
          <table:table-cell office:value-type="float" office:value="24.8" calcext:value-type="float">
            <text:p>24,8</text:p>
          </table:table-cell>
          <table:table-cell office:value-type="float" office:value="25" calcext:value-type="float">
            <text:p>25</text:p>
          </table:table-cell>
          <table:table-cell office:value-type="float" office:value="25.2" calcext:value-type="float">
            <text:p>25,2</text:p>
          </table:table-cell>
          <table:table-cell office:value-type="float" office:value="25.3" calcext:value-type="float">
            <text:p>25,3</text:p>
          </table:table-cell>
          <table:table-cell office:value-type="float" office:value="25.5" calcext:value-type="float">
            <text:p>25,5</text:p>
          </table:table-cell>
          <table:table-cell office:value-type="float" office:value="25.3" calcext:value-type="float">
            <text:p>25,3</text:p>
          </table:table-cell>
          <table:table-cell office:value-type="float" office:value="25.1" calcext:value-type="float">
            <text:p>25,1</text:p>
          </table:table-cell>
          <table:table-cell office:value-type="float" office:value="24.8" calcext:value-type="float">
            <text:p>24,8</text:p>
          </table:table-cell>
          <table:table-cell office:value-type="float" office:value="23.9" calcext:value-type="float">
            <text:p>23,9</text:p>
          </table:table-cell>
          <table:table-cell table:number-columns-repeated="2" office:value-type="float" office:value="22.9" calcext:value-type="float">
            <text:p>22,9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atvia</text:p>
          </table:table-cell>
          <table:table-cell office:value-type="float" office:value="17.5" calcext:value-type="float">
            <text:p>17,5</text:p>
          </table:table-cell>
          <table:table-cell office:value-type="float" office:value="17.8" calcext:value-type="float">
            <text:p>17,8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,3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.7" calcext:value-type="float">
            <text:p>21,7</text:p>
          </table:table-cell>
          <table:table-cell office:value-type="float" office:value="20.3" calcext:value-type="float">
            <text:p>20,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banon</text:p>
          </table:table-cell>
          <table:table-cell office:value-type="float" office:value="2.34" calcext:value-type="float">
            <text:p>2,34</text:p>
          </table:table-cell>
          <table:table-cell office:value-type="float" office:value="2.81" calcext:value-type="float">
            <text:p>2,81</text:p>
          </table:table-cell>
          <table:table-cell office:value-type="float" office:value="3.28" calcext:value-type="float">
            <text:p>3,28</text:p>
          </table:table-cell>
          <table:table-cell office:value-type="float" office:value="3.75" calcext:value-type="float">
            <text:p>3,75</text:p>
          </table:table-cell>
          <table:table-cell office:value-type="float" office:value="4.22" calcext:value-type="float">
            <text:p>4,22</text:p>
          </table:table-cell>
          <table:table-cell office:value-type="float" office:value="4.69" calcext:value-type="float">
            <text:p>4,69</text:p>
          </table:table-cell>
          <table:table-cell office:value-type="float" office:value="4.3" calcext:value-type="float">
            <text:p>4,3</text:p>
          </table:table-cell>
          <table:table-cell office:value-type="float" office:value="3.91" calcext:value-type="float">
            <text:p>3,91</text:p>
          </table:table-cell>
          <table:table-cell office:value-type="float" office:value="3.52" calcext:value-type="float">
            <text:p>3,52</text:p>
          </table:table-cell>
          <table:table-cell office:value-type="float" office:value="3.13" calcext:value-type="float">
            <text:p>3,13</text:p>
          </table:table-cell>
          <table:table-cell office:value-type="float" office:value="3.3" calcext:value-type="float">
            <text:p>3,3</text:p>
          </table:table-cell>
          <table:table-cell office:value-type="float" office:value="3.47" calcext:value-type="float">
            <text:p>3,47</text:p>
          </table:table-cell>
          <table:table-cell office:value-type="float" office:value="3.65" calcext:value-type="float">
            <text:p>3,65</text:p>
          </table:table-cell>
          <table:table-cell office:value-type="float" office:value="3.82" calcext:value-type="float">
            <text:p>3,82</text:p>
          </table:table-cell>
          <table:table-cell office:value-type="float" office:value="3.99" calcext:value-type="float">
            <text:p>3,99</text:p>
          </table:table-cell>
          <table:table-cell office:value-type="float" office:value="4.17" calcext:value-type="float">
            <text:p>4,17</text:p>
          </table:table-cell>
          <table:table-cell office:value-type="float" office:value="4.34" calcext:value-type="float">
            <text:p>4,34</text:p>
          </table:table-cell>
          <table:table-cell office:value-type="float" office:value="4.51" calcext:value-type="float">
            <text:p>4,51</text:p>
          </table:table-cell>
          <table:table-cell table:number-columns-repeated="3" office:value-type="float" office:value="4.69" calcext:value-type="float">
            <text:p>4,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beria</text:p>
          </table:table-cell>
          <table:table-cell office:value-type="float" office:value="8.43" calcext:value-type="float">
            <text:p>8,43</text:p>
          </table:table-cell>
          <table:table-cell office:value-type="float" office:value="7.44" calcext:value-type="float">
            <text:p>7,44</text:p>
          </table:table-cell>
          <table:table-cell office:value-type="float" office:value="6.38" calcext:value-type="float">
            <text:p>6,38</text:p>
          </table:table-cell>
          <table:table-cell office:value-type="float" office:value="5.26" calcext:value-type="float">
            <text:p>5,26</text:p>
          </table:table-cell>
          <table:table-cell office:value-type="float" office:value="8.82" calcext:value-type="float">
            <text:p>8,82</text:p>
          </table:table-cell>
          <table:table-cell office:value-type="float" office:value="13.8" calcext:value-type="float">
            <text:p>13,8</text:p>
          </table:table-cell>
          <table:table-cell office:value-type="float" office:value="13.3" calcext:value-type="float">
            <text:p>13,3</text:p>
          </table:table-cell>
          <table:table-cell office:value-type="float" office:value="12.7" calcext:value-type="float">
            <text:p>12,7</text:p>
          </table:table-cell>
          <table:table-cell office:value-type="float" office:value="12.2" calcext:value-type="float">
            <text:p>12,2</text:p>
          </table:table-cell>
          <table:table-cell office:value-type="float" office:value="11.7" calcext:value-type="float">
            <text:p>11,7</text:p>
          </table:table-cell>
          <table:table-cell office:value-type="float" office:value="11.2" calcext:value-type="float">
            <text:p>11,2</text:p>
          </table:table-cell>
          <table:table-cell office:value-type="float" office:value="10.7" calcext:value-type="float">
            <text:p>10,7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,7</text:p>
          </table:table-cell>
          <table:table-cell office:value-type="float" office:value="13.3" calcext:value-type="float">
            <text:p>13,3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9.86" calcext:value-type="float">
            <text:p>9,86</text:p>
          </table:table-cell>
          <table:table-cell office:value-type="float" office:value="10.9" calcext:value-type="float">
            <text:p>10,9</text:p>
          </table:table-cell>
          <table:table-cell office:value-type="float" office:value="11.7" calcext:value-type="float">
            <text:p>11,7</text:p>
          </table:table-cell>
          <table:table-cell office:value-type="float" office:value="9.71" calcext:value-type="float">
            <text:p>9,7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bya</text:p>
          </table:table-cell>
          <table:table-cell office:value-type="float" office:value="7.63" calcext:value-type="float">
            <text:p>7,63</text:p>
          </table:table-cell>
          <table:table-cell office:value-type="float" office:value="7.64" calcext:value-type="float">
            <text:p>7,64</text:p>
          </table:table-cell>
          <table:table-cell office:value-type="float" office:value="7.65" calcext:value-type="float">
            <text:p>7,65</text:p>
          </table:table-cell>
          <table:table-cell office:value-type="float" office:value="7.66" calcext:value-type="float">
            <text:p>7,66</text:p>
          </table:table-cell>
          <table:table-cell office:value-type="float" office:value="7.67" calcext:value-type="float">
            <text:p>7,67</text:p>
          </table:table-cell>
          <table:table-cell office:value-type="float" office:value="7.68" calcext:value-type="float">
            <text:p>7,68</text:p>
          </table:table-cell>
          <table:table-cell office:value-type="float" office:value="7.69" calcext:value-type="float">
            <text:p>7,69</text:p>
          </table:table-cell>
          <table:table-cell office:value-type="float" office:value="8.39" calcext:value-type="float">
            <text:p>8,39</text:p>
          </table:table-cell>
          <table:table-cell office:value-type="float" office:value="9.24" calcext:value-type="float">
            <text:p>9,24</text:p>
          </table:table-cell>
          <table:table-cell office:value-type="float" office:value="10.3" calcext:value-type="float">
            <text:p>10,3</text:p>
          </table:table-cell>
          <table:table-cell office:value-type="float" office:value="11.8" calcext:value-type="float">
            <text:p>11,8</text:p>
          </table:table-cell>
          <table:table-cell office:value-type="float" office:value="13.7" calcext:value-type="float">
            <text:p>13,7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table:number-columns-repeated="7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echtenste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thuania</text:p>
          </table:table-cell>
          <table:table-cell office:value-type="float" office:value="10.6" calcext:value-type="float">
            <text:p>10,6</text:p>
          </table:table-cell>
          <table:table-cell office:value-type="float" office:value="13.1" calcext:value-type="float">
            <text:p>13,1</text:p>
          </table:table-cell>
          <table:table-cell office:value-type="float" office:value="15.6" calcext:value-type="float">
            <text:p>15,6</text:p>
          </table:table-cell>
          <table:table-cell office:value-type="float" office:value="18.1" calcext:value-type="float">
            <text:p>18,1</text:p>
          </table:table-cell>
          <table:table-cell office:value-type="float" office:value="20.6" calcext:value-type="float">
            <text:p>20,6</text:p>
          </table:table-cell>
          <table:table-cell office:value-type="float" office:value="19.9" calcext:value-type="float">
            <text:p>19,9</text:p>
          </table:table-cell>
          <table:table-cell office:value-type="float" office:value="19.1" calcext:value-type="float">
            <text:p>19,1</text:p>
          </table:table-cell>
          <table:table-cell office:value-type="float" office:value="18.4" calcext:value-type="float">
            <text:p>18,4</text:p>
          </table:table-cell>
          <table:table-cell office:value-type="float" office:value="17.7" calcext:value-type="float">
            <text:p>17,7</text:p>
          </table:table-cell>
          <table:table-cell office:value-type="float" office:value="19.4" calcext:value-type="float">
            <text:p>19,4</text:p>
          </table:table-cell>
          <table:table-cell office:value-type="float" office:value="21.1" calcext:value-type="float">
            <text:p>21,1</text:p>
          </table:table-cell>
          <table:table-cell office:value-type="float" office:value="22.8" calcext:value-type="float">
            <text:p>22,8</text:p>
          </table:table-cell>
          <table:table-cell office:value-type="float" office:value="24.5" calcext:value-type="float">
            <text:p>24,5</text:p>
          </table:table-cell>
          <table:table-cell office:value-type="float" office:value="23.6" calcext:value-type="float">
            <text:p>23,6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,6</text:p>
          </table:table-cell>
          <table:table-cell office:value-type="float" office:value="22.3" calcext:value-type="float">
            <text:p>22,3</text:p>
          </table:table-cell>
          <table:table-cell office:value-type="float" office:value="22.1" calcext:value-type="float">
            <text:p>22,1</text:p>
          </table:table-cell>
          <table:table-cell office:value-type="float" office:value="21.8" calcext:value-type="float">
            <text:p>21,8</text:p>
          </table:table-cell>
          <table:table-cell office:value-type="float" office:value="21.3" calcext:value-type="float">
            <text:p>21,3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uxembourg</text:p>
          </table:table-cell>
          <table:table-cell office:value-type="float" office:value="17.3" calcext:value-type="float">
            <text:p>17,3</text:p>
          </table:table-cell>
          <table:table-cell office:value-type="float" office:value="18" calcext:value-type="float">
            <text:p>18</text:p>
          </table:table-cell>
          <table:table-cell office:value-type="float" office:value="18.7" calcext:value-type="float">
            <text:p>18,7</text:p>
          </table:table-cell>
          <table:table-cell office:value-type="float" office:value="19.3" calcext:value-type="float">
            <text:p>19,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5.8" calcext:value-type="float">
            <text:p>25,8</text:p>
          </table:table-cell>
          <table:table-cell office:value-type="float" office:value="26.7" calcext:value-type="float">
            <text:p>26,7</text:p>
          </table:table-cell>
          <table:table-cell office:value-type="float" office:value="27.5" calcext:value-type="float">
            <text:p>27,5</text:p>
          </table:table-cell>
          <table:table-cell office:value-type="float" office:value="28.3" calcext:value-type="float">
            <text:p>28,3</text:p>
          </table:table-cell>
          <table:table-cell office:value-type="float" office:value="26.7" calcext:value-type="float">
            <text:p>26,7</text:p>
          </table:table-cell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,3</text:p>
          </table:table-cell>
          <table:table-cell office:value-type="float" office:value="21.7" calcext:value-type="float">
            <text:p>21,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Macao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rth Macedonia</text:p>
          </table:table-cell>
          <table:table-cell office:value-type="float" office:value="12.5" calcext:value-type="float">
            <text:p>12,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,5</text:p>
          </table:table-cell>
          <table:table-cell office:value-type="float" office:value="20.2" calcext:value-type="float">
            <text:p>20,2</text:p>
          </table:table-cell>
          <table:table-cell office:value-type="float" office:value="22.9" calcext:value-type="float">
            <text:p>22,9</text:p>
          </table:table-cell>
          <table:table-cell office:value-type="float" office:value="25.6" calcext:value-type="float">
            <text:p>25,6</text:p>
          </table:table-cell>
          <table:table-cell office:value-type="float" office:value="28.3" calcext:value-type="float">
            <text:p>28,3</text:p>
          </table:table-cell>
          <table:table-cell office:value-type="float" office:value="29.4" calcext:value-type="float">
            <text:p>29,4</text:p>
          </table:table-cell>
          <table:table-cell office:value-type="float" office:value="30" calcext:value-type="float">
            <text:p>30</text:p>
          </table:table-cell>
          <table:table-cell office:value-type="float" office:value="30.2" calcext:value-type="float">
            <text:p>30,2</text:p>
          </table:table-cell>
          <table:table-cell office:value-type="float" office:value="30.4" calcext:value-type="float">
            <text:p>30,4</text:p>
          </table:table-cell>
          <table:table-cell office:value-type="float" office:value="30.9" calcext:value-type="float">
            <text:p>30,9</text:p>
          </table:table-cell>
          <table:table-cell office:value-type="float" office:value="31.4" calcext:value-type="float">
            <text:p>31,4</text:p>
          </table:table-cell>
          <table:table-cell office:value-type="float" office:value="32" calcext:value-type="float">
            <text:p>32</text:p>
          </table:table-cell>
          <table:table-cell office:value-type="float" office:value="32.5" calcext:value-type="float">
            <text:p>32,5</text:p>
          </table:table-cell>
          <table:table-cell office:value-type="float" office:value="32.9" calcext:value-type="float">
            <text:p>32,9</text:p>
          </table:table-cell>
          <table:table-cell office:value-type="float" office:value="33.3" calcext:value-type="float">
            <text:p>33,3</text:p>
          </table:table-cell>
          <table:table-cell office:value-type="float" office:value="35.3" calcext:value-type="float">
            <text:p>35,3</text:p>
          </table:table-cell>
          <table:table-cell office:value-type="float" office:value="37.2" calcext:value-type="float">
            <text:p>37,2</text:p>
          </table:table-cell>
          <table:table-cell office:value-type="float" office:value="39.2" calcext:value-type="float">
            <text:p>39,2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adagascar</text:p>
          </table:table-cell>
          <table:table-cell office:value-type="float" office:value="9.7" calcext:value-type="float">
            <text:p>9,7</text:p>
          </table:table-cell>
          <table:table-cell office:value-type="float" office:value="11.1" calcext:value-type="float">
            <text:p>11,1</text:p>
          </table:table-cell>
          <table:table-cell office:value-type="float" office:value="3.75" calcext:value-type="float">
            <text:p>3,75</text:p>
          </table:table-cell>
          <table:table-cell office:value-type="float" office:value="4.44" calcext:value-type="float">
            <text:p>4,44</text:p>
          </table:table-cell>
          <table:table-cell office:value-type="float" office:value="5.21" calcext:value-type="float">
            <text:p>5,21</text:p>
          </table:table-cell>
          <table:table-cell office:value-type="float" office:value="6.04" calcext:value-type="float">
            <text:p>6,04</text:p>
          </table:table-cell>
          <table:table-cell office:value-type="float" office:value="6.97" calcext:value-type="float">
            <text:p>6,97</text:p>
          </table:table-cell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2.1" calcext:value-type="float">
            <text:p>12,1</text:p>
          </table:table-cell>
          <table:table-cell office:value-type="float" office:value="14" calcext:value-type="float">
            <text:p>14</text:p>
          </table:table-cell>
          <table:table-cell office:value-type="float" office:value="15.8" calcext:value-type="float">
            <text:p>15,8</text:p>
          </table:table-cell>
          <table:table-cell office:value-type="float" office:value="17.5" calcext:value-type="float">
            <text:p>17,5</text:p>
          </table:table-cell>
          <table:table-cell office:value-type="float" office:value="17.7" calcext:value-type="float">
            <text:p>17,7</text:p>
          </table:table-cell>
          <table:table-cell office:value-type="float" office:value="19.1" calcext:value-type="float">
            <text:p>19,1</text:p>
          </table:table-cell>
          <table:table-cell office:value-type="float" office:value="17.9" calcext:value-type="float">
            <text:p>17,9</text:p>
          </table:table-cell>
          <table:table-cell office:value-type="float" office:value="17.4" calcext:value-type="float">
            <text:p>17,4</text:p>
          </table:table-cell>
          <table:table-cell office:value-type="float" office:value="17.1" calcext:value-type="float">
            <text:p>17,1</text:p>
          </table:table-cell>
          <table:table-cell office:value-type="float" office:value="16.9" calcext:value-type="float">
            <text:p>16,9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laysia</text:p>
          </table:table-cell>
          <table:table-cell office:value-type="float" office:value="26.1" calcext:value-type="float">
            <text:p>26,1</text:p>
          </table:table-cell>
          <table:table-cell table:number-columns-repeated="2" office:value-type="float" office:value="17.4" calcext:value-type="float">
            <text:p>17,4</text:p>
          </table:table-cell>
          <table:table-cell office:value-type="float" office:value="37" calcext:value-type="float">
            <text:p>37</text:p>
          </table:table-cell>
          <table:table-cell office:value-type="float" office:value="13.2" calcext:value-type="float">
            <text:p>13,2</text:p>
          </table:table-cell>
          <table:table-cell table:number-columns-repeated="2" office:value-type="float" office:value="25.7" calcext:value-type="float">
            <text:p>25,7</text:p>
          </table:table-cell>
          <table:table-cell office:value-type="float" office:value="27.7" calcext:value-type="float">
            <text:p>27,7</text:p>
          </table:table-cell>
          <table:table-cell office:value-type="float" office:value="14.6" calcext:value-type="float">
            <text:p>14,6</text:p>
          </table:table-cell>
          <table:table-cell office:value-type="float" office:value="28.1" calcext:value-type="float">
            <text:p>28,1</text:p>
          </table:table-cell>
          <table:table-cell table:number-columns-repeated="3" office:value-type="float" office:value="24.3" calcext:value-type="float">
            <text:p>24,3</text:p>
          </table:table-cell>
          <table:table-cell office:value-type="float" office:value="15.6" calcext:value-type="float">
            <text:p>15,6</text:p>
          </table:table-cell>
          <table:table-cell office:value-type="float" office:value="28.8" calcext:value-type="float">
            <text:p>28,8</text:p>
          </table:table-cell>
          <table:table-cell office:value-type="float" office:value="23.1" calcext:value-type="float">
            <text:p>23,1</text:p>
          </table:table-cell>
          <table:table-cell office:value-type="float" office:value="22.5" calcext:value-type="float">
            <text:p>22,5</text:p>
          </table:table-cell>
          <table:table-cell office:value-type="float" office:value="22.1" calcext:value-type="float">
            <text:p>22,1</text:p>
          </table:table-cell>
          <table:table-cell office:value-type="float" office:value="13.9" calcext:value-type="float">
            <text:p>13,9</text:p>
          </table:table-cell>
          <table:table-cell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awi</text:p>
          </table:table-cell>
          <table:table-cell office:value-type="float" office:value="9.47" calcext:value-type="float">
            <text:p>9,47</text:p>
          </table:table-cell>
          <table:table-cell office:value-type="float" office:value="10.7" calcext:value-type="float">
            <text:p>10,7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,3</text:p>
          </table:table-cell>
          <table:table-cell office:value-type="float" office:value="14.6" calcext:value-type="float">
            <text:p>14,6</text:p>
          </table:table-cell>
          <table:table-cell office:value-type="float" office:value="15.9" calcext:value-type="float">
            <text:p>15,9</text:p>
          </table:table-cell>
          <table:table-cell office:value-type="float" office:value="17.1" calcext:value-type="float">
            <text:p>17,1</text:p>
          </table:table-cell>
          <table:table-cell office:value-type="float" office:value="18.4" calcext:value-type="float">
            <text:p>18,4</text:p>
          </table:table-cell>
          <table:table-cell office:value-type="float" office:value="19.6" calcext:value-type="float">
            <text:p>19,6</text:p>
          </table:table-cell>
          <table:table-cell office:value-type="float" office:value="20.8" calcext:value-type="float">
            <text:p>20,8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16.7" calcext:value-type="float">
            <text:p>16,7</text:p>
          </table:table-cell>
          <table:table-cell office:value-type="float" office:value="17.9" calcext:value-type="float">
            <text:p>17,9</text:p>
          </table:table-cell>
          <table:table-cell office:value-type="float" office:value="19.2" calcext:value-type="float">
            <text:p>19,2</text:p>
          </table:table-cell>
          <table:table-cell office:value-type="float" office:value="20.4" calcext:value-type="float">
            <text:p>20,4</text:p>
          </table:table-cell>
          <table:table-cell office:value-type="float" office:value="21.7" calcext:value-type="float">
            <text:p>21,7</text:p>
          </table:table-cell>
          <table:table-cell table:number-columns-repeated="2"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ldiv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,1</text:p>
          </table:table-cell>
          <table:table-cell office:value-type="float" office:value="8.66" calcext:value-type="float">
            <text:p>8,66</text:p>
          </table:table-cell>
          <table:table-cell office:value-type="float" office:value="7.47" calcext:value-type="float">
            <text:p>7,47</text:p>
          </table:table-cell>
          <table:table-cell office:value-type="float" office:value="6.49" calcext:value-type="float">
            <text:p>6,49</text:p>
          </table:table-cell>
          <table:table-cell office:value-type="float" office:value="6.36" calcext:value-type="float">
            <text:p>6,36</text:p>
          </table:table-cell>
          <table:table-cell office:value-type="float" office:value="6.23" calcext:value-type="float">
            <text:p>6,23</text:p>
          </table:table-cell>
          <table:table-cell office:value-type="float" office:value="6.11" calcext:value-type="float">
            <text:p>6,11</text:p>
          </table:table-cell>
          <table:table-cell office:value-type="float" office:value="6" calcext:value-type="float">
            <text:p>6</text:p>
          </table:table-cell>
          <table:table-cell office:value-type="float" office:value="5.88" calcext:value-type="float">
            <text:p>5,88</text:p>
          </table:table-cell>
          <table:table-cell office:value-type="float" office:value="5.62" calcext:value-type="float">
            <text:p>5,62</text:p>
          </table:table-cell>
          <table:table-cell office:value-type="float" office:value="5.36" calcext:value-type="float">
            <text:p>5,36</text:p>
          </table:table-cell>
          <table:table-cell office:value-type="float" office:value="5.1" calcext:value-type="float">
            <text:p>5,1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ali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table:number-columns-repeated="6" office:value-type="float" office:value="10.2" calcext:value-type="float">
            <text:p>10,2</text:p>
          </table:table-cell>
          <table:table-cell office:value-type="float" office:value="10.1" calcext:value-type="float">
            <text:p>10,1</text:p>
          </table:table-cell>
          <table:table-cell office:value-type="float" office:value="9.98" calcext:value-type="float">
            <text:p>9,98</text:p>
          </table:table-cell>
          <table:table-cell office:value-type="float" office:value="9.86" calcext:value-type="float">
            <text:p>9,86</text:p>
          </table:table-cell>
          <table:table-cell office:value-type="float" office:value="9.75" calcext:value-type="float">
            <text:p>9,75</text:p>
          </table:table-cell>
          <table:table-cell office:value-type="float" office:value="9.64" calcext:value-type="float">
            <text:p>9,64</text:p>
          </table:table-cell>
          <table:table-cell table:number-columns-repeated="7" office:value-type="float" office:value="9.52" calcext:value-type="float">
            <text:p>9,52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ta</text:p>
          </table:table-cell>
          <table:table-cell office:value-type="float" office:value="8.62" calcext:value-type="float">
            <text:p>8,62</text:p>
          </table:table-cell>
          <table:table-cell office:value-type="float" office:value="8.31" calcext:value-type="float">
            <text:p>8,31</text:p>
          </table:table-cell>
          <table:table-cell office:value-type="float" office:value="8" calcext:value-type="float">
            <text:p>8</text:p>
          </table:table-cell>
          <table:table-cell office:value-type="float" office:value="7.69" calcext:value-type="float">
            <text:p>7,69</text:p>
          </table:table-cell>
          <table:table-cell office:value-type="float" office:value="7.9" calcext:value-type="float">
            <text:p>7,9</text:p>
          </table:table-cell>
          <table:table-cell office:value-type="float" office:value="8.11" calcext:value-type="float">
            <text:p>8,11</text:p>
          </table:table-cell>
          <table:table-cell office:value-type="float" office:value="8.31" calcext:value-type="float">
            <text:p>8,31</text:p>
          </table:table-cell>
          <table:table-cell office:value-type="float" office:value="8.5" calcext:value-type="float">
            <text:p>8,5</text:p>
          </table:table-cell>
          <table:table-cell office:value-type="float" office:value="8.7" calcext:value-type="float">
            <text:p>8,7</text:p>
          </table:table-cell>
          <table:table-cell office:value-type="float" office:value="9.83" calcext:value-type="float">
            <text:p>9,83</text:p>
          </table:table-cell>
          <table:table-cell office:value-type="float" office:value="10.9" calcext:value-type="float">
            <text:p>10,9</text:p>
          </table:table-cell>
          <table:table-cell office:value-type="float" office:value="12.1" calcext:value-type="float">
            <text:p>12,1</text:p>
          </table:table-cell>
          <table:table-cell office:value-type="float" office:value="13.2" calcext:value-type="float">
            <text:p>13,2</text:p>
          </table:table-cell>
          <table:table-cell office:value-type="float" office:value="14.3" calcext:value-type="float">
            <text:p>14,3</text:p>
          </table:table-cell>
          <table:table-cell office:value-type="float" office:value="13.7" calcext:value-type="float">
            <text:p>13,7</text:p>
          </table:table-cell>
          <table:table-cell office:value-type="float" office:value="13.1" calcext:value-type="float">
            <text:p>13,1</text:p>
          </table:table-cell>
          <table:table-cell office:value-type="float" office:value="12.6" calcext:value-type="float">
            <text:p>12,6</text:p>
          </table:table-cell>
          <table:table-cell office:value-type="float" office:value="11.9" calcext:value-type="float">
            <text:p>11,9</text:p>
          </table:table-cell>
          <table:table-cell office:value-type="float" office:value="13.4" calcext:value-type="float">
            <text:p>13,4</text:p>
          </table:table-cell>
          <table:table-cell office:value-type="float" office:value="14.9" calcext:value-type="float">
            <text:p>14,9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rocco</text:p>
          </table:table-cell>
          <table:table-cell office:value-type="float" office:value="0.37" calcext:value-type="float">
            <text:p>0,37</text:p>
          </table:table-cell>
          <table:table-cell office:value-type="float" office:value="6.05" calcext:value-type="float">
            <text:p>6,05</text:p>
          </table:table-cell>
          <table:table-cell office:value-type="float" office:value="10.8" calcext:value-type="float">
            <text:p>10,8</text:p>
          </table:table-cell>
          <table:table-cell table:number-columns-repeated="4" office:value-type="float" office:value="1.11" calcext:value-type="float">
            <text:p>1,11</text:p>
          </table:table-cell>
          <table:table-cell office:value-type="float" office:value="10.5" calcext:value-type="float">
            <text:p>10,5</text:p>
          </table:table-cell>
          <table:table-cell office:value-type="float" office:value="6.72" calcext:value-type="float">
            <text:p>6,72</text:p>
          </table:table-cell>
          <table:table-cell office:value-type="float" office:value="2.22" calcext:value-type="float">
            <text:p>2,22</text:p>
          </table:table-cell>
          <table:table-cell office:value-type="float" office:value="13.1" calcext:value-type="float">
            <text:p>13,1</text:p>
          </table:table-cell>
          <table:table-cell office:value-type="float" office:value="16.8" calcext:value-type="float">
            <text:p>16,8</text:p>
          </table:table-cell>
          <table:table-cell office:value-type="float" office:value="16.6" calcext:value-type="float">
            <text:p>16,6</text:p>
          </table:table-cell>
          <table:table-cell office:value-type="float" office:value="16.1" calcext:value-type="float">
            <text:p>16,1</text:p>
          </table:table-cell>
          <table:table-cell office:value-type="float" office:value="15.2" calcext:value-type="float">
            <text:p>15,2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8.7" calcext:value-type="float">
            <text:p>18,7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uritius</text:p>
          </table:table-cell>
          <table:table-cell office:value-type="float" office:value="5.71" calcext:value-type="float">
            <text:p>5,71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office:value-type="float" office:value="12.6" calcext:value-type="float">
            <text:p>12,6</text:p>
          </table:table-cell>
          <table:table-cell office:value-type="float" office:value="14.9" calcext:value-type="float">
            <text:p>14,9</text:p>
          </table:table-cell>
          <table:table-cell office:value-type="float" office:value="17.1" calcext:value-type="float">
            <text:p>17,1</text:p>
          </table:table-cell>
          <table:table-cell office:value-type="float" office:value="17.5" calcext:value-type="float">
            <text:p>17,5</text:p>
          </table:table-cell>
          <table:table-cell office:value-type="float" office:value="17.8" calcext:value-type="float">
            <text:p>17,8</text:p>
          </table:table-cell>
          <table:table-cell office:value-type="float" office:value="18.2" calcext:value-type="float">
            <text:p>18,2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  <table:table-cell office:value-type="float" office:value="17" calcext:value-type="float">
            <text:p>17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13.3" calcext:value-type="float">
            <text:p>13,3</text:p>
          </table:table-cell>
          <table:table-cell office:value-type="float" office:value="15" calcext:value-type="float">
            <text:p>15</text:p>
          </table:table-cell>
          <table:table-cell office:value-type="float" office:value="16.7" calcext:value-type="float">
            <text:p>16,7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uritania</text:p>
          </table:table-cell>
          <table:table-cell office:value-type="float" office:value="3.27" calcext:value-type="float">
            <text:p>3,27</text:p>
          </table:table-cell>
          <table:table-cell office:value-type="float" office:value="3.7" calcext:value-type="float">
            <text:p>3,7</text:p>
          </table:table-cell>
          <table:table-cell office:value-type="float" office:value="5.36" calcext:value-type="float">
            <text:p>5,36</text:p>
          </table:table-cell>
          <table:table-cell office:value-type="float" office:value="9.89" calcext:value-type="float">
            <text:p>9,89</text:p>
          </table:table-cell>
          <table:table-cell office:value-type="float" office:value="13.3" calcext:value-type="float">
            <text:p>13,3</text:p>
          </table:table-cell>
          <table:table-cell office:value-type="float" office:value="15.8" calcext:value-type="float">
            <text:p>15,8</text:p>
          </table:table-cell>
          <table:table-cell office:value-type="float" office:value="17.9" calcext:value-type="float">
            <text:p>17,9</text:p>
          </table:table-cell>
          <table:table-cell office:value-type="float" office:value="17" calcext:value-type="float">
            <text:p>17</text:p>
          </table:table-cell>
          <table:table-cell office:value-type="float" office:value="16.3" calcext:value-type="float">
            <text:p>16,3</text:p>
          </table:table-cell>
          <table:table-cell office:value-type="float" office:value="14.3" calcext:value-type="float">
            <text:p>14,3</text:p>
          </table:table-cell>
          <table:table-cell office:value-type="float" office:value="17.1" calcext:value-type="float">
            <text:p>17,1</text:p>
          </table:table-cell>
          <table:table-cell office:value-type="float" office:value="19.2" calcext:value-type="float">
            <text:p>19,2</text:p>
          </table:table-cell>
          <table:table-cell office:value-type="float" office:value="20.8" calcext:value-type="float">
            <text:p>20,8</text:p>
          </table:table-cell>
          <table:table-cell office:value-type="float" office:value="22.1" calcext:value-type="float">
            <text:p>22,1</text:p>
          </table:table-cell>
          <table:table-cell office:value-type="float" office:value="21.6" calcext:value-type="float">
            <text:p>21,6</text:p>
          </table:table-cell>
          <table:table-cell office:value-type="float" office:value="21.1" calcext:value-type="float">
            <text:p>21,1</text:p>
          </table:table-cell>
          <table:table-cell office:value-type="float" office:value="20.8" calcext:value-type="float">
            <text:p>20,8</text:p>
          </table:table-cell>
          <table:table-cell office:value-type="float" office:value="20.5" calcext:value-type="float">
            <text:p>20,5</text:p>
          </table:table-cell>
          <table:table-cell table:number-columns-repeated="3"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office:value-type="float" office:value="15.9" calcext:value-type="float">
            <text:p>15,9</text:p>
          </table:table-cell>
          <table:table-cell office:value-type="float" office:value="17.8" calcext:value-type="float">
            <text:p>17,8</text:p>
          </table:table-cell>
          <table:table-cell office:value-type="float" office:value="20" calcext:value-type="float">
            <text:p>20</text:p>
          </table:table-cell>
          <table:table-cell office:value-type="float" office:value="22.6" calcext:value-type="float">
            <text:p>22,6</text:p>
          </table:table-cell>
          <table:table-cell office:value-type="float" office:value="23" calcext:value-type="float">
            <text:p>23</text:p>
          </table:table-cell>
          <table:table-cell office:value-type="float" office:value="23.3" calcext:value-type="float">
            <text:p>23,3</text:p>
          </table:table-cell>
          <table:table-cell office:value-type="float" office:value="23.4" calcext:value-type="float">
            <text:p>23,4</text:p>
          </table:table-cell>
          <table:table-cell office:value-type="float" office:value="24.3" calcext:value-type="float">
            <text:p>24,3</text:p>
          </table:table-cell>
          <table:table-cell office:value-type="float" office:value="25.7" calcext:value-type="float">
            <text:p>25,7</text:p>
          </table:table-cell>
          <table:table-cell office:value-type="float" office:value="28.2" calcext:value-type="float">
            <text:p>28,2</text:p>
          </table:table-cell>
          <table:table-cell office:value-type="float" office:value="31.2" calcext:value-type="float">
            <text:p>31,2</text:p>
          </table:table-cell>
          <table:table-cell office:value-type="float" office:value="33.8" calcext:value-type="float">
            <text:p>33,8</text:p>
          </table:table-cell>
          <table:table-cell office:value-type="float" office:value="36" calcext:value-type="float">
            <text:p>36</text:p>
          </table:table-cell>
          <table:table-cell office:value-type="float" office:value="37.8" calcext:value-type="float">
            <text:p>37,8</text:p>
          </table:table-cell>
          <table:table-cell office:value-type="float" office:value="39.9" calcext:value-type="float">
            <text:p>39,9</text:p>
          </table:table-cell>
          <table:table-cell office:value-type="float" office:value="42.4" calcext:value-type="float">
            <text:p>42,4</text:p>
          </table:table-cell>
          <table:table-cell office:value-type="float" office:value="44.7" calcext:value-type="float">
            <text:p>44,7</text:p>
          </table:table-cell>
          <table:table-cell office:value-type="float" office:value="46.7" calcext:value-type="float">
            <text:p>46,7</text:p>
          </table:table-cell>
          <table:table-cell table:number-columns-repeated="3"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Micronesia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oldova</text:p>
          </table:table-cell>
          <table:table-cell office:value-type="float" office:value="11.2" calcext:value-type="float">
            <text:p>11,2</text:p>
          </table:table-cell>
          <table:table-cell office:value-type="float" office:value="12.9" calcext:value-type="float">
            <text:p>12,9</text:p>
          </table:table-cell>
          <table:table-cell office:value-type="float" office:value="15.1" calcext:value-type="float">
            <text:p>15,1</text:p>
          </table:table-cell>
          <table:table-cell office:value-type="float" office:value="17.3" calcext:value-type="float">
            <text:p>17,3</text:p>
          </table:table-cell>
          <table:table-cell office:value-type="float" office:value="19.6" calcext:value-type="float">
            <text:p>19,6</text:p>
          </table:table-cell>
          <table:table-cell office:value-type="float" office:value="21.8" calcext:value-type="float">
            <text:p>21,8</text:p>
          </table:table-cell>
          <table:table-cell office:value-type="float" office:value="23.1" calcext:value-type="float">
            <text:p>23,1</text:p>
          </table:table-cell>
          <table:table-cell office:value-type="float" office:value="23.8" calcext:value-type="float">
            <text:p>23,8</text:p>
          </table:table-cell>
          <table:table-cell office:value-type="float" office:value="24.2" calcext:value-type="float">
            <text:p>24,2</text:p>
          </table:table-cell>
          <table:table-cell office:value-type="float" office:value="24.4" calcext:value-type="float">
            <text:p>24,4</text:p>
          </table:table-cell>
          <table:table-cell office:value-type="float" office:value="18.8" calcext:value-type="float">
            <text:p>18,8</text:p>
          </table:table-cell>
          <table:table-cell office:value-type="float" office:value="18.6" calcext:value-type="float">
            <text:p>18,6</text:p>
          </table:table-cell>
          <table:table-cell office:value-type="float" office:value="18.3" calcext:value-type="float">
            <text:p>18,3</text:p>
          </table:table-cell>
          <table:table-cell office:value-type="float" office:value="18.1" calcext:value-type="float">
            <text:p>18,1</text:p>
          </table:table-cell>
          <table:table-cell office:value-type="float" office:value="17.8" calcext:value-type="float">
            <text:p>17,8</text:p>
          </table:table-cell>
          <table:table-cell office:value-type="float" office:value="19.4" calcext:value-type="float">
            <text:p>19,4</text:p>
          </table:table-cell>
          <table:table-cell office:value-type="float" office:value="21" calcext:value-type="float">
            <text:p>21</text:p>
          </table:table-cell>
          <table:table-cell office:value-type="float" office:value="22.6" calcext:value-type="float">
            <text:p>22,6</text:p>
          </table:table-cell>
          <table:table-cell office:value-type="float" office:value="24.2" calcext:value-type="float">
            <text:p>24,2</text:p>
          </table:table-cell>
          <table:table-cell office:value-type="float" office:value="25.7" calcext:value-type="float">
            <text:p>25,7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onaco</text:p>
          </table:table-cell>
          <table:table-cell office:value-type="float" office:value="21.6" calcext:value-type="float">
            <text:p>21,6</text:p>
          </table:table-cell>
          <table:table-cell office:value-type="float" office:value="21.3" calcext:value-type="float">
            <text:p>21,3</text:p>
          </table:table-cell>
          <table:table-cell office:value-type="float" office:value="21.1" calcext:value-type="float">
            <text:p>21,1</text:p>
          </table:table-cell>
          <table:table-cell office:value-type="float" office:value="20.8" calcext:value-type="float">
            <text:p>20,8</text:p>
          </table:table-cell>
          <table:table-cell office:value-type="float" office:value="21.7" calcext:value-type="float">
            <text:p>21,7</text:p>
          </table:table-cell>
          <table:table-cell office:value-type="float" office:value="22.5" calcext:value-type="float">
            <text:p>22,5</text:p>
          </table:table-cell>
          <table:table-cell office:value-type="float" office:value="23.3" calcext:value-type="float">
            <text:p>23,3</text:p>
          </table:table-cell>
          <table:table-cell office:value-type="float" office:value="24.2" calcext:value-type="float">
            <text:p>24,2</text:p>
          </table:table-cell>
          <table:table-cell office:value-type="float" office:value="25" calcext:value-type="float">
            <text:p>25</text:p>
          </table:table-cell>
          <table:table-cell office:value-type="float" office:value="24.2" calcext:value-type="float">
            <text:p>24,2</text:p>
          </table:table-cell>
          <table:table-cell office:value-type="float" office:value="23.3" calcext:value-type="float">
            <text:p>23,3</text:p>
          </table:table-cell>
          <table:table-cell office:value-type="float" office:value="22.5" calcext:value-type="float">
            <text:p>22,5</text:p>
          </table:table-cell>
          <table:table-cell office:value-type="float" office:value="21.7" calcext:value-type="float">
            <text:p>21,7</text:p>
          </table:table-cell>
          <table:table-cell office:value-type="float" office:value="20.8" calcext:value-type="float">
            <text:p>20,8</text:p>
          </table:table-cell>
          <table:table-cell office:value-type="float" office:value="23.3" calcext:value-type="float">
            <text:p>23,3</text:p>
          </table:table-cell>
          <table:table-cell office:value-type="float" office:value="25.8" calcext:value-type="float">
            <text:p>25,8</text:p>
          </table:table-cell>
          <table:table-cell office:value-type="float" office:value="28.3" calcext:value-type="float">
            <text:p>28,3</text:p>
          </table:table-cell>
          <table:table-cell office:value-type="float" office:value="30.8" calcext:value-type="float">
            <text:p>30,8</text:p>
          </table:table-cell>
          <table:table-cell table:number-columns-repeated="3" office:value-type="float" office:value="33.3" calcext:value-type="float">
            <text:p>33,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ngolia</text:p>
          </table:table-cell>
          <table:table-cell office:value-type="float" office:value="10.5" calcext:value-type="float">
            <text:p>10,5</text:p>
          </table:table-cell>
          <table:table-cell office:value-type="float" office:value="9.6" calcext:value-type="float">
            <text:p>9,6</text:p>
          </table:table-cell>
          <table:table-cell office:value-type="float" office:value="8.67" calcext:value-type="float">
            <text:p>8,67</text:p>
          </table:table-cell>
          <table:table-cell office:value-type="float" office:value="7.72" calcext:value-type="float">
            <text:p>7,72</text:p>
          </table:table-cell>
          <table:table-cell office:value-type="float" office:value="6.76" calcext:value-type="float">
            <text:p>6,76</text:p>
          </table:table-cell>
          <table:table-cell office:value-type="float" office:value="5.86" calcext:value-type="float">
            <text:p>5,86</text:p>
          </table:table-cell>
          <table:table-cell office:value-type="float" office:value="5.48" calcext:value-type="float">
            <text:p>5,48</text:p>
          </table:table-cell>
          <table:table-cell office:value-type="float" office:value="5.26" calcext:value-type="float">
            <text:p>5,26</text:p>
          </table:table-cell>
          <table:table-cell office:value-type="float" office:value="5.13" calcext:value-type="float">
            <text:p>5,13</text:p>
          </table:table-cell>
          <table:table-cell office:value-type="float" office:value="5.74" calcext:value-type="float">
            <text:p>5,74</text:p>
          </table:table-cell>
          <table:table-cell office:value-type="float" office:value="6.73" calcext:value-type="float">
            <text:p>6,73</text:p>
          </table:table-cell>
          <table:table-cell office:value-type="float" office:value="8.54" calcext:value-type="float">
            <text:p>8,54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,2</text:p>
          </table:table-cell>
          <table:table-cell office:value-type="float" office:value="14.9" calcext:value-type="float">
            <text:p>14,9</text:p>
          </table:table-cell>
          <table:table-cell office:value-type="float" office:value="15.4" calcext:value-type="float">
            <text:p>15,4</text:p>
          </table:table-cell>
          <table:table-cell office:value-type="float" office:value="15.8" calcext:value-type="float">
            <text:p>15,8</text:p>
          </table:table-cell>
          <table:table-cell office:value-type="float" office:value="16.1" calcext:value-type="float">
            <text:p>16,1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ontenegro</text:p>
          </table:table-cell>
          <table:table-cell table:number-columns-repeated="6"/>
          <table:table-cell table:number-columns-repeated="4" office:value-type="float" office:value="8.64" calcext:value-type="float">
            <text:p>8,64</text:p>
          </table:table-cell>
          <table:table-cell office:value-type="float" office:value="9.88" calcext:value-type="float">
            <text:p>9,88</text:p>
          </table:table-cell>
          <table:table-cell office:value-type="float" office:value="11.7" calcext:value-type="float">
            <text:p>11,7</text:p>
          </table:table-cell>
          <table:table-cell office:value-type="float" office:value="14.8" calcext:value-type="float">
            <text:p>14,8</text:p>
          </table:table-cell>
          <table:table-cell office:value-type="float" office:value="17.3" calcext:value-type="float">
            <text:p>17,3</text:p>
          </table:table-cell>
          <table:table-cell office:value-type="float" office:value="18.9" calcext:value-type="float">
            <text:p>18,9</text:p>
          </table:table-cell>
          <table:table-cell office:value-type="float" office:value="20.1" calcext:value-type="float">
            <text:p>20,1</text:p>
          </table:table-cell>
          <table:table-cell office:value-type="float" office:value="21" calcext:value-type="float">
            <text:p>21</text:p>
          </table:table-cell>
          <table:table-cell office:value-type="float" office:value="22.5" calcext:value-type="float">
            <text:p>22,5</text:p>
          </table:table-cell>
          <table:table-cell office:value-type="float" office:value="24.7" calcext:value-type="float">
            <text:p>24,7</text:p>
          </table:table-cell>
          <table:table-cell office:value-type="float" office:value="28.4" calcext:value-type="float">
            <text:p>28,4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ozambique</text:p>
          </table:table-cell>
          <table:table-cell office:value-type="float" office:value="31" calcext:value-type="float">
            <text:p>31</text:p>
          </table:table-cell>
          <table:table-cell office:value-type="float" office:value="31.9" calcext:value-type="float">
            <text:p>31,9</text:p>
          </table:table-cell>
          <table:table-cell office:value-type="float" office:value="32.9" calcext:value-type="float">
            <text:p>32,9</text:p>
          </table:table-cell>
          <table:table-cell office:value-type="float" office:value="33.8" calcext:value-type="float">
            <text:p>33,8</text:p>
          </table:table-cell>
          <table:table-cell office:value-type="float" office:value="34.8" calcext:value-type="float">
            <text:p>34,8</text:p>
          </table:table-cell>
          <table:table-cell office:value-type="float" office:value="35.7" calcext:value-type="float">
            <text:p>35,7</text:p>
          </table:table-cell>
          <table:table-cell office:value-type="float" office:value="36.6" calcext:value-type="float">
            <text:p>36,6</text:p>
          </table:table-cell>
          <table:table-cell office:value-type="float" office:value="37.4" calcext:value-type="float">
            <text:p>37,4</text:p>
          </table:table-cell>
          <table:table-cell office:value-type="float" office:value="38.3" calcext:value-type="float">
            <text:p>38,3</text:p>
          </table:table-cell>
          <table:table-cell office:value-type="float" office:value="39.2" calcext:value-type="float">
            <text:p>39,2</text:p>
          </table:table-cell>
          <table:table-cell office:value-type="float" office:value="39.3" calcext:value-type="float">
            <text:p>39,3</text:p>
          </table:table-cell>
          <table:table-cell table:number-columns-repeated="2" office:value-type="float" office:value="39.4" calcext:value-type="float">
            <text:p>39,4</text:p>
          </table:table-cell>
          <table:table-cell office:value-type="float" office:value="39.5" calcext:value-type="float">
            <text:p>39,5</text:p>
          </table:table-cell>
          <table:table-cell office:value-type="float" office:value="39.6" calcext:value-type="float">
            <text:p>39,6</text:p>
          </table:table-cell>
          <table:table-cell office:value-type="float" office:value="39.9" calcext:value-type="float">
            <text:p>39,9</text:p>
          </table:table-cell>
          <table:table-cell office:value-type="float" office:value="40.2" calcext:value-type="float">
            <text:p>40,2</text:p>
          </table:table-cell>
          <table:table-cell office:value-type="float" office:value="40.6" calcext:value-type="float">
            <text:p>40,6</text:p>
          </table:table-cell>
          <table:table-cell office:value-type="float" office:value="40.9" calcext:value-type="float">
            <text:p>40,9</text:p>
          </table:table-cell>
          <table:table-cell office:value-type="float" office:value="41.2" calcext:value-type="float">
            <text:p>41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office:value-type="float" office:value="3.61" calcext:value-type="float">
            <text:p>3,61</text:p>
          </table:table-cell>
          <table:table-cell office:value-type="float" office:value="3.65" calcext:value-type="float">
            <text:p>3,65</text:p>
          </table:table-cell>
          <table:table-cell office:value-type="float" office:value="3.7" calcext:value-type="float">
            <text:p>3,7</text:p>
          </table:table-cell>
          <table:table-cell office:value-type="float" office:value="3.74" calcext:value-type="float">
            <text:p>3,74</text:p>
          </table:table-cell>
          <table:table-cell office:value-type="float" office:value="3.79" calcext:value-type="float">
            <text:p>3,79</text:p>
          </table:table-cell>
          <table:table-cell office:value-type="float" office:value="3.83" calcext:value-type="float">
            <text:p>3,83</text:p>
          </table:table-cell>
          <table:table-cell office:value-type="float" office:value="3.87" calcext:value-type="float">
            <text:p>3,87</text:p>
          </table:table-cell>
          <table:table-cell office:value-type="float" office:value="3.92" calcext:value-type="float">
            <text:p>3,92</text:p>
          </table:table-cell>
          <table:table-cell office:value-type="float" office:value="3.96" calcext:value-type="float">
            <text:p>3,96</text:p>
          </table:table-cell>
          <table:table-cell office:value-type="float" office:value="4.01" calcext:value-type="float">
            <text:p>4,01</text:p>
          </table:table-cell>
          <table:table-cell office:value-type="float" office:value="4.05" calcext:value-type="float">
            <text:p>4,05</text:p>
          </table:table-cell>
          <table:table-cell office:value-type="float" office:value="5.84" calcext:value-type="float">
            <text:p>5,84</text:p>
          </table:table-cell>
          <table:table-cell office:value-type="float" office:value="7.63" calcext:value-type="float">
            <text:p>7,63</text:p>
          </table:table-cell>
          <table:table-cell office:value-type="float" office:value="9.43" calcext:value-type="float">
            <text:p>9,43</text:p>
          </table:table-cell>
          <table:table-cell office:value-type="float" office:value="11.2" calcext:value-type="float">
            <text:p>11,2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11.9" calcext:value-type="float">
            <text:p>11,9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mibia</text:p>
          </table:table-cell>
          <table:table-cell office:value-type="float" office:value="25.5" calcext:value-type="float">
            <text:p>25,5</text:p>
          </table:table-cell>
          <table:table-cell office:value-type="float" office:value="25.9" calcext:value-type="float">
            <text:p>25,9</text:p>
          </table:table-cell>
          <table:table-cell office:value-type="float" office:value="26.3" calcext:value-type="float">
            <text:p>26,3</text:p>
          </table:table-cell>
          <table:table-cell office:value-type="float" office:value="26.6" calcext:value-type="float">
            <text:p>26,6</text:p>
          </table:table-cell>
          <table:table-cell office:value-type="float" office:value="26.9" calcext:value-type="float">
            <text:p>26,9</text:p>
          </table:table-cell>
          <table:table-cell office:value-type="float" office:value="26.5" calcext:value-type="float">
            <text:p>26,5</text:p>
          </table:table-cell>
          <table:table-cell office:value-type="float" office:value="26.1" calcext:value-type="float">
            <text:p>26,1</text:p>
          </table:table-cell>
          <table:table-cell office:value-type="float" office:value="25.6" calcext:value-type="float">
            <text:p>25,6</text:p>
          </table:table-cell>
          <table:table-cell office:value-type="float" office:value="25" calcext:value-type="float">
            <text:p>25</text:p>
          </table:table-cell>
          <table:table-cell office:value-type="float" office:value="24.4" calcext:value-type="float">
            <text:p>24,4</text:p>
          </table:table-cell>
          <table:table-cell office:value-type="float" office:value="26.9" calcext:value-type="float">
            <text:p>26,9</text:p>
          </table:table-cell>
          <table:table-cell office:value-type="float" office:value="35.2" calcext:value-type="float">
            <text:p>35,2</text:p>
          </table:table-cell>
          <table:table-cell office:value-type="float" office:value="38.5" calcext:value-type="float">
            <text:p>38,5</text:p>
          </table:table-cell>
          <table:table-cell office:value-type="float" office:value="40.2" calcext:value-type="float">
            <text:p>40,2</text:p>
          </table:table-cell>
          <table:table-cell office:value-type="float" office:value="41.4" calcext:value-type="float">
            <text:p>41,4</text:p>
          </table:table-cell>
          <table:table-cell office:value-type="float" office:value="23.8" calcext:value-type="float">
            <text:p>23,8</text:p>
          </table:table-cell>
          <table:table-cell office:value-type="float" office:value="30.7" calcext:value-type="float">
            <text:p>30,7</text:p>
          </table:table-cell>
          <table:table-cell office:value-type="float" office:value="33.9" calcext:value-type="float">
            <text:p>33,9</text:p>
          </table:table-cell>
          <table:table-cell office:value-type="float" office:value="35.8" calcext:value-type="float">
            <text:p>35,8</text:p>
          </table:table-cell>
          <table:table-cell office:value-type="float" office:value="37" calcext:value-type="float">
            <text:p>37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auru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7" calcext:value-type="float">
            <text:p>2,7</text:p>
          </table:table-cell>
          <table:table-cell table:number-columns-repeated="4" office:value-type="float" office:value="5.26" calcext:value-type="float">
            <text:p>5,26</text:p>
          </table:table-cell>
          <table:table-cell office:value-type="float" office:value="7.02" calcext:value-type="float">
            <text:p>7,02</text:p>
          </table:table-cell>
          <table:table-cell office:value-type="float" office:value="8.77" calcext:value-type="float">
            <text:p>8,77</text:p>
          </table:table-cell>
          <table:table-cell table:number-columns-repeated="2"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epal</text:p>
          </table:table-cell>
          <table:table-cell office:value-type="float" office:value="6.42" calcext:value-type="float">
            <text:p>6,42</text:p>
          </table:table-cell>
          <table:table-cell office:value-type="float" office:value="8.33" calcext:value-type="float">
            <text:p>8,33</text:p>
          </table:table-cell>
          <table:table-cell office:value-type="float" office:value="13" calcext:value-type="float">
            <text:p>13</text:p>
          </table:table-cell>
          <table:table-cell office:value-type="float" office:value="14.9" calcext:value-type="float">
            <text:p>14,9</text:p>
          </table:table-cell>
          <table:table-cell office:value-type="float" office:value="15.9" calcext:value-type="float">
            <text:p>15,9</text:p>
          </table:table-cell>
          <table:table-cell office:value-type="float" office:value="16.6" calcext:value-type="float">
            <text:p>16,6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,3</text:p>
          </table:table-cell>
          <table:table-cell table:number-columns-repeated="6" office:value-type="float" office:value="33.2" calcext:value-type="float">
            <text:p>33,2</text:p>
          </table:table-cell>
          <table:table-cell office:value-type="float" office:value="33.3" calcext:value-type="float">
            <text:p>33,3</text:p>
          </table:table-cell>
          <table:table-cell office:value-type="float" office:value="33.4" calcext:value-type="float">
            <text:p>33,4</text:p>
          </table:table-cell>
          <table:table-cell office:value-type="float" office:value="33.7" calcext:value-type="float">
            <text:p>33,7</text:p>
          </table:table-cell>
          <table:table-cell office:value-type="float" office:value="34.3" calcext:value-type="float">
            <text:p>34,3</text:p>
          </table:table-cell>
          <table:table-cell office:value-type="float" office:value="37.3" calcext:value-type="float">
            <text:p>37,3</text:p>
          </table:table-cell>
          <table:table-cell office:value-type="float" office:value="33.5" calcext:value-type="float">
            <text:p>33,5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icaragua</text:p>
          </table:table-cell>
          <table:table-cell office:value-type="float" office:value="18.4" calcext:value-type="float">
            <text:p>18,4</text:p>
          </table:table-cell>
          <table:table-cell office:value-type="float" office:value="20.6" calcext:value-type="float">
            <text:p>20,6</text:p>
          </table:table-cell>
          <table:table-cell office:value-type="float" office:value="19.6" calcext:value-type="float">
            <text:p>19,6</text:p>
          </table:table-cell>
          <table:table-cell office:value-type="float" office:value="18.5" calcext:value-type="float">
            <text:p>18,5</text:p>
          </table:table-cell>
          <table:table-cell office:value-type="float" office:value="17.4" calcext:value-type="float">
            <text:p>17,4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office:value-type="float" office:value="20.2" calcext:value-type="float">
            <text:p>20,2</text:p>
          </table:table-cell>
          <table:table-cell office:value-type="float" office:value="25.2" calcext:value-type="float">
            <text:p>25,2</text:p>
          </table:table-cell>
          <table:table-cell office:value-type="float" office:value="30.2" calcext:value-type="float">
            <text:p>30,2</text:p>
          </table:table-cell>
          <table:table-cell office:value-type="float" office:value="35.2" calcext:value-type="float">
            <text:p>35,2</text:p>
          </table:table-cell>
          <table:table-cell office:value-type="float" office:value="40.2" calcext:value-type="float">
            <text:p>40,2</text:p>
          </table:table-cell>
          <table:table-cell office:value-type="float" office:value="41.3" calcext:value-type="float">
            <text:p>41,3</text:p>
          </table:table-cell>
          <table:table-cell office:value-type="float" office:value="42.1" calcext:value-type="float">
            <text:p>42,1</text:p>
          </table:table-cell>
          <table:table-cell office:value-type="float" office:value="42.7" calcext:value-type="float">
            <text:p>42,7</text:p>
          </table:table-cell>
          <table:table-cell office:value-type="float" office:value="43.1" calcext:value-type="float">
            <text:p>43,1</text:p>
          </table:table-cell>
          <table:table-cell office:value-type="float" office:value="43.5" calcext:value-type="float">
            <text:p>43,5</text:p>
          </table:table-cell>
          <table:table-cell office:value-type="float" office:value="43.7" calcext:value-type="float">
            <text:p>43,7</text:p>
          </table:table-cell>
          <table:table-cell office:value-type="float" office:value="44" calcext:value-type="float">
            <text:p>44</text:p>
          </table:table-cell>
          <table:table-cell office:value-type="float" office:value="44.6" calcext:value-type="float">
            <text:p>44,6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office:value-type="float" office:value="4.04" calcext:value-type="float">
            <text:p>4,04</text:p>
          </table:table-cell>
          <table:table-cell office:value-type="float" office:value="6.53" calcext:value-type="float">
            <text:p>6,53</text:p>
          </table:table-cell>
          <table:table-cell office:value-type="float" office:value="8.71" calcext:value-type="float">
            <text:p>8,71</text:p>
          </table:table-cell>
          <table:table-cell office:value-type="float" office:value="10.7" calcext:value-type="float">
            <text:p>10,7</text:p>
          </table:table-cell>
          <table:table-cell office:value-type="float" office:value="12.4" calcext:value-type="float">
            <text:p>12,4</text:p>
          </table:table-cell>
          <table:table-cell office:value-type="float" office:value="11.9" calcext:value-type="float">
            <text:p>11,9</text:p>
          </table:table-cell>
          <table:table-cell office:value-type="float" office:value="11.4" calcext:value-type="float">
            <text:p>11,4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office:value-type="float" office:value="9.82" calcext:value-type="float">
            <text:p>9,82</text:p>
          </table:table-cell>
          <table:table-cell office:value-type="float" office:value="11.6" calcext:value-type="float">
            <text:p>11,6</text:p>
          </table:table-cell>
          <table:table-cell office:value-type="float" office:value="13.3" calcext:value-type="float">
            <text:p>13,3</text:p>
          </table:table-cell>
          <table:table-cell office:value-type="float" office:value="13.6" calcext:value-type="float">
            <text:p>13,6</text:p>
          </table:table-cell>
          <table:table-cell office:value-type="float" office:value="13.8" calcext:value-type="float">
            <text:p>13,8</text:p>
          </table:table-cell>
          <table:table-cell office:value-type="float" office:value="13.9" calcext:value-type="float">
            <text:p>13,9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,1</text:p>
          </table:table-cell>
          <table:table-cell office:value-type="float" office:value="14.8" calcext:value-type="float">
            <text:p>14,8</text:p>
          </table:table-cell>
          <table:table-cell office:value-type="float" office:value="15.7" calcext:value-type="float">
            <text:p>15,7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geria</text:p>
          </table:table-cell>
          <table:table-cell office:value-type="float" office:value="3.68" calcext:value-type="float">
            <text:p>3,68</text:p>
          </table:table-cell>
          <table:table-cell office:value-type="float" office:value="3.91" calcext:value-type="float">
            <text:p>3,91</text:p>
          </table:table-cell>
          <table:table-cell office:value-type="float" office:value="4.11" calcext:value-type="float">
            <text:p>4,11</text:p>
          </table:table-cell>
          <table:table-cell office:value-type="float" office:value="4.28" calcext:value-type="float">
            <text:p>4,28</text:p>
          </table:table-cell>
          <table:table-cell office:value-type="float" office:value="4.98" calcext:value-type="float">
            <text:p>4,98</text:p>
          </table:table-cell>
          <table:table-cell office:value-type="float" office:value="5.67" calcext:value-type="float">
            <text:p>5,67</text:p>
          </table:table-cell>
          <table:table-cell office:value-type="float" office:value="6.37" calcext:value-type="float">
            <text:p>6,37</text:p>
          </table:table-cell>
          <table:table-cell office:value-type="float" office:value="7.07" calcext:value-type="float">
            <text:p>7,07</text:p>
          </table:table-cell>
          <table:table-cell office:value-type="float" office:value="6.23" calcext:value-type="float">
            <text:p>6,23</text:p>
          </table:table-cell>
          <table:table-cell office:value-type="float" office:value="5.39" calcext:value-type="float">
            <text:p>5,39</text:p>
          </table:table-cell>
          <table:table-cell office:value-type="float" office:value="4.54" calcext:value-type="float">
            <text:p>4,54</text:p>
          </table:table-cell>
          <table:table-cell office:value-type="float" office:value="3.69" calcext:value-type="float">
            <text:p>3,69</text:p>
          </table:table-cell>
          <table:table-cell office:value-type="float" office:value="4.37" calcext:value-type="float">
            <text:p>4,37</text:p>
          </table:table-cell>
          <table:table-cell office:value-type="float" office:value="4.79" calcext:value-type="float">
            <text:p>4,79</text:p>
          </table:table-cell>
          <table:table-cell office:value-type="float" office:value="5.08" calcext:value-type="float">
            <text:p>5,08</text:p>
          </table:table-cell>
          <table:table-cell office:value-type="float" office:value="5.29" calcext:value-type="float">
            <text:p>5,29</text:p>
          </table:table-cell>
          <table:table-cell office:value-type="float" office:value="5.14" calcext:value-type="float">
            <text:p>5,14</text:p>
          </table:table-cell>
          <table:table-cell office:value-type="float" office:value="4.93" calcext:value-type="float">
            <text:p>4,93</text:p>
          </table:table-cell>
          <table:table-cell office:value-type="float" office:value="4.61" calcext:value-type="float">
            <text:p>4,61</text:p>
          </table:table-cell>
          <table:table-cell office:value-type="float" office:value="4.11" calcext:value-type="float">
            <text:p>4,1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Niue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orway</text:p>
          </table:table-cell>
          <table:table-cell table:number-columns-repeated="2" office:value-type="float" office:value="36.4" calcext:value-type="float">
            <text:p>36,4</text:p>
          </table:table-cell>
          <table:table-cell office:value-type="float" office:value="36.8" calcext:value-type="float">
            <text:p>36,8</text:p>
          </table:table-cell>
          <table:table-cell office:value-type="float" office:value="37.1" calcext:value-type="float">
            <text:p>37,1</text:p>
          </table:table-cell>
          <table:table-cell office:value-type="float" office:value="37.5" calcext:value-type="float">
            <text:p>37,5</text:p>
          </table:table-cell>
          <table:table-cell office:value-type="float" office:value="37.9" calcext:value-type="float">
            <text:p>37,9</text:p>
          </table:table-cell>
          <table:table-cell office:value-type="float" office:value="38.3" calcext:value-type="float">
            <text:p>38,3</text:p>
          </table:table-cell>
          <table:table-cell office:value-type="float" office:value="38.8" calcext:value-type="float">
            <text:p>38,8</text:p>
          </table:table-cell>
          <table:table-cell office:value-type="float" office:value="39.2" calcext:value-type="float">
            <text:p>39,2</text:p>
          </table:table-cell>
          <table:table-cell table:number-columns-repeated="5" office:value-type="float" office:value="39.6" calcext:value-type="float">
            <text:p>39,6</text:p>
          </table:table-cell>
          <table:table-cell office:value-type="float" office:value="40.1" calcext:value-type="float">
            <text:p>40,1</text:p>
          </table:table-cell>
          <table:table-cell office:value-type="float" office:value="40.5" calcext:value-type="float">
            <text:p>40,5</text:p>
          </table:table-cell>
          <table:table-cell office:value-type="float" office:value="41" calcext:value-type="float">
            <text:p>41</text:p>
          </table:table-cell>
          <table:table-cell office:value-type="float" office:value="41.4" calcext:value-type="float">
            <text:p>41,4</text:p>
          </table:table-cell>
          <table:table-cell office:value-type="float" office:value="41.1" calcext:value-type="float">
            <text:p>41,1</text:p>
          </table:table-cell>
          <table:table-cell office:value-type="float" office:value="40.8" calcext:value-type="float">
            <text:p>40,8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w Zealand</text:p>
          </table:table-cell>
          <table:table-cell table:number-columns-repeated="3" office:value-type="float" office:value="29.2" calcext:value-type="float">
            <text:p>29,2</text:p>
          </table:table-cell>
          <table:table-cell office:value-type="float" office:value="30.2" calcext:value-type="float">
            <text:p>30,2</text:p>
          </table:table-cell>
          <table:table-cell office:value-type="float" office:value="31.2" calcext:value-type="float">
            <text:p>31,2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  <table:table-cell office:value-type="float" office:value="33.1" calcext:value-type="float">
            <text:p>33,1</text:p>
          </table:table-cell>
          <table:table-cell office:value-type="float" office:value="33.6" calcext:value-type="float">
            <text:p>33,6</text:p>
          </table:table-cell>
          <table:table-cell office:value-type="float" office:value="33.1" calcext:value-type="float">
            <text:p>33,1</text:p>
          </table:table-cell>
          <table:table-cell office:value-type="float" office:value="32.7" calcext:value-type="float">
            <text:p>32,7</text:p>
          </table:table-cell>
          <table:table-cell office:value-type="float" office:value="32.2" calcext:value-type="float">
            <text:p>32,2</text:p>
          </table:table-cell>
          <table:table-cell office:value-type="float" office:value="31.4" calcext:value-type="float">
            <text:p>31,4</text:p>
          </table:table-cell>
          <table:table-cell office:value-type="float" office:value="30.6" calcext:value-type="float">
            <text:p>30,6</text:p>
          </table:table-cell>
          <table:table-cell office:value-type="float" office:value="29.8" calcext:value-type="float">
            <text:p>29,8</text:p>
          </table:table-cell>
          <table:table-cell office:value-type="float" office:value="32.6" calcext:value-type="float">
            <text:p>32,6</text:p>
          </table:table-cell>
          <table:table-cell office:value-type="float" office:value="35.5" calcext:value-type="float">
            <text:p>35,5</text:p>
          </table:table-cell>
          <table:table-cell office:value-type="float" office:value="38.3" calcext:value-type="float">
            <text:p>38,3</text:p>
          </table:table-cell>
          <table:table-cell office:value-type="float" office:value="39.6" calcext:value-type="float">
            <text:p>39,6</text:p>
          </table:table-cell>
          <table:table-cell table:number-columns-repeated="2"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n</text:p>
          </table:table-cell>
          <table:table-cell table:number-columns-repeated="3"/>
          <table:table-cell office:value-type="float" office:value="7.8" calcext:value-type="float">
            <text:p>7,8</text:p>
          </table:table-cell>
          <table:table-cell office:value-type="float" office:value="8.15" calcext:value-type="float">
            <text:p>8,15</text:p>
          </table:table-cell>
          <table:table-cell office:value-type="float" office:value="8.47" calcext:value-type="float">
            <text:p>8,47</text:p>
          </table:table-cell>
          <table:table-cell office:value-type="float" office:value="8.79" calcext:value-type="float">
            <text:p>8,79</text:p>
          </table:table-cell>
          <table:table-cell office:value-type="float" office:value="9.09" calcext:value-type="float">
            <text:p>9,09</text:p>
          </table:table-cell>
          <table:table-cell office:value-type="float" office:value="9.22" calcext:value-type="float">
            <text:p>9,22</text:p>
          </table:table-cell>
          <table:table-cell office:value-type="float" office:value="9.35" calcext:value-type="float">
            <text:p>9,35</text:p>
          </table:table-cell>
          <table:table-cell office:value-type="float" office:value="9.47" calcext:value-type="float">
            <text:p>9,47</text:p>
          </table:table-cell>
          <table:table-cell office:value-type="float" office:value="9.58" calcext:value-type="float">
            <text:p>9,58</text:p>
          </table:table-cell>
          <table:table-cell office:value-type="float" office:value="9.24" calcext:value-type="float">
            <text:p>9,24</text:p>
          </table:table-cell>
          <table:table-cell office:value-type="float" office:value="8.9" calcext:value-type="float">
            <text:p>8,9</text:p>
          </table:table-cell>
          <table:table-cell office:value-type="float" office:value="8.57" calcext:value-type="float">
            <text:p>8,57</text:p>
          </table:table-cell>
          <table:table-cell office:value-type="float" office:value="8.24" calcext:value-type="float">
            <text:p>8,24</text:p>
          </table:table-cell>
          <table:table-cell office:value-type="float" office:value="8.65" calcext:value-type="float">
            <text:p>8,65</text:p>
          </table:table-cell>
          <table:table-cell office:value-type="float" office:value="9.06" calcext:value-type="float">
            <text:p>9,06</text:p>
          </table:table-cell>
          <table:table-cell office:value-type="float" office:value="9.48" calcext:value-type="float">
            <text:p>9,48</text:p>
          </table:table-cell>
          <table:table-cell table:number-columns-repeated="2" office:value-type="float" office:value="9.88" calcext:value-type="float">
            <text:p>9,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Uganda</text:p>
          </table:table-cell>
          <table:table-cell office:value-type="float" office:value="23.4" calcext:value-type="float">
            <text:p>23,4</text:p>
          </table:table-cell>
          <table:table-cell office:value-type="float" office:value="24.7" calcext:value-type="float">
            <text:p>24,7</text:p>
          </table:table-cell>
          <table:table-cell office:value-type="float" office:value="25.3" calcext:value-type="float">
            <text:p>25,3</text:p>
          </table:table-cell>
          <table:table-cell office:value-type="float" office:value="25.9" calcext:value-type="float">
            <text:p>25,9</text:p>
          </table:table-cell>
          <table:table-cell office:value-type="float" office:value="26.5" calcext:value-type="float">
            <text:p>26,5</text:p>
          </table:table-cell>
          <table:table-cell office:value-type="float" office:value="27.1" calcext:value-type="float">
            <text:p>27,1</text:p>
          </table:table-cell>
          <table:table-cell office:value-type="float" office:value="27.6" calcext:value-type="float">
            <text:p>27,6</text:p>
          </table:table-cell>
          <table:table-cell office:value-type="float" office:value="24.1" calcext:value-type="float">
            <text:p>24,1</text:p>
          </table:table-cell>
          <table:table-cell office:value-type="float" office:value="21.5" calcext:value-type="float">
            <text:p>21,5</text:p>
          </table:table-cell>
          <table:table-cell office:value-type="float" office:value="19.4" calcext:value-type="float">
            <text:p>19,4</text:p>
          </table:table-cell>
          <table:table-cell office:value-type="float" office:value="17.8" calcext:value-type="float">
            <text:p>17,8</text:p>
          </table:table-cell>
          <table:table-cell office:value-type="float" office:value="16.4" calcext:value-type="float">
            <text:p>16,4</text:p>
          </table:table-cell>
          <table:table-cell office:value-type="float" office:value="15.2" calcext:value-type="float">
            <text:p>15,2</text:p>
          </table:table-cell>
          <table:table-cell office:value-type="float" office:value="14.3" calcext:value-type="float">
            <text:p>14,3</text:p>
          </table:table-cell>
          <table:table-cell office:value-type="float" office:value="13.4" calcext:value-type="float">
            <text:p>13,4</text:p>
          </table:table-cell>
          <table:table-cell office:value-type="float" office:value="12.7" calcext:value-type="float">
            <text:p>12,7</text:p>
          </table:table-cell>
          <table:table-cell office:value-type="float" office:value="12.1" calcext:value-type="float">
            <text:p>12,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zbekistan</text:p>
          </table:table-cell>
          <table:table-cell office:value-type="float" office:value="7.95" calcext:value-type="float">
            <text:p>7,95</text:p>
          </table:table-cell>
          <table:table-cell office:value-type="float" office:value="9.39" calcext:value-type="float">
            <text:p>9,39</text:p>
          </table:table-cell>
          <table:table-cell office:value-type="float" office:value="11.3" calcext:value-type="float">
            <text:p>11,3</text:p>
          </table:table-cell>
          <table:table-cell office:value-type="float" office:value="13.8" calcext:value-type="float">
            <text:p>13,8</text:p>
          </table:table-cell>
          <table:table-cell office:value-type="float" office:value="17.5" calcext:value-type="float">
            <text:p>17,5</text:p>
          </table:table-cell>
          <table:table-cell office:value-type="float" office:value="15" calcext:value-type="float">
            <text:p>15</text:p>
          </table:table-cell>
          <table:table-cell office:value-type="float" office:value="17.3" calcext:value-type="float">
            <text:p>17,3</text:p>
          </table:table-cell>
          <table:table-cell office:value-type="float" office:value="19.2" calcext:value-type="float">
            <text:p>19,2</text:p>
          </table:table-cell>
          <table:table-cell office:value-type="float" office:value="20.7" calcext:value-type="float">
            <text:p>20,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,5</text:p>
          </table:table-cell>
          <table:table-cell office:value-type="float" office:value="15.9" calcext:value-type="float">
            <text:p>15,9</text:p>
          </table:table-cell>
          <table:table-cell office:value-type="float" office:value="16.1" calcext:value-type="float">
            <text:p>16,1</text:p>
          </table:table-cell>
          <table:table-cell office:value-type="float" office:value="16.3" calcext:value-type="float">
            <text:p>16,3</text:p>
          </table:table-cell>
          <table:table-cell table:number-columns-repeated="5" office:value-type="float" office:value="16.4" calcext:value-type="float">
            <text:p>16,4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kistan</text:p>
          </table:table-cell>
          <table:table-cell office:value-type="float" office:value="17.1" calcext:value-type="float">
            <text:p>17,1</text:p>
          </table:table-cell>
          <table:table-cell office:value-type="float" office:value="19.5" calcext:value-type="float">
            <text:p>19,5</text:p>
          </table:table-cell>
          <table:table-cell office:value-type="float" office:value="21.4" calcext:value-type="float">
            <text:p>21,4</text:p>
          </table:table-cell>
          <table:table-cell office:value-type="float" office:value="17.5" calcext:value-type="float">
            <text:p>17,5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21.2" calcext:value-type="float">
            <text:p>21,2</text:p>
          </table:table-cell>
          <table:table-cell office:value-type="float" office:value="22.5" calcext:value-type="float">
            <text:p>22,5</text:p>
          </table:table-cell>
          <table:table-cell office:value-type="float" office:value="18" calcext:value-type="float">
            <text:p>18</text:p>
          </table:table-cell>
          <table:table-cell office:value-type="float" office:value="17.4" calcext:value-type="float">
            <text:p>17,4</text:p>
          </table:table-cell>
          <table:table-cell office:value-type="float" office:value="16.9" calcext:value-type="float">
            <text:p>16,9</text:p>
          </table:table-cell>
          <table:table-cell office:value-type="float" office:value="16.4" calcext:value-type="float">
            <text:p>16,4</text:p>
          </table:table-cell>
          <table:table-cell office:value-type="float" office:value="20.7" calcext:value-type="float">
            <text:p>20,7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,4</text:p>
          </table:table-cell>
          <table:table-cell office:value-type="float" office:value="19.8" calcext:value-type="float">
            <text:p>19,8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lau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96" calcext:value-type="float">
            <text:p>3,96</text:p>
          </table:table-cell>
          <table:table-cell office:value-type="float" office:value="7.84" calcext:value-type="float">
            <text:p>7,84</text:p>
          </table:table-cell>
          <table:table-cell office:value-type="float" office:value="11.7" calcext:value-type="float">
            <text:p>11,7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office:value-type="float" office:value="12.7" calcext:value-type="float">
            <text:p>12,7</text:p>
          </table:table-cell>
          <table:table-cell office:value-type="float" office:value="11.5" calcext:value-type="float">
            <text:p>11,5</text:p>
          </table:table-cell>
          <table:table-cell office:value-type="float" office:value="10.3" calcext:value-type="float">
            <text:p>10,3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,5</text:p>
          </table:table-cell>
          <table:table-cell office:value-type="float" office:value="11.8" calcext:value-type="float">
            <text:p>11,8</text:p>
          </table:table-cell>
          <table:table-cell office:value-type="float" office:value="12.1" calcext:value-type="float">
            <text:p>12,1</text:p>
          </table:table-cell>
          <table:table-cell office:value-type="float" office:value="12.4" calcext:value-type="float">
            <text:p>12,4</text:p>
          </table:table-cell>
          <table:table-cell office:value-type="float" office:value="12.9" calcext:value-type="float">
            <text:p>12,9</text:p>
          </table:table-cell>
          <table:table-cell table:number-columns-repeated="2"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Palestine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nama</text:p>
          </table:table-cell>
          <table:table-cell office:value-type="float" office:value="10.1" calcext:value-type="float">
            <text:p>10,1</text:p>
          </table:table-cell>
          <table:table-cell office:value-type="float" office:value="11.8" calcext:value-type="float">
            <text:p>11,8</text:p>
          </table:table-cell>
          <table:table-cell office:value-type="float" office:value="13.5" calcext:value-type="float">
            <text:p>13,5</text:p>
          </table:table-cell>
          <table:table-cell office:value-type="float" office:value="15.1" calcext:value-type="float">
            <text:p>15,1</text:p>
          </table:table-cell>
          <table:table-cell office:value-type="float" office:value="16.7" calcext:value-type="float">
            <text:p>16,7</text:p>
          </table:table-cell>
          <table:table-cell office:value-type="float" office:value="15.1" calcext:value-type="float">
            <text:p>15,1</text:p>
          </table:table-cell>
          <table:table-cell office:value-type="float" office:value="13.6" calcext:value-type="float">
            <text:p>13,6</text:p>
          </table:table-cell>
          <table:table-cell office:value-type="float" office:value="11.9" calcext:value-type="float">
            <text:p>11,9</text:p>
          </table:table-cell>
          <table:table-cell office:value-type="float" office:value="10.2" calcext:value-type="float">
            <text:p>10,2</text:p>
          </table:table-cell>
          <table:table-cell office:value-type="float" office:value="8.45" calcext:value-type="float">
            <text:p>8,45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14.4" calcext:value-type="float">
            <text:p>14,4</text:p>
          </table:table-cell>
          <table:table-cell office:value-type="float" office:value="16.7" calcext:value-type="float">
            <text:p>16,7</text:p>
          </table:table-cell>
          <table:table-cell office:value-type="float" office:value="19.3" calcext:value-type="float">
            <text:p>19,3</text:p>
          </table:table-cell>
          <table:table-cell office:value-type="float" office:value="19.7" calcext:value-type="float">
            <text:p>19,7</text:p>
          </table:table-cell>
          <table:table-cell office:value-type="float" office:value="20.1" calcext:value-type="float">
            <text:p>20,1</text:p>
          </table:table-cell>
          <table:table-cell office:value-type="float" office:value="20.5" calcext:value-type="float">
            <text:p>20,5</text:p>
          </table:table-cell>
          <table:table-cell office:value-type="float" office:value="20.8" calcext:value-type="float">
            <text:p>20,8</text:p>
          </table:table-cell>
          <table:table-cell office:value-type="float" office:value="21.1" calcext:value-type="float">
            <text:p>21,1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pua New Guinea</text:p>
          </table:table-cell>
          <table:table-cell table:number-columns-repeated="8" office:value-type="float" office:value="0.92" calcext:value-type="float">
            <text:p>0,92</text:p>
          </table:table-cell>
          <table:table-cell office:value-type="float" office:value="1.28" calcext:value-type="float">
            <text:p>1,28</text:p>
          </table:table-cell>
          <table:table-cell office:value-type="float" office:value="1.64" calcext:value-type="float">
            <text:p>1,64</text:p>
          </table:table-cell>
          <table:table-cell office:value-type="float" office:value="2" calcext:value-type="float">
            <text:p>2</text:p>
          </table:table-cell>
          <table:table-cell office:value-type="float" office:value="2.35" calcext:value-type="float">
            <text:p>2,35</text:p>
          </table:table-cell>
          <table:table-cell office:value-type="float" office:value="2.7" calcext:value-type="float">
            <text:p>2,7</text:p>
          </table:table-cell>
          <table:table-cell office:value-type="float" office:value="2.18" calcext:value-type="float">
            <text:p>2,18</text:p>
          </table:table-cell>
          <table:table-cell office:value-type="float" office:value="1.65" calcext:value-type="float">
            <text:p>1,65</text:p>
          </table:table-cell>
          <table:table-cell office:value-type="float" office:value="1.11" calcext:value-type="float">
            <text:p>1,11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raguay</text:p>
          </table:table-cell>
          <table:table-cell office:value-type="float" office:value="9.95" calcext:value-type="float">
            <text:p>9,95</text:p>
          </table:table-cell>
          <table:table-cell office:value-type="float" office:value="9.56" calcext:value-type="float">
            <text:p>9,56</text:p>
          </table:table-cell>
          <table:table-cell office:value-type="float" office:value="9.18" calcext:value-type="float">
            <text:p>9,18</text:p>
          </table:table-cell>
          <table:table-cell office:value-type="float" office:value="8.8" calcext:value-type="float">
            <text:p>8,8</text:p>
          </table:table-cell>
          <table:table-cell office:value-type="float" office:value="9.76" calcext:value-type="float">
            <text:p>9,7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4.6" calcext:value-type="float">
            <text:p>14,6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7.4" calcext:value-type="float">
            <text:p>17,4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7.4" calcext:value-type="float">
            <text:p>17,4</text:p>
          </table:table-cell>
          <table:table-cell office:value-type="float" office:value="17" calcext:value-type="float">
            <text:p>17</text:p>
          </table:table-cell>
          <table:table-cell office:value-type="float" office:value="16.5" calcext:value-type="float">
            <text:p>16,5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,8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,8</text:p>
          </table:table-cell>
          <table:table-cell office:value-type="float" office:value="34" calcext:value-type="float">
            <text:p>34</text:p>
          </table:table-cell>
          <table:table-cell office:value-type="float" office:value="35.1" calcext:value-type="float">
            <text:p>35,1</text:p>
          </table:table-cell>
          <table:table-cell office:value-type="float" office:value="35.5" calcext:value-type="float">
            <text:p>35,5</text:p>
          </table:table-cell>
          <table:table-cell office:value-type="float" office:value="36" calcext:value-type="float">
            <text:p>36</text:p>
          </table:table-cell>
          <table:table-cell office:value-type="float" office:value="36.7" calcext:value-type="float">
            <text:p>36,7</text:p>
          </table:table-cell>
          <table:table-cell office:value-type="float" office:value="34.7" calcext:value-type="float">
            <text:p>34,7</text:p>
          </table:table-cell>
          <table:table-cell office:value-type="float" office:value="37.7" calcext:value-type="float">
            <text:p>37,7</text:p>
          </table:table-cell>
          <table:table-cell office:value-type="float" office:value="39.5" calcext:value-type="float">
            <text:p>39,5</text:p>
          </table:table-cell>
          <table:table-cell office:value-type="float" office:value="40.7" calcext:value-type="float">
            <text:p>40,7</text:p>
          </table:table-cell>
          <table:table-cell office:value-type="float" office:value="36" calcext:value-type="float">
            <text:p>36</text:p>
          </table:table-cell>
          <table:table-cell office:value-type="float" office:value="38.7" calcext:value-type="float">
            <text:p>38,7</text:p>
          </table:table-cell>
          <table:table-cell office:value-type="float" office:value="37.9" calcext:value-type="float">
            <text:p>37,9</text:p>
          </table:table-cell>
          <table:table-cell office:value-type="float" office:value="36.7" calcext:value-type="float">
            <text:p>36,7</text:p>
          </table:table-cell>
          <table:table-cell office:value-type="float" office:value="34.7" calcext:value-type="float">
            <text:p>34,7</text:p>
          </table:table-cell>
          <table:table-cell office:value-type="float" office:value="35.6" calcext:value-type="float">
            <text:p>35,6</text:p>
          </table:table-cell>
          <table:table-cell office:value-type="float" office:value="36" calcext:value-type="float">
            <text:p>36</text:p>
          </table:table-cell>
          <table:table-cell office:value-type="float" office:value="34.7" calcext:value-type="float">
            <text:p>34,7</text:p>
          </table:table-cell>
          <table:table-cell office:value-type="float" office:value="33.8" calcext:value-type="float">
            <text:p>33,8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u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,3</text:p>
          </table:table-cell>
          <table:table-cell office:value-type="float" office:value="17.5" calcext:value-type="float">
            <text:p>17,5</text:p>
          </table:table-cell>
          <table:table-cell office:value-type="float" office:value="20.4" calcext:value-type="float">
            <text:p>20,4</text:p>
          </table:table-cell>
          <table:table-cell office:value-type="float" office:value="23.3" calcext:value-type="float">
            <text:p>23,3</text:p>
          </table:table-cell>
          <table:table-cell office:value-type="float" office:value="26.3" calcext:value-type="float">
            <text:p>26,3</text:p>
          </table:table-cell>
          <table:table-cell office:value-type="float" office:value="29.2" calcext:value-type="float">
            <text:p>29,2</text:p>
          </table:table-cell>
          <table:table-cell office:value-type="float" office:value="27.5" calcext:value-type="float">
            <text:p>27,5</text:p>
          </table:table-cell>
          <table:table-cell office:value-type="float" office:value="26" calcext:value-type="float">
            <text:p>26</text:p>
          </table:table-cell>
          <table:table-cell office:value-type="float" office:value="24.4" calcext:value-type="float">
            <text:p>24,4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,5</text:p>
          </table:table-cell>
          <table:table-cell office:value-type="float" office:value="23.2" calcext:value-type="float">
            <text:p>23,2</text:p>
          </table:table-cell>
          <table:table-cell office:value-type="float" office:value="24.1" calcext:value-type="float">
            <text:p>24,1</text:p>
          </table:table-cell>
          <table:table-cell office:value-type="float" office:value="24.7" calcext:value-type="float">
            <text:p>24,7</text:p>
          </table:table-cell>
          <table:table-cell office:value-type="float" office:value="25.1" calcext:value-type="float">
            <text:p>25,1</text:p>
          </table:table-cell>
          <table:table-cell office:value-type="float" office:value="25.4" calcext:value-type="float">
            <text:p>25,4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,2</text:p>
          </table:table-cell>
          <table:table-cell office:value-type="float" office:value="30" calcext:value-type="float">
            <text:p>30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ilippines</text:p>
          </table:table-cell>
          <table:table-cell office:value-type="float" office:value="15.4" calcext:value-type="float">
            <text:p>15,4</text:p>
          </table:table-cell>
          <table:table-cell office:value-type="float" office:value="17.2" calcext:value-type="float">
            <text:p>17,2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18.9" calcext:value-type="float">
            <text:p>18,9</text:p>
          </table:table-cell>
          <table:table-cell office:value-type="float" office:value="20.2" calcext:value-type="float">
            <text:p>20,2</text:p>
          </table:table-cell>
          <table:table-cell office:value-type="float" office:value="21.1" calcext:value-type="float">
            <text:p>21,1</text:p>
          </table:table-cell>
          <table:table-cell office:value-type="float" office:value="21" calcext:value-type="float">
            <text:p>21</text:p>
          </table:table-cell>
          <table:table-cell office:value-type="float" office:value="20.9" calcext:value-type="float">
            <text:p>20,9</text:p>
          </table:table-cell>
          <table:table-cell office:value-type="float" office:value="20.6" calcext:value-type="float">
            <text:p>20,6</text:p>
          </table:table-cell>
          <table:table-cell office:value-type="float" office:value="22.8" calcext:value-type="float">
            <text:p>22,8</text:p>
          </table:table-cell>
          <table:table-cell office:value-type="float" office:value="24.7" calcext:value-type="float">
            <text:p>24,7</text:p>
          </table:table-cell>
          <table:table-cell office:value-type="float" office:value="26.3" calcext:value-type="float">
            <text:p>26,3</text:p>
          </table:table-cell>
          <table:table-cell office:value-type="float" office:value="27.3" calcext:value-type="float">
            <text:p>27,3</text:p>
          </table:table-cell>
          <table:table-cell office:value-type="float" office:value="27.9" calcext:value-type="float">
            <text:p>27,9</text:p>
          </table:table-cell>
          <table:table-cell office:value-type="float" office:value="28.4" calcext:value-type="float">
            <text:p>28,4</text:p>
          </table:table-cell>
          <table:table-cell office:value-type="float" office:value="28.3" calcext:value-type="float">
            <text:p>28,3</text:p>
          </table:table-cell>
          <table:table-cell office:value-type="float" office:value="28.2" calcext:value-type="float">
            <text:p>28,2</text:p>
          </table:table-cell>
          <table:table-cell table:number-columns-repeated="2" office:value-type="float" office:value="28.1" calcext:value-type="float">
            <text:p>28,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oland</text:p>
          </table:table-cell>
          <table:table-cell office:value-type="float" office:value="18.5" calcext:value-type="float">
            <text:p>18,5</text:p>
          </table:table-cell>
          <table:table-cell office:value-type="float" office:value="20.7" calcext:value-type="float">
            <text:p>20,7</text:p>
          </table:table-cell>
          <table:table-cell office:value-type="float" office:value="20.4" calcext:value-type="float">
            <text:p>20,4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,6</text:p>
          </table:table-cell>
          <table:table-cell office:value-type="float" office:value="19.3" calcext:value-type="float">
            <text:p>19,3</text:p>
          </table:table-cell>
          <table:table-cell office:value-type="float" office:value="18.8" calcext:value-type="float">
            <text:p>18,8</text:p>
          </table:table-cell>
          <table:table-cell office:value-type="float" office:value="18.2" calcext:value-type="float">
            <text:p>18,2</text:p>
          </table:table-cell>
          <table:table-cell office:value-type="float" office:value="19.2" calcext:value-type="float">
            <text:p>19,2</text:p>
          </table:table-cell>
          <table:table-cell office:value-type="float" office:value="20.1" calcext:value-type="float">
            <text:p>20,1</text:p>
          </table:table-cell>
          <table:table-cell office:value-type="float" office:value="21.1" calcext:value-type="float">
            <text:p>21,1</text:p>
          </table:table-cell>
          <table:table-cell office:value-type="float" office:value="22" calcext:value-type="float">
            <text:p>22</text:p>
          </table:table-cell>
          <table:table-cell office:value-type="float" office:value="22.7" calcext:value-type="float">
            <text:p>22,7</text:p>
          </table:table-cell>
          <table:table-cell office:value-type="float" office:value="23.4" calcext:value-type="float">
            <text:p>23,4</text:p>
          </table:table-cell>
          <table:table-cell office:value-type="float" office:value="24.1" calcext:value-type="float">
            <text:p>24,1</text:p>
          </table:table-cell>
          <table:table-cell office:value-type="float" office:value="24.8" calcext:value-type="float">
            <text:p>24,8</text:p>
          </table:table-cell>
          <table:table-cell office:value-type="float" office:value="25.6" calcext:value-type="float">
            <text:p>25,6</text:p>
          </table:table-cell>
          <table:table-cell office:value-type="float" office:value="26.3" calcext:value-type="float">
            <text:p>26,3</text:p>
          </table:table-cell>
          <table:table-cell office:value-type="float" office:value="27.1" calcext:value-type="float">
            <text:p>27,1</text:p>
          </table:table-cell>
          <table:table-cell table:number-columns-repeated="2"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office:value-type="float" office:value="18.8" calcext:value-type="float">
            <text:p>18,8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,1</text:p>
          </table:table-cell>
          <table:table-cell office:value-type="float" office:value="19.9" calcext:value-type="float">
            <text:p>19,9</text:p>
          </table:table-cell>
          <table:table-cell office:value-type="float" office:value="20.6" calcext:value-type="float">
            <text:p>20,6</text:p>
          </table:table-cell>
          <table:table-cell office:value-type="float" office:value="21.3" calcext:value-type="float">
            <text:p>21,3</text:p>
          </table:table-cell>
          <table:table-cell office:value-type="float" office:value="22.9" calcext:value-type="float">
            <text:p>22,9</text:p>
          </table:table-cell>
          <table:table-cell office:value-type="float" office:value="24.6" calcext:value-type="float">
            <text:p>24,6</text:p>
          </table:table-cell>
          <table:table-cell office:value-type="float" office:value="26.2" calcext:value-type="float">
            <text:p>26,2</text:p>
          </table:table-cell>
          <table:table-cell office:value-type="float" office:value="27.8" calcext:value-type="float">
            <text:p>27,8</text:p>
          </table:table-cell>
          <table:table-cell office:value-type="float" office:value="27.2" calcext:value-type="float">
            <text:p>27,2</text:p>
          </table:table-cell>
          <table:table-cell office:value-type="float" office:value="26.5" calcext:value-type="float">
            <text:p>26,5</text:p>
          </table:table-cell>
          <table:table-cell office:value-type="float" office:value="28.6" calcext:value-type="float">
            <text:p>28,6</text:p>
          </table:table-cell>
          <table:table-cell office:value-type="float" office:value="30.6" calcext:value-type="float">
            <text:p>30,6</text:p>
          </table:table-cell>
          <table:table-cell office:value-type="float" office:value="32.7" calcext:value-type="float">
            <text:p>32,7</text:p>
          </table:table-cell>
          <table:table-cell office:value-type="float" office:value="34.8" calcext:value-type="float">
            <text:p>34,8</text:p>
          </table:table-cell>
          <table:table-cell office:value-type="float" office:value="35.8" calcext:value-type="float">
            <text:p>35,8</text:p>
          </table:table-cell>
          <table:table-cell office:value-type="float" office:value="36.7" calcext:value-type="float">
            <text:p>36,7</text:p>
          </table:table-cell>
          <table:table-cell office:value-type="float" office:value="37.7" calcext:value-type="float">
            <text:p>37,7</text:p>
          </table:table-cell>
          <table:table-cell office:value-type="float" office:value="38.7" calcext:value-type="float">
            <text:p>38,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Qatar</text:p>
          </table:table-cell>
          <table:table-cell table:number-columns-repeated="5"/>
          <table:table-cell table:number-columns-repeated="9" office:value-type="float" office:value="0" calcext:value-type="float">
            <text:p>0</text:p>
          </table:table-cell>
          <table:table-cell office:value-type="float" office:value="1.85" calcext:value-type="float">
            <text:p>1,85</text:p>
          </table:table-cell>
          <table:table-cell office:value-type="float" office:value="3.6" calcext:value-type="float">
            <text:p>3,6</text:p>
          </table:table-cell>
          <table:table-cell office:value-type="float" office:value="5.26" calcext:value-type="float">
            <text:p>5,26</text:p>
          </table:table-cell>
          <table:table-cell office:value-type="float" office:value="6.84" calcext:value-type="float">
            <text:p>6,84</text:p>
          </table:table-cell>
          <table:table-cell office:value-type="float" office:value="8.33" calcext:value-type="float">
            <text:p>8,33</text:p>
          </table:table-cell>
          <table:table-cell table:number-columns-repeated="2" office:value-type="float" office:value="9.76" calcext:value-type="float">
            <text:p>9,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yria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11.7" calcext:value-type="float">
            <text:p>11,7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,1</text:p>
          </table:table-cell>
          <table:table-cell office:value-type="float" office:value="12.2" calcext:value-type="float">
            <text:p>12,2</text:p>
          </table:table-cell>
          <table:table-cell office:value-type="float" office:value="12.3" calcext:value-type="float">
            <text:p>12,3</text:p>
          </table:table-cell>
          <table:table-cell office:value-type="float" office:value="12.4" calcext:value-type="float">
            <text:p>12,4</text:p>
          </table:table-cell>
          <table:table-cell office:value-type="float" office:value="12.3" calcext:value-type="float">
            <text:p>12,3</text:p>
          </table:table-cell>
          <table:table-cell table:number-columns-repeated="2" office:value-type="float" office:value="12.2" calcext:value-type="float">
            <text:p>12,2</text:p>
          </table:table-cell>
          <table:table-cell office:value-type="float" office:value="12.1" calcext:value-type="float">
            <text:p>12,1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,3</text:p>
          </table:table-cell>
          <table:table-cell office:value-type="float" office:value="12.5" calcext:value-type="float">
            <text:p>12,5</text:p>
          </table:table-cell>
          <table:table-cell office:value-type="float" office:value="12.7" calcext:value-type="float">
            <text:p>12,7</text:p>
          </table:table-cell>
          <table:table-cell office:value-type="float" office:value="12.8" calcext:value-type="float">
            <text:p>12,8</text:p>
          </table:table-cell>
          <table:table-cell office:value-type="float" office:value="12.9" calcext:value-type="float">
            <text:p>12,9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ntral African Republic</text:p>
          </table:table-cell>
          <table:table-cell table:number-columns-repeated="19"/>
          <table:table-cell table:number-columns-repeated="2"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omania</text:p>
          </table:table-cell>
          <table:table-cell office:value-type="float" office:value="9.9" calcext:value-type="float">
            <text:p>9,9</text:p>
          </table:table-cell>
          <table:table-cell office:value-type="float" office:value="9.86" calcext:value-type="float">
            <text:p>9,86</text:p>
          </table:table-cell>
          <table:table-cell office:value-type="float" office:value="9.82" calcext:value-type="float">
            <text:p>9,82</text:p>
          </table:table-cell>
          <table:table-cell office:value-type="float" office:value="9.78" calcext:value-type="float">
            <text:p>9,78</text:p>
          </table:table-cell>
          <table:table-cell table:number-columns-repeated="2" office:value-type="float" office:value="9.75" calcext:value-type="float">
            <text:p>9,75</text:p>
          </table:table-cell>
          <table:table-cell table:number-columns-repeated="2" office:value-type="float" office:value="9.76" calcext:value-type="float">
            <text:p>9,76</text:p>
          </table:table-cell>
          <table:table-cell office:value-type="float" office:value="9.77" calcext:value-type="float">
            <text:p>9,77</text:p>
          </table:table-cell>
          <table:table-cell office:value-type="float" office:value="10.3" calcext:value-type="float">
            <text:p>10,3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1.7" calcext:value-type="float">
            <text:p>11,7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11.9" calcext:value-type="float">
            <text:p>11,9</text:p>
          </table:table-cell>
          <table:table-cell office:value-type="float" office:value="14.2" calcext:value-type="float">
            <text:p>14,2</text:p>
          </table:table-cell>
          <table:table-cell office:value-type="float" office:value="16.7" calcext:value-type="float">
            <text:p>16,7</text:p>
          </table:table-cell>
          <table:table-cell office:value-type="float" office:value="19.6" calcext:value-type="float">
            <text:p>19,6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ted Kingdom</text:p>
          </table:table-cell>
          <table:table-cell office:value-type="float" office:value="15.7" calcext:value-type="float">
            <text:p>15,7</text:p>
          </table:table-cell>
          <table:table-cell office:value-type="float" office:value="17.5" calcext:value-type="float">
            <text:p>17,5</text:p>
          </table:table-cell>
          <table:table-cell office:value-type="float" office:value="14.6" calcext:value-type="float">
            <text:p>14,6</text:p>
          </table:table-cell>
          <table:table-cell office:value-type="float" office:value="16.7" calcext:value-type="float">
            <text:p>16,7</text:p>
          </table:table-cell>
          <table:table-cell office:value-type="float" office:value="17.8" calcext:value-type="float">
            <text:p>17,8</text:p>
          </table:table-cell>
          <table:table-cell office:value-type="float" office:value="18.5" calcext:value-type="float">
            <text:p>18,5</text:p>
          </table:table-cell>
          <table:table-cell office:value-type="float" office:value="18.9" calcext:value-type="float">
            <text:p>18,9</text:p>
          </table:table-cell>
          <table:table-cell table:number-columns-repeated="2" office:value-type="float" office:value="19.7" calcext:value-type="float">
            <text:p>19,7</text:p>
          </table:table-cell>
          <table:table-cell office:value-type="float" office:value="20" calcext:value-type="float">
            <text:p>20</text:p>
          </table:table-cell>
          <table:table-cell office:value-type="float" office:value="22.3" calcext:value-type="float">
            <text:p>22,3</text:p>
          </table:table-cell>
          <table:table-cell table:number-columns-repeated="3" office:value-type="float" office:value="22.6" calcext:value-type="float">
            <text:p>22,6</text:p>
          </table:table-cell>
          <table:table-cell office:value-type="float" office:value="23.4" calcext:value-type="float">
            <text:p>23,4</text:p>
          </table:table-cell>
          <table:table-cell office:value-type="float" office:value="26.8" calcext:value-type="float">
            <text:p>26,8</text:p>
          </table:table-cell>
          <table:table-cell office:value-type="float" office:value="24.9" calcext:value-type="float">
            <text:p>24,9</text:p>
          </table:table-cell>
          <table:table-cell office:value-type="float" office:value="28.5" calcext:value-type="float">
            <text:p>28,5</text:p>
          </table:table-cell>
          <table:table-cell office:value-type="float" office:value="28.7" calcext:value-type="float">
            <text:p>28,7</text:p>
          </table:table-cell>
          <table:table-cell office:value-type="float" office:value="28.9" calcext:value-type="float">
            <text:p>28,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ssia</text:p>
          </table:table-cell>
          <table:table-cell table:number-columns-repeated="3" office:value-type="float" office:value="5.11" calcext:value-type="float">
            <text:p>5,11</text:p>
          </table:table-cell>
          <table:table-cell office:value-type="float" office:value="8.93" calcext:value-type="float">
            <text:p>8,93</text:p>
          </table:table-cell>
          <table:table-cell table:number-columns-repeated="3" office:value-type="float" office:value="5.65" calcext:value-type="float">
            <text:p>5,65</text:p>
          </table:table-cell>
          <table:table-cell office:value-type="float" office:value="11.5" calcext:value-type="float">
            <text:p>11,5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4.73" calcext:value-type="float">
            <text:p>4,73</text:p>
          </table:table-cell>
          <table:table-cell office:value-type="float" office:value="11.2" calcext:value-type="float">
            <text:p>11,2</text:p>
          </table:table-cell>
          <table:table-cell table:number-columns-repeated="3" office:value-type="float" office:value="7.98" calcext:value-type="float">
            <text:p>7,98</text:p>
          </table:table-cell>
          <table:table-cell office:value-type="float" office:value="17.1" calcext:value-type="float">
            <text:p>17,1</text:p>
          </table:table-cell>
          <table:table-cell office:value-type="float" office:value="13.1" calcext:value-type="float">
            <text:p>13,1</text:p>
          </table:table-cell>
          <table:table-cell office:value-type="float" office:value="17.1" calcext:value-type="float">
            <text:p>17,1</text:p>
          </table:table-cell>
          <table:table-cell office:value-type="float" office:value="16.6" calcext:value-type="float">
            <text:p>16,6</text:p>
          </table:table-cell>
          <table:table-cell office:value-type="float" office:value="16.4" calcext:value-type="float">
            <text:p>16,4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wanda</text:p>
          </table:table-cell>
          <table:table-cell office:value-type="float" office:value="33" calcext:value-type="float">
            <text:p>3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42.5" calcext:value-type="float">
            <text:p>42,5</text:p>
          </table:table-cell>
          <table:table-cell office:value-type="float" office:value="44.6" calcext:value-type="float">
            <text:p>44,6</text:p>
          </table:table-cell>
          <table:table-cell office:value-type="float" office:value="47.1" calcext:value-type="float">
            <text:p>47,1</text:p>
          </table:table-cell>
          <table:table-cell office:value-type="float" office:value="49.8" calcext:value-type="float">
            <text:p>49,8</text:p>
          </table:table-cell>
          <table:table-cell office:value-type="float" office:value="52.8" calcext:value-type="float">
            <text:p>52,8</text:p>
          </table:table-cell>
          <table:table-cell office:value-type="float" office:value="56.3" calcext:value-type="float">
            <text:p>56,3</text:p>
          </table:table-cell>
          <table:table-cell office:value-type="float" office:value="53.8" calcext:value-type="float">
            <text:p>53,8</text:p>
          </table:table-cell>
          <table:table-cell office:value-type="float" office:value="49.2" calcext:value-type="float">
            <text:p>49,2</text:p>
          </table:table-cell>
          <table:table-cell office:value-type="float" office:value="38.5" calcext:value-type="float">
            <text:p>38,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0.1" calcext:value-type="float">
            <text:p>60,1</text:p>
          </table:table-cell>
          <table:table-cell office:value-type="float" office:value="60.3" calcext:value-type="float">
            <text:p>60,3</text:p>
          </table:table-cell>
          <table:table-cell office:value-type="float" office:value="60.5" calcext:value-type="float">
            <text:p>60,5</text:p>
          </table:table-cell>
          <table:table-cell office:value-type="float" office:value="60.8" calcext:value-type="float">
            <text:p>60,8</text:p>
          </table:table-cell>
          <table:table-cell office:value-type="float" office:value="61.3" calcext:value-type="float">
            <text:p>61,3</text:p>
          </table:table-cell>
          <table:table-cell table:number-columns-repeated="2"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aint Lucia</text:p>
          </table:table-cell>
          <table:table-cell office:value-type="float" office:value="18.1" calcext:value-type="float">
            <text:p>18,1</text:p>
          </table:table-cell>
          <table:table-cell office:value-type="float" office:value="20.7" calcext:value-type="float">
            <text:p>20,7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office:value-type="float" office:value="9.2" calcext:value-type="float">
            <text:p>9,2</text:p>
          </table:table-cell>
          <table:table-cell office:value-type="float" office:value="5.92" calcext:value-type="float">
            <text:p>5,92</text:p>
          </table:table-cell>
          <table:table-cell office:value-type="float" office:value="2.86" calcext:value-type="float">
            <text:p>2,86</text:p>
          </table:table-cell>
          <table:table-cell office:value-type="float" office:value="27.3" calcext:value-type="float">
            <text:p>27,3</text:p>
          </table:table-cell>
          <table:table-cell office:value-type="float" office:value="23.5" calcext:value-type="float">
            <text:p>23,5</text:p>
          </table:table-cell>
          <table:table-cell office:value-type="float" office:value="20.7" calcext:value-type="float">
            <text:p>20,7</text:p>
          </table:table-cell>
          <table:table-cell office:value-type="float" office:value="18.5" calcext:value-type="float">
            <text:p>18,5</text:p>
          </table:table-cell>
          <table:table-cell office:value-type="float" office:value="16.7" calcext:value-type="float">
            <text:p>16,7</text:p>
          </table:table-cell>
          <table:table-cell office:value-type="float" office:value="18.2" calcext:value-type="float">
            <text:p>18,2</text:p>
          </table:table-cell>
          <table:table-cell office:value-type="float" office:value="17.7" calcext:value-type="float">
            <text:p>17,7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17.4" calcext:value-type="float">
            <text:p>17,4</text:p>
          </table:table-cell>
          <table:table-cell office:value-type="float" office:value="18.2" calcext:value-type="float">
            <text:p>18,2</text:p>
          </table:table-cell>
          <table:table-cell office:value-type="float" office:value="19.2" calcext:value-type="float">
            <text:p>19,2</text:p>
          </table:table-cell>
          <table:table-cell table:number-columns-repeated="2" office:value-type="float" office:value="20.7" calcext:value-type="float">
            <text:p>20,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int Kitts and Nevis</text:p>
          </table:table-cell>
          <table:table-cell office:value-type="float" office:value="13.3" calcext:value-type="float">
            <text:p>13,3</text:p>
          </table:table-cell>
          <table:table-cell office:value-type="float" office:value="10" calcext:value-type="float">
            <text:p>10</text:p>
          </table:table-cell>
          <table:table-cell office:value-type="float" office:value="6.67" calcext:value-type="float">
            <text:p>6,67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,11</text:p>
          </table:table-cell>
          <table:table-cell office:value-type="float" office:value="2.22" calcext:value-type="float">
            <text:p>2,22</text:p>
          </table:table-cell>
          <table:table-cell office:value-type="float" office:value="3.33" calcext:value-type="float">
            <text:p>3,33</text:p>
          </table:table-cell>
          <table:table-cell office:value-type="float" office:value="4.44" calcext:value-type="float">
            <text:p>4,44</text:p>
          </table:table-cell>
          <table:table-cell office:value-type="float" office:value="5.56" calcext:value-type="float">
            <text:p>5,56</text:p>
          </table:table-cell>
          <table:table-cell office:value-type="float" office:value="6.67" calcext:value-type="float">
            <text:p>6,67</text:p>
          </table:table-cell>
          <table:table-cell office:value-type="float" office:value="8" calcext:value-type="float">
            <text:p>8</text:p>
          </table:table-cell>
          <table:table-cell office:value-type="float" office:value="9.33" calcext:value-type="float">
            <text:p>9,33</text:p>
          </table:table-cell>
          <table:table-cell office:value-type="float" office:value="10.7" calcext:value-type="float">
            <text:p>10,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3.3" calcext:value-type="float">
            <text:p>13,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n Marino</text:p>
          </table:table-cell>
          <table:table-cell office:value-type="float" office:value="15.6" calcext:value-type="float">
            <text:p>15,6</text:p>
          </table:table-cell>
          <table:table-cell office:value-type="float" office:value="16.7" calcext:value-type="float">
            <text:p>16,7</text:p>
          </table:table-cell>
          <table:table-cell office:value-type="float" office:value="15.7" calcext:value-type="float">
            <text:p>15,7</text:p>
          </table:table-cell>
          <table:table-cell office:value-type="float" office:value="14.7" calcext:value-type="float">
            <text:p>14,7</text:p>
          </table:table-cell>
          <table:table-cell office:value-type="float" office:value="13.7" calcext:value-type="float">
            <text:p>13,7</text:p>
          </table:table-cell>
          <table:table-cell office:value-type="float" office:value="12.7" calcext:value-type="float">
            <text:p>12,7</text:p>
          </table:table-cell>
          <table:table-cell office:value-type="float" office:value="11.7" calcext:value-type="float">
            <text:p>11,7</text:p>
          </table:table-cell>
          <table:table-cell office:value-type="float" office:value="13.3" calcext:value-type="float">
            <text:p>13,3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,4</text:p>
          </table:table-cell>
          <table:table-cell office:value-type="float" office:value="15.8" calcext:value-type="float">
            <text:p>15,8</text:p>
          </table:table-cell>
          <table:table-cell office:value-type="float" office:value="16.3" calcext:value-type="float">
            <text:p>16,3</text:p>
          </table:table-cell>
          <table:table-cell office:value-type="float" office:value="16.7" calcext:value-type="float">
            <text:p>16,7</text:p>
          </table:table-cell>
          <table:table-cell office:value-type="float" office:value="18.3" calcext:value-type="float">
            <text:p>18,3</text:p>
          </table:table-cell>
          <table:table-cell office:value-type="float" office:value="20" calcext:value-type="float">
            <text:p>20</text:p>
          </table:table-cell>
          <table:table-cell office:value-type="float" office:value="21.7" calcext:value-type="float">
            <text:p>21,7</text:p>
          </table:table-cell>
          <table:table-cell office:value-type="float" office:value="23.3" calcext:value-type="float">
            <text:p>23,3</text:p>
          </table:table-cell>
          <table:table-cell office:value-type="float" office:value="23.9" calcext:value-type="float">
            <text:p>23,9</text:p>
          </table:table-cell>
          <table:table-cell office:value-type="float" office:value="24.4" calcext:value-type="float">
            <text:p>24,4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Holy see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Saint Vincent and the Grenadines</text:p>
          </table:table-cell>
          <table:table-cell office:value-type="float" office:value="16.9" calcext:value-type="float">
            <text:p>16,9</text:p>
          </table:table-cell>
          <table:table-cell office:value-type="float" office:value="22.7" calcext:value-type="float">
            <text:p>22,7</text:p>
          </table:table-cell>
          <table:table-cell office:value-type="float" office:value="21.6" calcext:value-type="float">
            <text:p>21,6</text:p>
          </table:table-cell>
          <table:table-cell office:value-type="float" office:value="20.4" calcext:value-type="float">
            <text:p>20,4</text:p>
          </table:table-cell>
          <table:table-cell office:value-type="float" office:value="19.3" calcext:value-type="float">
            <text:p>19,3</text:p>
          </table:table-cell>
          <table:table-cell office:value-type="float" office:value="18.2" calcext:value-type="float">
            <text:p>18,2</text:p>
          </table:table-cell>
          <table:table-cell office:value-type="float" office:value="17.4" calcext:value-type="float">
            <text:p>17,4</text:p>
          </table:table-cell>
          <table:table-cell office:value-type="float" office:value="16.7" calcext:value-type="float">
            <text:p>16,7</text:p>
          </table:table-cell>
          <table:table-cell office:value-type="float" office:value="15.9" calcext:value-type="float">
            <text:p>15,9</text:p>
          </table:table-cell>
          <table:table-cell office:value-type="float" office:value="15.1" calcext:value-type="float">
            <text:p>15,1</text:p>
          </table:table-cell>
          <table:table-cell office:value-type="float" office:value="14.3" calcext:value-type="float">
            <text:p>14,3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13.5" calcext:value-type="float">
            <text:p>13,5</text:p>
          </table:table-cell>
          <table:table-cell office:value-type="float" office:value="13.3" calcext:value-type="float">
            <text:p>13,3</text:p>
          </table:table-cell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olomon Islands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41" calcext:value-type="float">
            <text:p>2,41</text:p>
          </table:table-cell>
          <table:table-cell office:value-type="float" office:value="2.82" calcext:value-type="float">
            <text:p>2,82</text:p>
          </table:table-cell>
          <table:table-cell office:value-type="float" office:value="3.24" calcext:value-type="float">
            <text:p>3,24</text:p>
          </table:table-cell>
          <table:table-cell office:value-type="float" office:value="3.66" calcext:value-type="float">
            <text:p>3,66</text:p>
          </table:table-cell>
          <table:table-cell office:value-type="float" office:value="4.08" calcext:value-type="float">
            <text:p>4,08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moa</text:p>
          </table:table-cell>
          <table:table-cell table:number-columns-repeated="2" office:value-type="float" office:value="6.12" calcext:value-type="float">
            <text:p>6,12</text:p>
          </table:table-cell>
          <table:table-cell office:value-type="float" office:value="6.53" calcext:value-type="float">
            <text:p>6,53</text:p>
          </table:table-cell>
          <table:table-cell office:value-type="float" office:value="6.94" calcext:value-type="float">
            <text:p>6,94</text:p>
          </table:table-cell>
          <table:table-cell office:value-type="float" office:value="7.35" calcext:value-type="float">
            <text:p>7,35</text:p>
          </table:table-cell>
          <table:table-cell office:value-type="float" office:value="7.76" calcext:value-type="float">
            <text:p>7,76</text:p>
          </table:table-cell>
          <table:table-cell office:value-type="float" office:value="8.16" calcext:value-type="float">
            <text:p>8,16</text:p>
          </table:table-cell>
          <table:table-cell office:value-type="float" office:value="7.35" calcext:value-type="float">
            <text:p>7,35</text:p>
          </table:table-cell>
          <table:table-cell office:value-type="float" office:value="6.53" calcext:value-type="float">
            <text:p>6,53</text:p>
          </table:table-cell>
          <table:table-cell office:value-type="float" office:value="5.71" calcext:value-type="float">
            <text:p>5,71</text:p>
          </table:table-cell>
          <table:table-cell office:value-type="float" office:value="4.9" calcext:value-type="float">
            <text:p>4,9</text:p>
          </table:table-cell>
          <table:table-cell office:value-type="float" office:value="4.08" calcext:value-type="float">
            <text:p>4,08</text:p>
          </table:table-cell>
          <table:table-cell office:value-type="float" office:value="5.28" calcext:value-type="float">
            <text:p>5,28</text:p>
          </table:table-cell>
          <table:table-cell office:value-type="float" office:value="6.48" calcext:value-type="float">
            <text:p>6,48</text:p>
          </table:table-cell>
          <table:table-cell office:value-type="float" office:value="7.66" calcext:value-type="float">
            <text:p>7,66</text:p>
          </table:table-cell>
          <table:table-cell office:value-type="float" office:value="8.84" calcext:value-type="float">
            <text:p>8,84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o Tome and Principe</text:p>
          </table:table-cell>
          <table:table-cell table:number-columns-repeated="3" office:value-type="float" office:value="9.09" calcext:value-type="float">
            <text:p>9,09</text:p>
          </table:table-cell>
          <table:table-cell office:value-type="float" office:value="8.64" calcext:value-type="float">
            <text:p>8,64</text:p>
          </table:table-cell>
          <table:table-cell office:value-type="float" office:value="8.18" calcext:value-type="float">
            <text:p>8,18</text:p>
          </table:table-cell>
          <table:table-cell office:value-type="float" office:value="7.73" calcext:value-type="float">
            <text:p>7,73</text:p>
          </table:table-cell>
          <table:table-cell office:value-type="float" office:value="7.27" calcext:value-type="float">
            <text:p>7,27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,7</text:p>
          </table:table-cell>
          <table:table-cell office:value-type="float" office:value="15.4" calcext:value-type="float">
            <text:p>15,4</text:p>
          </table:table-cell>
          <table:table-cell table:number-columns-repeated="5" office:value-type="float" office:value="18.2" calcext:value-type="float">
            <text:p>18,2</text:p>
          </table:table-cell>
          <table:table-cell office:value-type="float" office:value="17.3" calcext:value-type="float">
            <text:p>17,3</text:p>
          </table:table-cell>
          <table:table-cell office:value-type="float" office:value="16.4" calcext:value-type="float">
            <text:p>16,4</text:p>
          </table:table-cell>
          <table:table-cell office:value-type="float" office:value="15.4" calcext:value-type="float">
            <text:p>15,4</text:p>
          </table:table-cell>
          <table:table-cell table:number-columns-repeated="3"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negal</text:p>
          </table:table-cell>
          <table:table-cell office:value-type="float" office:value="18.9" calcext:value-type="float">
            <text:p>18,9</text:p>
          </table:table-cell>
          <table:table-cell office:value-type="float" office:value="19.2" calcext:value-type="float">
            <text:p>19,2</text:p>
          </table:table-cell>
          <table:table-cell office:value-type="float" office:value="22.1" calcext:value-type="float">
            <text:p>22,1</text:p>
          </table:table-cell>
          <table:table-cell office:value-type="float" office:value="24.3" calcext:value-type="float">
            <text:p>24,3</text:p>
          </table:table-cell>
          <table:table-cell office:value-type="float" office:value="25.9" calcext:value-type="float">
            <text:p>25,9</text:p>
          </table:table-cell>
          <table:table-cell office:value-type="float" office:value="27.3" calcext:value-type="float">
            <text:p>27,3</text:p>
          </table:table-cell>
          <table:table-cell office:value-type="float" office:value="28.3" calcext:value-type="float">
            <text:p>28,3</text:p>
          </table:table-cell>
          <table:table-cell office:value-type="float" office:value="29.2" calcext:value-type="float">
            <text:p>29,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.6" calcext:value-type="float">
            <text:p>35,6</text:p>
          </table:table-cell>
          <table:table-cell office:value-type="float" office:value="38.7" calcext:value-type="float">
            <text:p>38,7</text:p>
          </table:table-cell>
          <table:table-cell office:value-type="float" office:value="42.7" calcext:value-type="float">
            <text:p>42,7</text:p>
          </table:table-cell>
          <table:table-cell office:value-type="float" office:value="42.5" calcext:value-type="float">
            <text:p>42,5</text:p>
          </table:table-cell>
          <table:table-cell office:value-type="float" office:value="42.3" calcext:value-type="float">
            <text:p>42,3</text:p>
          </table:table-cell>
          <table:table-cell office:value-type="float" office:value="42.1" calcext:value-type="float">
            <text:p>42,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1.8" calcext:value-type="float">
            <text:p>41,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rbia</text:p>
          </table:table-cell>
          <table:table-cell table:number-columns-repeated="7"/>
          <table:table-cell office:value-type="float" office:value="20.4" calcext:value-type="float">
            <text:p>20,4</text:p>
          </table:table-cell>
          <table:table-cell office:value-type="float" office:value="21.6" calcext:value-type="float">
            <text:p>21,6</text:p>
          </table:table-cell>
          <table:table-cell office:value-type="float" office:value="24.3" calcext:value-type="float">
            <text:p>24,3</text:p>
          </table:table-cell>
          <table:table-cell office:value-type="float" office:value="27" calcext:value-type="float">
            <text:p>27</text:p>
          </table:table-cell>
          <table:table-cell office:value-type="float" office:value="29.7" calcext:value-type="float">
            <text:p>29,7</text:p>
          </table:table-cell>
          <table:table-cell office:value-type="float" office:value="32.4" calcext:value-type="float">
            <text:p>32,4</text:p>
          </table:table-cell>
          <table:table-cell office:value-type="float" office:value="33.2" calcext:value-type="float">
            <text:p>33,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.2" calcext:value-type="float">
            <text:p>35,2</text:p>
          </table:table-cell>
          <table:table-cell office:value-type="float" office:value="36.4" calcext:value-type="float">
            <text:p>36,4</text:p>
          </table:table-cell>
          <table:table-cell office:value-type="float" office:value="37.6" calcext:value-type="float">
            <text:p>37,6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ychelles</text:p>
          </table:table-cell>
          <table:table-cell office:value-type="float" office:value="26.5" calcext:value-type="float">
            <text:p>26,5</text:p>
          </table:table-cell>
          <table:table-cell office:value-type="float" office:value="27.9" calcext:value-type="float">
            <text:p>27,9</text:p>
          </table:table-cell>
          <table:table-cell office:value-type="float" office:value="29.4" calcext:value-type="float">
            <text:p>29,4</text:p>
          </table:table-cell>
          <table:table-cell office:value-type="float" office:value="28.2" calcext:value-type="float">
            <text:p>28,2</text:p>
          </table:table-cell>
          <table:table-cell office:value-type="float" office:value="27.1" calcext:value-type="float">
            <text:p>27,1</text:p>
          </table:table-cell>
          <table:table-cell office:value-type="float" office:value="25.9" calcext:value-type="float">
            <text:p>25,9</text:p>
          </table:table-cell>
          <table:table-cell office:value-type="float" office:value="24.7" calcext:value-type="float">
            <text:p>24,7</text:p>
          </table:table-cell>
          <table:table-cell office:value-type="float" office:value="23.5" calcext:value-type="float">
            <text:p>23,5</text:p>
          </table:table-cell>
          <table:table-cell office:value-type="float" office:value="31.5" calcext:value-type="float">
            <text:p>31,5</text:p>
          </table:table-cell>
          <table:table-cell office:value-type="float" office:value="37.1" calcext:value-type="float">
            <text:p>37,1</text:p>
          </table:table-cell>
          <table:table-cell office:value-type="float" office:value="41.3" calcext:value-type="float">
            <text:p>41,3</text:p>
          </table:table-cell>
          <table:table-cell office:value-type="float" office:value="44.4" calcext:value-type="float">
            <text:p>44,4</text:p>
          </table:table-cell>
          <table:table-cell office:value-type="float" office:value="44.3" calcext:value-type="float">
            <text:p>44,3</text:p>
          </table:table-cell>
          <table:table-cell office:value-type="float" office:value="44.2" calcext:value-type="float">
            <text:p>44,2</text:p>
          </table:table-cell>
          <table:table-cell office:value-type="float" office:value="44" calcext:value-type="float">
            <text:p>44</text:p>
          </table:table-cell>
          <table:table-cell office:value-type="float" office:value="43.9" calcext:value-type="float">
            <text:p>43,9</text:p>
          </table:table-cell>
          <table:table-cell office:value-type="float" office:value="43.8" calcext:value-type="float">
            <text:p>43,8</text:p>
          </table:table-cell>
          <table:table-cell office:value-type="float" office:value="39.1" calcext:value-type="float">
            <text:p>39,1</text:p>
          </table:table-cell>
          <table:table-cell office:value-type="float" office:value="32.3" calcext:value-type="float">
            <text:p>32,3</text:p>
          </table:table-cell>
          <table:table-cell table:number-columns-repeated="2"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erra Leone</text:p>
          </table:table-cell>
          <table:table-cell office:value-type="float" office:value="12.5" calcext:value-type="float">
            <text:p>12,5</text:p>
          </table:table-cell>
          <table:table-cell office:value-type="float" office:value="13.6" calcext:value-type="float">
            <text:p>13,6</text:p>
          </table:table-cell>
          <table:table-cell office:value-type="float" office:value="14.5" calcext:value-type="float">
            <text:p>14,5</text:p>
          </table:table-cell>
          <table:table-cell office:value-type="float" office:value="14.2" calcext:value-type="float">
            <text:p>14,2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office:value-type="float" office:value="13.7" calcext:value-type="float">
            <text:p>13,7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3.3" calcext:value-type="float">
            <text:p>13,3</text:p>
          </table:table-cell>
          <table:table-cell office:value-type="float" office:value="13.1" calcext:value-type="float">
            <text:p>13,1</text:p>
          </table:table-cell>
          <table:table-cell office:value-type="float" office:value="12.8" calcext:value-type="float">
            <text:p>12,8</text:p>
          </table:table-cell>
          <table:table-cell table:number-columns-repeated="4" office:value-type="float" office:value="12.4" calcext:value-type="float">
            <text:p>12,4</text:p>
          </table:table-cell>
          <table:table-cell table:number-columns-repeated="5"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ingapore</text:p>
          </table:table-cell>
          <table:table-cell office:value-type="float" office:value="10.3" calcext:value-type="float">
            <text:p>10,3</text:p>
          </table:table-cell>
          <table:table-cell office:value-type="float" office:value="11.8" calcext:value-type="float">
            <text:p>11,8</text:p>
          </table:table-cell>
          <table:table-cell office:value-type="float" office:value="13.7" calcext:value-type="float">
            <text:p>13,7</text:p>
          </table:table-cell>
          <table:table-cell office:value-type="float" office:value="15.5" calcext:value-type="float">
            <text:p>15,5</text:p>
          </table:table-cell>
          <table:table-cell office:value-type="float" office:value="17.4" calcext:value-type="float">
            <text:p>17,4</text:p>
          </table:table-cell>
          <table:table-cell office:value-type="float" office:value="19.3" calcext:value-type="float">
            <text:p>19,3</text:p>
          </table:table-cell>
          <table:table-cell office:value-type="float" office:value="21.2" calcext:value-type="float">
            <text:p>21,2</text:p>
          </table:table-cell>
          <table:table-cell office:value-type="float" office:value="21.4" calcext:value-type="float">
            <text:p>21,4</text:p>
          </table:table-cell>
          <table:table-cell office:value-type="float" office:value="21.6" calcext:value-type="float">
            <text:p>21,6</text:p>
          </table:table-cell>
          <table:table-cell office:value-type="float" office:value="21.8" calcext:value-type="float">
            <text:p>21,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6" calcext:value-type="float">
            <text:p>22,6</text:p>
          </table:table-cell>
          <table:table-cell office:value-type="float" office:value="23.1" calcext:value-type="float">
            <text:p>23,1</text:p>
          </table:table-cell>
          <table:table-cell office:value-type="float" office:value="23.5" calcext:value-type="float">
            <text:p>23,5</text:p>
          </table:table-cell>
          <table:table-cell office:value-type="float" office:value="23.9" calcext:value-type="float">
            <text:p>23,9</text:p>
          </table:table-cell>
          <table:table-cell office:value-type="float" office:value="23.7" calcext:value-type="float">
            <text:p>23,7</text:p>
          </table:table-cell>
          <table:table-cell office:value-type="float" office:value="23.4" calcext:value-type="float">
            <text:p>23,4</text:p>
          </table:table-cell>
          <table:table-cell office:value-type="float" office:value="23.2" calcext:value-type="float">
            <text:p>23,2</text:p>
          </table:table-cell>
          <table:table-cell office:value-type="float" office:value="23" calcext:value-type="float">
            <text:p>23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Slovakia</text:p>
          </table:table-cell>
          <table:table-cell office:value-type="float" office:value="16.4" calcext:value-type="float">
            <text:p>16,4</text:p>
          </table:table-cell>
          <table:table-cell office:value-type="float" office:value="17.5" calcext:value-type="float">
            <text:p>17,5</text:p>
          </table:table-cell>
          <table:table-cell office:value-type="float" office:value="18.3" calcext:value-type="float">
            <text:p>18,3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  <table:table-cell office:value-type="float" office:value="15.7" calcext:value-type="float">
            <text:p>15,7</text:p>
          </table:table-cell>
          <table:table-cell office:value-type="float" office:value="15.5" calcext:value-type="float">
            <text:p>15,5</text:p>
          </table:table-cell>
          <table:table-cell office:value-type="float" office:value="15.3" calcext:value-type="float">
            <text:p>15,3</text:p>
          </table:table-cell>
          <table:table-cell office:value-type="float" office:value="16.3" calcext:value-type="float">
            <text:p>16,3</text:p>
          </table:table-cell>
          <table:table-cell office:value-type="float" office:value="17.3" calcext:value-type="float">
            <text:p>17,3</text:p>
          </table:table-cell>
          <table:table-cell office:value-type="float" office:value="18.1" calcext:value-type="float">
            <text:p>18,1</text:p>
          </table:table-cell>
          <table:table-cell office:value-type="float" office:value="18.7" calcext:value-type="float">
            <text:p>18,7</text:p>
          </table:table-cell>
          <table:table-cell office:value-type="float" office:value="19.1" calcext:value-type="float">
            <text:p>19,1</text:p>
          </table:table-cell>
          <table:table-cell office:value-type="float" office:value="19.3" calcext:value-type="float">
            <text:p>19,3</text:p>
          </table:table-cell>
          <table:table-cell office:value-type="float" office:value="19.5" calcext:value-type="float">
            <text:p>19,5</text:p>
          </table:table-cell>
          <table:table-cell office:value-type="float" office:value="19.7" calcext:value-type="float">
            <text:p>19,7</text:p>
          </table:table-cell>
          <table:table-cell office:value-type="float" office:value="20" calcext:value-type="float">
            <text:p>20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lovenia</text:p>
          </table:table-cell>
          <table:table-cell office:value-type="float" office:value="11.1" calcext:value-type="float">
            <text:p>11,1</text:p>
          </table:table-cell>
          <table:table-cell office:value-type="float" office:value="10.4" calcext:value-type="float">
            <text:p>10,4</text:p>
          </table:table-cell>
          <table:table-cell office:value-type="float" office:value="7.5" calcext:value-type="float">
            <text:p>7,5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7.65" calcext:value-type="float">
            <text:p>7,65</text:p>
          </table:table-cell>
          <table:table-cell office:value-type="float" office:value="2.5" calcext:value-type="float">
            <text:p>2,5</text:p>
          </table:table-cell>
          <table:table-cell office:value-type="float" office:value="13.3" calcext:value-type="float">
            <text:p>13,3</text:p>
          </table:table-cell>
          <table:table-cell office:value-type="float" office:value="19.6" calcext:value-type="float">
            <text:p>19,6</text:p>
          </table:table-cell>
          <table:table-cell office:value-type="float" office:value="25.9" calcext:value-type="float">
            <text:p>25,9</text:p>
          </table:table-cell>
          <table:table-cell office:value-type="float" office:value="32.2" calcext:value-type="float">
            <text:p>32,2</text:p>
          </table:table-cell>
          <table:table-cell office:value-type="float" office:value="7.5" calcext:value-type="float">
            <text:p>7,5</text:p>
          </table:table-cell>
          <table:table-cell office:value-type="float" office:value="26.9" calcext:value-type="float">
            <text:p>26,9</text:p>
          </table:table-cell>
          <table:table-cell office:value-type="float" office:value="35.6" calcext:value-type="float">
            <text:p>35,6</text:p>
          </table:table-cell>
          <table:table-cell office:value-type="float" office:value="31.1" calcext:value-type="float">
            <text:p>31,1</text:p>
          </table:table-cell>
          <table:table-cell office:value-type="float" office:value="23.8" calcext:value-type="float">
            <text:p>23,8</text:p>
          </table:table-cell>
          <table:table-cell office:value-type="float" office:value="10.3" calcext:value-type="float">
            <text:p>10,3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malia</text:p>
          </table:table-cell>
          <table:table-cell office:value-type="float" office:value="6.57" calcext:value-type="float">
            <text:p>6,57</text:p>
          </table:table-cell>
          <table:table-cell office:value-type="float" office:value="6.62" calcext:value-type="float">
            <text:p>6,62</text:p>
          </table:table-cell>
          <table:table-cell office:value-type="float" office:value="6.68" calcext:value-type="float">
            <text:p>6,68</text:p>
          </table:table-cell>
          <table:table-cell office:value-type="float" office:value="6.73" calcext:value-type="float">
            <text:p>6,73</text:p>
          </table:table-cell>
          <table:table-cell office:value-type="float" office:value="6.78" calcext:value-type="float">
            <text:p>6,78</text:p>
          </table:table-cell>
          <table:table-cell office:value-type="float" office:value="7.25" calcext:value-type="float">
            <text:p>7,25</text:p>
          </table:table-cell>
          <table:table-cell office:value-type="float" office:value="7.79" calcext:value-type="float">
            <text:p>7,79</text:p>
          </table:table-cell>
          <table:table-cell office:value-type="float" office:value="8.41" calcext:value-type="float">
            <text:p>8,41</text:p>
          </table:table-cell>
          <table:table-cell office:value-type="float" office:value="9.14" calcext:value-type="float">
            <text:p>9,14</text:p>
          </table:table-cell>
          <table:table-cell office:value-type="float" office:value="9.99" calcext:value-type="float">
            <text:p>9,99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,3</text:p>
          </table:table-cell>
          <table:table-cell office:value-type="float" office:value="13.8" calcext:value-type="float">
            <text:p>13,8</text:p>
          </table:table-cell>
          <table:table-cell office:value-type="float" office:value="14.3" calcext:value-type="float">
            <text:p>14,3</text:p>
          </table:table-cell>
          <table:table-cell office:value-type="float" office:value="15.2" calcext:value-type="float">
            <text:p>15,2</text:p>
          </table:table-cell>
          <table:table-cell office:value-type="float" office:value="17.1" calcext:value-type="float">
            <text:p>17,1</text:p>
          </table:table-cell>
          <table:table-cell office:value-type="float" office:value="22.6" calcext:value-type="float">
            <text:p>22,6</text:p>
          </table:table-cell>
          <table:table-cell office:value-type="float" office:value="23.9" calcext:value-type="float">
            <text:p>23,9</text:p>
          </table:table-cell>
          <table:table-cell office:value-type="float" office:value="24.2" calcext:value-type="float">
            <text:p>24,2</text:p>
          </table:table-cell>
          <table:table-cell table:number-columns-repeated="2"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udan</text:p>
          </table:table-cell>
          <table:table-cell office:value-type="float" office:value="9.72" calcext:value-type="float">
            <text:p>9,72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12.3" calcext:value-type="float">
            <text:p>12,3</text:p>
          </table:table-cell>
          <table:table-cell office:value-type="float" office:value="13" calcext:value-type="float">
            <text:p>13</text:p>
          </table:table-cell>
          <table:table-cell office:value-type="float" office:value="13.6" calcext:value-type="float">
            <text:p>13,6</text:p>
          </table:table-cell>
          <table:table-cell office:value-type="float" office:value="15.7" calcext:value-type="float">
            <text:p>15,7</text:p>
          </table:table-cell>
          <table:table-cell office:value-type="float" office:value="17.8" calcext:value-type="float">
            <text:p>17,8</text:p>
          </table:table-cell>
          <table:table-cell office:value-type="float" office:value="19.9" calcext:value-type="float">
            <text:p>19,9</text:p>
          </table:table-cell>
          <table:table-cell office:value-type="float" office:value="22" calcext:value-type="float">
            <text:p>22</text:p>
          </table:table-cell>
          <table:table-cell office:value-type="float" office:value="24.2" calcext:value-type="float">
            <text:p>24,2</text:p>
          </table:table-cell>
          <table:table-cell office:value-type="float" office:value="25.5" calcext:value-type="float">
            <text:p>25,5</text:p>
          </table:table-cell>
          <table:table-cell office:value-type="float" office:value="26.9" calcext:value-type="float">
            <text:p>26,9</text:p>
          </table:table-cell>
          <table:table-cell office:value-type="float" office:value="28.3" calcext:value-type="float">
            <text:p>28,3</text:p>
          </table:table-cell>
          <table:table-cell office:value-type="float" office:value="29.6" calcext:value-type="float">
            <text:p>29,6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 Sudan</text:p>
          </table:table-cell>
          <table:table-cell table:number-columns-repeated="11"/>
          <table:table-cell office:value-type="float" office:value="24.4" calcext:value-type="float">
            <text:p>24,4</text:p>
          </table:table-cell>
          <table:table-cell office:value-type="float" office:value="25.4" calcext:value-type="float">
            <text:p>25,4</text:p>
          </table:table-cell>
          <table:table-cell office:value-type="float" office:value="26.1" calcext:value-type="float">
            <text:p>26,1</text:p>
          </table:table-cell>
          <table:table-cell office:value-type="float" office:value="26.7" calcext:value-type="float">
            <text:p>26,7</text:p>
          </table:table-cell>
          <table:table-cell office:value-type="float" office:value="27.2" calcext:value-type="float">
            <text:p>27,2</text:p>
          </table:table-cell>
          <table:table-cell office:value-type="float" office:value="27.6" calcext:value-type="float">
            <text:p>27,6</text:p>
          </table:table-cell>
          <table:table-cell office:value-type="float" office:value="27.3" calcext:value-type="float">
            <text:p>27,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.6" calcext:value-type="float">
            <text:p>26,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ri Lanka</text:p>
          </table:table-cell>
          <table:table-cell office:value-type="float" office:value="4" calcext:value-type="float">
            <text:p>4</text:p>
          </table:table-cell>
          <table:table-cell office:value-type="float" office:value="4.44" calcext:value-type="float">
            <text:p>4,44</text:p>
          </table:table-cell>
          <table:table-cell office:value-type="float" office:value="4.59" calcext:value-type="float">
            <text:p>4,59</text:p>
          </table:table-cell>
          <table:table-cell office:value-type="float" office:value="4.74" calcext:value-type="float">
            <text:p>4,74</text:p>
          </table:table-cell>
          <table:table-cell office:value-type="float" office:value="4.89" calcext:value-type="float">
            <text:p>4,89</text:p>
          </table:table-cell>
          <table:table-cell office:value-type="float" office:value="4.96" calcext:value-type="float">
            <text:p>4,96</text:p>
          </table:table-cell>
          <table:table-cell office:value-type="float" office:value="5.04" calcext:value-type="float">
            <text:p>5,04</text:p>
          </table:table-cell>
          <table:table-cell office:value-type="float" office:value="5.11" calcext:value-type="float">
            <text:p>5,11</text:p>
          </table:table-cell>
          <table:table-cell office:value-type="float" office:value="5.19" calcext:value-type="float">
            <text:p>5,19</text:p>
          </table:table-cell>
          <table:table-cell office:value-type="float" office:value="5.26" calcext:value-type="float">
            <text:p>5,26</text:p>
          </table:table-cell>
          <table:table-cell office:value-type="float" office:value="5.33" calcext:value-type="float">
            <text:p>5,33</text:p>
          </table:table-cell>
          <table:table-cell office:value-type="float" office:value="5.24" calcext:value-type="float">
            <text:p>5,24</text:p>
          </table:table-cell>
          <table:table-cell office:value-type="float" office:value="5.16" calcext:value-type="float">
            <text:p>5,16</text:p>
          </table:table-cell>
          <table:table-cell office:value-type="float" office:value="5.07" calcext:value-type="float">
            <text:p>5,07</text:p>
          </table:table-cell>
          <table:table-cell office:value-type="float" office:value="4.98" calcext:value-type="float">
            <text:p>4,98</text:p>
          </table:table-cell>
          <table:table-cell office:value-type="float" office:value="4.89" calcext:value-type="float">
            <text:p>4,89</text:p>
          </table:table-cell>
          <table:table-cell office:value-type="float" office:value="5" calcext:value-type="float">
            <text:p>5</text:p>
          </table:table-cell>
          <table:table-cell office:value-type="float" office:value="5.11" calcext:value-type="float">
            <text:p>5,11</text:p>
          </table:table-cell>
          <table:table-cell office:value-type="float" office:value="5.22" calcext:value-type="float">
            <text:p>5,22</text:p>
          </table:table-cell>
          <table:table-cell office:value-type="float" office:value="5.33" calcext:value-type="float">
            <text:p>5,33</text:p>
          </table:table-cell>
          <table:table-cell office:value-type="float" office:value="5.38" calcext:value-type="float">
            <text:p>5,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weden</text:p>
          </table:table-cell>
          <table:table-cell office:value-type="float" office:value="44.3" calcext:value-type="float">
            <text:p>44,3</text:p>
          </table:table-cell>
          <table:table-cell office:value-type="float" office:value="44.8" calcext:value-type="float">
            <text:p>44,8</text:p>
          </table:table-cell>
          <table:table-cell office:value-type="float" office:value="45.1" calcext:value-type="float">
            <text:p>45,1</text:p>
          </table:table-cell>
          <table:table-cell office:value-type="float" office:value="45.4" calcext:value-type="float">
            <text:p>45,4</text:p>
          </table:table-cell>
          <table:table-cell office:value-type="float" office:value="45.9" calcext:value-type="float">
            <text:p>45,9</text:p>
          </table:table-cell>
          <table:table-cell office:value-type="float" office:value="46.4" calcext:value-type="float">
            <text:p>46,4</text:p>
          </table:table-cell>
          <table:table-cell office:value-type="float" office:value="47.3" calcext:value-type="float">
            <text:p>47,3</text:p>
          </table:table-cell>
          <table:table-cell office:value-type="float" office:value="46.7" calcext:value-type="float">
            <text:p>46,7</text:p>
          </table:table-cell>
          <table:table-cell office:value-type="float" office:value="46.1" calcext:value-type="float">
            <text:p>46,1</text:p>
          </table:table-cell>
          <table:table-cell office:value-type="float" office:value="45.6" calcext:value-type="float">
            <text:p>45,6</text:p>
          </table:table-cell>
          <table:table-cell office:value-type="float" office:value="45" calcext:value-type="float">
            <text:p>45</text:p>
          </table:table-cell>
          <table:table-cell office:value-type="float" office:value="44.6" calcext:value-type="float">
            <text:p>44,6</text:p>
          </table:table-cell>
          <table:table-cell office:value-type="float" office:value="44.3" calcext:value-type="float">
            <text:p>44,3</text:p>
          </table:table-cell>
          <table:table-cell office:value-type="float" office:value="43.9" calcext:value-type="float">
            <text:p>43,9</text:p>
          </table:table-cell>
          <table:table-cell office:value-type="float" office:value="43.5" calcext:value-type="float">
            <text:p>43,5</text:p>
          </table:table-cell>
          <table:table-cell office:value-type="float" office:value="44.2" calcext:value-type="float">
            <text:p>44,2</text:p>
          </table:table-cell>
          <table:table-cell office:value-type="float" office:value="44.8" calcext:value-type="float">
            <text:p>44,8</text:p>
          </table:table-cell>
          <table:table-cell office:value-type="float" office:value="45.5" calcext:value-type="float">
            <text:p>45,5</text:p>
          </table:table-cell>
          <table:table-cell office:value-type="float" office:value="46.1" calcext:value-type="float">
            <text:p>46,1</text:p>
          </table:table-cell>
          <table:table-cell office:value-type="float" office:value="47.3" calcext:value-type="float">
            <text:p>47,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witzerland</text:p>
          </table:table-cell>
          <table:table-cell office:value-type="float" office:value="22.7" calcext:value-type="float">
            <text:p>22,7</text:p>
          </table:table-cell>
          <table:table-cell office:value-type="float" office:value="23.4" calcext:value-type="float">
            <text:p>23,4</text:p>
          </table:table-cell>
          <table:table-cell office:value-type="float" office:value="24.1" calcext:value-type="float">
            <text:p>24,1</text:p>
          </table:table-cell>
          <table:table-cell office:value-type="float" office:value="24.8" calcext:value-type="float">
            <text:p>24,8</text:p>
          </table:table-cell>
          <table:table-cell office:value-type="float" office:value="25.5" calcext:value-type="float">
            <text:p>25,5</text:p>
          </table:table-cell>
          <table:table-cell office:value-type="float" office:value="26.1" calcext:value-type="float">
            <text:p>26,1</text:p>
          </table:table-cell>
          <table:table-cell office:value-type="float" office:value="26.8" calcext:value-type="float">
            <text:p>26,8</text:p>
          </table:table-cell>
          <table:table-cell office:value-type="float" office:value="27.5" calcext:value-type="float">
            <text:p>27,5</text:p>
          </table:table-cell>
          <table:table-cell office:value-type="float" office:value="27.1" calcext:value-type="float">
            <text:p>27,1</text:p>
          </table:table-cell>
          <table:table-cell office:value-type="float" office:value="26.7" calcext:value-type="float">
            <text:p>26,7</text:p>
          </table:table-cell>
          <table:table-cell office:value-type="float" office:value="26.3" calcext:value-type="float">
            <text:p>26,3</text:p>
          </table:table-cell>
          <table:table-cell office:value-type="float" office:value="26" calcext:value-type="float">
            <text:p>26</text:p>
          </table:table-cell>
          <table:table-cell office:value-type="float" office:value="26.6" calcext:value-type="float">
            <text:p>26,6</text:p>
          </table:table-cell>
          <table:table-cell office:value-type="float" office:value="27.3" calcext:value-type="float">
            <text:p>27,3</text:p>
          </table:table-cell>
          <table:table-cell office:value-type="float" office:value="28.1" calcext:value-type="float">
            <text:p>28,1</text:p>
          </table:table-cell>
          <table:table-cell office:value-type="float" office:value="28.9" calcext:value-type="float">
            <text:p>28,9</text:p>
          </table:table-cell>
          <table:table-cell office:value-type="float" office:value="31.3" calcext:value-type="float">
            <text:p>31,3</text:p>
          </table:table-cell>
          <table:table-cell office:value-type="float" office:value="33.7" calcext:value-type="float">
            <text:p>33,7</text:p>
          </table:table-cell>
          <table:table-cell office:value-type="float" office:value="36.2" calcext:value-type="float">
            <text:p>36,2</text:p>
          </table:table-cell>
          <table:table-cell table:number-columns-repeated="2"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iname</text:p>
          </table:table-cell>
          <table:table-cell office:value-type="float" office:value="17.6" calcext:value-type="float">
            <text:p>17,6</text:p>
          </table:table-cell>
          <table:table-cell office:value-type="float" office:value="19.2" calcext:value-type="float">
            <text:p>19,2</text:p>
          </table:table-cell>
          <table:table-cell office:value-type="float" office:value="20.8" calcext:value-type="float">
            <text:p>20,8</text:p>
          </table:table-cell>
          <table:table-cell office:value-type="float" office:value="22.4" calcext:value-type="float">
            <text:p>22,4</text:p>
          </table:table-cell>
          <table:table-cell office:value-type="float" office:value="23.9" calcext:value-type="float">
            <text:p>23,9</text:p>
          </table:table-cell>
          <table:table-cell office:value-type="float" office:value="25.5" calcext:value-type="float">
            <text:p>25,5</text:p>
          </table:table-cell>
          <table:table-cell office:value-type="float" office:value="22.4" calcext:value-type="float">
            <text:p>22,4</text:p>
          </table:table-cell>
          <table:table-cell office:value-type="float" office:value="19.2" calcext:value-type="float">
            <text:p>19,2</text:p>
          </table:table-cell>
          <table:table-cell office:value-type="float" office:value="16.1" calcext:value-type="float">
            <text:p>16,1</text:p>
          </table:table-cell>
          <table:table-cell office:value-type="float" office:value="12.9" calcext:value-type="float">
            <text:p>12,9</text:p>
          </table:table-cell>
          <table:table-cell office:value-type="float" office:value="9.8" calcext:value-type="float">
            <text:p>9,8</text:p>
          </table:table-cell>
          <table:table-cell office:value-type="float" office:value="12.9" calcext:value-type="float">
            <text:p>12,9</text:p>
          </table:table-cell>
          <table:table-cell office:value-type="float" office:value="16.1" calcext:value-type="float">
            <text:p>16,1</text:p>
          </table:table-cell>
          <table:table-cell office:value-type="float" office:value="19.2" calcext:value-type="float">
            <text:p>19,2</text:p>
          </table:table-cell>
          <table:table-cell office:value-type="float" office:value="22.4" calcext:value-type="float">
            <text:p>22,4</text:p>
          </table:table-cell>
          <table:table-cell office:value-type="float" office:value="25.5" calcext:value-type="float">
            <text:p>25,5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,4</text:p>
          </table:table-cell>
          <table:table-cell office:value-type="float" office:value="29.9" calcext:value-type="float">
            <text:p>29,9</text:p>
          </table:table-cell>
          <table:table-cell office:value-type="float" office:value="31.4" calcext:value-type="float">
            <text:p>31,4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jikistan</text:p>
          </table:table-cell>
          <table:table-cell office:value-type="float" office:value="6.57" calcext:value-type="float">
            <text:p>6,57</text:p>
          </table:table-cell>
          <table:table-cell office:value-type="float" office:value="7.63" calcext:value-type="float">
            <text:p>7,63</text:p>
          </table:table-cell>
          <table:table-cell office:value-type="float" office:value="9.06" calcext:value-type="float">
            <text:p>9,06</text:p>
          </table:table-cell>
          <table:table-cell office:value-type="float" office:value="11.1" calcext:value-type="float">
            <text:p>11,1</text:p>
          </table:table-cell>
          <table:table-cell office:value-type="float" office:value="14.2" calcext:value-type="float">
            <text:p>14,2</text:p>
          </table:table-cell>
          <table:table-cell office:value-type="float" office:value="19.6" calcext:value-type="float">
            <text:p>19,6</text:p>
          </table:table-cell>
          <table:table-cell office:value-type="float" office:value="19.2" calcext:value-type="float">
            <text:p>19,2</text:p>
          </table:table-cell>
          <table:table-cell office:value-type="float" office:value="18.8" calcext:value-type="float">
            <text:p>18,8</text:p>
          </table:table-cell>
          <table:table-cell office:value-type="float" office:value="18.4" calcext:value-type="float">
            <text:p>18,4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office:value-type="float" office:value="17" calcext:value-type="float">
            <text:p>17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  <table:table-cell office:value-type="float" office:value="15.3" calcext:value-type="float">
            <text:p>15,3</text:p>
          </table:table-cell>
          <table:table-cell office:value-type="float" office:value="14.7" calcext:value-type="float">
            <text:p>14,7</text:p>
          </table:table-cell>
          <table:table-cell office:value-type="float" office:value="16.1" calcext:value-type="float">
            <text:p>16,1</text:p>
          </table:table-cell>
          <table:table-cell office:value-type="float" office:value="17.4" calcext:value-type="float">
            <text:p>17,4</text:p>
          </table:table-cell>
          <table:table-cell office:value-type="float" office:value="18.7" calcext:value-type="float">
            <text:p>18,7</text:p>
          </table:table-cell>
          <table:table-cell office:value-type="float" office:value="20" calcext:value-type="float">
            <text:p>20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Taiwan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nzania</text:p>
          </table:table-cell>
          <table:table-cell office:value-type="float" office:value="22.2" calcext:value-type="float">
            <text:p>22,2</text:p>
          </table:table-cell>
          <table:table-cell office:value-type="float" office:value="24" calcext:value-type="float">
            <text:p>24</text:p>
          </table:table-cell>
          <table:table-cell office:value-type="float" office:value="25.8" calcext:value-type="float">
            <text:p>25,8</text:p>
          </table:table-cell>
          <table:table-cell office:value-type="float" office:value="27.4" calcext:value-type="float">
            <text:p>27,4</text:p>
          </table:table-cell>
          <table:table-cell office:value-type="float" office:value="28.9" calcext:value-type="float">
            <text:p>28,9</text:p>
          </table:table-cell>
          <table:table-cell office:value-type="float" office:value="30.4" calcext:value-type="float">
            <text:p>30,4</text:p>
          </table:table-cell>
          <table:table-cell office:value-type="float" office:value="31.6" calcext:value-type="float">
            <text:p>31,6</text:p>
          </table:table-cell>
          <table:table-cell office:value-type="float" office:value="32.8" calcext:value-type="float">
            <text:p>32,8</text:p>
          </table:table-cell>
          <table:table-cell office:value-type="float" office:value="33.9" calcext:value-type="float">
            <text:p>33,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,1</text:p>
          </table:table-cell>
          <table:table-cell office:value-type="float" office:value="36.2" calcext:value-type="float">
            <text:p>36,2</text:p>
          </table:table-cell>
          <table:table-cell office:value-type="float" office:value="36.3" calcext:value-type="float">
            <text:p>36,3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36.6" calcext:value-type="float">
            <text:p>36,6</text:p>
          </table:table-cell>
          <table:table-cell office:value-type="float" office:value="36.7" calcext:value-type="float">
            <text:p>36,7</text:p>
          </table:table-cell>
          <table:table-cell office:value-type="float" office:value="36.8" calcext:value-type="float">
            <text:p>36,8</text:p>
          </table:table-cell>
          <table:table-cell table:number-columns-repeated="2" office:value-type="float" office:value="36.9" calcext:value-type="float">
            <text:p>36,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ad</text:p>
          </table:table-cell>
          <table:table-cell table:number-columns-repeated="19"/>
          <table:table-cell office:value-type="float" office:value="14.9" calcext:value-type="float">
            <text:p>14,9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Czechia</text:p>
          </table:table-cell>
          <table:table-cell office:value-type="float" office:value="12.3" calcext:value-type="float">
            <text:p>12,3</text:p>
          </table:table-cell>
          <table:table-cell office:value-type="float" office:value="14.9" calcext:value-type="float">
            <text:p>14,9</text:p>
          </table:table-cell>
          <table:table-cell table:number-columns-repeated="3" office:value-type="float" office:value="15.7" calcext:value-type="float">
            <text:p>15,7</text:p>
          </table:table-cell>
          <table:table-cell office:value-type="float" office:value="15.5" calcext:value-type="float">
            <text:p>15,5</text:p>
          </table:table-cell>
          <table:table-cell office:value-type="float" office:value="15.3" calcext:value-type="float">
            <text:p>15,3</text:p>
          </table:table-cell>
          <table:table-cell office:value-type="float" office:value="16.7" calcext:value-type="float">
            <text:p>16,7</text:p>
          </table:table-cell>
          <table:table-cell office:value-type="float" office:value="18.1" calcext:value-type="float">
            <text:p>18,1</text:p>
          </table:table-cell>
          <table:table-cell office:value-type="float" office:value="19.6" calcext:value-type="float">
            <text:p>19,6</text:p>
          </table:table-cell>
          <table:table-cell office:value-type="float" office:value="21" calcext:value-type="float">
            <text:p>21</text:p>
          </table:table-cell>
          <table:table-cell office:value-type="float" office:value="20.2" calcext:value-type="float">
            <text:p>20,2</text:p>
          </table:table-cell>
          <table:table-cell office:value-type="float" office:value="17.3" calcext:value-type="float">
            <text:p>17,3</text:p>
          </table:table-cell>
          <table:table-cell office:value-type="float" office:value="20.8" calcext:value-type="float">
            <text:p>20,8</text:p>
          </table:table-cell>
          <table:table-cell office:value-type="float" office:value="16.1" calcext:value-type="float">
            <text:p>16,1</text:p>
          </table:table-cell>
          <table:table-cell office:value-type="float" office:value="18.3" calcext:value-type="float">
            <text:p>18,3</text:p>
          </table:table-cell>
          <table:table-cell office:value-type="float" office:value="19.1" calcext:value-type="float">
            <text:p>19,1</text:p>
          </table:table-cell>
          <table:table-cell office:value-type="float" office:value="22" calcext:value-type="float">
            <text:p>22</text:p>
          </table:table-cell>
          <table:table-cell office:value-type="float" office:value="16.1" calcext:value-type="float">
            <text:p>16,1</text:p>
          </table:table-cell>
          <table:table-cell office:value-type="float" office:value="20.6" calcext:value-type="float">
            <text:p>20,6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hailand</text:p>
          </table:table-cell>
          <table:table-cell office:value-type="float" office:value="9.01" calcext:value-type="float">
            <text:p>9,01</text:p>
          </table:table-cell>
          <table:table-cell office:value-type="float" office:value="9.57" calcext:value-type="float">
            <text:p>9,57</text:p>
          </table:table-cell>
          <table:table-cell office:value-type="float" office:value="9.77" calcext:value-type="float">
            <text:p>9,77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,3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11.7" calcext:value-type="float">
            <text:p>11,7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15.8" calcext:value-type="float">
            <text:p>15,8</text:p>
          </table:table-cell>
          <table:table-cell office:value-type="float" office:value="14.2" calcext:value-type="float">
            <text:p>14,2</text:p>
          </table:table-cell>
          <table:table-cell office:value-type="float" office:value="11.5" calcext:value-type="float">
            <text:p>11,5</text:p>
          </table:table-cell>
          <table:table-cell office:value-type="float" office:value="6.09" calcext:value-type="float">
            <text:p>6,09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,9</text:p>
          </table:table-cell>
          <table:table-cell office:value-type="float" office:value="12.9" calcext:value-type="float">
            <text:p>12,9</text:p>
          </table:table-cell>
          <table:table-cell office:value-type="float" office:value="13.6" calcext:value-type="float">
            <text:p>13,6</text:p>
          </table:table-cell>
          <table:table-cell office:value-type="float" office:value="14.1" calcext:value-type="float">
            <text:p>14,1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imor-Lest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.8" calcext:value-type="float">
            <text:p>25,8</text:p>
          </table:table-cell>
          <table:table-cell office:value-type="float" office:value="26.5" calcext:value-type="float">
            <text:p>26,5</text:p>
          </table:table-cell>
          <table:table-cell office:value-type="float" office:value="27.1" calcext:value-type="float">
            <text:p>27,1</text:p>
          </table:table-cell>
          <table:table-cell office:value-type="float" office:value="27.6" calcext:value-type="float">
            <text:p>27,6</text:p>
          </table:table-cell>
          <table:table-cell office:value-type="float" office:value="28.1" calcext:value-type="float">
            <text:p>28,1</text:p>
          </table:table-cell>
          <table:table-cell office:value-type="float" office:value="28.5" calcext:value-type="float">
            <text:p>28,5</text:p>
          </table:table-cell>
          <table:table-cell office:value-type="float" office:value="29.6" calcext:value-type="float">
            <text:p>29,6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,8</text:p>
          </table:table-cell>
          <table:table-cell office:value-type="float" office:value="35.1" calcext:value-type="float">
            <text:p>35,1</text:p>
          </table:table-cell>
          <table:table-cell office:value-type="float" office:value="38.5" calcext:value-type="float">
            <text:p>38,5</text:p>
          </table:table-cell>
          <table:table-cell office:value-type="float" office:value="37.2" calcext:value-type="float">
            <text:p>37,2</text:p>
          </table:table-cell>
          <table:table-cell office:value-type="float" office:value="36" calcext:value-type="float">
            <text:p>36</text:p>
          </table:table-cell>
          <table:table-cell office:value-type="float" office:value="34.8" calcext:value-type="float">
            <text:p>34,8</text:p>
          </table:table-cell>
          <table:table-cell office:value-type="float" office:value="33.5" calcext:value-type="float">
            <text:p>33,5</text:p>
          </table:table-cell>
          <table:table-cell office:value-type="float" office:value="32.3" calcext:value-type="float">
            <text:p>32,3</text:p>
          </table:table-cell>
          <table:table-cell office:value-type="float" office:value="33.9" calcext:value-type="float">
            <text:p>33,9</text:p>
          </table:table-cell>
          <table:table-cell table:number-columns-repeated="2"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ogo</text:p>
          </table:table-cell>
          <table:table-cell office:value-type="float" office:value="5.76" calcext:value-type="float">
            <text:p>5,76</text:p>
          </table:table-cell>
          <table:table-cell office:value-type="float" office:value="6.58" calcext:value-type="float">
            <text:p>6,58</text:p>
          </table:table-cell>
          <table:table-cell office:value-type="float" office:value="7.41" calcext:value-type="float">
            <text:p>7,41</text:p>
          </table:table-cell>
          <table:table-cell office:value-type="float" office:value="8.11" calcext:value-type="float">
            <text:p>8,11</text:p>
          </table:table-cell>
          <table:table-cell office:value-type="float" office:value="8.5" calcext:value-type="float">
            <text:p>8,5</text:p>
          </table:table-cell>
          <table:table-cell office:value-type="float" office:value="8.75" calcext:value-type="float">
            <text:p>8,75</text:p>
          </table:table-cell>
          <table:table-cell office:value-type="float" office:value="8.93" calcext:value-type="float">
            <text:p>8,93</text:p>
          </table:table-cell>
          <table:table-cell office:value-type="float" office:value="9.05" calcext:value-type="float">
            <text:p>9,05</text:p>
          </table:table-cell>
          <table:table-cell office:value-type="float" office:value="9.49" calcext:value-type="float">
            <text:p>9,49</text:p>
          </table:table-cell>
          <table:table-cell office:value-type="float" office:value="10.1" calcext:value-type="float">
            <text:p>10,1</text:p>
          </table:table-cell>
          <table:table-cell office:value-type="float" office:value="10.8" calcext:value-type="float">
            <text:p>10,8</text:p>
          </table:table-cell>
          <table:table-cell office:value-type="float" office:value="11.8" calcext:value-type="float">
            <text:p>11,8</text:p>
          </table:table-cell>
          <table:table-cell office:value-type="float" office:value="13.2" calcext:value-type="float">
            <text:p>13,2</text:p>
          </table:table-cell>
          <table:table-cell office:value-type="float" office:value="15.4" calcext:value-type="float">
            <text:p>15,4</text:p>
          </table:table-cell>
          <table:table-cell office:value-type="float" office:value="15.6" calcext:value-type="float">
            <text:p>15,6</text:p>
          </table:table-cell>
          <table:table-cell office:value-type="float" office:value="15.8" calcext:value-type="float">
            <text:p>15,8</text:p>
          </table:table-cell>
          <table:table-cell office:value-type="float" office:value="16" calcext:value-type="float">
            <text:p>16</text:p>
          </table:table-cell>
          <table:table-cell office:value-type="float" office:value="16.3" calcext:value-type="float">
            <text:p>16,3</text:p>
          </table:table-cell>
          <table:table-cell table:number-columns-repeated="2" office:value-type="float" office:value="16.5" calcext:value-type="float">
            <text:p>16,5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on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" calcext:value-type="float">
            <text:p>1,12</text:p>
          </table:table-cell>
          <table:table-cell office:value-type="float" office:value="2.27" calcext:value-type="float">
            <text:p>2,27</text:p>
          </table:table-cell>
          <table:table-cell office:value-type="float" office:value="3.45" calcext:value-type="float">
            <text:p>3,45</text:p>
          </table:table-cell>
          <table:table-cell office:value-type="float" office:value="3.33" calcext:value-type="float">
            <text:p>3,33</text:p>
          </table:table-cell>
          <table:table-cell office:value-type="float" office:value="3.23" calcext:value-type="float">
            <text:p>3,23</text:p>
          </table:table-cell>
          <table:table-cell office:value-type="float" office:value="3.13" calcext:value-type="float">
            <text:p>3,13</text:p>
          </table:table-cell>
          <table:table-cell office:value-type="float" office:value="1.72" calcext:value-type="float">
            <text:p>1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office:value-type="float" office:value="3.03" calcext:value-type="float">
            <text:p>3,03</text:p>
          </table:table-cell>
          <table:table-cell office:value-type="float" office:value="4.51" calcext:value-type="float">
            <text:p>4,51</text:p>
          </table:table-cell>
          <table:table-cell office:value-type="float" office:value="5.97" calcext:value-type="float">
            <text:p>5,97</text:p>
          </table:table-cell>
          <table:table-cell table:number-columns-repeated="2" office:value-type="float" office:value="7.41" calcext:value-type="float">
            <text:p>7,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inidad and Tobago</text:p>
          </table:table-cell>
          <table:table-cell office:value-type="float" office:value="19.1" calcext:value-type="float">
            <text:p>19,1</text:p>
          </table:table-cell>
          <table:table-cell office:value-type="float" office:value="11.1" calcext:value-type="float">
            <text:p>11,1</text:p>
          </table:table-cell>
          <table:table-cell office:value-type="float" office:value="25.4" calcext:value-type="float">
            <text:p>25,4</text:p>
          </table:table-cell>
          <table:table-cell office:value-type="float" office:value="27.1" calcext:value-type="float">
            <text:p>27,1</text:p>
          </table:table-cell>
          <table:table-cell office:value-type="float" office:value="28.7" calcext:value-type="float">
            <text:p>28,7</text:p>
          </table:table-cell>
          <table:table-cell office:value-type="float" office:value="30.3" calcext:value-type="float">
            <text:p>30,3</text:p>
          </table:table-cell>
          <table:table-cell office:value-type="float" office:value="31.8" calcext:value-type="float">
            <text:p>31,8</text:p>
          </table:table-cell>
          <table:table-cell office:value-type="float" office:value="33.3" calcext:value-type="float">
            <text:p>33,3</text:p>
          </table:table-cell>
          <table:table-cell office:value-type="float" office:value="31.5" calcext:value-type="float">
            <text:p>31,5</text:p>
          </table:table-cell>
          <table:table-cell office:value-type="float" office:value="29.6" calcext:value-type="float">
            <text:p>29,6</text:p>
          </table:table-cell>
          <table:table-cell office:value-type="float" office:value="27.8" calcext:value-type="float">
            <text:p>27,8</text:p>
          </table:table-cell>
          <table:table-cell office:value-type="float" office:value="28.5" calcext:value-type="float">
            <text:p>28,5</text:p>
          </table:table-cell>
          <table:table-cell office:value-type="float" office:value="29.3" calcext:value-type="float">
            <text:p>29,3</text:p>
          </table:table-cell>
          <table:table-cell office:value-type="float" office:value="30" calcext:value-type="float">
            <text:p>30</text:p>
          </table:table-cell>
          <table:table-cell office:value-type="float" office:value="30.8" calcext:value-type="float">
            <text:p>30,8</text:p>
          </table:table-cell>
          <table:table-cell office:value-type="float" office:value="31.5" calcext:value-type="float">
            <text:p>31,5</text:p>
          </table:table-cell>
          <table:table-cell office:value-type="float" office:value="31.9" calcext:value-type="float">
            <text:p>31,9</text:p>
          </table:table-cell>
          <table:table-cell office:value-type="float" office:value="32.2" calcext:value-type="float">
            <text:p>32,2</text:p>
          </table:table-cell>
          <table:table-cell office:value-type="float" office:value="32.5" calcext:value-type="float">
            <text:p>32,5</text:p>
          </table:table-cell>
          <table:table-cell office:value-type="float" office:value="32.9" calcext:value-type="float">
            <text:p>32,9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unisia</text:p>
          </table:table-cell>
          <table:table-cell office:value-type="float" office:value="13.8" calcext:value-type="float">
            <text:p>13,8</text:p>
          </table:table-cell>
          <table:table-cell office:value-type="float" office:value="16.1" calcext:value-type="float">
            <text:p>16,1</text:p>
          </table:table-cell>
          <table:table-cell office:value-type="float" office:value="18.4" calcext:value-type="float">
            <text:p>18,4</text:p>
          </table:table-cell>
          <table:table-cell office:value-type="float" office:value="20.6" calcext:value-type="float">
            <text:p>20,6</text:p>
          </table:table-cell>
          <table:table-cell office:value-type="float" office:value="22.8" calcext:value-type="float">
            <text:p>22,8</text:p>
          </table:table-cell>
          <table:table-cell office:value-type="float" office:value="13.4" calcext:value-type="float">
            <text:p>13,4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,6</text:p>
          </table:table-cell>
          <table:table-cell office:value-type="float" office:value="15.2" calcext:value-type="float">
            <text:p>15,2</text:p>
          </table:table-cell>
          <table:table-cell office:value-type="float" office:value="27.6" calcext:value-type="float">
            <text:p>27,6</text:p>
          </table:table-cell>
          <table:table-cell office:value-type="float" office:value="26.9" calcext:value-type="float">
            <text:p>26,9</text:p>
          </table:table-cell>
          <table:table-cell office:value-type="float" office:value="26.5" calcext:value-type="float">
            <text:p>26,5</text:p>
          </table:table-cell>
          <table:table-cell office:value-type="float" office:value="27.5" calcext:value-type="float">
            <text:p>27,5</text:p>
          </table:table-cell>
          <table:table-cell office:value-type="float" office:value="28.9" calcext:value-type="float">
            <text:p>28,9</text:p>
          </table:table-cell>
          <table:table-cell office:value-type="float" office:value="31.3" calcext:value-type="float">
            <text:p>31,3</text:p>
          </table:table-cell>
          <table:table-cell office:value-type="float" office:value="29.6" calcext:value-type="float">
            <text:p>29,6</text:p>
          </table:table-cell>
          <table:table-cell office:value-type="float" office:value="27.8" calcext:value-type="float">
            <text:p>27,8</text:p>
          </table:table-cell>
          <table:table-cell office:value-type="float" office:value="26.1" calcext:value-type="float">
            <text:p>26,1</text:p>
          </table:table-cell>
          <table:table-cell office:value-type="float" office:value="24.3" calcext:value-type="float">
            <text:p>24,3</text:p>
          </table:table-cell>
          <table:table-cell office:value-type="float" office:value="22.6" calcext:value-type="float">
            <text:p>22,6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urkmenistan</text:p>
          </table:table-cell>
          <table:table-cell office:value-type="float" office:value="23.8" calcext:value-type="float">
            <text:p>23,8</text:p>
          </table:table-cell>
          <table:table-cell office:value-type="float" office:value="21.6" calcext:value-type="float">
            <text:p>21,6</text:p>
          </table:table-cell>
          <table:table-cell office:value-type="float" office:value="19.5" calcext:value-type="float">
            <text:p>19,5</text:p>
          </table:table-cell>
          <table:table-cell office:value-type="float" office:value="17.4" calcext:value-type="float">
            <text:p>17,4</text:p>
          </table:table-cell>
          <table:table-cell office:value-type="float" office:value="15.4" calcext:value-type="float">
            <text:p>15,4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,4</text:p>
          </table:table-cell>
          <table:table-cell office:value-type="float" office:value="16.6" calcext:value-type="float">
            <text:p>16,6</text:p>
          </table:table-cell>
          <table:table-cell table:number-columns-repeated="6" office:value-type="float" office:value="16.8" calcext:value-type="float">
            <text:p>16,8</text:p>
          </table:table-cell>
          <table:table-cell office:value-type="float" office:value="18.4" calcext:value-type="float">
            <text:p>18,4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,6</text:p>
          </table:table-cell>
          <table:table-cell office:value-type="float" office:value="23.2" calcext:value-type="float">
            <text:p>23,2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rkey</text:p>
          </table:table-cell>
          <table:table-cell office:value-type="float" office:value="4.24" calcext:value-type="float">
            <text:p>4,24</text:p>
          </table:table-cell>
          <table:table-cell office:value-type="float" office:value="4.3" calcext:value-type="float">
            <text:p>4,3</text:p>
          </table:table-cell>
          <table:table-cell office:value-type="float" office:value="4.36" calcext:value-type="float">
            <text:p>4,36</text:p>
          </table:table-cell>
          <table:table-cell office:value-type="float" office:value="5.31" calcext:value-type="float">
            <text:p>5,31</text:p>
          </table:table-cell>
          <table:table-cell office:value-type="float" office:value="6.26" calcext:value-type="float">
            <text:p>6,26</text:p>
          </table:table-cell>
          <table:table-cell office:value-type="float" office:value="7.21" calcext:value-type="float">
            <text:p>7,21</text:p>
          </table:table-cell>
          <table:table-cell office:value-type="float" office:value="8.16" calcext:value-type="float">
            <text:p>8,16</text:p>
          </table:table-cell>
          <table:table-cell office:value-type="float" office:value="9.11" calcext:value-type="float">
            <text:p>9,11</text:p>
          </table:table-cell>
          <table:table-cell office:value-type="float" office:value="10.4" calcext:value-type="float">
            <text:p>10,4</text:p>
          </table:table-cell>
          <table:table-cell office:value-type="float" office:value="11.7" calcext:value-type="float">
            <text:p>11,7</text:p>
          </table:table-cell>
          <table:table-cell office:value-type="float" office:value="12.9" calcext:value-type="float">
            <text:p>12,9</text:p>
          </table:table-cell>
          <table:table-cell office:value-type="float" office:value="14.2" calcext:value-type="float">
            <text:p>14,2</text:p>
          </table:table-cell>
          <table:table-cell office:value-type="float" office:value="14.4" calcext:value-type="float">
            <text:p>14,4</text:p>
          </table:table-cell>
          <table:table-cell office:value-type="float" office:value="14.6" calcext:value-type="float">
            <text:p>14,6</text:p>
          </table:table-cell>
          <table:table-cell office:value-type="float" office:value="14.7" calcext:value-type="float">
            <text:p>14,7</text:p>
          </table:table-cell>
          <table:table-cell office:value-type="float" office:value="14.9" calcext:value-type="float">
            <text:p>14,9</text:p>
          </table:table-cell>
          <table:table-cell office:value-type="float" office:value="15.8" calcext:value-type="float">
            <text:p>15,8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uvalu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,33</text:p>
          </table:table-cell>
          <table:table-cell office:value-type="float" office:value="6.67" calcext:value-type="float">
            <text:p>6,67</text:p>
          </table:table-cell>
          <table:table-cell office:value-type="float" office:value="6.56" calcext:value-type="float">
            <text:p>6,56</text:p>
          </table:table-cell>
          <table:table-cell office:value-type="float" office:value="6.45" calcext:value-type="float">
            <text:p>6,45</text:p>
          </table:table-cell>
          <table:table-cell office:value-type="float" office:value="6.35" calcext:value-type="float">
            <text:p>6,35</text:p>
          </table:table-cell>
          <table:table-cell table:number-columns-repeated="2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kraine</text:p>
          </table:table-cell>
          <table:table-cell office:value-type="float" office:value="6.61" calcext:value-type="float">
            <text:p>6,61</text:p>
          </table:table-cell>
          <table:table-cell office:value-type="float" office:value="5.97" calcext:value-type="float">
            <text:p>5,97</text:p>
          </table:table-cell>
          <table:table-cell office:value-type="float" office:value="5.33" calcext:value-type="float">
            <text:p>5,33</text:p>
          </table:table-cell>
          <table:table-cell office:value-type="float" office:value="5.78" calcext:value-type="float">
            <text:p>5,78</text:p>
          </table:table-cell>
          <table:table-cell office:value-type="float" office:value="6.22" calcext:value-type="float">
            <text:p>6,22</text:p>
          </table:table-cell>
          <table:table-cell office:value-type="float" office:value="6.67" calcext:value-type="float">
            <text:p>6,67</text:p>
          </table:table-cell>
          <table:table-cell office:value-type="float" office:value="7.11" calcext:value-type="float">
            <text:p>7,11</text:p>
          </table:table-cell>
          <table:table-cell office:value-type="float" office:value="8.33" calcext:value-type="float">
            <text:p>8,33</text:p>
          </table:table-cell>
          <table:table-cell office:value-type="float" office:value="8.45" calcext:value-type="float">
            <text:p>8,45</text:p>
          </table:table-cell>
          <table:table-cell office:value-type="float" office:value="8.61" calcext:value-type="float">
            <text:p>8,61</text:p>
          </table:table-cell>
          <table:table-cell office:value-type="float" office:value="8.8" calcext:value-type="float">
            <text:p>8,8</text:p>
          </table:table-cell>
          <table:table-cell office:value-type="float" office:value="9.07" calcext:value-type="float">
            <text:p>9,07</text:p>
          </table:table-cell>
          <table:table-cell office:value-type="float" office:value="9.44" calcext:value-type="float">
            <text:p>9,44</text:p>
          </table:table-cell>
          <table:table-cell office:value-type="float" office:value="10.5" calcext:value-type="float">
            <text:p>10,5</text:p>
          </table:table-cell>
          <table:table-cell office:value-type="float" office:value="11.7" calcext:value-type="float">
            <text:p>11,7</text:p>
          </table:table-cell>
          <table:table-cell office:value-type="float" office:value="13.4" calcext:value-type="float">
            <text:p>13,4</text:p>
          </table:table-cell>
          <table:table-cell office:value-type="float" office:value="15.2" calcext:value-type="float">
            <text:p>15,2</text:p>
          </table:table-cell>
          <table:table-cell office:value-type="float" office:value="17" calcext:value-type="float">
            <text:p>17</text:p>
          </table:table-cell>
          <table:table-cell office:value-type="float" office:value="18.8" calcext:value-type="float">
            <text:p>18,8</text:p>
          </table:table-cell>
          <table:table-cell office:value-type="float" office:value="20.5" calcext:value-type="float">
            <text:p>20,5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ruguay</text:p>
          </table:table-cell>
          <table:table-cell table:number-columns-repeated="5" office:value-type="float" office:value="11.5" calcext:value-type="float">
            <text:p>11,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.9" calcext:value-type="float">
            <text:p>13,9</text:p>
          </table:table-cell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,1</text:p>
          </table:table-cell>
          <table:table-cell office:value-type="float" office:value="17.1" calcext:value-type="float">
            <text:p>17,1</text:p>
          </table:table-cell>
          <table:table-cell office:value-type="float" office:value="18.2" calcext:value-type="float">
            <text:p>18,2</text:p>
          </table:table-cell>
          <table:table-cell office:value-type="float" office:value="19.2" calcext:value-type="float">
            <text:p>19,2</text:p>
          </table:table-cell>
          <table:table-cell office:value-type="float" office:value="19.6" calcext:value-type="float">
            <text:p>19,6</text:p>
          </table:table-cell>
          <table:table-cell office:value-type="float" office:value="19.9" calcext:value-type="float">
            <text:p>19,9</text:p>
          </table:table-cell>
          <table:table-cell office:value-type="float" office:value="20.3" calcext:value-type="float">
            <text:p>20,3</text:p>
          </table:table-cell>
          <table:table-cell office:value-type="float" office:value="20.6" calcext:value-type="float">
            <text:p>20,6</text:p>
          </table:table-cell>
          <table:table-cell office:value-type="float" office:value="20.9" calcext:value-type="float">
            <text:p>20,9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anuatu</text:p>
          </table:table-cell>
          <table:table-cell office:value-type="float" office:value="0.96" calcext:value-type="float">
            <text:p>0,96</text:p>
          </table:table-cell>
          <table:table-cell office:value-type="float" office:value="1.44" calcext:value-type="float">
            <text:p>1,44</text:p>
          </table:table-cell>
          <table:table-cell office:value-type="float" office:value="1.92" calcext:value-type="float">
            <text:p>1,92</text:p>
          </table:table-cell>
          <table:table-cell office:value-type="float" office:value="2.88" calcext:value-type="float">
            <text:p>2,88</text:p>
          </table:table-cell>
          <table:table-cell table:number-columns-repeated="5" office:value-type="float" office:value="3.85" calcext:value-type="float">
            <text:p>3,85</text:p>
          </table:table-cell>
          <table:table-cell office:value-type="float" office:value="2.88" calcext:value-type="float">
            <text:p>2,88</text:p>
          </table:table-cell>
          <table:table-cell office:value-type="float" office:value="1.92" calcext:value-type="float">
            <text:p>1,92</text:p>
          </table:table-cell>
          <table:table-cell office:value-type="float" office:value="0.96" calcext:value-type="float">
            <text:p>0,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nezuela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3.2" calcext:value-type="float">
            <text:p>13,2</text:p>
          </table:table-cell>
          <table:table-cell office:value-type="float" office:value="14.1" calcext:value-type="float">
            <text:p>14,1</text:p>
          </table:table-cell>
          <table:table-cell office:value-type="float" office:value="15.4" calcext:value-type="float">
            <text:p>15,4</text:p>
          </table:table-cell>
          <table:table-cell office:value-type="float" office:value="17.4" calcext:value-type="float">
            <text:p>17,4</text:p>
          </table:table-cell>
          <table:table-cell office:value-type="float" office:value="17.3" calcext:value-type="float">
            <text:p>17,3</text:p>
          </table:table-cell>
          <table:table-cell office:value-type="float" office:value="17.2" calcext:value-type="float">
            <text:p>17,2</text:p>
          </table:table-cell>
          <table:table-cell table:number-columns-repeated="2" office:value-type="float" office:value="17.1" calcext:value-type="float">
            <text:p>17,1</text:p>
          </table:table-cell>
          <table:table-cell office:value-type="float" office:value="17" calcext:value-type="float">
            <text:p>17</text:p>
          </table:table-cell>
          <table:table-cell office:value-type="float" office:value="16.4" calcext:value-type="float">
            <text:p>16,4</text:p>
          </table:table-cell>
          <table:table-cell office:value-type="float" office:value="15.9" calcext:value-type="float">
            <text:p>15,9</text:p>
          </table:table-cell>
          <table:table-cell office:value-type="float" office:value="15.4" calcext:value-type="float">
            <text:p>15,4</text:p>
          </table:table-cell>
          <table:table-cell office:value-type="float" office:value="14.9" calcext:value-type="float">
            <text:p>14,9</text:p>
          </table:table-cell>
          <table:table-cell office:value-type="float" office:value="14.4" calcext:value-type="float">
            <text:p>14,4</text:p>
          </table:table-cell>
          <table:table-cell office:value-type="float" office:value="16.3" calcext:value-type="float">
            <text:p>16,3</text:p>
          </table:table-cell>
          <table:table-cell office:value-type="float" office:value="18.3" calcext:value-type="float">
            <text:p>18,3</text:p>
          </table:table-cell>
          <table:table-cell office:value-type="float" office:value="20.2" calcext:value-type="float">
            <text:p>20,2</text:p>
          </table:table-cell>
          <table:table-cell table:number-columns-repeated="2"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et nam</text:p>
          </table:table-cell>
          <table:table-cell office:value-type="float" office:value="24.8" calcext:value-type="float">
            <text:p>24,8</text:p>
          </table:table-cell>
          <table:table-cell office:value-type="float" office:value="25.9" calcext:value-type="float">
            <text:p>25,9</text:p>
          </table:table-cell>
          <table:table-cell office:value-type="float" office:value="27.3" calcext:value-type="float">
            <text:p>27,3</text:p>
          </table:table-cell>
          <table:table-cell office:value-type="float" office:value="27" calcext:value-type="float">
            <text:p>27</text:p>
          </table:table-cell>
          <table:table-cell office:value-type="float" office:value="26.7" calcext:value-type="float">
            <text:p>26,7</text:p>
          </table:table-cell>
          <table:table-cell office:value-type="float" office:value="26.4" calcext:value-type="float">
            <text:p>26,4</text:p>
          </table:table-cell>
          <table:table-cell office:value-type="float" office:value="26.1" calcext:value-type="float">
            <text:p>26,1</text:p>
          </table:table-cell>
          <table:table-cell office:value-type="float" office:value="25.8" calcext:value-type="float">
            <text:p>25,8</text:p>
          </table:table-cell>
          <table:table-cell office:value-type="float" office:value="25.4" calcext:value-type="float">
            <text:p>25,4</text:p>
          </table:table-cell>
          <table:table-cell office:value-type="float" office:value="25.1" calcext:value-type="float">
            <text:p>25,1</text:p>
          </table:table-cell>
          <table:table-cell office:value-type="float" office:value="24.7" calcext:value-type="float">
            <text:p>24,7</text:p>
          </table:table-cell>
          <table:table-cell office:value-type="float" office:value="24.4" calcext:value-type="float">
            <text:p>24,4</text:p>
          </table:table-cell>
          <table:table-cell office:value-type="float" office:value="25.1" calcext:value-type="float">
            <text:p>25,1</text:p>
          </table:table-cell>
          <table:table-cell office:value-type="float" office:value="25.4" calcext:value-type="float">
            <text:p>25,4</text:p>
          </table:table-cell>
          <table:table-cell office:value-type="float" office:value="25.7" calcext:value-type="float">
            <text:p>25,7</text:p>
          </table:table-cell>
          <table:table-cell office:value-type="float" office:value="25.8" calcext:value-type="float">
            <text:p>25,8</text:p>
          </table:table-cell>
          <table:table-cell office:value-type="float" office:value="25.9" calcext:value-type="float">
            <text:p>25,9</text:p>
          </table:table-cell>
          <table:table-cell office:value-type="float" office:value="26.1" calcext:value-type="float">
            <text:p>26,1</text:p>
          </table:table-cell>
          <table:table-cell office:value-type="float" office:value="26.3" calcext:value-type="float">
            <text:p>26,3</text:p>
          </table:table-cell>
          <table:table-cell table:number-columns-repeated="2"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Yemen</text:p>
          </table:table-cell>
          <table:table-cell office:value-type="float" office:value="1.26" calcext:value-type="float">
            <text:p>1,26</text:p>
          </table:table-cell>
          <table:table-cell office:value-type="float" office:value="1.8" calcext:value-type="float">
            <text:p>1,8</text:p>
          </table:table-cell>
          <table:table-cell office:value-type="float" office:value="0.73" calcext:value-type="float">
            <text:p>0,73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Zambia</text:p>
          </table:table-cell>
          <table:table-cell office:value-type="float" office:value="11.7" calcext:value-type="float">
            <text:p>11,7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,6</text:p>
          </table:table-cell>
          <table:table-cell office:value-type="float" office:value="13.1" calcext:value-type="float">
            <text:p>13,1</text:p>
          </table:table-cell>
          <table:table-cell office:value-type="float" office:value="13.6" calcext:value-type="float">
            <text:p>13,6</text:p>
          </table:table-cell>
          <table:table-cell office:value-type="float" office:value="14.1" calcext:value-type="float">
            <text:p>14,1</text:p>
          </table:table-cell>
          <table:table-cell office:value-type="float" office:value="14.7" calcext:value-type="float">
            <text:p>14,7</text:p>
          </table:table-cell>
          <table:table-cell office:value-type="float" office:value="13.9" calcext:value-type="float">
            <text:p>13,9</text:p>
          </table:table-cell>
          <table:table-cell office:value-type="float" office:value="13.2" calcext:value-type="float">
            <text:p>13,2</text:p>
          </table:table-cell>
          <table:table-cell office:value-type="float" office:value="12.4" calcext:value-type="float">
            <text:p>12,4</text:p>
          </table:table-cell>
          <table:table-cell office:value-type="float" office:value="11.7" calcext:value-type="float">
            <text:p>11,7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13.5" calcext:value-type="float">
            <text:p>13,5</text:p>
          </table:table-cell>
          <table:table-cell office:value-type="float" office:value="14.3" calcext:value-type="float">
            <text:p>14,3</text:p>
          </table:table-cell>
          <table:table-cell office:value-type="float" office:value="14.9" calcext:value-type="float">
            <text:p>14,9</text:p>
          </table:table-cell>
          <table:table-cell office:value-type="float" office:value="15.4" calcext:value-type="float">
            <text:p>15,4</text:p>
          </table:table-cell>
          <table:table-cell office:value-type="float" office:value="15.9" calcext:value-type="float">
            <text:p>15,9</text:p>
          </table:table-cell>
          <table:table-cell office:value-type="float" office:value="16.7" calcext:value-type="float">
            <text:p>16,7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Zimbabwe</text:p>
          </table:table-cell>
          <table:table-cell office:value-type="float" office:value="9.33" calcext:value-type="float">
            <text:p>9,33</text:p>
          </table:table-cell>
          <table:table-cell office:value-type="float" office:value="12.4" calcext:value-type="float">
            <text:p>12,4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,2</text:p>
          </table:table-cell>
          <table:table-cell office:value-type="float" office:value="19.1" calcext:value-type="float">
            <text:p>19,1</text:p>
          </table:table-cell>
          <table:table-cell office:value-type="float" office:value="20.8" calcext:value-type="float">
            <text:p>20,8</text:p>
          </table:table-cell>
          <table:table-cell office:value-type="float" office:value="19.8" calcext:value-type="float">
            <text:p>19,8</text:p>
          </table:table-cell>
          <table:table-cell office:value-type="float" office:value="19" calcext:value-type="float">
            <text:p>19</text:p>
          </table:table-cell>
          <table:table-cell office:value-type="float" office:value="18.3" calcext:value-type="float">
            <text:p>18,3</text:p>
          </table:table-cell>
          <table:table-cell office:value-type="float" office:value="22.1" calcext:value-type="float">
            <text:p>22,1</text:p>
          </table:table-cell>
          <table:table-cell office:value-type="float" office:value="25.7" calcext:value-type="float">
            <text:p>25,7</text:p>
          </table:table-cell>
          <table:table-cell office:value-type="float" office:value="29" calcext:value-type="float">
            <text:p>29</text:p>
          </table:table-cell>
          <table:table-cell office:value-type="float" office:value="32.2" calcext:value-type="float">
            <text:p>32,2</text:p>
          </table:table-cell>
          <table:table-cell office:value-type="float" office:value="35.1" calcext:value-type="float">
            <text:p>35,1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,8</text:p>
          </table:table-cell>
          <table:table-cell office:value-type="float" office:value="34.6" calcext:value-type="float">
            <text:p>34,6</text:p>
          </table:table-cell>
          <table:table-cell office:value-type="float" office:value="34.5" calcext:value-type="float">
            <text:p>34,5</text:p>
          </table:table-cell>
          <table:table-cell office:value-type="float" office:value="34.3" calcext:value-type="float">
            <text:p>34,3</text:p>
          </table:table-cell>
          <table:table-cell table:number-columns-repeated="2" office:value-type="float" office:value="34.6" calcext:value-type="float">
            <text:p>34,6</text:p>
          </table:table-cell>
        </table:table-row>
        <table:table-row table:style-name="ro1" table:number-rows-repeated="104837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IndParitePourVersionSQL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Pays</text:p>
          </table:table-cell>
          <table:table-cell table:style-name="Default" office:value-type="string" calcext:value-type="string">
            <text:p>Valeur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IdPa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3" calcext:value-type="float">
            <text:p>30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2" calcext:value-type="float">
            <text:p>6,2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0.2" calcext:value-type="float">
            <text:p>10,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" calcext:value-type="float">
            <text:p>23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9.44" calcext:value-type="float">
            <text:p>9,4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4" calcext:value-type="float">
            <text:p>3,4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1.7" calcext:value-type="float">
            <text:p>11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33" calcext:value-type="float">
            <text:p>6,3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03" calcext:value-type="float">
            <text:p>8,0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3" calcext:value-type="float">
            <text:p>13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14" calcext:value-type="float">
            <text:p>7,1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5" calcext:value-type="float">
            <text:p>15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49" calcext:value-type="float">
            <text:p>7,4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4" calcext:value-type="float">
            <text:p>22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07" calcext:value-type="float">
            <text:p>9,0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8" calcext:value-type="float">
            <text:p>26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" calcext:value-type="float">
            <text:p>11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9" calcext:value-type="float">
            <text:p>8,8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.1" calcext:value-type="float">
            <text:p>22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64" calcext:value-type="float">
            <text:p>9,6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5" calcext:value-type="float">
            <text:p>11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32" calcext:value-type="float">
            <text:p>1,3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04" calcext:value-type="float">
            <text:p>9,0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4" calcext:value-type="float">
            <text:p>8,2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" calcext:value-type="float">
            <text:p>4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6" calcext:value-type="float">
            <text:p>28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2" calcext:value-type="float">
            <text:p>8,5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5" calcext:value-type="float">
            <text:p>20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" calcext:value-type="float">
            <text:p>37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8" calcext:value-type="float">
            <text:p>5,3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5" calcext:value-type="float">
            <text:p>15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8" calcext:value-type="float">
            <text:p>18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42" calcext:value-type="float">
            <text:p>2,4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52" calcext:value-type="float">
            <text:p>9,5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7" calcext:value-type="float">
            <text:p>16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3" calcext:value-type="float">
            <text:p>21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9" calcext:value-type="float">
            <text:p>25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1" calcext:value-type="float">
            <text:p>18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5" calcext:value-type="float">
            <text:p>10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9" calcext:value-type="float">
            <text:p>12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65" calcext:value-type="float">
            <text:p>7,6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9.71" calcext:value-type="float">
            <text:p>9,7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1" calcext:value-type="float">
            <text:p>37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26" calcext:value-type="float">
            <text:p>9,2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6" calcext:value-type="float">
            <text:p>9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95" calcext:value-type="float">
            <text:p>8,9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59" calcext:value-type="float">
            <text:p>7,5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67" calcext:value-type="float">
            <text:p>8,6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.5" calcext:value-type="float">
            <text:p>20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44" calcext:value-type="float">
            <text:p>7,4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" calcext:value-type="float">
            <text:p>15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1" calcext:value-type="float">
            <text:p>11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06" calcext:value-type="float">
            <text:p>9,0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09" calcext:value-type="float">
            <text:p>9,0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5" calcext:value-type="float">
            <text:p>6,0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63" calcext:value-type="float">
            <text:p>8,6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98" calcext:value-type="float">
            <text:p>8,9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71" calcext:value-type="float">
            <text:p>8,7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45" calcext:value-type="float">
            <text:p>3,4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6" calcext:value-type="float">
            <text:p>7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8" calcext:value-type="float">
            <text:p>13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.7" calcext:value-type="float">
            <text:p>33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5" calcext:value-type="float">
            <text:p>12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97" calcext:value-type="float">
            <text:p>8,9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1" calcext:value-type="float">
            <text:p>13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29" calcext:value-type="float">
            <text:p>7,2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38" calcext:value-type="float">
            <text:p>4,3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2" calcext:value-type="float">
            <text:p>11,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58" calcext:value-type="float">
            <text:p>5,5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33" calcext:value-type="float">
            <text:p>2,3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76" calcext:value-type="float">
            <text:p>4,7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14" calcext:value-type="float">
            <text:p>3,1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3" calcext:value-type="float">
            <text:p>22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.3" calcext:value-type="float">
            <text:p>14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.5" calcext:value-type="float">
            <text:p>17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34" calcext:value-type="float">
            <text:p>2,3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43" calcext:value-type="float">
            <text:p>8,4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3" calcext:value-type="float">
            <text:p>7,6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6" calcext:value-type="float">
            <text:p>10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.3" calcext:value-type="float">
            <text:p>17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5" calcext:value-type="float">
            <text:p>12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7" calcext:value-type="float">
            <text:p>9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.1" calcext:value-type="float">
            <text:p>26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47" calcext:value-type="float">
            <text:p>9,4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62" calcext:value-type="float">
            <text:p>8,6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" calcext:value-type="float">
            <text:p>0,3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71" calcext:value-type="float">
            <text:p>5,7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27" calcext:value-type="float">
            <text:p>3,2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.9" calcext:value-type="float">
            <text:p>15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2" calcext:value-type="float">
            <text:p>11,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1.6" calcext:value-type="float">
            <text:p>21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5" calcext:value-type="float">
            <text:p>10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61" calcext:value-type="float">
            <text:p>3,6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5" calcext:value-type="float">
            <text:p>25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42" calcext:value-type="float">
            <text:p>6,4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.4" calcext:value-type="float">
            <text:p>18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04" calcext:value-type="float">
            <text:p>4,0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68" calcext:value-type="float">
            <text:p>3,6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.4" calcext:value-type="float">
            <text:p>36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.2" calcext:value-type="float">
            <text:p>29,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4" calcext:value-type="float">
            <text:p>23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95" calcext:value-type="float">
            <text:p>7,9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1" calcext:value-type="float">
            <text:p>17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1" calcext:value-type="float">
            <text:p>10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95" calcext:value-type="float">
            <text:p>9,9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.4" calcext:value-type="float">
            <text:p>15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5" calcext:value-type="float">
            <text:p>18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.8" calcext:value-type="float">
            <text:p>18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9" calcext:value-type="float">
            <text:p>9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.7" calcext:value-type="float">
            <text:p>15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11" calcext:value-type="float">
            <text:p>5,1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1" calcext:value-type="float">
            <text:p>18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5.6" calcext:value-type="float">
            <text:p>15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9" calcext:value-type="float">
            <text:p>16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12" calcext:value-type="float">
            <text:p>6,1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" calcext:value-type="float">
            <text:p>9,0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.9" calcext:value-type="float">
            <text:p>18,9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5" calcext:value-type="float">
            <text:p>26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5" calcext:value-type="float">
            <text:p>12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3" calcext:value-type="float">
            <text:p>10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4" calcext:value-type="float">
            <text:p>16,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1" calcext:value-type="float">
            <text:p>11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7" calcext:value-type="float">
            <text:p>6,5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72" calcext:value-type="float">
            <text:p>9,7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3" calcext:value-type="float">
            <text:p>44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7" calcext:value-type="float">
            <text:p>22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6" calcext:value-type="float">
            <text:p>17,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57" calcext:value-type="float">
            <text:p>6,5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.2" calcext:value-type="float">
            <text:p>22,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3" calcext:value-type="float">
            <text:p>12,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01" calcext:value-type="float">
            <text:p>9,0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2000" office:value-type="float" office:value="2000" calcext:value-type="float">
            <text:p>200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76" calcext:value-type="float">
            <text:p>5,7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.1" calcext:value-type="float">
            <text:p>19,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.8" calcext:value-type="float">
            <text:p>13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.8" calcext:value-type="float">
            <text:p>23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24" calcext:value-type="float">
            <text:p>4,24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1" calcext:value-type="float">
            <text:p>6,61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" calcext:value-type="float">
            <text:p>11,5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" calcext:value-type="float">
            <text:p>0,9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" calcext:value-type="float">
            <text:p>24,8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26" calcext:value-type="float">
            <text:p>1,26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7" calcext:value-type="float">
            <text:p>11,7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33" calcext:value-type="float">
            <text:p>9,33</text:p>
          </table:table-cell>
          <table:table-cell table:formula="of:=2000" office:value-type="float" office:value="2000" calcext:value-type="float">
            <text:p>20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3" calcext:value-type="float">
            <text:p>30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1" calcext:value-type="float">
            <text:p>5,7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9" calcext:value-type="float">
            <text:p>6,1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8" calcext:value-type="float">
            <text:p>31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0.7" calcext:value-type="float">
            <text:p>1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1" calcext:value-type="float">
            <text:p>25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0.6" calcext:value-type="float">
            <text:p>10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3" calcext:value-type="float">
            <text:p>31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2" calcext:value-type="float">
            <text:p>3,8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0.8" calcext:value-type="float">
            <text:p>10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63" calcext:value-type="float">
            <text:p>6,6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89" calcext:value-type="float">
            <text:p>8,8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1" calcext:value-type="float">
            <text:p>10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2" calcext:value-type="float">
            <text:p>14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9" calcext:value-type="float">
            <text:p>8,2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49" calcext:value-type="float">
            <text:p>9,4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9" calcext:value-type="float">
            <text:p>27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9" calcext:value-type="float">
            <text:p>10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9" calcext:value-type="float">
            <text:p>8,8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7" calcext:value-type="float">
            <text:p>1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1" calcext:value-type="float">
            <text:p>10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85" calcext:value-type="float">
            <text:p>8,8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41" calcext:value-type="float">
            <text:p>5,4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.3" calcext:value-type="float">
            <text:p>31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78" calcext:value-type="float">
            <text:p>8,7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6" calcext:value-type="float">
            <text:p>19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.6" calcext:value-type="float">
            <text:p>32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18" calcext:value-type="float">
            <text:p>7,1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7" calcext:value-type="float">
            <text:p>15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6" calcext:value-type="float">
            <text:p>17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14" calcext:value-type="float">
            <text:p>3,1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92" calcext:value-type="float">
            <text:p>9,9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4" calcext:value-type="float">
            <text:p>16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3" calcext:value-type="float">
            <text:p>21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1" calcext:value-type="float">
            <text:p>27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3" calcext:value-type="float">
            <text:p>18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6" calcext:value-type="float">
            <text:p>12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5" calcext:value-type="float">
            <text:p>13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9" calcext:value-type="float">
            <text:p>11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8.74" calcext:value-type="float">
            <text:p>8,7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3" calcext:value-type="float">
            <text:p>37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" calcext:value-type="float">
            <text:p>10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24" calcext:value-type="float">
            <text:p>9,2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1" calcext:value-type="float">
            <text:p>11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84" calcext:value-type="float">
            <text:p>7,8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52" calcext:value-type="float">
            <text:p>9,5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2" calcext:value-type="float">
            <text:p>23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75" calcext:value-type="float">
            <text:p>7,7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.5" calcext:value-type="float">
            <text:p>17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5" calcext:value-type="float">
            <text:p>13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3" calcext:value-type="float">
            <text:p>10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52" calcext:value-type="float">
            <text:p>9,5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47" calcext:value-type="float">
            <text:p>5,4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72" calcext:value-type="float">
            <text:p>8,7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59" calcext:value-type="float">
            <text:p>9,5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38" calcext:value-type="float">
            <text:p>9,3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62" calcext:value-type="float">
            <text:p>3,6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7" calcext:value-type="float">
            <text:p>12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9" calcext:value-type="float">
            <text:p>13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5" calcext:value-type="float">
            <text:p>32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3" calcext:value-type="float">
            <text:p>13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7" calcext:value-type="float">
            <text:p>8,7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3" calcext:value-type="float">
            <text:p>13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.4" calcext:value-type="float">
            <text:p>15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7" calcext:value-type="float">
            <text:p>5,4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4" calcext:value-type="float">
            <text:p>10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38" calcext:value-type="float">
            <text:p>6,3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62" calcext:value-type="float">
            <text:p>1,6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76" calcext:value-type="float">
            <text:p>4,7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87" calcext:value-type="float">
            <text:p>1,8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6" calcext:value-type="float">
            <text:p>22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.7" calcext:value-type="float">
            <text:p>15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.8" calcext:value-type="float">
            <text:p>17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81" calcext:value-type="float">
            <text:p>2,8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44" calcext:value-type="float">
            <text:p>7,4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4" calcext:value-type="float">
            <text:p>7,6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1" calcext:value-type="float">
            <text:p>13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1" calcext:value-type="float">
            <text:p>11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.4" calcext:value-type="float">
            <text:p>17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7" calcext:value-type="float">
            <text:p>1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6" calcext:value-type="float">
            <text:p>10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31" calcext:value-type="float">
            <text:p>8,3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05" calcext:value-type="float">
            <text:p>6,0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7" calcext:value-type="float">
            <text:p>3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.8" calcext:value-type="float">
            <text:p>17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9" calcext:value-type="float">
            <text:p>12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1.3" calcext:value-type="float">
            <text:p>21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.6" calcext:value-type="float">
            <text:p>9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.9" calcext:value-type="float">
            <text:p>31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65" calcext:value-type="float">
            <text:p>3,6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9" calcext:value-type="float">
            <text:p>25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33" calcext:value-type="float">
            <text:p>8,3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.6" calcext:value-type="float">
            <text:p>20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3" calcext:value-type="float">
            <text:p>6,5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91" calcext:value-type="float">
            <text:p>3,9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.4" calcext:value-type="float">
            <text:p>36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.2" calcext:value-type="float">
            <text:p>29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.7" calcext:value-type="float">
            <text:p>24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39" calcext:value-type="float">
            <text:p>9,3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.5" calcext:value-type="float">
            <text:p>19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8" calcext:value-type="float">
            <text:p>11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56" calcext:value-type="float">
            <text:p>9,5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.8" calcext:value-type="float">
            <text:p>32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.3" calcext:value-type="float">
            <text:p>18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.2" calcext:value-type="float">
            <text:p>17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7" calcext:value-type="float">
            <text:p>2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4" calcext:value-type="float">
            <text:p>11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86" calcext:value-type="float">
            <text:p>9,8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.5" calcext:value-type="float">
            <text:p>17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11" calcext:value-type="float">
            <text:p>5,1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.4" calcext:value-type="float">
            <text:p>36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7" calcext:value-type="float">
            <text:p>2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6.7" calcext:value-type="float">
            <text:p>16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7" calcext:value-type="float">
            <text:p>22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12" calcext:value-type="float">
            <text:p>6,1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" calcext:value-type="float">
            <text:p>9,0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.2" calcext:value-type="float">
            <text:p>19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.9" calcext:value-type="float">
            <text:p>27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6" calcext:value-type="float">
            <text:p>13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8" calcext:value-type="float">
            <text:p>11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5" calcext:value-type="float">
            <text:p>17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4" calcext:value-type="float">
            <text:p>10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2" calcext:value-type="float">
            <text:p>6,6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7" calcext:value-type="float">
            <text:p>10,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44" calcext:value-type="float">
            <text:p>4,4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8" calcext:value-type="float">
            <text:p>44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.4" calcext:value-type="float">
            <text:p>23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.2" calcext:value-type="float">
            <text:p>19,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63" calcext:value-type="float">
            <text:p>7,6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1" office:value-type="float" office:value="2001" calcext:value-type="float">
            <text:p>200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.9" calcext:value-type="float">
            <text:p>14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57" calcext:value-type="float">
            <text:p>9,5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8" calcext:value-type="float">
            <text:p>6,5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1" calcext:value-type="float">
            <text:p>11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.1" calcext:value-type="float">
            <text:p>16,1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.6" calcext:value-type="float">
            <text:p>21,6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3" calcext:value-type="float">
            <text:p>4,3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97" calcext:value-type="float">
            <text:p>5,97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" calcext:value-type="float">
            <text:p>11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4" calcext:value-type="float">
            <text:p>1,4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5" calcext:value-type="float">
            <text:p>12,5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9" calcext:value-type="float">
            <text:p>25,9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8" calcext:value-type="float">
            <text:p>1,8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4" calcext:value-type="float">
            <text:p>12,4</text:p>
          </table:table-cell>
          <table:table-cell table:formula="of:=2001" office:value-type="float" office:value="2001" calcext:value-type="float">
            <text:p>200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1" calcext:value-type="float">
            <text:p>21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7" calcext:value-type="float">
            <text:p>6,0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7" calcext:value-type="float">
            <text:p>6,1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2" calcext:value-type="float">
            <text:p>32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1.7" calcext:value-type="float">
            <text:p>11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8" calcext:value-type="float">
            <text:p>32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" calcext:value-type="float">
            <text:p>27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8" calcext:value-type="float">
            <text:p>31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2" calcext:value-type="float">
            <text:p>25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4" calcext:value-type="float">
            <text:p>29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3" calcext:value-type="float">
            <text:p>6,9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9" calcext:value-type="float">
            <text:p>9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8" calcext:value-type="float">
            <text:p>17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3" calcext:value-type="float">
            <text:p>12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1" calcext:value-type="float">
            <text:p>13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09" calcext:value-type="float">
            <text:p>9,0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9" calcext:value-type="float">
            <text:p>24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91" calcext:value-type="float">
            <text:p>9,9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.2" calcext:value-type="float">
            <text:p>10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89" calcext:value-type="float">
            <text:p>8,8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" calcext:value-type="float">
            <text:p>11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1" calcext:value-type="float">
            <text:p>2,1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" calcext:value-type="float">
            <text:p>11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49" calcext:value-type="float">
            <text:p>9,4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3" calcext:value-type="float">
            <text:p>9,0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7" calcext:value-type="float">
            <text:p>18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.3" calcext:value-type="float">
            <text:p>34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7" calcext:value-type="float">
            <text:p>37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97" calcext:value-type="float">
            <text:p>8,9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5" calcext:value-type="float">
            <text:p>16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04" calcext:value-type="float">
            <text:p>4,0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3" calcext:value-type="float">
            <text:p>10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4" calcext:value-type="float">
            <text:p>21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.2" calcext:value-type="float">
            <text:p>28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6" calcext:value-type="float">
            <text:p>18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7" calcext:value-type="float">
            <text:p>14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" calcext:value-type="float">
            <text:p>15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9.65" calcext:value-type="float">
            <text:p>9,6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4" calcext:value-type="float">
            <text:p>37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2" calcext:value-type="float">
            <text:p>12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9" calcext:value-type="float">
            <text:p>10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2" calcext:value-type="float">
            <text:p>13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3" calcext:value-type="float">
            <text:p>8,0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3" calcext:value-type="float">
            <text:p>11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9" calcext:value-type="float">
            <text:p>25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01" calcext:value-type="float">
            <text:p>8,0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3" calcext:value-type="float">
            <text:p>19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5" calcext:value-type="float">
            <text:p>11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.9" calcext:value-type="float">
            <text:p>21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96" calcext:value-type="float">
            <text:p>9,9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2" calcext:value-type="float">
            <text:p>10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79" calcext:value-type="float">
            <text:p>3,7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7" calcext:value-type="float">
            <text:p>17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9" calcext:value-type="float">
            <text:p>13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.4" calcext:value-type="float">
            <text:p>31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2" calcext:value-type="float">
            <text:p>14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92" calcext:value-type="float">
            <text:p>9,9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63" calcext:value-type="float">
            <text:p>6,6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69" calcext:value-type="float">
            <text:p>7,6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14" calcext:value-type="float">
            <text:p>7,1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8" calcext:value-type="float">
            <text:p>1,0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76" calcext:value-type="float">
            <text:p>4,7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4" calcext:value-type="float">
            <text:p>0,8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9" calcext:value-type="float">
            <text:p>22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28" calcext:value-type="float">
            <text:p>3,2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8" calcext:value-type="float">
            <text:p>6,3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5" calcext:value-type="float">
            <text:p>7,6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.6" calcext:value-type="float">
            <text:p>15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.7" calcext:value-type="float">
            <text:p>18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.5" calcext:value-type="float">
            <text:p>17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75" calcext:value-type="float">
            <text:p>3,7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.4" calcext:value-type="float">
            <text:p>17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8" calcext:value-type="float">
            <text:p>10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3" calcext:value-type="float">
            <text:p>10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36" calcext:value-type="float">
            <text:p>5,3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1" calcext:value-type="float">
            <text:p>15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1.1" calcext:value-type="float">
            <text:p>21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67" calcext:value-type="float">
            <text:p>8,6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.9" calcext:value-type="float">
            <text:p>32,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7" calcext:value-type="float">
            <text:p>3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3" calcext:value-type="float">
            <text:p>26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.6" calcext:value-type="float">
            <text:p>19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71" calcext:value-type="float">
            <text:p>8,7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11" calcext:value-type="float">
            <text:p>4,1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.8" calcext:value-type="float">
            <text:p>36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.2" calcext:value-type="float">
            <text:p>29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3" calcext:value-type="float">
            <text:p>25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3" calcext:value-type="float">
            <text:p>11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.4" calcext:value-type="float">
            <text:p>21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5" calcext:value-type="float">
            <text:p>13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18" calcext:value-type="float">
            <text:p>9,1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.5" calcext:value-type="float">
            <text:p>17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4" calcext:value-type="float">
            <text:p>20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.1" calcext:value-type="float">
            <text:p>19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7" calcext:value-type="float">
            <text:p>11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82" calcext:value-type="float">
            <text:p>9,8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.6" calcext:value-type="float">
            <text:p>14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11" calcext:value-type="float">
            <text:p>5,1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.5" calcext:value-type="float">
            <text:p>39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6" calcext:value-type="float">
            <text:p>16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6.67" calcext:value-type="float">
            <text:p>6,6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5.7" calcext:value-type="float">
            <text:p>15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.6" calcext:value-type="float">
            <text:p>21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53" calcext:value-type="float">
            <text:p>6,5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" calcext:value-type="float">
            <text:p>9,0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.1" calcext:value-type="float">
            <text:p>22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9.4" calcext:value-type="float">
            <text:p>29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5" calcext:value-type="float">
            <text:p>14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7" calcext:value-type="float">
            <text:p>13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.3" calcext:value-type="float">
            <text:p>18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5" calcext:value-type="float">
            <text:p>7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8" calcext:value-type="float">
            <text:p>6,6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6" calcext:value-type="float">
            <text:p>11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59" calcext:value-type="float">
            <text:p>4,59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1" calcext:value-type="float">
            <text:p>45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,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.8" calcext:value-type="float">
            <text:p>20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06" calcext:value-type="float">
            <text:p>9,0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.8" calcext:value-type="float">
            <text:p>25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2" office:value-type="float" office:value="2002" calcext:value-type="float">
            <text:p>200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.7" calcext:value-type="float">
            <text:p>15,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77" calcext:value-type="float">
            <text:p>9,77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8" calcext:value-type="float">
            <text:p>25,8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41" calcext:value-type="float">
            <text:p>7,41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4" calcext:value-type="float">
            <text:p>25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.4" calcext:value-type="float">
            <text:p>18,4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.5" calcext:value-type="float">
            <text:p>19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36" calcext:value-type="float">
            <text:p>4,3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33" calcext:value-type="float">
            <text:p>5,3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" calcext:value-type="float">
            <text:p>11,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2" calcext:value-type="float">
            <text:p>1,9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.2" calcext:value-type="float">
            <text:p>13,2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3" calcext:value-type="float">
            <text:p>27,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3" calcext:value-type="float">
            <text:p>0,73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6" calcext:value-type="float">
            <text:p>12,6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table:formula="of:=2002" office:value-type="float" office:value="2002" calcext:value-type="float">
            <text:p>200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7.9" calcext:value-type="float">
            <text:p>17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6" calcext:value-type="float">
            <text:p>28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2.8" calcext:value-type="float">
            <text:p>12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8" calcext:value-type="float">
            <text:p>4,5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9" calcext:value-type="float">
            <text:p>27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8" calcext:value-type="float">
            <text:p>25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7" calcext:value-type="float">
            <text:p>27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4" calcext:value-type="float">
            <text:p>34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9.3" calcext:value-type="float">
            <text:p>9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" calcext:value-type="float">
            <text:p>11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8" calcext:value-type="float">
            <text:p>16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7" calcext:value-type="float">
            <text:p>12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24" calcext:value-type="float">
            <text:p>6,2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5" calcext:value-type="float">
            <text:p>23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76" calcext:value-type="float">
            <text:p>9,7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.6" calcext:value-type="float">
            <text:p>10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1" calcext:value-type="float">
            <text:p>12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5" calcext:value-type="float">
            <text:p>2,5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4" calcext:value-type="float">
            <text:p>11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2" calcext:value-type="float">
            <text:p>10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83" calcext:value-type="float">
            <text:p>7,8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1" calcext:value-type="float">
            <text:p>34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27" calcext:value-type="float">
            <text:p>9,2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8" calcext:value-type="float">
            <text:p>17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4" calcext:value-type="float">
            <text:p>37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8" calcext:value-type="float">
            <text:p>10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2" calcext:value-type="float">
            <text:p>16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3" calcext:value-type="float">
            <text:p>15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22" calcext:value-type="float">
            <text:p>5,2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7" calcext:value-type="float">
            <text:p>10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.3" calcext:value-type="float">
            <text:p>18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4" calcext:value-type="float">
            <text:p>21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.4" calcext:value-type="float">
            <text:p>29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.8" calcext:value-type="float">
            <text:p>18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8" calcext:value-type="float">
            <text:p>16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4" calcext:value-type="float">
            <text:p>14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5" calcext:value-type="float">
            <text:p>17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0.5" calcext:value-type="float">
            <text:p>10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5" calcext:value-type="float">
            <text:p>37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8" calcext:value-type="float">
            <text:p>12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2" calcext:value-type="float">
            <text:p>13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4" calcext:value-type="float">
            <text:p>12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18" calcext:value-type="float">
            <text:p>8,1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4" calcext:value-type="float">
            <text:p>10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7" calcext:value-type="float">
            <text:p>12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6" calcext:value-type="float">
            <text:p>28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3" calcext:value-type="float">
            <text:p>8,2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5" calcext:value-type="float">
            <text:p>19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8" calcext:value-type="float">
            <text:p>12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7" calcext:value-type="float">
            <text:p>23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" calcext:value-type="float">
            <text:p>10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4" calcext:value-type="float">
            <text:p>14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02" calcext:value-type="float">
            <text:p>9,0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51" calcext:value-type="float">
            <text:p>9,5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7" calcext:value-type="float">
            <text:p>10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7" calcext:value-type="float">
            <text:p>3,9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.4" calcext:value-type="float">
            <text:p>22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1" calcext:value-type="float">
            <text:p>14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.2" calcext:value-type="float">
            <text:p>30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" calcext:value-type="float">
            <text:p>11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08" calcext:value-type="float">
            <text:p>7,0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88" calcext:value-type="float">
            <text:p>7,8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48" calcext:value-type="float">
            <text:p>9,4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59" calcext:value-type="float">
            <text:p>7,5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4" calcext:value-type="float">
            <text:p>0,6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76" calcext:value-type="float">
            <text:p>4,7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.5" calcext:value-type="float">
            <text:p>23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5" calcext:value-type="float">
            <text:p>18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3" calcext:value-type="float">
            <text:p>18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75" calcext:value-type="float">
            <text:p>3,7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26" calcext:value-type="float">
            <text:p>5,2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6" calcext:value-type="float">
            <text:p>7,6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.1" calcext:value-type="float">
            <text:p>18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3" calcext:value-type="float">
            <text:p>19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.2" calcext:value-type="float">
            <text:p>20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44" calcext:value-type="float">
            <text:p>4,4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3" calcext:value-type="float">
            <text:p>13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69" calcext:value-type="float">
            <text:p>7,6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1" calcext:value-type="float">
            <text:p>1,1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6" calcext:value-type="float">
            <text:p>12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.89" calcext:value-type="float">
            <text:p>9,8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.6" calcext:value-type="float">
            <text:p>22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.3" calcext:value-type="float">
            <text:p>17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0.8" calcext:value-type="float">
            <text:p>20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72" calcext:value-type="float">
            <text:p>7,7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8" calcext:value-type="float">
            <text:p>33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74" calcext:value-type="float">
            <text:p>3,7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6" calcext:value-type="float">
            <text:p>26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9" calcext:value-type="float">
            <text:p>14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.5" calcext:value-type="float">
            <text:p>18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7" calcext:value-type="float">
            <text:p>10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28" calcext:value-type="float">
            <text:p>4,2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1" calcext:value-type="float">
            <text:p>37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.2" calcext:value-type="float">
            <text:p>30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8" calcext:value-type="float">
            <text:p>7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9" calcext:value-type="float">
            <text:p>25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8" calcext:value-type="float">
            <text:p>13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5" calcext:value-type="float">
            <text:p>17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1" calcext:value-type="float">
            <text:p>15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.1" calcext:value-type="float">
            <text:p>35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.4" calcext:value-type="float">
            <text:p>20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7" calcext:value-type="float">
            <text:p>16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.9" calcext:value-type="float">
            <text:p>19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8" calcext:value-type="float">
            <text:p>9,7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.7" calcext:value-type="float">
            <text:p>16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93" calcext:value-type="float">
            <text:p>8,9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.5" calcext:value-type="float">
            <text:p>42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.7" calcext:value-type="float">
            <text:p>12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3.33" calcext:value-type="float">
            <text:p>3,3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4.7" calcext:value-type="float">
            <text:p>14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.4" calcext:value-type="float">
            <text:p>20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94" calcext:value-type="float">
            <text:p>6,9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64" calcext:value-type="float">
            <text:p>8,6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.3" calcext:value-type="float">
            <text:p>24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.2" calcext:value-type="float">
            <text:p>28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2" calcext:value-type="float">
            <text:p>14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.5" calcext:value-type="float">
            <text:p>15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9" calcext:value-type="float">
            <text:p>17,9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8" calcext:value-type="float">
            <text:p>10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3" calcext:value-type="float">
            <text:p>6,7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3" calcext:value-type="float">
            <text:p>12,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74" calcext:value-type="float">
            <text:p>4,7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4" calcext:value-type="float">
            <text:p>45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.8" calcext:value-type="float">
            <text:p>24,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.4" calcext:value-type="float">
            <text:p>22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1" calcext:value-type="float">
            <text:p>11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4" calcext:value-type="float">
            <text:p>27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3" office:value-type="float" office:value="2003" calcext:value-type="float">
            <text:p>200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.7" calcext:value-type="float">
            <text:p>15,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.5" calcext:value-type="float">
            <text:p>26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11" calcext:value-type="float">
            <text:p>8,1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1.12" calcext:value-type="float">
            <text:p>1,1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.1" calcext:value-type="float">
            <text:p>27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.6" calcext:value-type="float">
            <text:p>20,6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.4" calcext:value-type="float">
            <text:p>17,4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31" calcext:value-type="float">
            <text:p>5,3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78" calcext:value-type="float">
            <text:p>5,7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" calcext:value-type="float">
            <text:p>11,5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88" calcext:value-type="float">
            <text:p>2,88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1" calcext:value-type="float">
            <text:p>14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3" calcext:value-type="float">
            <text:p>0,33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1" calcext:value-type="float">
            <text:p>13,1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.2" calcext:value-type="float">
            <text:p>17,2</text:p>
          </table:table-cell>
          <table:table-cell table:formula="of:=2003" office:value-type="float" office:value="2003" calcext:value-type="float">
            <text:p>200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9" calcext:value-type="float">
            <text:p>6,7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4" calcext:value-type="float">
            <text:p>14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9" calcext:value-type="float">
            <text:p>31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23.6" calcext:value-type="float">
            <text:p>23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3" calcext:value-type="float">
            <text:p>30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3.9" calcext:value-type="float">
            <text:p>13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9" calcext:value-type="float">
            <text:p>35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2" calcext:value-type="float">
            <text:p>6,4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3" calcext:value-type="float">
            <text:p>28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4" calcext:value-type="float">
            <text:p>27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" calcext:value-type="float">
            <text:p>29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6" calcext:value-type="float">
            <text:p>34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1.6" calcext:value-type="float">
            <text:p>11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13" calcext:value-type="float">
            <text:p>8,1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6" calcext:value-type="float">
            <text:p>12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7" calcext:value-type="float">
            <text:p>15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1" calcext:value-type="float">
            <text:p>13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7" calcext:value-type="float">
            <text:p>7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2" calcext:value-type="float">
            <text:p>22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6" calcext:value-type="float">
            <text:p>12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.9" calcext:value-type="float">
            <text:p>30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6" calcext:value-type="float">
            <text:p>13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" calcext:value-type="float">
            <text:p>11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.6" calcext:value-type="float">
            <text:p>24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9" calcext:value-type="float">
            <text:p>12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" calcext:value-type="float">
            <text:p>10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03" calcext:value-type="float">
            <text:p>3,0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66" calcext:value-type="float">
            <text:p>9,6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47" calcext:value-type="float">
            <text:p>9,4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5" calcext:value-type="float">
            <text:p>19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1" calcext:value-type="float">
            <text:p>35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51" calcext:value-type="float">
            <text:p>9,5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6" calcext:value-type="float">
            <text:p>18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4" calcext:value-type="float">
            <text:p>37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1" calcext:value-type="float">
            <text:p>37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4" calcext:value-type="float">
            <text:p>11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" calcext:value-type="float">
            <text:p>16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82" calcext:value-type="float">
            <text:p>6,8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5" calcext:value-type="float">
            <text:p>20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.5" calcext:value-type="float">
            <text:p>30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5" calcext:value-type="float">
            <text:p>20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2" calcext:value-type="float">
            <text:p>17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8" calcext:value-type="float">
            <text:p>14,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.5" calcext:value-type="float">
            <text:p>19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1.2" calcext:value-type="float">
            <text:p>11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.2" calcext:value-type="float">
            <text:p>39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9" calcext:value-type="float">
            <text:p>12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7" calcext:value-type="float">
            <text:p>11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3" calcext:value-type="float">
            <text:p>8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9" calcext:value-type="float">
            <text:p>10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7.1" calcext:value-type="float">
            <text:p>27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18" calcext:value-type="float">
            <text:p>9,1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.8" calcext:value-type="float">
            <text:p>19,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.5" calcext:value-type="float">
            <text:p>25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4" calcext:value-type="float">
            <text:p>11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9" calcext:value-type="float">
            <text:p>18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2" calcext:value-type="float">
            <text:p>9,3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3" calcext:value-type="float">
            <text:p>9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3" calcext:value-type="float">
            <text:p>11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14" calcext:value-type="float">
            <text:p>4,1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1" calcext:value-type="float">
            <text:p>27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3" calcext:value-type="float">
            <text:p>14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.1" calcext:value-type="float">
            <text:p>31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7" calcext:value-type="float">
            <text:p>14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6" calcext:value-type="float">
            <text:p>12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6" calcext:value-type="float">
            <text:p>13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64" calcext:value-type="float">
            <text:p>8,6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4" calcext:value-type="float">
            <text:p>10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04" calcext:value-type="float">
            <text:p>8,0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" calcext:value-type="float">
            <text:p>0,2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65" calcext:value-type="float">
            <text:p>4,6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,5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.1" calcext:value-type="float">
            <text:p>24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5" calcext:value-type="float">
            <text:p>18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22" calcext:value-type="float">
            <text:p>4,2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2" calcext:value-type="float">
            <text:p>8,8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7" calcext:value-type="float">
            <text:p>7,6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.6" calcext:value-type="float">
            <text:p>20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.9" calcext:value-type="float">
            <text:p>22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21" calcext:value-type="float">
            <text:p>5,2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2" calcext:value-type="float">
            <text:p>13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6" calcext:value-type="float">
            <text:p>14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9" calcext:value-type="float">
            <text:p>7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1" calcext:value-type="float">
            <text:p>1,1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9" calcext:value-type="float">
            <text:p>14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3" calcext:value-type="float">
            <text:p>13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.6" calcext:value-type="float">
            <text:p>19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1.7" calcext:value-type="float">
            <text:p>21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6" calcext:value-type="float">
            <text:p>6,7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.8" calcext:value-type="float">
            <text:p>34,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79" calcext:value-type="float">
            <text:p>3,7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9" calcext:value-type="float">
            <text:p>26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.9" calcext:value-type="float">
            <text:p>15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.4" calcext:value-type="float">
            <text:p>17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4" calcext:value-type="float">
            <text:p>12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98" calcext:value-type="float">
            <text:p>4,9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5" calcext:value-type="float">
            <text:p>37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.2" calcext:value-type="float">
            <text:p>31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15" calcext:value-type="float">
            <text:p>8,1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5" calcext:value-type="float">
            <text:p>26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5" calcext:value-type="float">
            <text:p>17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4" calcext:value-type="float">
            <text:p>17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.7" calcext:value-type="float">
            <text:p>16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76" calcext:value-type="float">
            <text:p>9,7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.5" calcext:value-type="float">
            <text:p>35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.3" calcext:value-type="float">
            <text:p>23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5" calcext:value-type="float">
            <text:p>16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.6" calcext:value-type="float">
            <text:p>19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.6" calcext:value-type="float">
            <text:p>20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1" calcext:value-type="float">
            <text:p>12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5" calcext:value-type="float">
            <text:p>9,7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.8" calcext:value-type="float">
            <text:p>17,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65" calcext:value-type="float">
            <text:p>5,6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.6" calcext:value-type="float">
            <text:p>44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2" calcext:value-type="float">
            <text:p>9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3.7" calcext:value-type="float">
            <text:p>13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.3" calcext:value-type="float">
            <text:p>19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7.35" calcext:value-type="float">
            <text:p>7,3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18" calcext:value-type="float">
            <text:p>8,1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9" calcext:value-type="float">
            <text:p>25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.1" calcext:value-type="float">
            <text:p>27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.4" calcext:value-type="float">
            <text:p>17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5" calcext:value-type="float">
            <text:p>17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2" calcext:value-type="float">
            <text:p>12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8" calcext:value-type="float">
            <text:p>6,7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9" calcext:value-type="float">
            <text:p>4,8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9" calcext:value-type="float">
            <text:p>45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.5" calcext:value-type="float">
            <text:p>25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.9" calcext:value-type="float">
            <text:p>23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.2" calcext:value-type="float">
            <text:p>14,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8.9" calcext:value-type="float">
            <text:p>28,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4" office:value-type="float" office:value="2004" calcext:value-type="float">
            <text:p>200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.7" calcext:value-type="float">
            <text:p>15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3" calcext:value-type="float">
            <text:p>10,3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.1" calcext:value-type="float">
            <text:p>27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5" calcext:value-type="float">
            <text:p>8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2.27" calcext:value-type="float">
            <text:p>2,2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7" calcext:value-type="float">
            <text:p>28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.8" calcext:value-type="float">
            <text:p>22,8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.4" calcext:value-type="float">
            <text:p>15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26" calcext:value-type="float">
            <text:p>6,2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22" calcext:value-type="float">
            <text:p>6,22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" calcext:value-type="float">
            <text:p>11,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5" calcext:value-type="float">
            <text:p>3,85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.4" calcext:value-type="float">
            <text:p>15,4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7" calcext:value-type="float">
            <text:p>26,7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9" calcext:value-type="float">
            <text:p>0,39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6" calcext:value-type="float">
            <text:p>13,6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.1" calcext:value-type="float">
            <text:p>19,1</text:p>
          </table:table-cell>
          <table:table-cell table:formula="of:=2004" office:value-type="float" office:value="2004" calcext:value-type="float">
            <text:p>2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7" calcext:value-type="float">
            <text:p>32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4" calcext:value-type="float">
            <text:p>7,1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6" calcext:value-type="float">
            <text:p>8,9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8" calcext:value-type="float">
            <text:p>31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2.1" calcext:value-type="float">
            <text:p>32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1" calcext:value-type="float">
            <text:p>32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" calcext:value-type="float">
            <text:p>37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65" calcext:value-type="float">
            <text:p>7,6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8" calcext:value-type="float">
            <text:p>28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8" calcext:value-type="float">
            <text:p>25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9" calcext:value-type="float">
            <text:p>34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3.5" calcext:value-type="float">
            <text:p>13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4" calcext:value-type="float">
            <text:p>9,0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4" calcext:value-type="float">
            <text:p>14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7" calcext:value-type="float">
            <text:p>14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7" calcext:value-type="float">
            <text:p>13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91" calcext:value-type="float">
            <text:p>8,9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5" calcext:value-type="float">
            <text:p>13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4" calcext:value-type="float">
            <text:p>14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9" calcext:value-type="float">
            <text:p>12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6" calcext:value-type="float">
            <text:p>13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98" calcext:value-type="float">
            <text:p>9,9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2" calcext:value-type="float">
            <text:p>2,4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3" calcext:value-type="float">
            <text:p>13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07" calcext:value-type="float">
            <text:p>9,0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1" calcext:value-type="float">
            <text:p>10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6" calcext:value-type="float">
            <text:p>18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5" calcext:value-type="float">
            <text:p>36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74" calcext:value-type="float">
            <text:p>9,7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3" calcext:value-type="float">
            <text:p>19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.9" calcext:value-type="float">
            <text:p>38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9" calcext:value-type="float">
            <text:p>36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7" calcext:value-type="float">
            <text:p>16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9" calcext:value-type="float">
            <text:p>12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8" calcext:value-type="float">
            <text:p>1,9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.7" calcext:value-type="float">
            <text:p>14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.8" calcext:value-type="float">
            <text:p>22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5" calcext:value-type="float">
            <text:p>21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3" calcext:value-type="float">
            <text:p>21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5" calcext:value-type="float">
            <text:p>17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5" calcext:value-type="float">
            <text:p>15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1" calcext:value-type="float">
            <text:p>21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1.9" calcext:value-type="float">
            <text:p>11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.3" calcext:value-type="float">
            <text:p>15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7" calcext:value-type="float">
            <text:p>12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9" calcext:value-type="float">
            <text:p>10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8" calcext:value-type="float">
            <text:p>8,0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1" calcext:value-type="float">
            <text:p>10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7" calcext:value-type="float">
            <text:p>14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.7" calcext:value-type="float">
            <text:p>25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1" calcext:value-type="float">
            <text:p>10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2" calcext:value-type="float">
            <text:p>15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.3" calcext:value-type="float">
            <text:p>27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3" calcext:value-type="float">
            <text:p>12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4" calcext:value-type="float">
            <text:p>23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74" calcext:value-type="float">
            <text:p>9,7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64" calcext:value-type="float">
            <text:p>9,6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3" calcext:value-type="float">
            <text:p>13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79" calcext:value-type="float">
            <text:p>3,7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.5" calcext:value-type="float">
            <text:p>31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6" calcext:value-type="float">
            <text:p>14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.8" calcext:value-type="float">
            <text:p>31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4" calcext:value-type="float">
            <text:p>14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.2" calcext:value-type="float">
            <text:p>14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03" calcext:value-type="float">
            <text:p>8,0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9" calcext:value-type="float">
            <text:p>10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3" calcext:value-type="float">
            <text:p>5,1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48" calcext:value-type="float">
            <text:p>8,4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55" calcext:value-type="float">
            <text:p>4,5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3" calcext:value-type="float">
            <text:p>1,0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.7" calcext:value-type="float">
            <text:p>24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.6" calcext:value-type="float">
            <text:p>21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8" calcext:value-type="float">
            <text:p>18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69" calcext:value-type="float">
            <text:p>4,6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8" calcext:value-type="float">
            <text:p>13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8" calcext:value-type="float">
            <text:p>7,6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9" calcext:value-type="float">
            <text:p>19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6" calcext:value-type="float">
            <text:p>25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04" calcext:value-type="float">
            <text:p>6,0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7" calcext:value-type="float">
            <text:p>25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.9" calcext:value-type="float">
            <text:p>15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11" calcext:value-type="float">
            <text:p>8,1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1" calcext:value-type="float">
            <text:p>1,1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1" calcext:value-type="float">
            <text:p>17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.8" calcext:value-type="float">
            <text:p>15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3" calcext:value-type="float">
            <text:p>23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8" calcext:value-type="float">
            <text:p>21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2.5" calcext:value-type="float">
            <text:p>22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86" calcext:value-type="float">
            <text:p>5,8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.7" calcext:value-type="float">
            <text:p>35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83" calcext:value-type="float">
            <text:p>3,8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5" calcext:value-type="float">
            <text:p>26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.6" calcext:value-type="float">
            <text:p>16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.3" calcext:value-type="float">
            <text:p>16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9" calcext:value-type="float">
            <text:p>11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67" calcext:value-type="float">
            <text:p>5,6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9" calcext:value-type="float">
            <text:p>37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2" calcext:value-type="float">
            <text:p>32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47" calcext:value-type="float">
            <text:p>8,4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.1" calcext:value-type="float">
            <text:p>27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3" calcext:value-type="float">
            <text:p>17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3.96" calcext:value-type="float">
            <text:p>3,9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.1" calcext:value-type="float">
            <text:p>15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7" calcext:value-type="float">
            <text:p>10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3" calcext:value-type="float">
            <text:p>26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.9" calcext:value-type="float">
            <text:p>18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.3" calcext:value-type="float">
            <text:p>19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.3" calcext:value-type="float">
            <text:p>21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2" calcext:value-type="float">
            <text:p>12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5" calcext:value-type="float">
            <text:p>9,7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.5" calcext:value-type="float">
            <text:p>18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65" calcext:value-type="float">
            <text:p>5,6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7.1" calcext:value-type="float">
            <text:p>47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92" calcext:value-type="float">
            <text:p>5,9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.11" calcext:value-type="float">
            <text:p>1,1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2.7" calcext:value-type="float">
            <text:p>12,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.2" calcext:value-type="float">
            <text:p>18,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7.76" calcext:value-type="float">
            <text:p>7,7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73" calcext:value-type="float">
            <text:p>7,7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3" calcext:value-type="float">
            <text:p>27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9" calcext:value-type="float">
            <text:p>25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8" calcext:value-type="float">
            <text:p>13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.3" calcext:value-type="float">
            <text:p>19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9" calcext:value-type="float">
            <text:p>16,9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4" calcext:value-type="float">
            <text:p>10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25" calcext:value-type="float">
            <text:p>7,2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6" calcext:value-type="float">
            <text:p>13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96" calcext:value-type="float">
            <text:p>4,9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.4" calcext:value-type="float">
            <text:p>46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1" calcext:value-type="float">
            <text:p>26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5" calcext:value-type="float">
            <text:p>25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6" calcext:value-type="float">
            <text:p>19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.4" calcext:value-type="float">
            <text:p>30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5" office:value-type="float" office:value="2005" calcext:value-type="float">
            <text:p>200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.5" calcext:value-type="float">
            <text:p>15,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6" calcext:value-type="float">
            <text:p>10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.6" calcext:value-type="float">
            <text:p>27,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75" calcext:value-type="float">
            <text:p>8,7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3.45" calcext:value-type="float">
            <text:p>3,4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.3" calcext:value-type="float">
            <text:p>30,3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.4" calcext:value-type="float">
            <text:p>13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21" calcext:value-type="float">
            <text:p>7,2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7" calcext:value-type="float">
            <text:p>6,67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5" calcext:value-type="float">
            <text:p>3,85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4" calcext:value-type="float">
            <text:p>17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" calcext:value-type="float">
            <text:p>26,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4" calcext:value-type="float">
            <text:p>0,44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1" calcext:value-type="float">
            <text:p>14,1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8" calcext:value-type="float">
            <text:p>20,8</text:p>
          </table:table-cell>
          <table:table-cell table:formula="of:=2005" office:value-type="float" office:value="2005" calcext:value-type="float">
            <text:p>200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46" calcext:value-type="float">
            <text:p>9,4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2.9" calcext:value-type="float">
            <text:p>32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8" calcext:value-type="float">
            <text:p>33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6.1" calcext:value-type="float">
            <text:p>16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7" calcext:value-type="float">
            <text:p>5,6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6" calcext:value-type="float">
            <text:p>38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53" calcext:value-type="float">
            <text:p>8,5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2" calcext:value-type="float">
            <text:p>29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6" calcext:value-type="float">
            <text:p>31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8" calcext:value-type="float">
            <text:p>3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1" calcext:value-type="float">
            <text:p>35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94" calcext:value-type="float">
            <text:p>9,9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84" calcext:value-type="float">
            <text:p>9,8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3" calcext:value-type="float">
            <text:p>9,9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.4" calcext:value-type="float">
            <text:p>14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3" calcext:value-type="float">
            <text:p>32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3" calcext:value-type="float">
            <text:p>15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2" calcext:value-type="float">
            <text:p>14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7" calcext:value-type="float">
            <text:p>13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6" calcext:value-type="float">
            <text:p>26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3" calcext:value-type="float">
            <text:p>14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2" calcext:value-type="float">
            <text:p>1,8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.23" calcext:value-type="float">
            <text:p>9,2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4" calcext:value-type="float">
            <text:p>8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" calcext:value-type="float">
            <text:p>10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6" calcext:value-type="float">
            <text:p>17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" calcext:value-type="float">
            <text:p>38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97" calcext:value-type="float">
            <text:p>9,9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1" calcext:value-type="float">
            <text:p>20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.3" calcext:value-type="float">
            <text:p>40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1" calcext:value-type="float">
            <text:p>37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6" calcext:value-type="float">
            <text:p>12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1" calcext:value-type="float">
            <text:p>17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8" calcext:value-type="float">
            <text:p>12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89" calcext:value-type="float">
            <text:p>4,8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7" calcext:value-type="float">
            <text:p>16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6" calcext:value-type="float">
            <text:p>21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.4" calcext:value-type="float">
            <text:p>31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8" calcext:value-type="float">
            <text:p>17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3" calcext:value-type="float">
            <text:p>16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6" calcext:value-type="float">
            <text:p>21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2.6" calcext:value-type="float">
            <text:p>12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1" calcext:value-type="float">
            <text:p>41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.7" calcext:value-type="float">
            <text:p>16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5" calcext:value-type="float">
            <text:p>12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2" calcext:value-type="float">
            <text:p>10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74" calcext:value-type="float">
            <text:p>7,7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39" calcext:value-type="float">
            <text:p>9,3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1" calcext:value-type="float">
            <text:p>15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.3" calcext:value-type="float">
            <text:p>24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.1" calcext:value-type="float">
            <text:p>11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3" calcext:value-type="float">
            <text:p>20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6" calcext:value-type="float">
            <text:p>13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1" calcext:value-type="float">
            <text:p>22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4" calcext:value-type="float">
            <text:p>10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" calcext:value-type="float">
            <text:p>10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7" calcext:value-type="float">
            <text:p>14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45" calcext:value-type="float">
            <text:p>3,4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.1" calcext:value-type="float">
            <text:p>30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2" calcext:value-type="float">
            <text:p>32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2" calcext:value-type="float">
            <text:p>14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.1" calcext:value-type="float">
            <text:p>16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3" calcext:value-type="float">
            <text:p>11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09" calcext:value-type="float">
            <text:p>9,0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93" calcext:value-type="float">
            <text:p>8,9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9" calcext:value-type="float">
            <text:p>13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44" calcext:value-type="float">
            <text:p>4,4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54" calcext:value-type="float">
            <text:p>1,5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2" calcext:value-type="float">
            <text:p>25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1" calcext:value-type="float">
            <text:p>23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3" calcext:value-type="float">
            <text:p>4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3" calcext:value-type="float">
            <text:p>13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69" calcext:value-type="float">
            <text:p>7,6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1" calcext:value-type="float">
            <text:p>19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.3" calcext:value-type="float">
            <text:p>2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97" calcext:value-type="float">
            <text:p>6,9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.7" calcext:value-type="float">
            <text:p>25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1" calcext:value-type="float">
            <text:p>17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1" calcext:value-type="float">
            <text:p>10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31" calcext:value-type="float">
            <text:p>8,3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1" calcext:value-type="float">
            <text:p>1,1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5" calcext:value-type="float">
            <text:p>17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.9" calcext:value-type="float">
            <text:p>17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.4" calcext:value-type="float">
            <text:p>23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.1" calcext:value-type="float">
            <text:p>23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3.3" calcext:value-type="float">
            <text:p>23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48" calcext:value-type="float">
            <text:p>5,4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64" calcext:value-type="float">
            <text:p>8,6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6" calcext:value-type="float">
            <text:p>36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87" calcext:value-type="float">
            <text:p>3,8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1" calcext:value-type="float">
            <text:p>26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8" calcext:value-type="float">
            <text:p>134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2" calcext:value-type="float">
            <text:p>15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4" calcext:value-type="float">
            <text:p>11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37" calcext:value-type="float">
            <text:p>6,3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.3" calcext:value-type="float">
            <text:p>3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7" calcext:value-type="float">
            <text:p>32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79" calcext:value-type="float">
            <text:p>8,7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.6" calcext:value-type="float">
            <text:p>27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.3" calcext:value-type="float">
            <text:p>1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7.84" calcext:value-type="float">
            <text:p>7,8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6" calcext:value-type="float">
            <text:p>13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7" calcext:value-type="float">
            <text:p>11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.7" calcext:value-type="float">
            <text:p>36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.2" calcext:value-type="float">
            <text:p>29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.2" calcext:value-type="float">
            <text:p>20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8" calcext:value-type="float">
            <text:p>18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.9" calcext:value-type="float">
            <text:p>22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3" calcext:value-type="float">
            <text:p>12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6" calcext:value-type="float">
            <text:p>9,7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.9" calcext:value-type="float">
            <text:p>18,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65" calcext:value-type="float">
            <text:p>5,6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.8" calcext:value-type="float">
            <text:p>49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86" calcext:value-type="float">
            <text:p>2,8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2.22" calcext:value-type="float">
            <text:p>2,2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1.7" calcext:value-type="float">
            <text:p>11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.4" calcext:value-type="float">
            <text:p>17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8.16" calcext:value-type="float">
            <text:p>8,1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27" calcext:value-type="float">
            <text:p>7,2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.3" calcext:value-type="float">
            <text:p>28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.7" calcext:value-type="float">
            <text:p>24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7" calcext:value-type="float">
            <text:p>13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2" calcext:value-type="float">
            <text:p>21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65" calcext:value-type="float">
            <text:p>7,6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79" calcext:value-type="float">
            <text:p>7,7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.7" calcext:value-type="float">
            <text:p>15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04" calcext:value-type="float">
            <text:p>5,0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.3" calcext:value-type="float">
            <text:p>4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8" calcext:value-type="float">
            <text:p>26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.4" calcext:value-type="float">
            <text:p>22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.2" calcext:value-type="float">
            <text:p>19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1.6" calcext:value-type="float">
            <text:p>31,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6" office:value-type="float" office:value="2006" calcext:value-type="float">
            <text:p>200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.3" calcext:value-type="float">
            <text:p>15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2" calcext:value-type="float">
            <text:p>11,2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" calcext:value-type="float">
            <text:p>28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93" calcext:value-type="float">
            <text:p>8,9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3.33" calcext:value-type="float">
            <text:p>3,3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1.8" calcext:value-type="float">
            <text:p>31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4" calcext:value-type="float">
            <text:p>16,4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16" calcext:value-type="float">
            <text:p>8,16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11" calcext:value-type="float">
            <text:p>7,1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5" calcext:value-type="float">
            <text:p>12,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5" calcext:value-type="float">
            <text:p>3,85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3" calcext:value-type="float">
            <text:p>17,3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1" calcext:value-type="float">
            <text:p>26,1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9" calcext:value-type="float">
            <text:p>0,49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7" calcext:value-type="float">
            <text:p>14,7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.8" calcext:value-type="float">
            <text:p>19,8</text:p>
          </table:table-cell>
          <table:table-cell table:formula="of:=2006" office:value-type="float" office:value="2006" calcext:value-type="float">
            <text:p>20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6" calcext:value-type="float">
            <text:p>26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5" calcext:value-type="float">
            <text:p>3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6" calcext:value-type="float">
            <text:p>7,4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3" calcext:value-type="float">
            <text:p>32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3.3" calcext:value-type="float">
            <text:p>3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7.2" calcext:value-type="float">
            <text:p>17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8" calcext:value-type="float">
            <text:p>39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6" calcext:value-type="float">
            <text:p>29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6" calcext:value-type="float">
            <text:p>24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5" calcext:value-type="float">
            <text:p>31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3" calcext:value-type="float">
            <text:p>35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6.3" calcext:value-type="float">
            <text:p>16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8" calcext:value-type="float">
            <text:p>10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7" calcext:value-type="float">
            <text:p>20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21" calcext:value-type="float">
            <text:p>9,2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5" calcext:value-type="float">
            <text:p>9,8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3" calcext:value-type="float">
            <text:p>15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4" calcext:value-type="float">
            <text:p>16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2" calcext:value-type="float">
            <text:p>15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3" calcext:value-type="float">
            <text:p>14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.4" calcext:value-type="float">
            <text:p>34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6" calcext:value-type="float">
            <text:p>13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7" calcext:value-type="float">
            <text:p>10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21" calcext:value-type="float">
            <text:p>1,2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41" calcext:value-type="float">
            <text:p>7,4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3" calcext:value-type="float">
            <text:p>4,6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1" calcext:value-type="float">
            <text:p>12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" calcext:value-type="float">
            <text:p>38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2" calcext:value-type="float">
            <text:p>10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9" calcext:value-type="float">
            <text:p>20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.7" calcext:value-type="float">
            <text:p>41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4" calcext:value-type="float">
            <text:p>37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2" calcext:value-type="float">
            <text:p>13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6" calcext:value-type="float">
            <text:p>17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7" calcext:value-type="float">
            <text:p>12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39" calcext:value-type="float">
            <text:p>7,3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8" calcext:value-type="float">
            <text:p>27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6" calcext:value-type="float">
            <text:p>21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.8" calcext:value-type="float">
            <text:p>31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1" calcext:value-type="float">
            <text:p>22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8" calcext:value-type="float">
            <text:p>16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.3" calcext:value-type="float">
            <text:p>22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2.8" calcext:value-type="float">
            <text:p>1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8" calcext:value-type="float">
            <text:p>41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.2" calcext:value-type="float">
            <text:p>18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2" calcext:value-type="float">
            <text:p>13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43" calcext:value-type="float">
            <text:p>9,4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17" calcext:value-type="float">
            <text:p>7,1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64" calcext:value-type="float">
            <text:p>8,6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3" calcext:value-type="float">
            <text:p>15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9" calcext:value-type="float">
            <text:p>22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5" calcext:value-type="float">
            <text:p>20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7" calcext:value-type="float">
            <text:p>11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.4" calcext:value-type="float">
            <text:p>29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08" calcext:value-type="float">
            <text:p>4,0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.7" calcext:value-type="float">
            <text:p>20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8" calcext:value-type="float">
            <text:p>10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.8" calcext:value-type="float">
            <text:p>15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.7" calcext:value-type="float">
            <text:p>28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5" calcext:value-type="float">
            <text:p>15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5" calcext:value-type="float">
            <text:p>32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.3" calcext:value-type="float">
            <text:p>15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.1" calcext:value-type="float">
            <text:p>18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.8" calcext:value-type="float">
            <text:p>17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48" calcext:value-type="float">
            <text:p>8,4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.9" calcext:value-type="float">
            <text:p>15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38" calcext:value-type="float">
            <text:p>9,3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.6" calcext:value-type="float">
            <text:p>25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4.35" calcext:value-type="float">
            <text:p>4,3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31" calcext:value-type="float">
            <text:p>2,3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2" calcext:value-type="float">
            <text:p>25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" calcext:value-type="float">
            <text:p>24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91" calcext:value-type="float">
            <text:p>3,9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7" calcext:value-type="float">
            <text:p>12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39" calcext:value-type="float">
            <text:p>8,3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.4" calcext:value-type="float">
            <text:p>18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4" calcext:value-type="float">
            <text:p>29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.7" calcext:value-type="float">
            <text:p>27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.4" calcext:value-type="float">
            <text:p>18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66" calcext:value-type="float">
            <text:p>8,6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2" calcext:value-type="float">
            <text:p>10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5" calcext:value-type="float">
            <text:p>8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5" calcext:value-type="float">
            <text:p>10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8" calcext:value-type="float">
            <text:p>17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.3" calcext:value-type="float">
            <text:p>24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.8" calcext:value-type="float">
            <text:p>23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4.2" calcext:value-type="float">
            <text:p>24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26" calcext:value-type="float">
            <text:p>5,2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64" calcext:value-type="float">
            <text:p>8,6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4" calcext:value-type="float">
            <text:p>37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92" calcext:value-type="float">
            <text:p>3,9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.6" calcext:value-type="float">
            <text:p>25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3" calcext:value-type="float">
            <text:p>17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.2" calcext:value-type="float">
            <text:p>20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8" calcext:value-type="float">
            <text:p>10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7" calcext:value-type="float">
            <text:p>7,0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.8" calcext:value-type="float">
            <text:p>38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.1" calcext:value-type="float">
            <text:p>33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09" calcext:value-type="float">
            <text:p>9,0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.1" calcext:value-type="float">
            <text:p>24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.2" calcext:value-type="float">
            <text:p>19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.2" calcext:value-type="float">
            <text:p>21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1.7" calcext:value-type="float">
            <text:p>11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9" calcext:value-type="float">
            <text:p>11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" calcext:value-type="float">
            <text:p>0,9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6" calcext:value-type="float">
            <text:p>12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.7" calcext:value-type="float">
            <text:p>34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.5" calcext:value-type="float">
            <text:p>2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.1" calcext:value-type="float">
            <text:p>21,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.2" calcext:value-type="float">
            <text:p>18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6" calcext:value-type="float">
            <text:p>24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4" calcext:value-type="float">
            <text:p>12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6" calcext:value-type="float">
            <text:p>9,7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.7" calcext:value-type="float">
            <text:p>19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5" calcext:value-type="float">
            <text:p>11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.8" calcext:value-type="float">
            <text:p>5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.3" calcext:value-type="float">
            <text:p>27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3.33" calcext:value-type="float">
            <text:p>3,3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3.3" calcext:value-type="float">
            <text:p>1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7" calcext:value-type="float">
            <text:p>16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7.35" calcext:value-type="float">
            <text:p>7,3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.2" calcext:value-type="float">
            <text:p>29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.4" calcext:value-type="float">
            <text:p>20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.5" calcext:value-type="float">
            <text:p>23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6" calcext:value-type="float">
            <text:p>13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4" calcext:value-type="float">
            <text:p>21,4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8" calcext:value-type="float">
            <text:p>15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5" calcext:value-type="float">
            <text:p>2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41" calcext:value-type="float">
            <text:p>8,4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.8" calcext:value-type="float">
            <text:p>17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11" calcext:value-type="float">
            <text:p>5,1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.7" calcext:value-type="float">
            <text:p>46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5" calcext:value-type="float">
            <text:p>27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.2" calcext:value-type="float">
            <text:p>19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8" calcext:value-type="float">
            <text:p>18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2.8" calcext:value-type="float">
            <text:p>32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7" office:value-type="float" office:value="2007" calcext:value-type="float">
            <text:p>2007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.7" calcext:value-type="float">
            <text:p>16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7" calcext:value-type="float">
            <text:p>11,7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5" calcext:value-type="float">
            <text:p>28,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05" calcext:value-type="float">
            <text:p>9,0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3.23" calcext:value-type="float">
            <text:p>3,2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.3" calcext:value-type="float">
            <text:p>33,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6" calcext:value-type="float">
            <text:p>14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6" calcext:value-type="float">
            <text:p>16,6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11" calcext:value-type="float">
            <text:p>9,11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33" calcext:value-type="float">
            <text:p>8,3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5" calcext:value-type="float">
            <text:p>3,85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2" calcext:value-type="float">
            <text:p>17,2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8" calcext:value-type="float">
            <text:p>25,8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3" calcext:value-type="float">
            <text:p>0,53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9" calcext:value-type="float">
            <text:p>13,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table:formula="of:=2007" office:value-type="float" office:value="2007" calcext:value-type="float">
            <text:p>2007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2" calcext:value-type="float">
            <text:p>40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" calcext:value-type="float">
            <text:p>14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1" calcext:value-type="float">
            <text:p>7,1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5" calcext:value-type="float">
            <text:p>32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3.7" calcext:value-type="float">
            <text:p>33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3" calcext:value-type="float">
            <text:p>37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1" calcext:value-type="float">
            <text:p>163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8.3" calcext:value-type="float">
            <text:p>18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4" calcext:value-type="float">
            <text:p>39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,3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5" calcext:value-type="float">
            <text:p>29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8" calcext:value-type="float">
            <text:p>27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.5" calcext:value-type="float">
            <text:p>32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3" calcext:value-type="float">
            <text:p>3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7.4" calcext:value-type="float">
            <text:p>17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7" calcext:value-type="float">
            <text:p>23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3" calcext:value-type="float">
            <text:p>15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57" calcext:value-type="float">
            <text:p>8,5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77" calcext:value-type="float">
            <text:p>9,7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4" calcext:value-type="float">
            <text:p>15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.4" calcext:value-type="float">
            <text:p>33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5" calcext:value-type="float">
            <text:p>17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3" calcext:value-type="float">
            <text:p>1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6" calcext:value-type="float">
            <text:p>14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3" calcext:value-type="float">
            <text:p>25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9" calcext:value-type="float">
            <text:p>12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8" calcext:value-type="float">
            <text:p>11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1" calcext:value-type="float">
            <text:p>0,6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3" calcext:value-type="float">
            <text:p>7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23" calcext:value-type="float">
            <text:p>7,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" calcext:value-type="float">
            <text:p>13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7" calcext:value-type="float">
            <text:p>13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" calcext:value-type="float">
            <text:p>38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4" calcext:value-type="float">
            <text:p>10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.6" calcext:value-type="float">
            <text:p>21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2" calcext:value-type="float">
            <text:p>43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9" calcext:value-type="float">
            <text:p>37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8" calcext:value-type="float">
            <text:p>13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1" calcext:value-type="float">
            <text:p>1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6" calcext:value-type="float">
            <text:p>12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12" calcext:value-type="float">
            <text:p>9,1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3" calcext:value-type="float">
            <text:p>18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.2" calcext:value-type="float">
            <text:p>30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6" calcext:value-type="float">
            <text:p>21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.1" calcext:value-type="float">
            <text:p>32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9" calcext:value-type="float">
            <text:p>21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1" calcext:value-type="float">
            <text:p>1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.3" calcext:value-type="float">
            <text:p>17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.1" calcext:value-type="float">
            <text:p>23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9" calcext:value-type="float">
            <text:p>41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9" calcext:value-type="float">
            <text:p>21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9" calcext:value-type="float">
            <text:p>13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06" calcext:value-type="float">
            <text:p>9,0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89" calcext:value-type="float">
            <text:p>7,8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.4" calcext:value-type="float">
            <text:p>21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3" calcext:value-type="float">
            <text:p>12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.7" calcext:value-type="float">
            <text:p>20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.9" calcext:value-type="float">
            <text:p>29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72" calcext:value-type="float">
            <text:p>4,7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3" calcext:value-type="float">
            <text:p>19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72" calcext:value-type="float">
            <text:p>9,7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8" calcext:value-type="float">
            <text:p>10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6" calcext:value-type="float">
            <text:p>16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76" calcext:value-type="float">
            <text:p>2,7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.5" calcext:value-type="float">
            <text:p>27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1" calcext:value-type="float">
            <text:p>16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4" calcext:value-type="float">
            <text:p>16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.1" calcext:value-type="float">
            <text:p>20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4" calcext:value-type="float">
            <text:p>13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5" calcext:value-type="float">
            <text:p>14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8" calcext:value-type="float">
            <text:p>9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8" calcext:value-type="float">
            <text:p>3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3" calcext:value-type="float">
            <text:p>10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.7" calcext:value-type="float">
            <text:p>24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5.43" calcext:value-type="float">
            <text:p>5,4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08" calcext:value-type="float">
            <text:p>3,0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1" calcext:value-type="float">
            <text:p>25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8" calcext:value-type="float">
            <text:p>24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52" calcext:value-type="float">
            <text:p>3,5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2" calcext:value-type="float">
            <text:p>12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24" calcext:value-type="float">
            <text:p>9,2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.7" calcext:value-type="float">
            <text:p>17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6" calcext:value-type="float">
            <text:p>13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6" calcext:value-type="float">
            <text:p>14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6" calcext:value-type="float">
            <text:p>19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47" calcext:value-type="float">
            <text:p>7,4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1" calcext:value-type="float">
            <text:p>10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2" calcext:value-type="float">
            <text:p>6,7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.3" calcext:value-type="float">
            <text:p>1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7" calcext:value-type="float">
            <text:p>25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2" calcext:value-type="float">
            <text:p>24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13" calcext:value-type="float">
            <text:p>5,1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64" calcext:value-type="float">
            <text:p>8,6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.3" calcext:value-type="float">
            <text:p>38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96" calcext:value-type="float">
            <text:p>3,9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.2" calcext:value-type="float">
            <text:p>25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3" calcext:value-type="float">
            <text:p>6,2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2" calcext:value-type="float">
            <text:p>39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.6" calcext:value-type="float">
            <text:p>33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22" calcext:value-type="float">
            <text:p>9,2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.5" calcext:value-type="float">
            <text:p>21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.7" calcext:value-type="float">
            <text:p>20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.5" calcext:value-type="float">
            <text:p>22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5.4" calcext:value-type="float">
            <text:p>15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2" calcext:value-type="float">
            <text:p>10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28" calcext:value-type="float">
            <text:p>1,2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6" calcext:value-type="float">
            <text:p>13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7" calcext:value-type="float">
            <text:p>37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.2" calcext:value-type="float">
            <text:p>19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2" calcext:value-type="float">
            <text:p>26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3" calcext:value-type="float">
            <text:p>12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77" calcext:value-type="float">
            <text:p>9,7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.7" calcext:value-type="float">
            <text:p>19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2" calcext:value-type="float">
            <text:p>5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6.3" calcext:value-type="float">
            <text:p>56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5" calcext:value-type="float">
            <text:p>23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4.44" calcext:value-type="float">
            <text:p>4,4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9" calcext:value-type="float">
            <text:p>15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53" calcext:value-type="float">
            <text:p>6,5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7" calcext:value-type="float">
            <text:p>12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.6" calcext:value-type="float">
            <text:p>21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.5" calcext:value-type="float">
            <text:p>31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4" calcext:value-type="float">
            <text:p>13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6" calcext:value-type="float">
            <text:p>21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7" calcext:value-type="float">
            <text:p>15,7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3" calcext:value-type="float">
            <text:p>13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14" calcext:value-type="float">
            <text:p>9,1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.9" calcext:value-type="float">
            <text:p>19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19" calcext:value-type="float">
            <text:p>5,1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.1" calcext:value-type="float">
            <text:p>46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1" calcext:value-type="float">
            <text:p>27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1" calcext:value-type="float">
            <text:p>16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4" calcext:value-type="float">
            <text:p>18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3.9" calcext:value-type="float">
            <text:p>33,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8" office:value-type="float" office:value="2008" calcext:value-type="float">
            <text:p>20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.1" calcext:value-type="float">
            <text:p>18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.6" calcext:value-type="float">
            <text:p>29,6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49" calcext:value-type="float">
            <text:p>9,49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3.13" calcext:value-type="float">
            <text:p>3,1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1.5" calcext:value-type="float">
            <text:p>31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.2" calcext:value-type="float">
            <text:p>15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4" calcext:value-type="float">
            <text:p>10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45" calcext:value-type="float">
            <text:p>8,4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5" calcext:value-type="float">
            <text:p>13,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5" calcext:value-type="float">
            <text:p>3,85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1" calcext:value-type="float">
            <text:p>17,1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4" calcext:value-type="float">
            <text:p>25,4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8" calcext:value-type="float">
            <text:p>0,58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2" calcext:value-type="float">
            <text:p>13,2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.3" calcext:value-type="float">
            <text:p>18,3</text:p>
          </table:table-cell>
          <table:table-cell table:formula="of:=2008" office:value-type="float" office:value="2008" calcext:value-type="float">
            <text:p>2008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3" calcext:value-type="float">
            <text:p>27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1" calcext:value-type="float">
            <text:p>43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4" calcext:value-type="float">
            <text:p>16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5" calcext:value-type="float">
            <text:p>5,1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3.9" calcext:value-type="float">
            <text:p>33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5" calcext:value-type="float">
            <text:p>36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9.4" calcext:value-type="float">
            <text:p>19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7" calcext:value-type="float">
            <text:p>2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3" calcext:value-type="float">
            <text:p>39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57" calcext:value-type="float">
            <text:p>9,5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4" calcext:value-type="float">
            <text:p>29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8" calcext:value-type="float">
            <text:p>31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6.7" calcext:value-type="float">
            <text:p>16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64" calcext:value-type="float">
            <text:p>9,6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5" calcext:value-type="float">
            <text:p>12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5" calcext:value-type="float">
            <text:p>26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2" calcext:value-type="float">
            <text:p>16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" calcext:value-type="float">
            <text:p>7,9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69" calcext:value-type="float">
            <text:p>9,6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.6" calcext:value-type="float">
            <text:p>18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1" calcext:value-type="float">
            <text:p>17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1" calcext:value-type="float">
            <text:p>1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8" calcext:value-type="float">
            <text:p>12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67" calcext:value-type="float">
            <text:p>8,6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17" calcext:value-type="float">
            <text:p>8,1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2" calcext:value-type="float">
            <text:p>14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5" calcext:value-type="float">
            <text:p>14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" calcext:value-type="float">
            <text:p>38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6" calcext:value-type="float">
            <text:p>10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.4" calcext:value-type="float">
            <text:p>22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.4" calcext:value-type="float">
            <text:p>44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3" calcext:value-type="float">
            <text:p>38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7" calcext:value-type="float">
            <text:p>13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6" calcext:value-type="float">
            <text:p>18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5" calcext:value-type="float">
            <text:p>12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9" calcext:value-type="float">
            <text:p>10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1" calcext:value-type="float">
            <text:p>19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.3" calcext:value-type="float">
            <text:p>32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7" calcext:value-type="float">
            <text:p>21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.8" calcext:value-type="float">
            <text:p>32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5" calcext:value-type="float">
            <text:p>21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7" calcext:value-type="float">
            <text:p>17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.1" calcext:value-type="float">
            <text:p>17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.2" calcext:value-type="float">
            <text:p>24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3.3" calcext:value-type="float">
            <text:p>13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7" calcext:value-type="float">
            <text:p>20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7" calcext:value-type="float">
            <text:p>14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68" calcext:value-type="float">
            <text:p>8,6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34" calcext:value-type="float">
            <text:p>8,3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.3" calcext:value-type="float">
            <text:p>17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.2" calcext:value-type="float">
            <text:p>23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7" calcext:value-type="float">
            <text:p>12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82" calcext:value-type="float">
            <text:p>9,8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4" calcext:value-type="float">
            <text:p>30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9" calcext:value-type="float">
            <text:p>6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9" calcext:value-type="float">
            <text:p>9,3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8" calcext:value-type="float">
            <text:p>10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2" calcext:value-type="float">
            <text:p>17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84" calcext:value-type="float">
            <text:p>2,8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3" calcext:value-type="float">
            <text:p>26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5" calcext:value-type="float">
            <text:p>16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" calcext:value-type="float">
            <text:p>42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5" calcext:value-type="float">
            <text:p>17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.9" calcext:value-type="float">
            <text:p>22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2" calcext:value-type="float">
            <text:p>13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3" calcext:value-type="float">
            <text:p>11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1" calcext:value-type="float">
            <text:p>11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9" calcext:value-type="float">
            <text:p>3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1" calcext:value-type="float">
            <text:p>11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.9" calcext:value-type="float">
            <text:p>23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69" calcext:value-type="float">
            <text:p>7,6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1" calcext:value-type="float">
            <text:p>25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13" calcext:value-type="float">
            <text:p>3,1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7" calcext:value-type="float">
            <text:p>11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4" calcext:value-type="float">
            <text:p>19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.2" calcext:value-type="float">
            <text:p>30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4" calcext:value-type="float">
            <text:p>12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1" calcext:value-type="float">
            <text:p>28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8" calcext:value-type="float">
            <text:p>20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49" calcext:value-type="float">
            <text:p>6,4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98" calcext:value-type="float">
            <text:p>9,9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.83" calcext:value-type="float">
            <text:p>9,8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22" calcext:value-type="float">
            <text:p>2,2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5" calcext:value-type="float">
            <text:p>18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3" calcext:value-type="float">
            <text:p>14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.2" calcext:value-type="float">
            <text:p>28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4" calcext:value-type="float">
            <text:p>24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4.2" calcext:value-type="float">
            <text:p>24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74" calcext:value-type="float">
            <text:p>5,7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64" calcext:value-type="float">
            <text:p>8,6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2" calcext:value-type="float">
            <text:p>39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01" calcext:value-type="float">
            <text:p>4,0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.4" calcext:value-type="float">
            <text:p>24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.2" calcext:value-type="float">
            <text:p>30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82" calcext:value-type="float">
            <text:p>9,8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39" calcext:value-type="float">
            <text:p>5,3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6" calcext:value-type="float">
            <text:p>3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.1" calcext:value-type="float">
            <text:p>33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35" calcext:value-type="float">
            <text:p>9,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.4" calcext:value-type="float">
            <text:p>19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45" calcext:value-type="float">
            <text:p>8,4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64" calcext:value-type="float">
            <text:p>1,6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6" calcext:value-type="float">
            <text:p>14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9.5" calcext:value-type="float">
            <text:p>39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4" calcext:value-type="float">
            <text:p>24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.9" calcext:value-type="float">
            <text:p>20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.1" calcext:value-type="float">
            <text:p>20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.8" calcext:value-type="float">
            <text:p>27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2" calcext:value-type="float">
            <text:p>12,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3" calcext:value-type="float">
            <text:p>10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73" calcext:value-type="float">
            <text:p>4,7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.8" calcext:value-type="float">
            <text:p>53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7" calcext:value-type="float">
            <text:p>20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5.56" calcext:value-type="float">
            <text:p>5,5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5.4" calcext:value-type="float">
            <text:p>15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.1" calcext:value-type="float">
            <text:p>15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5.71" calcext:value-type="float">
            <text:p>5,7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4" calcext:value-type="float">
            <text:p>15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.3" calcext:value-type="float">
            <text:p>24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.1" calcext:value-type="float">
            <text:p>37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3" calcext:value-type="float">
            <text:p>13,3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.8" calcext:value-type="float">
            <text:p>21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5" calcext:value-type="float">
            <text:p>15,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.6" calcext:value-type="float">
            <text:p>1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99" calcext:value-type="float">
            <text:p>9,9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26" calcext:value-type="float">
            <text:p>5,2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6" calcext:value-type="float">
            <text:p>45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7" calcext:value-type="float">
            <text:p>26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9" calcext:value-type="float">
            <text:p>12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9" calcext:value-type="float">
            <text:p>17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" calcext:value-type="float">
            <text:p>35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09"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.6" calcext:value-type="float">
            <text:p>1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9" calcext:value-type="float">
            <text:p>15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1" calcext:value-type="float">
            <text:p>10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1.72" calcext:value-type="float">
            <text:p>1,7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.6" calcext:value-type="float">
            <text:p>29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6" calcext:value-type="float">
            <text:p>27,6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7" calcext:value-type="float">
            <text:p>11,7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61" calcext:value-type="float">
            <text:p>8,6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9" calcext:value-type="float">
            <text:p>13,9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88" calcext:value-type="float">
            <text:p>2,88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.1" calcext:value-type="float">
            <text:p>17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1" calcext:value-type="float">
            <text:p>25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2" calcext:value-type="float">
            <text:p>0,62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4" calcext:value-type="float">
            <text:p>12,4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.1" calcext:value-type="float">
            <text:p>22,1</text:p>
          </table:table-cell>
          <table:table-cell table:formula="of:=2009" office:value-type="float" office:value="2009" calcext:value-type="float">
            <text:p>200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6" calcext:value-type="float">
            <text:p>42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3" calcext:value-type="float">
            <text:p>16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3" calcext:value-type="float">
            <text:p>33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2.9" calcext:value-type="float">
            <text:p>42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7" calcext:value-type="float">
            <text:p>35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9.8" calcext:value-type="float">
            <text:p>19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7" calcext:value-type="float">
            <text:p>38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84" calcext:value-type="float">
            <text:p>9,8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2" calcext:value-type="float">
            <text:p>29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9" calcext:value-type="float">
            <text:p>38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5.8" calcext:value-type="float">
            <text:p>15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4" calcext:value-type="float">
            <text:p>9,0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1" calcext:value-type="float">
            <text:p>11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6" calcext:value-type="float">
            <text:p>31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7" calcext:value-type="float">
            <text:p>16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25" calcext:value-type="float">
            <text:p>8,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6" calcext:value-type="float">
            <text:p>9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6" calcext:value-type="float">
            <text:p>15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7" calcext:value-type="float">
            <text:p>34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.7" calcext:value-type="float">
            <text:p>19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9" calcext:value-type="float">
            <text:p>17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6" calcext:value-type="float">
            <text:p>15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" calcext:value-type="float">
            <text:p>11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8" calcext:value-type="float">
            <text:p>13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" calcext:value-type="float">
            <text:p>0,5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7" calcext:value-type="float">
            <text:p>10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5" calcext:value-type="float">
            <text:p>8,6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.7" calcext:value-type="float">
            <text:p>14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1" calcext:value-type="float">
            <text:p>15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6" calcext:value-type="float">
            <text:p>38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8" calcext:value-type="float">
            <text:p>10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1" calcext:value-type="float">
            <text:p>23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.4" calcext:value-type="float">
            <text:p>45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7" calcext:value-type="float">
            <text:p>38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6" calcext:value-type="float">
            <text:p>13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.1" calcext:value-type="float">
            <text:p>19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2" calcext:value-type="float">
            <text:p>19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7" calcext:value-type="float">
            <text:p>12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.4" calcext:value-type="float">
            <text:p>21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.6" calcext:value-type="float">
            <text:p>33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7" calcext:value-type="float">
            <text:p>21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.7" calcext:value-type="float">
            <text:p>33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2" calcext:value-type="float">
            <text:p>17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8" calcext:value-type="float">
            <text:p>16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.5" calcext:value-type="float">
            <text:p>25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3.6" calcext:value-type="float">
            <text:p>13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2" calcext:value-type="float">
            <text:p>4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2" calcext:value-type="float">
            <text:p>20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3" calcext:value-type="float">
            <text:p>8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76" calcext:value-type="float">
            <text:p>8,7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.6" calcext:value-type="float">
            <text:p>18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2" calcext:value-type="float">
            <text:p>21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8" calcext:value-type="float">
            <text:p>12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3" calcext:value-type="float">
            <text:p>11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9" calcext:value-type="float">
            <text:p>30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9" calcext:value-type="float">
            <text:p>19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07" calcext:value-type="float">
            <text:p>9,0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3" calcext:value-type="float">
            <text:p>10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2" calcext:value-type="float">
            <text:p>17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3" calcext:value-type="float">
            <text:p>2,9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2" calcext:value-type="float">
            <text:p>25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.8" calcext:value-type="float">
            <text:p>16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1" calcext:value-type="float">
            <text:p>42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3" calcext:value-type="float">
            <text:p>19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.8" calcext:value-type="float">
            <text:p>24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2" calcext:value-type="float">
            <text:p>18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2" calcext:value-type="float">
            <text:p>1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05" calcext:value-type="float">
            <text:p>4,0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8" calcext:value-type="float">
            <text:p>11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.3" calcext:value-type="float">
            <text:p>23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7.61" calcext:value-type="float">
            <text:p>7,6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61" calcext:value-type="float">
            <text:p>5,6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2" calcext:value-type="float">
            <text:p>25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3" calcext:value-type="float">
            <text:p>3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2" calcext:value-type="float">
            <text:p>11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8" calcext:value-type="float">
            <text:p>11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1" calcext:value-type="float">
            <text:p>21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8" calcext:value-type="float">
            <text:p>25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.4" calcext:value-type="float">
            <text:p>30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1" calcext:value-type="float">
            <text:p>12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.3" calcext:value-type="float">
            <text:p>24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6" calcext:value-type="float">
            <text:p>6,3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86" calcext:value-type="float">
            <text:p>9,8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9" calcext:value-type="float">
            <text:p>10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1" calcext:value-type="float">
            <text:p>13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8" calcext:value-type="float">
            <text:p>18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.1" calcext:value-type="float">
            <text:p>17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.2" calcext:value-type="float">
            <text:p>31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.8" calcext:value-type="float">
            <text:p>18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3.3" calcext:value-type="float">
            <text:p>23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3" calcext:value-type="float">
            <text:p>6,7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88" calcext:value-type="float">
            <text:p>9,8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3" calcext:value-type="float">
            <text:p>39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05" calcext:value-type="float">
            <text:p>4,0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9" calcext:value-type="float">
            <text:p>26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.2" calcext:value-type="float">
            <text:p>35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6" calcext:value-type="float">
            <text:p>11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54" calcext:value-type="float">
            <text:p>4,5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6" calcext:value-type="float">
            <text:p>39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7" calcext:value-type="float">
            <text:p>32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47" calcext:value-type="float">
            <text:p>9,4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.8" calcext:value-type="float">
            <text:p>17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.4" calcext:value-type="float">
            <text:p>17,4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2.7" calcext:value-type="float">
            <text:p>12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3" calcext:value-type="float">
            <text:p>10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5" calcext:value-type="float">
            <text:p>15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.7" calcext:value-type="float">
            <text:p>40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.6" calcext:value-type="float">
            <text:p>20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.1" calcext:value-type="float">
            <text:p>21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.2" calcext:value-type="float">
            <text:p>27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2" calcext:value-type="float">
            <text:p>12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8" calcext:value-type="float">
            <text:p>10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.3" calcext:value-type="float">
            <text:p>22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73" calcext:value-type="float">
            <text:p>4,7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.2" calcext:value-type="float">
            <text:p>49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5" calcext:value-type="float">
            <text:p>18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6.67" calcext:value-type="float">
            <text:p>6,6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5.8" calcext:value-type="float">
            <text:p>15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.3" calcext:value-type="float">
            <text:p>14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4.9" calcext:value-type="float">
            <text:p>4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2" calcext:value-type="float">
            <text:p>18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.6" calcext:value-type="float">
            <text:p>35,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.3" calcext:value-type="float">
            <text:p>41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1" calcext:value-type="float">
            <text:p>13,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" calcext:value-type="float">
            <text:p>2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3" calcext:value-type="float">
            <text:p>15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.9" calcext:value-type="float">
            <text:p>25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2" calcext:value-type="float">
            <text:p>24,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33" calcext:value-type="float">
            <text:p>5,3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3" calcext:value-type="float">
            <text:p>26,3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8" calcext:value-type="float">
            <text:p>9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5" calcext:value-type="float">
            <text:p>17,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0" office:value-type="float" office:value="2010" calcext:value-type="float">
            <text:p>2010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8" calcext:value-type="float">
            <text:p>15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.8" calcext:value-type="float">
            <text:p>32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8" calcext:value-type="float">
            <text:p>10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.8" calcext:value-type="float">
            <text:p>27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9" calcext:value-type="float">
            <text:p>26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.9" calcext:value-type="float">
            <text:p>12,9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8" calcext:value-type="float">
            <text:p>8,8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2" calcext:value-type="float">
            <text:p>1,92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" calcext:value-type="float">
            <text:p>24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6" calcext:value-type="float">
            <text:p>0,66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7" calcext:value-type="float">
            <text:p>11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7" calcext:value-type="float">
            <text:p>25,7</text:p>
          </table:table-cell>
          <table:table-cell table:formula="of:=2010" office:value-type="float" office:value="2010" calcext:value-type="float">
            <text:p>201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1" calcext:value-type="float">
            <text:p>42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1" calcext:value-type="float">
            <text:p>1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7" calcext:value-type="float">
            <text:p>23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6" calcext:value-type="float">
            <text:p>33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1.8" calcext:value-type="float">
            <text:p>51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9" calcext:value-type="float">
            <text:p>34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0.1" calcext:value-type="float">
            <text:p>20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3" calcext:value-type="float">
            <text:p>21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4" calcext:value-type="float">
            <text:p>30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3" calcext:value-type="float">
            <text:p>30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4.7" calcext:value-type="float">
            <text:p>14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43" calcext:value-type="float">
            <text:p>8,4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72" calcext:value-type="float">
            <text:p>9,7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6" calcext:value-type="float">
            <text:p>36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57" calcext:value-type="float">
            <text:p>8,5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81" calcext:value-type="float">
            <text:p>9,8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" calcext:value-type="float">
            <text:p>15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.4" calcext:value-type="float">
            <text:p>35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.8" calcext:value-type="float">
            <text:p>20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7" calcext:value-type="float">
            <text:p>1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.4" calcext:value-type="float">
            <text:p>16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.5" calcext:value-type="float">
            <text:p>27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7" calcext:value-type="float">
            <text:p>10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6" calcext:value-type="float">
            <text:p>15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1" calcext:value-type="float">
            <text:p>1,0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9" calcext:value-type="float">
            <text:p>1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94" calcext:value-type="float">
            <text:p>8,9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" calcext:value-type="float">
            <text:p>1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" calcext:value-type="float">
            <text:p>15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.8" calcext:value-type="float">
            <text:p>2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.1" calcext:value-type="float">
            <text:p>4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1" calcext:value-type="float">
            <text:p>39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5" calcext:value-type="float">
            <text:p>13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6" calcext:value-type="float">
            <text:p>16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97" calcext:value-type="float">
            <text:p>1,9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.8" calcext:value-type="float">
            <text:p>2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.5" calcext:value-type="float">
            <text:p>34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7" calcext:value-type="float">
            <text:p>21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.9" calcext:value-type="float">
            <text:p>34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8" calcext:value-type="float">
            <text:p>19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5" calcext:value-type="float">
            <text:p>16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.6" calcext:value-type="float">
            <text:p>17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.9" calcext:value-type="float">
            <text:p>27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3.9" calcext:value-type="float">
            <text:p>13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5" calcext:value-type="float">
            <text:p>42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9" calcext:value-type="float">
            <text:p>19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.3" calcext:value-type="float">
            <text:p>13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92" calcext:value-type="float">
            <text:p>7,9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16" calcext:value-type="float">
            <text:p>9,1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.8" calcext:value-type="float">
            <text:p>19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.8" calcext:value-type="float">
            <text:p>2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3" calcext:value-type="float">
            <text:p>13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4" calcext:value-type="float">
            <text:p>21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2" calcext:value-type="float">
            <text:p>1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9" calcext:value-type="float">
            <text:p>11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3" calcext:value-type="float">
            <text:p>31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59" calcext:value-type="float">
            <text:p>3,5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9" calcext:value-type="float">
            <text:p>21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14" calcext:value-type="float">
            <text:p>9,1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1" calcext:value-type="float">
            <text:p>10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1" calcext:value-type="float">
            <text:p>17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2" calcext:value-type="float">
            <text:p>3,0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1" calcext:value-type="float">
            <text:p>17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3" calcext:value-type="float">
            <text:p>41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.6" calcext:value-type="float">
            <text:p>20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.1" calcext:value-type="float">
            <text:p>2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7" calcext:value-type="float">
            <text:p>12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" calcext:value-type="float">
            <text:p>11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7" calcext:value-type="float">
            <text:p>11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26" calcext:value-type="float">
            <text:p>4,2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.5" calcext:value-type="float">
            <text:p>12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.5" calcext:value-type="float">
            <text:p>22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8.7" calcext:value-type="float">
            <text:p>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3" calcext:value-type="float">
            <text:p>25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47" calcext:value-type="float">
            <text:p>3,4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7" calcext:value-type="float">
            <text:p>10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7" calcext:value-type="float">
            <text:p>13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.8" calcext:value-type="float">
            <text:p>22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7" calcext:value-type="float">
            <text:p>26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.9" calcext:value-type="float">
            <text:p>30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.3" calcext:value-type="float">
            <text:p>24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2" calcext:value-type="float">
            <text:p>19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23" calcext:value-type="float">
            <text:p>6,2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75" calcext:value-type="float">
            <text:p>9,7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1" calcext:value-type="float">
            <text:p>12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.8" calcext:value-type="float">
            <text:p>1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2" calcext:value-type="float">
            <text:p>19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3.8" calcext:value-type="float">
            <text:p>33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.6" calcext:value-type="float">
            <text:p>18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2.5" calcext:value-type="float">
            <text:p>22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54" calcext:value-type="float">
            <text:p>8,5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7" calcext:value-type="float">
            <text:p>11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4" calcext:value-type="float">
            <text:p>39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84" calcext:value-type="float">
            <text:p>5,8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.2" calcext:value-type="float">
            <text:p>35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1.1" calcext:value-type="float">
            <text:p>1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.2" calcext:value-type="float">
            <text:p>40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3" calcext:value-type="float">
            <text:p>13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69" calcext:value-type="float">
            <text:p>3,6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6" calcext:value-type="float">
            <text:p>39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2" calcext:value-type="float">
            <text:p>3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58" calcext:value-type="float">
            <text:p>9,5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.4" calcext:value-type="float">
            <text:p>16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5" calcext:value-type="float">
            <text:p>15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.9" calcext:value-type="float">
            <text:p>16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1.5" calcext:value-type="float">
            <text:p>11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2" calcext:value-type="float">
            <text:p>1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35" calcext:value-type="float">
            <text:p>2,3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5" calcext:value-type="float">
            <text:p>16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.5" calcext:value-type="float">
            <text:p>21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8" calcext:value-type="float">
            <text:p>22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.5" calcext:value-type="float">
            <text:p>26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1" calcext:value-type="float">
            <text:p>12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2" calcext:value-type="float">
            <text:p>11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.6" calcext:value-type="float">
            <text:p>22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2" calcext:value-type="float">
            <text:p>11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8.5" calcext:value-type="float">
            <text:p>38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7" calcext:value-type="float">
            <text:p>16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6.3" calcext:value-type="float">
            <text:p>16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" calcext:value-type="float">
            <text:p>0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4.08" calcext:value-type="float">
            <text:p>4,0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2" calcext:value-type="float">
            <text:p>18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.7" calcext:value-type="float">
            <text:p>38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9.7" calcext:value-type="float">
            <text:p>29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4" calcext:value-type="float">
            <text:p>44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8" calcext:value-type="float">
            <text:p>12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.2" calcext:value-type="float">
            <text:p>2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3" calcext:value-type="float">
            <text:p>16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.2" calcext:value-type="float">
            <text:p>32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,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.5" calcext:value-type="float">
            <text:p>25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.4" calcext:value-type="float">
            <text:p>24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24" calcext:value-type="float">
            <text:p>5,2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6" calcext:value-type="float">
            <text:p>44,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9" calcext:value-type="float">
            <text:p>12,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1" calcext:value-type="float">
            <text:p>3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1" office:value-type="float" office:value="2011" calcext:value-type="float">
            <text:p>2011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2" calcext:value-type="float">
            <text:p>20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.8" calcext:value-type="float">
            <text:p>15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5.1" calcext:value-type="float">
            <text:p>35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8" calcext:value-type="float">
            <text:p>11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5" calcext:value-type="float">
            <text:p>28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5" calcext:value-type="float">
            <text:p>26,5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2" calcext:value-type="float">
            <text:p>14,2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1.33" calcext:value-type="float">
            <text:p>1,33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07" calcext:value-type="float">
            <text:p>9,0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.1" calcext:value-type="float">
            <text:p>16,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6" calcext:value-type="float">
            <text:p>0,96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4" calcext:value-type="float">
            <text:p>24,4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,7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2011" office:value-type="float" office:value="2011" calcext:value-type="float">
            <text:p>2011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7" calcext:value-type="float">
            <text:p>4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8" calcext:value-type="float">
            <text:p>25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1" calcext:value-type="float">
            <text:p>34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6" calcext:value-type="float">
            <text:p>20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4" calcext:value-type="float">
            <text:p>31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5" calcext:value-type="float">
            <text:p>29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9" calcext:value-type="float">
            <text:p>40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3.3" calcext:value-type="float">
            <text:p>13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13" calcext:value-type="float">
            <text:p>8,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33" calcext:value-type="float">
            <text:p>8,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.7" calcext:value-type="float">
            <text:p>4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1" calcext:value-type="float">
            <text:p>18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89" calcext:value-type="float">
            <text:p>8,8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3" calcext:value-type="float">
            <text:p>23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8" calcext:value-type="float">
            <text:p>15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.3" calcext:value-type="float">
            <text:p>2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5" calcext:value-type="float">
            <text:p>19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7" calcext:value-type="float">
            <text:p>17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9" calcext:value-type="float">
            <text:p>35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.3" calcext:value-type="float">
            <text:p>13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4" calcext:value-type="float">
            <text:p>17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2" calcext:value-type="float">
            <text:p>1,5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,3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1" calcext:value-type="float">
            <text:p>9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7" calcext:value-type="float">
            <text:p>15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8" calcext:value-type="float">
            <text:p>15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7" calcext:value-type="float">
            <text:p>10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.4" calcext:value-type="float">
            <text:p>21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.6" calcext:value-type="float">
            <text:p>46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7" calcext:value-type="float">
            <text:p>38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4" calcext:value-type="float">
            <text:p>13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7" calcext:value-type="float">
            <text:p>14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.7" calcext:value-type="float">
            <text:p>20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61" calcext:value-type="float">
            <text:p>5,6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.2" calcext:value-type="float">
            <text:p>26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5" calcext:value-type="float">
            <text:p>1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.2" calcext:value-type="float">
            <text:p>35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8" calcext:value-type="float">
            <text:p>21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.1" calcext:value-type="float">
            <text:p>36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8" calcext:value-type="float">
            <text:p>20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7" calcext:value-type="float">
            <text:p>15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4" calcext:value-type="float">
            <text:p>18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.3" calcext:value-type="float">
            <text:p>3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4.4" calcext:value-type="float">
            <text:p>14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3" calcext:value-type="float">
            <text:p>42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9" calcext:value-type="float">
            <text:p>26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55" calcext:value-type="float">
            <text:p>7,5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54" calcext:value-type="float">
            <text:p>9,5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6" calcext:value-type="float">
            <text:p>28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4" calcext:value-type="float">
            <text:p>13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7" calcext:value-type="float">
            <text:p>2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2" calcext:value-type="float">
            <text:p>17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" calcext:value-type="float">
            <text:p>12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1" calcext:value-type="float">
            <text:p>31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21" calcext:value-type="float">
            <text:p>3,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8" calcext:value-type="float">
            <text:p>23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23" calcext:value-type="float">
            <text:p>9,2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8" calcext:value-type="float">
            <text:p>9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1" calcext:value-type="float">
            <text:p>18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.5" calcext:value-type="float">
            <text:p>40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.4" calcext:value-type="float">
            <text:p>21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.8" calcext:value-type="float">
            <text:p>23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92" calcext:value-type="float">
            <text:p>7,9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6" calcext:value-type="float">
            <text:p>11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3" calcext:value-type="float">
            <text:p>24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1" calcext:value-type="float">
            <text:p>13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.7" calcext:value-type="float">
            <text:p>2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8.15" calcext:value-type="float">
            <text:p>8,1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19" calcext:value-type="float">
            <text:p>4,1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.6" calcext:value-type="float">
            <text:p>25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5" calcext:value-type="float">
            <text:p>25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7" calcext:value-type="float">
            <text:p>2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65" calcext:value-type="float">
            <text:p>3,6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5" calcext:value-type="float">
            <text:p>16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5" calcext:value-type="float">
            <text:p>24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.5" calcext:value-type="float">
            <text:p>2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.4" calcext:value-type="float">
            <text:p>31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.8" calcext:value-type="float">
            <text:p>15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.3" calcext:value-type="float">
            <text:p>24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.3" calcext:value-type="float">
            <text:p>18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11" calcext:value-type="float">
            <text:p>6,1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64" calcext:value-type="float">
            <text:p>9,6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2" calcext:value-type="float">
            <text:p>1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.6" calcext:value-type="float">
            <text:p>16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2" calcext:value-type="float">
            <text:p>15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8" calcext:value-type="float">
            <text:p>20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.3" calcext:value-type="float">
            <text:p>18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1.7" calcext:value-type="float">
            <text:p>21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8" calcext:value-type="float">
            <text:p>14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4" calcext:value-type="float">
            <text:p>39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63" calcext:value-type="float">
            <text:p>7,6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.5" calcext:value-type="float">
            <text:p>38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2.7" calcext:value-type="float">
            <text:p>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.3" calcext:value-type="float">
            <text:p>41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6" calcext:value-type="float">
            <text:p>13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7" calcext:value-type="float">
            <text:p>4,3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6" calcext:value-type="float">
            <text:p>39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1.4" calcext:value-type="float">
            <text:p>31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24" calcext:value-type="float">
            <text:p>9,2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2" calcext:value-type="float">
            <text:p>15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9" calcext:value-type="float">
            <text:p>15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.4" calcext:value-type="float">
            <text:p>16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0.3" calcext:value-type="float">
            <text:p>10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4" calcext:value-type="float">
            <text:p>14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7" calcext:value-type="float">
            <text:p>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.4" calcext:value-type="float">
            <text:p>17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.7" calcext:value-type="float">
            <text:p>38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.2" calcext:value-type="float">
            <text:p>2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7" calcext:value-type="float">
            <text:p>24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.7" calcext:value-type="float">
            <text:p>2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8.6" calcext:value-type="float">
            <text:p>28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6" calcext:value-type="float">
            <text:p>11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.6" calcext:value-type="float">
            <text:p>22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8" calcext:value-type="float">
            <text:p>7,9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2" calcext:value-type="float">
            <text:p>18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9.33" calcext:value-type="float">
            <text:p>9,3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6.7" calcext:value-type="float">
            <text:p>16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8" calcext:value-type="float">
            <text:p>13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5.28" calcext:value-type="float">
            <text:p>5,2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2" calcext:value-type="float">
            <text:p>18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.7" calcext:value-type="float">
            <text:p>42,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.4" calcext:value-type="float">
            <text:p>32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3" calcext:value-type="float">
            <text:p>44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.6" calcext:value-type="float">
            <text:p>22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.3" calcext:value-type="float">
            <text:p>17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5" calcext:value-type="float">
            <text:p>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8" calcext:value-type="float">
            <text:p>13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" calcext:value-type="float">
            <text:p>26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.4" calcext:value-type="float">
            <text:p>25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16" calcext:value-type="float">
            <text:p>5,1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3" calcext:value-type="float">
            <text:p>44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.6" calcext:value-type="float">
            <text:p>26,6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1" calcext:value-type="float">
            <text:p>16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.4" calcext:value-type="float">
            <text:p>16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2" calcext:value-type="float">
            <text:p>36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2" office:value-type="float" office:value="2012" calcext:value-type="float">
            <text:p>2012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.3" calcext:value-type="float">
            <text:p>17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.2" calcext:value-type="float">
            <text:p>14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.5" calcext:value-type="float">
            <text:p>38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.2" calcext:value-type="float">
            <text:p>13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.3" calcext:value-type="float">
            <text:p>29,3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5" calcext:value-type="float">
            <text:p>27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4" calcext:value-type="float">
            <text:p>14,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2.67" calcext:value-type="float">
            <text:p>2,67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44" calcext:value-type="float">
            <text:p>9,4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.1" calcext:value-type="float">
            <text:p>17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.9" calcext:value-type="float">
            <text:p>15,9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1" calcext:value-type="float">
            <text:p>25,1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4" calcext:value-type="float">
            <text:p>0,74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5" calcext:value-type="float">
            <text:p>12,5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.2" calcext:value-type="float">
            <text:p>32,2</text:p>
          </table:table-cell>
          <table:table-cell table:formula="of:=2012" office:value-type="float" office:value="2012" calcext:value-type="float">
            <text:p>2012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2" calcext:value-type="float">
            <text:p>41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7" calcext:value-type="float">
            <text:p>15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9" calcext:value-type="float">
            <text:p>33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7.6" calcext:value-type="float">
            <text:p>47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.5" calcext:value-type="float">
            <text:p>33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0.8" calcext:value-type="float">
            <text:p>20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" calcext:value-type="float">
            <text:p>37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.2" calcext:value-type="float">
            <text:p>32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5" calcext:value-type="float">
            <text:p>30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6" calcext:value-type="float">
            <text:p>28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9" calcext:value-type="float">
            <text:p>41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1.9" calcext:value-type="float">
            <text:p>11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83" calcext:value-type="float">
            <text:p>7,8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94" calcext:value-type="float">
            <text:p>6,9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8" calcext:value-type="float">
            <text:p>46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.2" calcext:value-type="float">
            <text:p>2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21" calcext:value-type="float">
            <text:p>9,2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2" calcext:value-type="float">
            <text:p>1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8" calcext:value-type="float">
            <text:p>23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7" calcext:value-type="float">
            <text:p>13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6" calcext:value-type="float">
            <text:p>36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.6" calcext:value-type="float">
            <text:p>21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.3" calcext:value-type="float">
            <text:p>20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9" calcext:value-type="float">
            <text:p>37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7" calcext:value-type="float">
            <text:p>14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1" calcext:value-type="float">
            <text:p>19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02" calcext:value-type="float">
            <text:p>2,0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5" calcext:value-type="float">
            <text:p>11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25" calcext:value-type="float">
            <text:p>9,2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1" calcext:value-type="float">
            <text:p>1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1" calcext:value-type="float">
            <text:p>1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6" calcext:value-type="float">
            <text:p>34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3" calcext:value-type="float">
            <text:p>10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9" calcext:value-type="float">
            <text:p>1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.1" calcext:value-type="float">
            <text:p>4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3" calcext:value-type="float">
            <text:p>38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.3" calcext:value-type="float">
            <text:p>13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2" calcext:value-type="float">
            <text:p>13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3" calcext:value-type="float">
            <text:p>21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97" calcext:value-type="float">
            <text:p>8,9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.2" calcext:value-type="float">
            <text:p>28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2" calcext:value-type="float">
            <text:p>19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.6" calcext:value-type="float">
            <text:p>35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8" calcext:value-type="float">
            <text:p>21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3" calcext:value-type="float">
            <text:p>37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7" calcext:value-type="float">
            <text:p>14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9" calcext:value-type="float">
            <text:p>1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.7" calcext:value-type="float">
            <text:p>32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5.1" calcext:value-type="float">
            <text:p>15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2" calcext:value-type="float">
            <text:p>26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9" calcext:value-type="float">
            <text:p>1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15" calcext:value-type="float">
            <text:p>8,1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6" calcext:value-type="float">
            <text:p>10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91" calcext:value-type="float">
            <text:p>9,9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7" calcext:value-type="float">
            <text:p>21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.4" calcext:value-type="float">
            <text:p>30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6" calcext:value-type="float">
            <text:p>13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.9" calcext:value-type="float">
            <text:p>21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8" calcext:value-type="float">
            <text:p>18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1" calcext:value-type="float">
            <text:p>13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9" calcext:value-type="float">
            <text:p>30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84" calcext:value-type="float">
            <text:p>2,8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.8" calcext:value-type="float">
            <text:p>25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6" calcext:value-type="float">
            <text:p>9,3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2" calcext:value-type="float">
            <text:p>11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9" calcext:value-type="float">
            <text:p>1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66" calcext:value-type="float">
            <text:p>3,6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.2" calcext:value-type="float">
            <text:p>19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.7" calcext:value-type="float">
            <text:p>39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.1" calcext:value-type="float">
            <text:p>22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.8" calcext:value-type="float">
            <text:p>27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.6" calcext:value-type="float">
            <text:p>18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.1" calcext:value-type="float">
            <text:p>17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6" calcext:value-type="float">
            <text:p>11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8" calcext:value-type="float">
            <text:p>18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7" calcext:value-type="float">
            <text:p>13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.8" calcext:value-type="float">
            <text:p>20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7.61" calcext:value-type="float">
            <text:p>7,6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.1" calcext:value-type="float">
            <text:p>2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3" calcext:value-type="float">
            <text:p>25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.3" calcext:value-type="float">
            <text:p>20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82" calcext:value-type="float">
            <text:p>3,8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7" calcext:value-type="float">
            <text:p>11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2" calcext:value-type="float">
            <text:p>16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.6" calcext:value-type="float">
            <text:p>23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.3" calcext:value-type="float">
            <text:p>28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5" calcext:value-type="float">
            <text:p>17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6" calcext:value-type="float">
            <text:p>15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5" calcext:value-type="float">
            <text:p>17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3" calcext:value-type="float">
            <text:p>14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.1" calcext:value-type="float">
            <text:p>1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4" calcext:value-type="float">
            <text:p>13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.1" calcext:value-type="float">
            <text:p>22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.8" calcext:value-type="float">
            <text:p>37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.1" calcext:value-type="float">
            <text:p>18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0.8" calcext:value-type="float">
            <text:p>20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2" calcext:value-type="float">
            <text:p>14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.3" calcext:value-type="float">
            <text:p>17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5" calcext:value-type="float">
            <text:p>39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43" calcext:value-type="float">
            <text:p>9,4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.2" calcext:value-type="float">
            <text:p>40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5.26" calcext:value-type="float">
            <text:p>5,2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2" calcext:value-type="float">
            <text:p>33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1" calcext:value-type="float">
            <text:p>42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8" calcext:value-type="float">
            <text:p>13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9" calcext:value-type="float">
            <text:p>4,7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9.6" calcext:value-type="float">
            <text:p>39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.6" calcext:value-type="float">
            <text:p>30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9" calcext:value-type="float">
            <text:p>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.3" calcext:value-type="float">
            <text:p>14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1" calcext:value-type="float">
            <text:p>1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.7" calcext:value-type="float">
            <text:p>20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.7" calcext:value-type="float">
            <text:p>16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18" calcext:value-type="float">
            <text:p>2,1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.4" calcext:value-type="float">
            <text:p>18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9" calcext:value-type="float">
            <text:p>37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" calcext:value-type="float">
            <text:p>24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3" calcext:value-type="float">
            <text:p>26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.4" calcext:value-type="float">
            <text:p>23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.6" calcext:value-type="float">
            <text:p>30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3" calcext:value-type="float">
            <text:p>12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7" calcext:value-type="float">
            <text:p>11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.6" calcext:value-type="float">
            <text:p>22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8" calcext:value-type="float">
            <text:p>7,9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.7" calcext:value-type="float">
            <text:p>17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0.7" calcext:value-type="float">
            <text:p>10,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18.3" calcext:value-type="float">
            <text:p>18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5" calcext:value-type="float">
            <text:p>13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5" calcext:value-type="float">
            <text:p>1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6.48" calcext:value-type="float">
            <text:p>6,4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2" calcext:value-type="float">
            <text:p>18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.5" calcext:value-type="float">
            <text:p>42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.2" calcext:value-type="float">
            <text:p>33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2" calcext:value-type="float">
            <text:p>44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1" calcext:value-type="float">
            <text:p>23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.1" calcext:value-type="float">
            <text:p>18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9" calcext:value-type="float">
            <text:p>26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3" calcext:value-type="float">
            <text:p>14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.3" calcext:value-type="float">
            <text:p>28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1" calcext:value-type="float">
            <text:p>26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07" calcext:value-type="float">
            <text:p>5,07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.9" calcext:value-type="float">
            <text:p>43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" calcext:value-type="float">
            <text:p>27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.2" calcext:value-type="float">
            <text:p>19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.9" calcext:value-type="float">
            <text:p>15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3" calcext:value-type="float">
            <text:p>36,3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3" office:value-type="float" office:value="2013" calcext:value-type="float">
            <text:p>2013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8" calcext:value-type="float">
            <text:p>20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5" calcext:value-type="float">
            <text:p>11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.2" calcext:value-type="float">
            <text:p>37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4" calcext:value-type="float">
            <text:p>15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9" calcext:value-type="float">
            <text:p>28,9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.8" calcext:value-type="float">
            <text:p>16,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6" calcext:value-type="float">
            <text:p>14,6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5" calcext:value-type="float">
            <text:p>10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.2" calcext:value-type="float">
            <text:p>18,2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.4" calcext:value-type="float">
            <text:p>15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4" calcext:value-type="float">
            <text:p>25,4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8" calcext:value-type="float">
            <text:p>0,78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.5" calcext:value-type="float">
            <text:p>13,5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.1" calcext:value-type="float">
            <text:p>35,1</text:p>
          </table:table-cell>
          <table:table-cell table:formula="of:=2013" office:value-type="float" office:value="2013" calcext:value-type="float">
            <text:p>2013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8" calcext:value-type="float">
            <text:p>40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" calcext:value-type="float">
            <text:p>18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7" calcext:value-type="float">
            <text:p>19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5" calcext:value-type="float">
            <text:p>3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4.3" calcext:value-type="float">
            <text:p>44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8" calcext:value-type="float">
            <text:p>32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1.2" calcext:value-type="float">
            <text:p>21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4" calcext:value-type="float">
            <text:p>37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2" calcext:value-type="float">
            <text:p>31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1" calcext:value-type="float">
            <text:p>28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6" calcext:value-type="float">
            <text:p>30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0.5" calcext:value-type="float">
            <text:p>10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53" calcext:value-type="float">
            <text:p>7,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61" calcext:value-type="float">
            <text:p>8,6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4" calcext:value-type="float">
            <text:p>21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52" calcext:value-type="float">
            <text:p>9,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6" calcext:value-type="float">
            <text:p>11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.9" calcext:value-type="float">
            <text:p>21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1" calcext:value-type="float">
            <text:p>19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.2" calcext:value-type="float">
            <text:p>21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.6" calcext:value-type="float">
            <text:p>39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6" calcext:value-type="float">
            <text:p>1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9" calcext:value-type="float">
            <text:p>20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53" calcext:value-type="float">
            <text:p>2,5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.4" calcext:value-type="float">
            <text:p>19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4" calcext:value-type="float">
            <text:p>9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3" calcext:value-type="float">
            <text:p>16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3" calcext:value-type="float">
            <text:p>16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.3" calcext:value-type="float">
            <text:p>3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91" calcext:value-type="float">
            <text:p>9,9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4" calcext:value-type="float">
            <text:p>16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.8" calcext:value-type="float">
            <text:p>47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9" calcext:value-type="float">
            <text:p>37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9" calcext:value-type="float">
            <text:p>14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9" calcext:value-type="float">
            <text:p>21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1" calcext:value-type="float">
            <text:p>12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2" calcext:value-type="float">
            <text:p>30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8" calcext:value-type="float">
            <text:p>2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5" calcext:value-type="float">
            <text:p>38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.8" calcext:value-type="float">
            <text:p>22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4" calcext:value-type="float">
            <text:p>15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4" calcext:value-type="float">
            <text:p>19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8" calcext:value-type="float">
            <text:p>4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73" calcext:value-type="float">
            <text:p>8,7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83" calcext:value-type="float">
            <text:p>9,8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3" calcext:value-type="float">
            <text:p>10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3" calcext:value-type="float">
            <text:p>22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.1" calcext:value-type="float">
            <text:p>32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8" calcext:value-type="float">
            <text:p>13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1" calcext:value-type="float">
            <text:p>22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7" calcext:value-type="float">
            <text:p>18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7" calcext:value-type="float">
            <text:p>30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48" calcext:value-type="float">
            <text:p>2,4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.6" calcext:value-type="float">
            <text:p>24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55" calcext:value-type="float">
            <text:p>9,5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6" calcext:value-type="float">
            <text:p>11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8" calcext:value-type="float">
            <text:p>1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3" calcext:value-type="float">
            <text:p>4,0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4" calcext:value-type="float">
            <text:p>20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1" calcext:value-type="float">
            <text:p>42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1" calcext:value-type="float">
            <text:p>24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5" calcext:value-type="float">
            <text:p>28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3" calcext:value-type="float">
            <text:p>17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47" calcext:value-type="float">
            <text:p>9,4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1" calcext:value-type="float">
            <text:p>12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38" calcext:value-type="float">
            <text:p>6,3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8" calcext:value-type="float">
            <text:p>16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7.07" calcext:value-type="float">
            <text:p>7,0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.6" calcext:value-type="float">
            <text:p>26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.1" calcext:value-type="float">
            <text:p>25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99" calcext:value-type="float">
            <text:p>3,9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3" calcext:value-type="float">
            <text:p>1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7" calcext:value-type="float">
            <text:p>26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2" calcext:value-type="float">
            <text:p>2952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.5" calcext:value-type="float">
            <text:p>3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7" calcext:value-type="float">
            <text:p>17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8" calcext:value-type="float">
            <text:p>28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7" calcext:value-type="float">
            <text:p>16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8" calcext:value-type="float">
            <text:p>5,8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7" calcext:value-type="float">
            <text:p>13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2" calcext:value-type="float">
            <text:p>15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6" calcext:value-type="float">
            <text:p>11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.6" calcext:value-type="float">
            <text:p>21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.9" calcext:value-type="float">
            <text:p>39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.8" calcext:value-type="float">
            <text:p>17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6" calcext:value-type="float">
            <text:p>2966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3.3" calcext:value-type="float">
            <text:p>2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9" calcext:value-type="float">
            <text:p>14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8.9" calcext:value-type="float">
            <text:p>18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6" calcext:value-type="float">
            <text:p>39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2" calcext:value-type="float">
            <text:p>11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.4" calcext:value-type="float">
            <text:p>41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5.26" calcext:value-type="float">
            <text:p>5,2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3" calcext:value-type="float">
            <text:p>3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.7" calcext:value-type="float">
            <text:p>42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9" calcext:value-type="float">
            <text:p>13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08" calcext:value-type="float">
            <text:p>5,0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.1" calcext:value-type="float">
            <text:p>40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.8" calcext:value-type="float">
            <text:p>29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57" calcext:value-type="float">
            <text:p>8,5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4" calcext:value-type="float">
            <text:p>13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3" calcext:value-type="float">
            <text:p>16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.1" calcext:value-type="float">
            <text:p>20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1.5" calcext:value-type="float">
            <text:p>11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.3" calcext:value-type="float">
            <text:p>19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65" calcext:value-type="float">
            <text:p>1,6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.9" calcext:value-type="float">
            <text:p>17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.7" calcext:value-type="float">
            <text:p>36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7" calcext:value-type="float">
            <text:p>24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3" calcext:value-type="float">
            <text:p>27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1" calcext:value-type="float">
            <text:p>24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.7" calcext:value-type="float">
            <text:p>32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85" calcext:value-type="float">
            <text:p>1,8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5" calcext:value-type="float">
            <text:p>12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8" calcext:value-type="float">
            <text:p>11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.4" calcext:value-type="float">
            <text:p>23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8" calcext:value-type="float">
            <text:p>7,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1" calcext:value-type="float">
            <text:p>60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.5" calcext:value-type="float">
            <text:p>17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3" calcext:value-type="float">
            <text:p>13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7.66" calcext:value-type="float">
            <text:p>7,6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.2" calcext:value-type="float">
            <text:p>18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.3" calcext:value-type="float">
            <text:p>42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5" calcext:value-type="float">
            <text:p>2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.7" calcext:value-type="float">
            <text:p>18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.6" calcext:value-type="float">
            <text:p>3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2" calcext:value-type="float">
            <text:p>15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9.6" calcext:value-type="float">
            <text:p>29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7" calcext:value-type="float">
            <text:p>26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98" calcext:value-type="float">
            <text:p>4,9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.5" calcext:value-type="float">
            <text:p>43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.1" calcext:value-type="float">
            <text:p>28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.4" calcext:value-type="float">
            <text:p>22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.3" calcext:value-type="float">
            <text:p>15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5" calcext:value-type="float">
            <text:p>36,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4" office:value-type="float" office:value="2014" calcext:value-type="float">
            <text:p>2014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.1" calcext:value-type="float">
            <text:p>16,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09" calcext:value-type="float">
            <text:p>6,0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6" calcext:value-type="float">
            <text:p>3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6" calcext:value-type="float">
            <text:p>15,6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.8" calcext:value-type="float">
            <text:p>30,8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.3" calcext:value-type="float">
            <text:p>31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.4" calcext:value-type="float">
            <text:p>18,4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7" calcext:value-type="float">
            <text:p>14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5.33" calcext:value-type="float">
            <text:p>5,3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7" calcext:value-type="float">
            <text:p>11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2" calcext:value-type="float">
            <text:p>19,2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9" calcext:value-type="float">
            <text:p>14,9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7" calcext:value-type="float">
            <text:p>25,7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1" calcext:value-type="float">
            <text:p>0,81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3" calcext:value-type="float">
            <text:p>14,3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" calcext:value-type="float">
            <text:p>35</text:p>
          </table:table-cell>
          <table:table-cell table:formula="of:=2014" office:value-type="float" office:value="2014" calcext:value-type="float">
            <text:p>2014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" calcext:value-type="float">
            <text:p>27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3" calcext:value-type="float">
            <text:p>41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8" calcext:value-type="float">
            <text:p>21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4" calcext:value-type="float">
            <text:p>6,9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9.3" calcext:value-type="float">
            <text:p>39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2" calcext:value-type="float">
            <text:p>32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3.9" calcext:value-type="float">
            <text:p>2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" calcext:value-type="float">
            <text:p>14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3" calcext:value-type="float">
            <text:p>30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9" calcext:value-type="float">
            <text:p>27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9.09" calcext:value-type="float">
            <text:p>9,0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3" calcext:value-type="float">
            <text:p>10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3" calcext:value-type="float">
            <text:p>13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78" calcext:value-type="float">
            <text:p>9,7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6" calcext:value-type="float">
            <text:p>11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3" calcext:value-type="float">
            <text:p>21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45" calcext:value-type="float">
            <text:p>9,4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8" calcext:value-type="float">
            <text:p>37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.1" calcext:value-type="float">
            <text:p>22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2" calcext:value-type="float">
            <text:p>18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.4" calcext:value-type="float">
            <text:p>22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.9" calcext:value-type="float">
            <text:p>27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2" calcext:value-type="float">
            <text:p>1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6" calcext:value-type="float">
            <text:p>20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03" calcext:value-type="float">
            <text:p>3,0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1" calcext:value-type="float">
            <text:p>16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55" calcext:value-type="float">
            <text:p>9,5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5" calcext:value-type="float">
            <text:p>16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6" calcext:value-type="float">
            <text:p>16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.4" calcext:value-type="float">
            <text:p>36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54" calcext:value-type="float">
            <text:p>9,5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.6" calcext:value-type="float">
            <text:p>48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4" calcext:value-type="float">
            <text:p>37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7" calcext:value-type="float">
            <text:p>16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.5" calcext:value-type="float">
            <text:p>22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.1" calcext:value-type="float">
            <text:p>32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.5" calcext:value-type="float">
            <text:p>22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4" calcext:value-type="float">
            <text:p>36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9" calcext:value-type="float">
            <text:p>21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7" calcext:value-type="float">
            <text:p>39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8" calcext:value-type="float">
            <text:p>23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.2" calcext:value-type="float">
            <text:p>16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4" calcext:value-type="float">
            <text:p>19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6.9" calcext:value-type="float">
            <text:p>16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.5" calcext:value-type="float">
            <text:p>41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.9" calcext:value-type="float">
            <text:p>30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7" calcext:value-type="float">
            <text:p>18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9" calcext:value-type="float">
            <text:p>9,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4" calcext:value-type="float">
            <text:p>9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6" calcext:value-type="float">
            <text:p>10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.9" calcext:value-type="float">
            <text:p>3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9" calcext:value-type="float">
            <text:p>1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2" calcext:value-type="float">
            <text:p>22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7" calcext:value-type="float">
            <text:p>18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4" calcext:value-type="float">
            <text:p>30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14" calcext:value-type="float">
            <text:p>2,1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4" calcext:value-type="float">
            <text:p>2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3" calcext:value-type="float">
            <text:p>10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9" calcext:value-type="float">
            <text:p>11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.9" calcext:value-type="float">
            <text:p>16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29" calcext:value-type="float">
            <text:p>4,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6" calcext:value-type="float">
            <text:p>21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.5" calcext:value-type="float">
            <text:p>43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8" calcext:value-type="float">
            <text:p>2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.5" calcext:value-type="float">
            <text:p>29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7" calcext:value-type="float">
            <text:p>16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9" calcext:value-type="float">
            <text:p>1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.5" calcext:value-type="float">
            <text:p>12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.3" calcext:value-type="float">
            <text:p>19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1" calcext:value-type="float">
            <text:p>27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8" calcext:value-type="float">
            <text:p>2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17" calcext:value-type="float">
            <text:p>4,1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4" calcext:value-type="float">
            <text:p>11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.6" calcext:value-type="float">
            <text:p>22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.9" calcext:value-type="float">
            <text:p>32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.1" calcext:value-type="float">
            <text:p>19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.1" calcext:value-type="float">
            <text:p>23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.9" calcext:value-type="float">
            <text:p>17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62" calcext:value-type="float">
            <text:p>5,6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1" calcext:value-type="float">
            <text:p>13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7" calcext:value-type="float">
            <text:p>11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3" calcext:value-type="float">
            <text:p>13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.1" calcext:value-type="float">
            <text:p>21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.4" calcext:value-type="float">
            <text:p>42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.4" calcext:value-type="float">
            <text:p>19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5.8" calcext:value-type="float">
            <text:p>25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4" calcext:value-type="float">
            <text:p>15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.1" calcext:value-type="float">
            <text:p>20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.9" calcext:value-type="float">
            <text:p>39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8" calcext:value-type="float">
            <text:p>23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5.26" calcext:value-type="float">
            <text:p>5,2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4" calcext:value-type="float">
            <text:p>3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.1" calcext:value-type="float">
            <text:p>43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29" calcext:value-type="float">
            <text:p>5,2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.5" calcext:value-type="float">
            <text:p>40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.6" calcext:value-type="float">
            <text:p>32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24" calcext:value-type="float">
            <text:p>8,2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7" calcext:value-type="float">
            <text:p>12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4" calcext:value-type="float">
            <text:p>16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1.8" calcext:value-type="float">
            <text:p>11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.7" calcext:value-type="float">
            <text:p>19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11" calcext:value-type="float">
            <text:p>1,1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.4" calcext:value-type="float">
            <text:p>17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.7" calcext:value-type="float">
            <text:p>34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1" calcext:value-type="float">
            <text:p>25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.9" calcext:value-type="float">
            <text:p>27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8" calcext:value-type="float">
            <text:p>2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.8" calcext:value-type="float">
            <text:p>3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6" calcext:value-type="float">
            <text:p>3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7" calcext:value-type="float">
            <text:p>12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8" calcext:value-type="float">
            <text:p>11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.8" calcext:value-type="float">
            <text:p>26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.1" calcext:value-type="float">
            <text:p>17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3" calcext:value-type="float">
            <text:p>60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.4" calcext:value-type="float">
            <text:p>17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1.7" calcext:value-type="float">
            <text:p>21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41" calcext:value-type="float">
            <text:p>2,4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8.84" calcext:value-type="float">
            <text:p>8,8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.3" calcext:value-type="float">
            <text:p>17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.1" calcext:value-type="float">
            <text:p>42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.9" calcext:value-type="float">
            <text:p>4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4" calcext:value-type="float">
            <text:p>12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9" calcext:value-type="float">
            <text:p>23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.1" calcext:value-type="float">
            <text:p>19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.1" calcext:value-type="float">
            <text:p>31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.1" calcext:value-type="float">
            <text:p>17,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2" calcext:value-type="float">
            <text:p>27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89" calcext:value-type="float">
            <text:p>4,8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2" calcext:value-type="float">
            <text:p>44,2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.9" calcext:value-type="float">
            <text:p>28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.5" calcext:value-type="float">
            <text:p>25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.7" calcext:value-type="float">
            <text:p>14,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5" office:value-type="float" office:value="2015" calcext:value-type="float">
            <text:p>2015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.3" calcext:value-type="float">
            <text:p>18,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.8" calcext:value-type="float">
            <text:p>3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8" calcext:value-type="float">
            <text:p>15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1.53" calcext:value-type="float">
            <text:p>1,53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1.5" calcext:value-type="float">
            <text:p>31,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.6" calcext:value-type="float">
            <text:p>29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9" calcext:value-type="float">
            <text:p>14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67" calcext:value-type="float">
            <text:p>6,67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.4" calcext:value-type="float">
            <text:p>13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6" calcext:value-type="float">
            <text:p>19,6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4" calcext:value-type="float">
            <text:p>14,4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8" calcext:value-type="float">
            <text:p>25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5" calcext:value-type="float">
            <text:p>0,85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9" calcext:value-type="float">
            <text:p>14,9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8" calcext:value-type="float">
            <text:p>34,8</text:p>
          </table:table-cell>
          <table:table-cell table:formula="of:=2015" office:value-type="float" office:value="2015" calcext:value-type="float">
            <text:p>2015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9" calcext:value-type="float">
            <text:p>4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.2" calcext:value-type="float">
            <text:p>32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1.1" calcext:value-type="float">
            <text:p>41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6" calcext:value-type="float">
            <text:p>31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6.5" calcext:value-type="float">
            <text:p>26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5" calcext:value-type="float">
            <text:p>2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7" calcext:value-type="float">
            <text:p>27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3" calcext:value-type="float">
            <text:p>31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9.6" calcext:value-type="float">
            <text:p>9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9" calcext:value-type="float">
            <text:p>1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1" calcext:value-type="float">
            <text:p>18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7" calcext:value-type="float">
            <text:p>12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5" calcext:value-type="float">
            <text:p>6,4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4" calcext:value-type="float">
            <text:p>10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.2" calcext:value-type="float">
            <text:p>22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4" calcext:value-type="float">
            <text:p>17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.6" calcext:value-type="float">
            <text:p>23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2" calcext:value-type="float">
            <text:p>42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7" calcext:value-type="float">
            <text:p>16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.3" calcext:value-type="float">
            <text:p>20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79" calcext:value-type="float">
            <text:p>3,7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7" calcext:value-type="float">
            <text:p>14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7" calcext:value-type="float">
            <text:p>9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7" calcext:value-type="float">
            <text:p>16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8" calcext:value-type="float">
            <text:p>16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5" calcext:value-type="float">
            <text:p>39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6" calcext:value-type="float">
            <text:p>9,1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7" calcext:value-type="float">
            <text:p>49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9" calcext:value-type="float">
            <text:p>37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1" calcext:value-type="float">
            <text:p>19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1" calcext:value-type="float">
            <text:p>10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1" calcext:value-type="float">
            <text:p>23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.8" calcext:value-type="float">
            <text:p>31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.4" calcext:value-type="float">
            <text:p>2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9" calcext:value-type="float">
            <text:p>2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.8" calcext:value-type="float">
            <text:p>38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3" calcext:value-type="float">
            <text:p>25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5" calcext:value-type="float">
            <text:p>17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3" calcext:value-type="float">
            <text:p>19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7.8" calcext:value-type="float">
            <text:p>17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" calcext:value-type="float">
            <text:p>42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4" calcext:value-type="float">
            <text:p>18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82" calcext:value-type="float">
            <text:p>9,8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11" calcext:value-type="float">
            <text:p>9,1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9" calcext:value-type="float">
            <text:p>10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4" calcext:value-type="float">
            <text:p>22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.7" calcext:value-type="float">
            <text:p>35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3" calcext:value-type="float">
            <text:p>15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4" calcext:value-type="float">
            <text:p>22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6" calcext:value-type="float">
            <text:p>18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.8" calcext:value-type="float">
            <text:p>30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33" calcext:value-type="float">
            <text:p>2,3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3" calcext:value-type="float">
            <text:p>2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1" calcext:value-type="float">
            <text:p>11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9" calcext:value-type="float">
            <text:p>1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9" calcext:value-type="float">
            <text:p>4,4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.4" calcext:value-type="float">
            <text:p>44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7" calcext:value-type="float">
            <text:p>24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.8" calcext:value-type="float">
            <text:p>30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3" calcext:value-type="float">
            <text:p>16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2" calcext:value-type="float">
            <text:p>18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.6" calcext:value-type="float">
            <text:p>26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.4" calcext:value-type="float">
            <text:p>21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74" calcext:value-type="float">
            <text:p>1,7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5" calcext:value-type="float">
            <text:p>27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.9" calcext:value-type="float">
            <text:p>23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34" calcext:value-type="float">
            <text:p>4,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5" calcext:value-type="float">
            <text:p>10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.3" calcext:value-type="float">
            <text:p>2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3" calcext:value-type="float">
            <text:p>2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.3" calcext:value-type="float">
            <text:p>3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9" calcext:value-type="float">
            <text:p>17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.5" calcext:value-type="float">
            <text:p>22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.2" calcext:value-type="float">
            <text:p>19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36" calcext:value-type="float">
            <text:p>5,3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6" calcext:value-type="float">
            <text:p>12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7" calcext:value-type="float">
            <text:p>18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8" calcext:value-type="float">
            <text:p>20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.7" calcext:value-type="float">
            <text:p>44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28.3" calcext:value-type="float">
            <text:p>28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8" calcext:value-type="float">
            <text:p>1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2" calcext:value-type="float">
            <text:p>40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6" calcext:value-type="float">
            <text:p>12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.7" calcext:value-type="float">
            <text:p>30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5.26" calcext:value-type="float">
            <text:p>5,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7" calcext:value-type="float">
            <text:p>33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.5" calcext:value-type="float">
            <text:p>4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1" calcext:value-type="float">
            <text:p>14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14" calcext:value-type="float">
            <text:p>5,1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.5" calcext:value-type="float">
            <text:p>35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65" calcext:value-type="float">
            <text:p>8,6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1" calcext:value-type="float">
            <text:p>12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4" calcext:value-type="float">
            <text:p>16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.4" calcext:value-type="float">
            <text:p>19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2.1" calcext:value-type="float">
            <text:p>12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1" calcext:value-type="float">
            <text:p>20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6" calcext:value-type="float">
            <text:p>0,5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.6" calcext:value-type="float">
            <text:p>3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4" calcext:value-type="float">
            <text:p>25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4" calcext:value-type="float">
            <text:p>28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6" calcext:value-type="float">
            <text:p>25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.8" calcext:value-type="float">
            <text:p>3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26" calcext:value-type="float">
            <text:p>5,2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8" calcext:value-type="float">
            <text:p>12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9" calcext:value-type="float">
            <text:p>1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.9" calcext:value-type="float">
            <text:p>24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1" calcext:value-type="float">
            <text:p>13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5" calcext:value-type="float">
            <text:p>60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.4" calcext:value-type="float">
            <text:p>17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8" calcext:value-type="float">
            <text:p>3408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3.3" calcext:value-type="float">
            <text:p>23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82" calcext:value-type="float">
            <text:p>2,8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.4" calcext:value-type="float">
            <text:p>16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.8" calcext:value-type="float">
            <text:p>43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" calcext:value-type="float">
            <text:p>12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7" calcext:value-type="float">
            <text:p>23,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.3" calcext:value-type="float">
            <text:p>19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.8" calcext:value-type="float">
            <text:p>23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.6" calcext:value-type="float">
            <text:p>22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6" calcext:value-type="float">
            <text:p>27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.8" calcext:value-type="float">
            <text:p>44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.3" calcext:value-type="float">
            <text:p>31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.1" calcext:value-type="float">
            <text:p>16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6" office:value-type="float" office:value="2016" calcext:value-type="float">
            <text:p>2016</text:p>
          </table:table-cell>
          <table:table-cell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.1" calcext:value-type="float">
            <text:p>19,1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9" calcext:value-type="float">
            <text:p>1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.5" calcext:value-type="float">
            <text:p>33,5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3.03" calcext:value-type="float">
            <text:p>3,0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1.9" calcext:value-type="float">
            <text:p>31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8" calcext:value-type="float">
            <text:p>27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.6" calcext:value-type="float">
            <text:p>21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8" calcext:value-type="float">
            <text:p>15,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56" calcext:value-type="float">
            <text:p>6,5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.2" calcext:value-type="float">
            <text:p>15,2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9" calcext:value-type="float">
            <text:p>19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3" calcext:value-type="float">
            <text:p>16,3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9" calcext:value-type="float">
            <text:p>25,9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8" calcext:value-type="float">
            <text:p>0,88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.4" calcext:value-type="float">
            <text:p>15,4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6" calcext:value-type="float">
            <text:p>34,6</text:p>
          </table:table-cell>
          <table:table-cell table:formula="of:=2016" office:value-type="float" office:value="2016" calcext:value-type="float">
            <text:p>201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8" calcext:value-type="float">
            <text:p>42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8" calcext:value-type="float">
            <text:p>25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" calcext:value-type="float">
            <text:p>30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2.9" calcext:value-type="float">
            <text:p>4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9" calcext:value-type="float">
            <text:p>30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1" calcext:value-type="float">
            <text:p>1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1" calcext:value-type="float">
            <text:p>31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1" calcext:value-type="float">
            <text:p>33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6" calcext:value-type="float">
            <text:p>27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2" calcext:value-type="float">
            <text:p>43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6" calcext:value-type="float">
            <text:p>13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.2" calcext:value-type="float">
            <text:p>20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3" calcext:value-type="float">
            <text:p>10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9" calcext:value-type="float">
            <text:p>9,0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8" calcext:value-type="float">
            <text:p>23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" calcext:value-type="float">
            <text:p>11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3" calcext:value-type="float">
            <text:p>3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.5" calcext:value-type="float">
            <text:p>2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6" calcext:value-type="float">
            <text:p>16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.8" calcext:value-type="float">
            <text:p>2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8" calcext:value-type="float">
            <text:p>16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55" calcext:value-type="float">
            <text:p>4,5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.85" calcext:value-type="float">
            <text:p>9,8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7" calcext:value-type="float">
            <text:p>1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1" calcext:value-type="float">
            <text:p>1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.5" calcext:value-type="float">
            <text:p>4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2" calcext:value-type="float">
            <text:p>15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.2" calcext:value-type="float">
            <text:p>51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3" calcext:value-type="float">
            <text:p>3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.1" calcext:value-type="float">
            <text:p>22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2" calcext:value-type="float">
            <text:p>13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.8" calcext:value-type="float">
            <text:p>23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.4" calcext:value-type="float">
            <text:p>31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.3" calcext:value-type="float">
            <text:p>36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9" calcext:value-type="float">
            <text:p>21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7" calcext:value-type="float">
            <text:p>2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.5" calcext:value-type="float">
            <text:p>19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6" calcext:value-type="float">
            <text:p>21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8.7" calcext:value-type="float">
            <text:p>18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.3" calcext:value-type="float">
            <text:p>44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2" calcext:value-type="float">
            <text:p>35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1" calcext:value-type="float">
            <text:p>18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91" calcext:value-type="float">
            <text:p>9,9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6" calcext:value-type="float">
            <text:p>11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8" calcext:value-type="float">
            <text:p>2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5" calcext:value-type="float">
            <text:p>37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.7" calcext:value-type="float">
            <text:p>1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5" calcext:value-type="float">
            <text:p>2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5" calcext:value-type="float">
            <text:p>18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2" calcext:value-type="float">
            <text:p>31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59" calcext:value-type="float">
            <text:p>2,5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1" calcext:value-type="float">
            <text:p>21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8" calcext:value-type="float">
            <text:p>1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7" calcext:value-type="float">
            <text:p>11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1" calcext:value-type="float">
            <text:p>1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77" calcext:value-type="float">
            <text:p>4,7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" calcext:value-type="float">
            <text:p>25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3" calcext:value-type="float">
            <text:p>2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.1" calcext:value-type="float">
            <text:p>38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6" calcext:value-type="float">
            <text:p>24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.7" calcext:value-type="float">
            <text:p>32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.9" calcext:value-type="float">
            <text:p>16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.6" calcext:value-type="float">
            <text:p>16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5" calcext:value-type="float">
            <text:p>13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6" calcext:value-type="float">
            <text:p>10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3" calcext:value-type="float">
            <text:p>2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37" calcext:value-type="float">
            <text:p>2,3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5" calcext:value-type="float">
            <text:p>27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9" calcext:value-type="float">
            <text:p>2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51" calcext:value-type="float">
            <text:p>4,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86" calcext:value-type="float">
            <text:p>9,8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.1" calcext:value-type="float">
            <text:p>22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7" calcext:value-type="float">
            <text:p>21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.3" calcext:value-type="float">
            <text:p>35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4" calcext:value-type="float">
            <text:p>17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.1" calcext:value-type="float">
            <text:p>22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4" calcext:value-type="float">
            <text:p>20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1" calcext:value-type="float">
            <text:p>5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9" calcext:value-type="float">
            <text:p>11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7" calcext:value-type="float">
            <text:p>18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.7" calcext:value-type="float">
            <text:p>1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5" calcext:value-type="float">
            <text:p>20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6.7" calcext:value-type="float">
            <text:p>4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.6" calcext:value-type="float">
            <text:p>22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30.8" calcext:value-type="float">
            <text:p>30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.1" calcext:value-type="float">
            <text:p>1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.5" calcext:value-type="float">
            <text:p>22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6" calcext:value-type="float">
            <text:p>40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2" calcext:value-type="float">
            <text:p>12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.9" calcext:value-type="float">
            <text:p>33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7.02" calcext:value-type="float">
            <text:p>7,0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.3" calcext:value-type="float">
            <text:p>34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.7" calcext:value-type="float">
            <text:p>43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.8" calcext:value-type="float">
            <text:p>14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93" calcext:value-type="float">
            <text:p>4,9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4" calcext:value-type="float">
            <text:p>41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.3" calcext:value-type="float">
            <text:p>3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06" calcext:value-type="float">
            <text:p>9,0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4" calcext:value-type="float">
            <text:p>16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.8" calcext:value-type="float">
            <text:p>19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2.4" calcext:value-type="float">
            <text:p>12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4" calcext:value-type="float">
            <text:p>3594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5" calcext:value-type="float">
            <text:p>20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5" calcext:value-type="float">
            <text:p>16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3" calcext:value-type="float">
            <text:p>2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.3" calcext:value-type="float">
            <text:p>26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7" calcext:value-type="float">
            <text:p>3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4" calcext:value-type="float">
            <text:p>6,8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9" calcext:value-type="float">
            <text:p>1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2" calcext:value-type="float">
            <text:p>14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.5" calcext:value-type="float">
            <text:p>28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.1" calcext:value-type="float">
            <text:p>17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8" calcext:value-type="float">
            <text:p>60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2" calcext:value-type="float">
            <text:p>18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3.9" calcext:value-type="float">
            <text:p>23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24" calcext:value-type="float">
            <text:p>3,2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4" calcext:value-type="float">
            <text:p>15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8" calcext:value-type="float">
            <text:p>41,8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.2" calcext:value-type="float">
            <text:p>35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.1" calcext:value-type="float">
            <text:p>39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" calcext:value-type="float">
            <text:p>1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4" calcext:value-type="float">
            <text:p>23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.5" calcext:value-type="float">
            <text:p>19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3" calcext:value-type="float">
            <text:p>10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.9" calcext:value-type="float">
            <text:p>23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3" calcext:value-type="float">
            <text:p>27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11" calcext:value-type="float">
            <text:p>5,1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.5" calcext:value-type="float">
            <text:p>45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.7" calcext:value-type="float">
            <text:p>33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.4" calcext:value-type="float">
            <text:p>28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4" calcext:value-type="float">
            <text:p>17,4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7" calcext:value-type="float">
            <text:p>36,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7" office:value-type="float" office:value="2017" calcext:value-type="float">
            <text:p>2017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.9" calcext:value-type="float">
            <text:p>12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2.3" calcext:value-type="float">
            <text:p>32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3" calcext:value-type="float">
            <text:p>16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4.51" calcext:value-type="float">
            <text:p>4,5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.2" calcext:value-type="float">
            <text:p>32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.1" calcext:value-type="float">
            <text:p>2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.2" calcext:value-type="float">
            <text:p>23,2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.6" calcext:value-type="float">
            <text:p>16,6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45" calcext:value-type="float">
            <text:p>6,4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.3" calcext:value-type="float">
            <text:p>20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.3" calcext:value-type="float">
            <text:p>18,3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1" calcext:value-type="float">
            <text:p>26,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1" calcext:value-type="float">
            <text:p>0,91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.9" calcext:value-type="float">
            <text:p>15,9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5" calcext:value-type="float">
            <text:p>34,5</text:p>
          </table:table-cell>
          <table:table-cell table:formula="of:=2017" office:value-type="float" office:value="2017" calcext:value-type="float">
            <text:p>2017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9" calcext:value-type="float">
            <text:p>27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9" calcext:value-type="float">
            <text:p>43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2" calcext:value-type="float">
            <text:p>6,8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" calcext:value-type="float">
            <text:p>31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4.6" calcext:value-type="float">
            <text:p>44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.4" calcext:value-type="float">
            <text:p>30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31.4" calcext:value-type="float">
            <text:p>31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4" calcext:value-type="float">
            <text:p>39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2" calcext:value-type="float">
            <text:p>24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4" calcext:value-type="float">
            <text:p>33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8" calcext:value-type="float">
            <text:p>35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4" calcext:value-type="float">
            <text:p>27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3" calcext:value-type="float">
            <text:p>3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3" calcext:value-type="float">
            <text:p>4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0.6" calcext:value-type="float">
            <text:p>10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4" calcext:value-type="float">
            <text:p>21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9" calcext:value-type="float">
            <text:p>9,0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8" calcext:value-type="float">
            <text:p>24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4" calcext:value-type="float">
            <text:p>12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5" calcext:value-type="float">
            <text:p>38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.9" calcext:value-type="float">
            <text:p>22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1" calcext:value-type="float">
            <text:p>17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7" calcext:value-type="float">
            <text:p>19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3" calcext:value-type="float">
            <text:p>5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7" calcext:value-type="float">
            <text:p>16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4" calcext:value-type="float">
            <text:p>17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6" calcext:value-type="float">
            <text:p>45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2" calcext:value-type="float">
            <text:p>1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.2" calcext:value-type="float">
            <text:p>17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2" calcext:value-type="float">
            <text:p>53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7" calcext:value-type="float">
            <text:p>38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1" calcext:value-type="float">
            <text:p>26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6" calcext:value-type="float">
            <text:p>17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.4" calcext:value-type="float">
            <text:p>24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9" calcext:value-type="float">
            <text:p>30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.1" calcext:value-type="float">
            <text:p>43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.6" calcext:value-type="float">
            <text:p>40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2" calcext:value-type="float">
            <text:p>28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3" calcext:value-type="float">
            <text:p>2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.8" calcext:value-type="float">
            <text:p>23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9.6" calcext:value-type="float">
            <text:p>19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.6" calcext:value-type="float">
            <text:p>45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.9" calcext:value-type="float">
            <text:p>17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" calcext:value-type="float">
            <text:p>11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4" calcext:value-type="float">
            <text:p>12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5" calcext:value-type="float">
            <text:p>3725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3" calcext:value-type="float">
            <text:p>21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3" calcext:value-type="float">
            <text:p>39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7" calcext:value-type="float">
            <text:p>22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8" calcext:value-type="float">
            <text:p>18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5" calcext:value-type="float">
            <text:p>31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69" calcext:value-type="float">
            <text:p>2,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1" calcext:value-type="float">
            <text:p>21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" calcext:value-type="float">
            <text:p>12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.4" calcext:value-type="float">
            <text:p>11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3" calcext:value-type="float">
            <text:p>17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19" calcext:value-type="float">
            <text:p>5,1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2" calcext:value-type="float">
            <text:p>25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7" calcext:value-type="float">
            <text:p>23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.1" calcext:value-type="float">
            <text:p>38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.3" calcext:value-type="float">
            <text:p>24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.6" calcext:value-type="float">
            <text:p>35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" calcext:value-type="float">
            <text:p>17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.4" calcext:value-type="float">
            <text:p>15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2" calcext:value-type="float">
            <text:p>14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.4" calcext:value-type="float">
            <text:p>19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3" calcext:value-type="float">
            <text:p>2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27" calcext:value-type="float">
            <text:p>3,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5" calcext:value-type="float">
            <text:p>27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9" calcext:value-type="float">
            <text:p>22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69" calcext:value-type="float">
            <text:p>4,6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9" calcext:value-type="float">
            <text:p>10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8" calcext:value-type="float">
            <text:p>21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.2" calcext:value-type="float">
            <text:p>37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1" calcext:value-type="float">
            <text:p>17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9" calcext:value-type="float">
            <text:p>13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.7" calcext:value-type="float">
            <text:p>21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85" calcext:value-type="float">
            <text:p>4,8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4" calcext:value-type="float">
            <text:p>13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6" calcext:value-type="float">
            <text:p>18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3" calcext:value-type="float">
            <text:p>18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3" calcext:value-type="float">
            <text:p>20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.4" calcext:value-type="float">
            <text:p>48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2" calcext:value-type="float">
            <text:p>24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8" calcext:value-type="float">
            <text:p>377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33.3" calcext:value-type="float">
            <text:p>3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.6" calcext:value-type="float">
            <text:p>16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.7" calcext:value-type="float">
            <text:p>24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.9" calcext:value-type="float">
            <text:p>40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9" calcext:value-type="float">
            <text:p>11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.8" calcext:value-type="float">
            <text:p>35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8.77" calcext:value-type="float">
            <text:p>8,7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.3" calcext:value-type="float">
            <text:p>37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7" calcext:value-type="float">
            <text:p>15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61" calcext:value-type="float">
            <text:p>4,6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89" calcext:value-type="float">
            <text:p>3789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1" calcext:value-type="float">
            <text:p>41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.6" calcext:value-type="float">
            <text:p>39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48" calcext:value-type="float">
            <text:p>9,4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4" calcext:value-type="float">
            <text:p>16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2.9" calcext:value-type="float">
            <text:p>12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.8" calcext:value-type="float">
            <text:p>20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.7" calcext:value-type="float">
            <text:p>34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7.2" calcext:value-type="float">
            <text:p>27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2" calcext:value-type="float">
            <text:p>28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.1" calcext:value-type="float">
            <text:p>27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.7" calcext:value-type="float">
            <text:p>37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33" calcext:value-type="float">
            <text:p>8,3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.7" calcext:value-type="float">
            <text:p>16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.7" calcext:value-type="float">
            <text:p>28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6" calcext:value-type="float">
            <text:p>16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1.3" calcext:value-type="float">
            <text:p>61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4.4" calcext:value-type="float">
            <text:p>24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66" calcext:value-type="float">
            <text:p>3,6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.6" calcext:value-type="float">
            <text:p>14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8" calcext:value-type="float">
            <text:p>41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6.4" calcext:value-type="float">
            <text:p>36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.3" calcext:value-type="float">
            <text:p>32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" calcext:value-type="float">
            <text:p>12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.2" calcext:value-type="float">
            <text:p>23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.7" calcext:value-type="float">
            <text:p>19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.4" calcext:value-type="float">
            <text:p>24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2" calcext:value-type="float">
            <text:p>24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" calcext:value-type="float">
            <text:p>2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22" calcext:value-type="float">
            <text:p>5,2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.1" calcext:value-type="float">
            <text:p>46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.2" calcext:value-type="float">
            <text:p>36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.9" calcext:value-type="float">
            <text:p>29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.7" calcext:value-type="float">
            <text:p>18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8" calcext:value-type="float">
            <text:p>36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2018" office:value-type="float" office:value="2018" calcext:value-type="float">
            <text:p>2018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.1" calcext:value-type="float">
            <text:p>16,1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6" calcext:value-type="float">
            <text:p>13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.9" calcext:value-type="float">
            <text:p>33,9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5" calcext:value-type="float">
            <text:p>16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5.97" calcext:value-type="float">
            <text:p>5,9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.5" calcext:value-type="float">
            <text:p>32,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.3" calcext:value-type="float">
            <text:p>24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.8" calcext:value-type="float">
            <text:p>24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.4" calcext:value-type="float">
            <text:p>17,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35" calcext:value-type="float">
            <text:p>6,35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8" calcext:value-type="float">
            <text:p>18,8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.6" calcext:value-type="float">
            <text:p>20,6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.2" calcext:value-type="float">
            <text:p>20,2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3" calcext:value-type="float">
            <text:p>26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4" calcext:value-type="float">
            <text:p>0,94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.7" calcext:value-type="float">
            <text:p>16,7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3" calcext:value-type="float">
            <text:p>34,3</text:p>
          </table:table-cell>
          <table:table-cell table:formula="of:=2018" office:value-type="float" office:value="2018" calcext:value-type="float">
            <text:p>2018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3" calcext:value-type="float">
            <text:p>45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" calcext:value-type="float">
            <text:p>29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6" calcext:value-type="float">
            <text:p>2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6" calcext:value-type="float">
            <text:p>3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6.4" calcext:value-type="float">
            <text:p>46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31.4" calcext:value-type="float">
            <text:p>31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9" calcext:value-type="float">
            <text:p>39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6" calcext:value-type="float">
            <text:p>36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5" calcext:value-type="float">
            <text:p>38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8" calcext:value-type="float">
            <text:p>16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8" calcext:value-type="float">
            <text:p>21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6" calcext:value-type="float">
            <text:p>20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4" calcext:value-type="float">
            <text:p>29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9" calcext:value-type="float">
            <text:p>3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3" calcext:value-type="float">
            <text:p>4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1.1" calcext:value-type="float">
            <text:p>11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1" calcext:value-type="float">
            <text:p>21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8" calcext:value-type="float">
            <text:p>10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9" calcext:value-type="float">
            <text:p>9,0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8" calcext:value-type="float">
            <text:p>38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6" calcext:value-type="float">
            <text:p>23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3" calcext:value-type="float">
            <text:p>19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.3" calcext:value-type="float">
            <text:p>29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.2" calcext:value-type="float">
            <text:p>33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.7" calcext:value-type="float">
            <text:p>22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.9" calcext:value-type="float">
            <text:p>2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.9" calcext:value-type="float">
            <text:p>17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6" calcext:value-type="float">
            <text:p>19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06" calcext:value-type="float">
            <text:p>6,0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6" calcext:value-type="float">
            <text:p>13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7" calcext:value-type="float">
            <text:p>16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6" calcext:value-type="float">
            <text:p>17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6" calcext:value-type="float">
            <text:p>45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3" calcext:value-type="float">
            <text:p>1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.5" calcext:value-type="float">
            <text:p>20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2" calcext:value-type="float">
            <text:p>53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1" calcext:value-type="float">
            <text:p>39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1" calcext:value-type="float">
            <text:p>26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.3" calcext:value-type="float">
            <text:p>24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.9" calcext:value-type="float">
            <text:p>30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.9" calcext:value-type="float">
            <text:p>4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.7" calcext:value-type="float">
            <text:p>29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1" calcext:value-type="float">
            <text:p>12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.7" calcext:value-type="float">
            <text:p>23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9.6" calcext:value-type="float">
            <text:p>19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.9" calcext:value-type="float">
            <text:p>3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.9" calcext:value-type="float">
            <text:p>17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3" calcext:value-type="float">
            <text:p>10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" calcext:value-type="float">
            <text:p>14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1" calcext:value-type="float">
            <text:p>13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.7" calcext:value-type="float">
            <text:p>20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3" calcext:value-type="float">
            <text:p>39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.4" calcext:value-type="float">
            <text:p>19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8" calcext:value-type="float">
            <text:p>22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9" calcext:value-type="float">
            <text:p>31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74" calcext:value-type="float">
            <text:p>2,7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1" calcext:value-type="float">
            <text:p>21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" calcext:value-type="float">
            <text:p>12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5" calcext:value-type="float">
            <text:p>1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4" calcext:value-type="float">
            <text:p>17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88" calcext:value-type="float">
            <text:p>5,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2" calcext:value-type="float">
            <text:p>25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.3" calcext:value-type="float">
            <text:p>24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.1" calcext:value-type="float">
            <text:p>38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.3" calcext:value-type="float">
            <text:p>2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.3" calcext:value-type="float">
            <text:p>35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1" calcext:value-type="float">
            <text:p>19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5" calcext:value-type="float">
            <text:p>14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.4" calcext:value-type="float">
            <text:p>15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.1" calcext:value-type="float">
            <text:p>22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3" calcext:value-type="float">
            <text:p>2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6.52" calcext:value-type="float">
            <text:p>6,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62" calcext:value-type="float">
            <text:p>4,6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5" calcext:value-type="float">
            <text:p>27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69" calcext:value-type="float">
            <text:p>4,6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7" calcext:value-type="float">
            <text:p>11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9.2" calcext:value-type="float">
            <text:p>39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.9" calcext:value-type="float">
            <text:p>1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5" calcext:value-type="float">
            <text:p>15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9" calcext:value-type="float">
            <text:p>22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" calcext:value-type="float">
            <text:p>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.52" calcext:value-type="float">
            <text:p>9,5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.9" calcext:value-type="float">
            <text:p>1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4" calcext:value-type="float">
            <text:p>18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3" calcext:value-type="float">
            <text:p>20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.4" calcext:value-type="float">
            <text:p>48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.7" calcext:value-type="float">
            <text:p>25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33.3" calcext:value-type="float">
            <text:p>3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3" calcext:value-type="float">
            <text:p>17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8.4" calcext:value-type="float">
            <text:p>28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.2" calcext:value-type="float">
            <text:p>4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6" calcext:value-type="float">
            <text:p>11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10.5" calcext:value-type="float">
            <text:p>10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5" calcext:value-type="float">
            <text:p>33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.6" calcext:value-type="float">
            <text:p>4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11" calcext:value-type="float">
            <text:p>4,1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.8" calcext:value-type="float">
            <text:p>40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.8" calcext:value-type="float">
            <text:p>40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88" calcext:value-type="float">
            <text:p>9,8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.9" calcext:value-type="float">
            <text:p>3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.4" calcext:value-type="float">
            <text:p>16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3.8" calcext:value-type="float">
            <text:p>13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.1" calcext:value-type="float">
            <text:p>21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.8" calcext:value-type="float">
            <text:p>16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.8" calcext:value-type="float">
            <text:p>33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1" calcext:value-type="float">
            <text:p>28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.9" calcext:value-type="float">
            <text:p>27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8.7" calcext:value-type="float">
            <text:p>38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76" calcext:value-type="float">
            <text:p>9,7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2" calcext:value-type="float">
            <text:p>13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57" calcext:value-type="float">
            <text:p>8,5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.6" calcext:value-type="float">
            <text:p>19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8.9" calcext:value-type="float">
            <text:p>28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4" calcext:value-type="float">
            <text:p>16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.7" calcext:value-type="float">
            <text:p>55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7" calcext:value-type="float">
            <text:p>20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13.3" calcext:value-type="float">
            <text:p>13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08" calcext:value-type="float">
            <text:p>4,0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.6" calcext:value-type="float">
            <text:p>1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1.8" calcext:value-type="float">
            <text:p>41,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6" calcext:value-type="float">
            <text:p>37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2" calcext:value-type="float">
            <text:p>21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" calcext:value-type="float">
            <text:p>1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.3" calcext:value-type="float">
            <text:p>22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3" calcext:value-type="float">
            <text:p>24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6" calcext:value-type="float">
            <text:p>26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33" calcext:value-type="float">
            <text:p>5,3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.3" calcext:value-type="float">
            <text:p>47,3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6" calcext:value-type="float">
            <text:p>38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.4" calcext:value-type="float">
            <text:p>31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19" office:value-type="float" office:value="2019" calcext:value-type="float">
            <text:p>2019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9" calcext:value-type="float">
            <text:p>36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.9" calcext:value-type="float">
            <text:p>14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6" calcext:value-type="float">
            <text:p>20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.1" calcext:value-type="float">
            <text:p>14,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.5" calcext:value-type="float">
            <text:p>38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5" calcext:value-type="float">
            <text:p>16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7.41" calcext:value-type="float">
            <text:p>7,41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.9" calcext:value-type="float">
            <text:p>32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.6" calcext:value-type="float">
            <text:p>22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.4" calcext:value-type="float">
            <text:p>17,4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25" calcext:value-type="float">
            <text:p>6,2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.5" calcext:value-type="float">
            <text:p>20,5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.9" calcext:value-type="float">
            <text:p>20,9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.2" calcext:value-type="float">
            <text:p>22,2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7" calcext:value-type="float">
            <text:p>26,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" calcext:value-type="float">
            <text:p>0,97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6" calcext:value-type="float">
            <text:p>34,6</text:p>
          </table:table-cell>
          <table:table-cell table:formula="of:=2019" office:value-type="float" office:value="2019" calcext:value-type="float">
            <text:p>2019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4" calcext:value-type="float">
            <text:p>45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" calcext:value-type="float">
            <text:p>29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6" calcext:value-type="float">
            <text:p>31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6.4" calcext:value-type="float">
            <text:p>46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31.4" calcext:value-type="float">
            <text:p>31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9" calcext:value-type="float">
            <text:p>19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.7" calcext:value-type="float">
            <text:p>40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5" calcext:value-type="float">
            <text:p>38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4" calcext:value-type="float">
            <text:p>17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8" calcext:value-type="float">
            <text:p>21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" calcext:value-type="float">
            <text:p>18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9" calcext:value-type="float">
            <text:p>20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4" calcext:value-type="float">
            <text:p>29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7" calcext:value-type="float">
            <text:p>34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9" calcext:value-type="float">
            <text:p>41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3" calcext:value-type="float">
            <text:p>7,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8" calcext:value-type="float">
            <text:p>51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1" calcext:value-type="float">
            <text:p>21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8" calcext:value-type="float">
            <text:p>10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" calcext:value-type="float">
            <text:p>14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9" calcext:value-type="float">
            <text:p>9,0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7" calcext:value-type="float">
            <text:p>26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9" calcext:value-type="float">
            <text:p>38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7" calcext:value-type="float">
            <text:p>18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.1" calcext:value-type="float">
            <text:p>31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.6" calcext:value-type="float">
            <text:p>33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.7" calcext:value-type="float">
            <text:p>22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.9" calcext:value-type="float">
            <text:p>24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.6" calcext:value-type="float">
            <text:p>19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6" calcext:value-type="float">
            <text:p>19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7" calcext:value-type="float">
            <text:p>16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6" calcext:value-type="float">
            <text:p>13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.3" calcext:value-type="float">
            <text:p>14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.6" calcext:value-type="float">
            <text:p>17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.6" calcext:value-type="float">
            <text:p>45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6" calcext:value-type="float">
            <text:p>13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1" calcext:value-type="float">
            <text:p>31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2" calcext:value-type="float">
            <text:p>53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7" calcext:value-type="float">
            <text:p>39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1" calcext:value-type="float">
            <text:p>26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7" calcext:value-type="float">
            <text:p>25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.4" calcext:value-type="float">
            <text:p>34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1" calcext:value-type="float">
            <text:p>15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.3" calcext:value-type="float">
            <text:p>33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.4" calcext:value-type="float">
            <text:p>39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.9" calcext:value-type="float">
            <text:p>41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.7" calcext:value-type="float">
            <text:p>28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.4" calcext:value-type="float">
            <text:p>18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.7" calcext:value-type="float">
            <text:p>23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3" calcext:value-type="float">
            <text:p>37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float" office:value="19.6" calcext:value-type="float">
            <text:p>19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2" calcext:value-type="float">
            <text:p>37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.1" calcext:value-type="float">
            <text:p>16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62" calcext:value-type="float">
            <text:p>8,6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1" calcext:value-type="float">
            <text:p>14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1" calcext:value-type="float">
            <text:p>13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7" calcext:value-type="float">
            <text:p>21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.3" calcext:value-type="float">
            <text:p>39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.4" calcext:value-type="float">
            <text:p>19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.7" calcext:value-type="float">
            <text:p>16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2" calcext:value-type="float">
            <text:p>19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7" calcext:value-type="float">
            <text:p>13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.7" calcext:value-type="float">
            <text:p>35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.1" calcext:value-type="float">
            <text:p>21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1" calcext:value-type="float">
            <text:p>12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1" calcext:value-type="float">
            <text:p>13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.4" calcext:value-type="float">
            <text:p>20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59" calcext:value-type="float">
            <text:p>5,5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.4" calcext:value-type="float">
            <text:p>26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.3" calcext:value-type="float">
            <text:p>27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.1" calcext:value-type="float">
            <text:p>38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.5" calcext:value-type="float">
            <text:p>27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.3" calcext:value-type="float">
            <text:p>35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.9" calcext:value-type="float">
            <text:p>30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.4" calcext:value-type="float">
            <text:p>14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8" calcext:value-type="float">
            <text:p>13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5" calcext:value-type="float">
            <text:p>24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3" calcext:value-type="float">
            <text:p>23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2" calcext:value-type="float">
            <text:p>19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8.89" calcext:value-type="float">
            <text:p>8,8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35" calcext:value-type="float">
            <text:p>6,3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.5" calcext:value-type="float">
            <text:p>27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69" calcext:value-type="float">
            <text:p>4,6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71" calcext:value-type="float">
            <text:p>9,7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1" calcext:value-type="float">
            <text:p>24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.3" calcext:value-type="float">
            <text:p>38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.3" calcext:value-type="float">
            <text:p>18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.9" calcext:value-type="float">
            <text:p>15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9" calcext:value-type="float">
            <text:p>22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" calcext:value-type="float">
            <text:p>4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.9" calcext:value-type="float">
            <text:p>27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4" calcext:value-type="float">
            <text:p>13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.4" calcext:value-type="float">
            <text:p>18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3" calcext:value-type="float">
            <text:p>20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.4" calcext:value-type="float">
            <text:p>48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8" calcext:value-type="float">
            <text:p>24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float" office:value="33.3" calcext:value-type="float">
            <text:p>33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3" calcext:value-type="float">
            <text:p>17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.2" calcext:value-type="float">
            <text:p>22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.4" calcext:value-type="float">
            <text:p>42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4" calcext:value-type="float">
            <text:p>11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.3" calcext:value-type="float">
            <text:p>36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float" office:value="10.5" calcext:value-type="float">
            <text:p>10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.6" calcext:value-type="float">
            <text:p>33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.3" calcext:value-type="float">
            <text:p>47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5" calcext:value-type="float">
            <text:p>4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4" calcext:value-type="float">
            <text:p>41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.8" calcext:value-type="float">
            <text:p>40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88" calcext:value-type="float">
            <text:p>9,8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.9" calcext:value-type="float">
            <text:p>34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.1" calcext:value-type="float">
            <text:p>29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float" office:value="13.8" calcext:value-type="float">
            <text:p>13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.5" calcext:value-type="float">
            <text:p>22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.6" calcext:value-type="float">
            <text:p>17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.1" calcext:value-type="float">
            <text:p>35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1" calcext:value-type="float">
            <text:p>26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.1" calcext:value-type="float">
            <text:p>28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.9" calcext:value-type="float">
            <text:p>27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" calcext:value-type="float">
            <text:p>4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76" calcext:value-type="float">
            <text:p>9,7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2" calcext:value-type="float">
            <text:p>11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57" calcext:value-type="float">
            <text:p>8,5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.8" calcext:value-type="float">
            <text:p>19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.1" calcext:value-type="float">
            <text:p>16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5.7" calcext:value-type="float">
            <text:p>55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7" calcext:value-type="float">
            <text:p>20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float" office:value="33.3" calcext:value-type="float">
            <text:p>33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" calcext:value-type="float">
            <text:p>6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.6" calcext:value-type="float">
            <text:p>14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.8" calcext:value-type="float">
            <text:p>38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2" calcext:value-type="float">
            <text:p>21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" calcext:value-type="float">
            <text:p>12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9.5" calcext:value-type="float">
            <text:p>29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.7" calcext:value-type="float">
            <text:p>22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.3" calcext:value-type="float">
            <text:p>22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3" calcext:value-type="float">
            <text:p>24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.6" calcext:value-type="float">
            <text:p>26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38" calcext:value-type="float">
            <text:p>5,3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.6" calcext:value-type="float">
            <text:p>38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.4" calcext:value-type="float">
            <text:p>29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.4" calcext:value-type="float">
            <text:p>23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2020" office:value-type="float" office:value="2020" calcext:value-type="float">
            <text:p>2020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6.9" calcext:value-type="float">
            <text:p>36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.4" calcext:value-type="float">
            <text:p>15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3" calcext:value-type="float">
            <text:p>20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9" calcext:value-type="float">
            <text:p>13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.5" calcext:value-type="float">
            <text:p>38,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.7" calcext:value-type="float">
            <text:p>18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float" office:value="7.41" calcext:value-type="float">
            <text:p>7,4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.4" calcext:value-type="float">
            <text:p>32,4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.9" calcext:value-type="float">
            <text:p>24,9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.3" calcext:value-type="float">
            <text:p>17,3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float" office:value="6.25" calcext:value-type="float">
            <text:p>6,25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.8" calcext:value-type="float">
            <text:p>20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.1" calcext:value-type="float">
            <text:p>23,1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.2" calcext:value-type="float">
            <text:p>22,2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7" calcext:value-type="float">
            <text:p>26,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7" calcext:value-type="float">
            <text:p>0,97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.8" calcext:value-type="float">
            <text:p>16,8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4.6" calcext:value-type="float">
            <text:p>34,6</text:p>
          </table:table-cell>
          <table:table-cell table:formula="of:=2020" office:value-type="float" office:value="2020" calcext:value-type="float">
            <text:p>2020</text:p>
          </table:table-cell>
          <table:table-cell office:value-type="float" office:value="4263" calcext:value-type="float">
            <text:p>4263</text:p>
          </table:table-cell>
        </table:table-row>
      </table:table>
      <table:named-expressions/>
      <table:database-ranges>
        <table:database-range table:name="__Anonymous_Sheet_DB__0" table:target-range-address="IndParitePropre.A3:IndParitePropre.W20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ndParitePourVersionSQL.A2:IndParitePourVersionSQL.C426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7:35:51.806000000</dc:date>
    <meta:editing-duration>PT6M11S</meta:editing-duration>
    <meta:editing-cycles>3</meta:editing-cycles>
    <meta:generator>LibreOffice/7.2.5.2$Windows_X86_64 LibreOffice_project/499f9727c189e6ef3471021d6132d4c694f357e5</meta:generator>
    <meta:document-statistic meta:table-count="2" meta:cell-count="20794" meta:object-count="0"/>
  </office:meta>
</office:document-meta>
</file>